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iekt1" text:anchor-type="paragraph" svg:width="20.68cm" svg:height="12.30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Obiekt2" text:anchor-type="paragraph" svg:width="21.001cm" svg:height="12.127cm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08:35:04.905622147</meta:creation-date>
    <dc:date>2015-03-19T08:36:08.184139462</dc:date>
    <meta:editing-duration>P0D</meta:editing-duration>
    <meta:editing-cycles>1</meta:editing-cycles>
    <meta:document-statistic meta:table-count="0" meta:image-count="0" meta:object-count="2" meta:page-count="1" meta:paragraph-count="0" meta:word-count="0" meta:character-count="0" meta:non-whitespace-character-count="0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 style:rotation-angle="0"/>
      <style:text-properties fo:color="#3c3c3c" fo:font-family="Arial" fo:font-size="13pt" style:font-size-asian="13pt" style:font-size-complex="13pt"/>
    </style:style>
    <style:style style:name="ch3" style:family="chart">
      <style:graphic-properties draw:fill="solid" draw:fill-color="#d9d9d9"/>
      <style:text-properties fo:color="#3c3c3c" fo:font-family="Arial" fo:font-size="10pt" style:font-size-asian="10pt" style:font-size-complex="10pt"/>
    </style:style>
    <style:style style:name="ch4" style:family="chart">
      <style:chart-properties chart:include-hidden-cells="false" chart:treat-empty-cells="ignor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3c3c3c" fo:font-family="Arial"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3c3c3c" fo:font-family="Arial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35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Aproksymacja wielomianem 4. stopnia" loext:regression-max-degree="4" loext:regression-period="4" loext:regression-extrapolate-forward="0" loext:regression-extrapolate-backward="0" loext:regression-force-intercept="false" chart:regression-type="polynomial"/>
      <style:graphic-properties svg:stroke-color="#004586"/>
    </style:style>
    <style:style style:name="ch12" style:family="chart" style:data-style-name="N0">
      <style:chart-properties chart:symbol-type="none" chart:link-data-style-to-source="true"/>
      <style:graphic-properties svg:stroke-width="0.035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Aproksymacja wielomianem 4. stopnia" loext:regression-max-degree="4" loext:regression-period="4" loext:regression-extrapolate-forward="0" loext:regression-extrapolate-backward="0" loext:regression-force-intercept="false" chart:regression-type="polynomial"/>
      <style:graphic-properties svg:stroke-color="#ff420e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20.679cm" svg:height="12.306cm" xlink:href="." xlink:type="simple" chart:class="chart:scatter" chart:style-name="ch1">
        <chart:title svg:x="4.858cm" svg:y="0.382cm" chart:style-name="ch2">
          <text:p>Charakterystyka prądu stojana silnika pierścieniowego</text:p>
        </chart:title>
        <chart:legend svg:x="16.661cm" svg:y="4.471cm" style:legend-expansion="custom" chartooo:width="3.527cm" chartooo:height="3.95cm" style:legend-expansion-aspect-ratio="0.892911392405063" chart:style-name="ch3"/>
        <chart:plot-area chart:style-name="ch4" chart:data-source-has-labels="both" svg:x="2.288cm" svg:y="2.56cm" svg:width="13.094cm" svg:height="7.844cm">
          <chartooo:coordinate-region svg:x="2.909cm" svg:y="2.759cm" svg:width="12.101cm" svg:height="6.998cm"/>
          <chart:axis chart:dimension="x" chart:name="primary-x" chart:style-name="ch5" chartooo:axis-type="auto">
            <chart:title svg:x="7.296cm" svg:y="10.65cm" chart:style-name="ch6">
              <text:p>prędkość n [obr./min]</text:p>
            </chart:title>
            <chart:categories table:cell-range-address="local-table.$A$2:.$A$672"/>
          </chart:axis>
          <chart:axis chart:dimension="y" chart:name="primary-y" chart:style-name="ch7">
            <chart:title svg:x="1.315cm" svg:y="7.187cm" chart:style-name="ch8">
              <text:p>Prąd I [A]</text:p>
            </chart:title>
            <chart:grid chart:style-name="ch9" chart:class="major"/>
          </chart:axis>
          <chart:series chart:style-name="ch10" chart:values-cell-range-address="local-table.$C$2:.$C$672" chart:label-cell-address="local-table.$C$1" chart:class="chart:scatter">
            <chart:domain table:cell-range-address="local-table.$B$2:.$B$672"/>
            <chart:regression-curve chart:style-name="ch11"/>
            <chart:data-point chart:repeated="671"/>
          </chart:series>
          <chart:series chart:style-name="ch12" chart:values-cell-range-address="local-table.$E$2:.$E$672" chart:label-cell-address="local-table.$E$1" chart:class="chart:scatter">
            <chart:domain table:cell-range-address="local-table.$D$2:.$D$672"/>
            <chart:regression-curve chart:style-name="ch13"/>
            <chart:data-point chart:repeated="67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z z oporem</text:p>
              </table:table-cell>
              <table:table-cell office:value-type="string">
                <text:p/>
              </table:table-cell>
              <table:table-cell office:value-type="string">
                <text:p>Iz bez opor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4447212219238">
                <text:p>16.4447212219238</text:p>
              </table:table-cell>
              <table:table-cell office:value-type="float" office:value="29.5093312507001">
                <text:p>29.5093312507001</text:p>
              </table:table-cell>
              <table:table-cell office:value-type="float" office:value="52.3549156188965">
                <text:p>52.3549156188965</text:p>
              </table:table-cell>
              <table:table-cell office:value-type="float" office:value="37.816336459617">
                <text:p>37.8163364596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547643661499">
                <text:p>21.547643661499</text:p>
              </table:table-cell>
              <table:table-cell office:value-type="float" office:value="29.5022449253961">
                <text:p>29.5022449253961</text:p>
              </table:table-cell>
              <table:table-cell office:value-type="float" office:value="56.0408782958984">
                <text:p>56.0408782958984</text:p>
              </table:table-cell>
              <table:table-cell office:value-type="float" office:value="38.5026418011466">
                <text:p>38.50264180114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.743673324585">
                <text:p>26.743673324585</text:p>
              </table:table-cell>
              <table:table-cell office:value-type="float" office:value="29.0420452318317">
                <text:p>29.0420452318317</text:p>
              </table:table-cell>
              <table:table-cell office:value-type="float" office:value="59.7606315612793">
                <text:p>59.7606315612793</text:p>
              </table:table-cell>
              <table:table-cell office:value-type="float" office:value="37.4355226078359">
                <text:p>37.43552260783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7082138061523">
                <text:p>31.7082138061523</text:p>
              </table:table-cell>
              <table:table-cell office:value-type="float" office:value="28.9848067314064">
                <text:p>28.9848067314064</text:p>
              </table:table-cell>
              <table:table-cell office:value-type="float" office:value="63.296142578125">
                <text:p>63.296142578125</text:p>
              </table:table-cell>
              <table:table-cell office:value-type="float" office:value="36.3008255649409">
                <text:p>36.30082556494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.3207015991211">
                <text:p>36.3207015991211</text:p>
              </table:table-cell>
              <table:table-cell office:value-type="float" office:value="28.994312512586">
                <text:p>28.994312512586</text:p>
              </table:table-cell>
              <table:table-cell office:value-type="float" office:value="66.5001831054688">
                <text:p>66.5001831054688</text:p>
              </table:table-cell>
              <table:table-cell office:value-type="float" office:value="36.2009087657909">
                <text:p>36.20090876579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.709041595459">
                <text:p>40.709041595459</text:p>
              </table:table-cell>
              <table:table-cell office:value-type="float" office:value="29.5902934686678">
                <text:p>29.5902934686678</text:p>
              </table:table-cell>
              <table:table-cell office:value-type="float" office:value="69.370246887207">
                <text:p>69.370246887207</text:p>
              </table:table-cell>
              <table:table-cell office:value-type="float" office:value="36.4161249176108">
                <text:p>36.41612491761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1316337585449">
                <text:p>45.1316337585449</text:p>
              </table:table-cell>
              <table:table-cell office:value-type="float" office:value="30.2585318805175">
                <text:p>30.2585318805175</text:p>
              </table:table-cell>
              <table:table-cell office:value-type="float" office:value="72.0432357788086">
                <text:p>72.0432357788086</text:p>
              </table:table-cell>
              <table:table-cell office:value-type="float" office:value="37.6320702338995">
                <text:p>37.63207023389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.821346282959">
                <text:p>49.821346282959</text:p>
              </table:table-cell>
              <table:table-cell office:value-type="float" office:value="30.3107941082657">
                <text:p>30.3107941082657</text:p>
              </table:table-cell>
              <table:table-cell office:value-type="float" office:value="74.7200241088867">
                <text:p>74.7200241088867</text:p>
              </table:table-cell>
              <table:table-cell office:value-type="float" office:value="38.3626490182666">
                <text:p>38.36264901826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8678550720215">
                <text:p>54.8678550720215</text:p>
              </table:table-cell>
              <table:table-cell office:value-type="float" office:value="29.6757784954118">
                <text:p>29.6757784954118</text:p>
              </table:table-cell>
              <table:table-cell office:value-type="float" office:value="77.5727081298828">
                <text:p>77.5727081298828</text:p>
              </table:table-cell>
              <table:table-cell office:value-type="float" office:value="37.088306041652">
                <text:p>37.0883060416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.1837387084961">
                <text:p>60.1837387084961</text:p>
              </table:table-cell>
              <table:table-cell office:value-type="float" office:value="28.8967594133845">
                <text:p>28.8967594133845</text:p>
              </table:table-cell>
              <table:table-cell office:value-type="float" office:value="80.6794815063477">
                <text:p>80.6794815063477</text:p>
              </table:table-cell>
              <table:table-cell office:value-type="float" office:value="36.1427427765227">
                <text:p>36.14274277652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.5819473266602">
                <text:p>65.5819473266602</text:p>
              </table:table-cell>
              <table:table-cell office:value-type="float" office:value="28.8545930385809">
                <text:p>28.8545930385809</text:p>
              </table:table-cell>
              <table:table-cell office:value-type="float" office:value="84.0115737915039">
                <text:p>84.0115737915039</text:p>
              </table:table-cell>
              <table:table-cell office:value-type="float" office:value="36.1097438612145">
                <text:p>36.10974386121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.8826599121094">
                <text:p>70.8826599121094</text:p>
              </table:table-cell>
              <table:table-cell office:value-type="float" office:value="28.891937825214">
                <text:p>28.891937825214</text:p>
              </table:table-cell>
              <table:table-cell office:value-type="float" office:value="87.4604949951172">
                <text:p>87.4604949951172</text:p>
              </table:table-cell>
              <table:table-cell office:value-type="float" office:value="37.2615526706748">
                <text:p>37.26155267067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.9833755493164">
                <text:p>75.9833755493164</text:p>
              </table:table-cell>
              <table:table-cell office:value-type="float" office:value="28.863908445024">
                <text:p>28.863908445024</text:p>
              </table:table-cell>
              <table:table-cell office:value-type="float" office:value="90.8983306884766">
                <text:p>90.8983306884766</text:p>
              </table:table-cell>
              <table:table-cell office:value-type="float" office:value="37.9731924706838">
                <text:p>37.97319247068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.8869323730469">
                <text:p>80.8869323730469</text:p>
              </table:table-cell>
              <table:table-cell office:value-type="float" office:value="29.6209886569488">
                <text:p>29.6209886569488</text:p>
              </table:table-cell>
              <table:table-cell office:value-type="float" office:value="94.2307968139648">
                <text:p>94.2307968139648</text:p>
              </table:table-cell>
              <table:table-cell office:value-type="float" office:value="36.7976890147299">
                <text:p>36.79768901472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.6620941162109">
                <text:p>85.6620941162109</text:p>
              </table:table-cell>
              <table:table-cell office:value-type="float" office:value="30.0319998924886">
                <text:p>30.0319998924886</text:p>
              </table:table-cell>
              <table:table-cell office:value-type="float" office:value="97.4208908081055">
                <text:p>97.4208908081055</text:p>
              </table:table-cell>
              <table:table-cell office:value-type="float" office:value="35.9642330418583">
                <text:p>35.96423304185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.3829345703125">
                <text:p>90.3829345703125</text:p>
              </table:table-cell>
              <table:table-cell office:value-type="float" office:value="29.1897140449511">
                <text:p>29.1897140449511</text:p>
              </table:table-cell>
              <table:table-cell office:value-type="float" office:value="100.489372253418">
                <text:p>100.489372253418</text:p>
              </table:table-cell>
              <table:table-cell office:value-type="float" office:value="36.6994210397284">
                <text:p>36.69942103972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.1060333251953">
                <text:p>95.1060333251953</text:p>
              </table:table-cell>
              <table:table-cell office:value-type="float" office:value="28.6439339431163">
                <text:p>28.6439339431163</text:p>
              </table:table-cell>
              <table:table-cell office:value-type="float" office:value="103.495254516602">
                <text:p>103.495254516602</text:p>
              </table:table-cell>
              <table:table-cell office:value-type="float" office:value="37.5402090247025">
                <text:p>37.54020902470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.8625259399414">
                <text:p>99.8625259399414</text:p>
              </table:table-cell>
              <table:table-cell office:value-type="float" office:value="28.6337651750076">
                <text:p>28.6337651750076</text:p>
              </table:table-cell>
              <table:table-cell office:value-type="float" office:value="106.507736206055">
                <text:p>106.507736206055</text:p>
              </table:table-cell>
              <table:table-cell office:value-type="float" office:value="36.7951273577361">
                <text:p>36.79512735773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4.663757324219">
                <text:p>104.663757324219</text:p>
              </table:table-cell>
              <table:table-cell office:value-type="float" office:value="29.0491638365063">
                <text:p>29.0491638365063</text:p>
              </table:table-cell>
              <table:table-cell office:value-type="float" office:value="109.587463378906">
                <text:p>109.587463378906</text:p>
              </table:table-cell>
              <table:table-cell office:value-type="float" office:value="35.8529010363015">
                <text:p>35.85290103630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.507843017578">
                <text:p>109.507843017578</text:p>
              </table:table-cell>
              <table:table-cell office:value-type="float" office:value="29.4954165140944">
                <text:p>29.4954165140944</text:p>
              </table:table-cell>
              <table:table-cell office:value-type="float" office:value="112.762161254883">
                <text:p>112.762161254883</text:p>
              </table:table-cell>
              <table:table-cell office:value-type="float" office:value="36.8334814704156">
                <text:p>36.83348147041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4.367408752441">
                <text:p>114.367408752441</text:p>
              </table:table-cell>
              <table:table-cell office:value-type="float" office:value="28.6953561717419">
                <text:p>28.6953561717419</text:p>
              </table:table-cell>
              <table:table-cell office:value-type="float" office:value="116.015892028809">
                <text:p>116.015892028809</text:p>
              </table:table-cell>
              <table:table-cell office:value-type="float" office:value="37.4613820434021">
                <text:p>37.46138204340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9.193740844727">
                <text:p>119.193740844727</text:p>
              </table:table-cell>
              <table:table-cell office:value-type="float" office:value="28.0868665972689">
                <text:p>28.0868665972689</text:p>
              </table:table-cell>
              <table:table-cell office:value-type="float" office:value="119.301078796387">
                <text:p>119.301078796387</text:p>
              </table:table-cell>
              <table:table-cell office:value-type="float" office:value="36.7111379150191">
                <text:p>36.71113791501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3.938117980957">
                <text:p>123.938117980957</text:p>
              </table:table-cell>
              <table:table-cell office:value-type="float" office:value="28.4591651299876">
                <text:p>28.4591651299876</text:p>
              </table:table-cell>
              <table:table-cell office:value-type="float" office:value="122.573188781738">
                <text:p>122.573188781738</text:p>
              </table:table-cell>
              <table:table-cell office:value-type="float" office:value="36.1374960946267">
                <text:p>36.13749609462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8.566802978516">
                <text:p>128.566802978516</text:p>
              </table:table-cell>
              <table:table-cell office:value-type="float" office:value="29.0328282831863">
                <text:p>29.0328282831863</text:p>
              </table:table-cell>
              <table:table-cell office:value-type="float" office:value="125.825859069824">
                <text:p>125.825859069824</text:p>
              </table:table-cell>
              <table:table-cell office:value-type="float" office:value="37.0721221270294">
                <text:p>37.07212212702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3.092849731445">
                <text:p>133.092849731445</text:p>
              </table:table-cell>
              <table:table-cell office:value-type="float" office:value="28.6491647116675">
                <text:p>28.6491647116675</text:p>
              </table:table-cell>
              <table:table-cell office:value-type="float" office:value="129.096725463867">
                <text:p>129.096725463867</text:p>
              </table:table-cell>
              <table:table-cell office:value-type="float" office:value="36.9353933804711">
                <text:p>36.93539338047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7.57878112793">
                <text:p>137.57878112793</text:p>
              </table:table-cell>
              <table:table-cell office:value-type="float" office:value="28.0936710396639">
                <text:p>28.0936710396639</text:p>
              </table:table-cell>
              <table:table-cell office:value-type="float" office:value="132.43733215332">
                <text:p>132.43733215332</text:p>
              </table:table-cell>
              <table:table-cell office:value-type="float" office:value="35.9608671586056">
                <text:p>35.96086715860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2.110488891602">
                <text:p>142.110488891602</text:p>
              </table:table-cell>
              <table:table-cell office:value-type="float" office:value="28.77615971881">
                <text:p>28.77615971881</text:p>
              </table:table-cell>
              <table:table-cell office:value-type="float" office:value="135.876113891602">
                <text:p>135.876113891602</text:p>
              </table:table-cell>
              <table:table-cell office:value-type="float" office:value="36.9081817358937">
                <text:p>36.90818173589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6.753173828125">
                <text:p>146.753173828125</text:p>
              </table:table-cell>
              <table:table-cell office:value-type="float" office:value="28.9085262659229">
                <text:p>28.9085262659229</text:p>
              </table:table-cell>
              <table:table-cell office:value-type="float" office:value="139.404251098633">
                <text:p>139.404251098633</text:p>
              </table:table-cell>
              <table:table-cell office:value-type="float" office:value="37.0263030422239">
                <text:p>37.02630304222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1.526031494141">
                <text:p>151.526031494141</text:p>
              </table:table-cell>
              <table:table-cell office:value-type="float" office:value="28.2845080254374">
                <text:p>28.2845080254374</text:p>
              </table:table-cell>
              <table:table-cell office:value-type="float" office:value="142.976989746094">
                <text:p>142.976989746094</text:p>
              </table:table-cell>
              <table:table-cell office:value-type="float" office:value="36.0855925065252">
                <text:p>36.08559250652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6.402145385742">
                <text:p>156.402145385742</text:p>
              </table:table-cell>
              <table:table-cell office:value-type="float" office:value="28.4183844256425">
                <text:p>28.4183844256425</text:p>
              </table:table-cell>
              <table:table-cell office:value-type="float" office:value="146.527770996094">
                <text:p>146.527770996094</text:p>
              </table:table-cell>
              <table:table-cell office:value-type="float" office:value="36.8827170382918">
                <text:p>36.88271703829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1.327651977539">
                <text:p>161.327651977539</text:p>
              </table:table-cell>
              <table:table-cell office:value-type="float" office:value="28.6439716086376">
                <text:p>28.6439716086376</text:p>
              </table:table-cell>
              <table:table-cell office:value-type="float" office:value="150.005035400391">
                <text:p>150.005035400391</text:p>
              </table:table-cell>
              <table:table-cell office:value-type="float" office:value="37.0807730333417">
                <text:p>37.08077303334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6.253524780273">
                <text:p>166.253524780273</text:p>
              </table:table-cell>
              <table:table-cell office:value-type="float" office:value="28.0477974447763">
                <text:p>28.0477974447763</text:p>
              </table:table-cell>
              <table:table-cell office:value-type="float" office:value="153.401214599609">
                <text:p>153.401214599609</text:p>
              </table:table-cell>
              <table:table-cell office:value-type="float" office:value="36.2918807428598">
                <text:p>36.29188074285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1.160171508789">
                <text:p>171.160171508789</text:p>
              </table:table-cell>
              <table:table-cell office:value-type="float" office:value="28.0435416754083">
                <text:p>28.0435416754083</text:p>
              </table:table-cell>
              <table:table-cell office:value-type="float" office:value="156.742309570313">
                <text:p>156.742309570313</text:p>
              </table:table-cell>
              <table:table-cell office:value-type="float" office:value="37.0412424127121">
                <text:p>37.04124241271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6.057220458984">
                <text:p>176.057220458984</text:p>
              </table:table-cell>
              <table:table-cell office:value-type="float" office:value="28.3494863123502">
                <text:p>28.3494863123502</text:p>
              </table:table-cell>
              <table:table-cell office:value-type="float" office:value="160.049377441406">
                <text:p>160.049377441406</text:p>
              </table:table-cell>
              <table:table-cell office:value-type="float" office:value="37.0769960247599">
                <text:p>37.07699602475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.968338012695">
                <text:p>180.968338012695</text:p>
              </table:table-cell>
              <table:table-cell office:value-type="float" office:value="27.8898369540111">
                <text:p>27.8898369540111</text:p>
              </table:table-cell>
              <table:table-cell office:value-type="float" office:value="163.326293945313">
                <text:p>163.326293945313</text:p>
              </table:table-cell>
              <table:table-cell office:value-type="float" office:value="36.0296834107053">
                <text:p>36.02968341070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5.914642333984">
                <text:p>185.914642333984</text:p>
              </table:table-cell>
              <table:table-cell office:value-type="float" office:value="28.1750980961012">
                <text:p>28.1750980961012</text:p>
              </table:table-cell>
              <table:table-cell office:value-type="float" office:value="166.552810668945">
                <text:p>166.552810668945</text:p>
              </table:table-cell>
              <table:table-cell office:value-type="float" office:value="36.8917745338617">
                <text:p>36.89177453386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0.898071289063">
                <text:p>190.898071289063</text:p>
              </table:table-cell>
              <table:table-cell office:value-type="float" office:value="28.2200767761977">
                <text:p>28.2200767761977</text:p>
              </table:table-cell>
              <table:table-cell office:value-type="float" office:value="169.690338134766">
                <text:p>169.690338134766</text:p>
              </table:table-cell>
              <table:table-cell office:value-type="float" office:value="36.6903987820316">
                <text:p>36.69039878203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.895858764648">
                <text:p>195.895858764648</text:p>
              </table:table-cell>
              <table:table-cell office:value-type="float" office:value="27.901700247616">
                <text:p>27.901700247616</text:p>
              </table:table-cell>
              <table:table-cell office:value-type="float" office:value="172.709442138672">
                <text:p>172.709442138672</text:p>
              </table:table-cell>
              <table:table-cell office:value-type="float" office:value="35.8271277114206">
                <text:p>35.82712771142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.869430541992">
                <text:p>200.869430541992</text:p>
              </table:table-cell>
              <table:table-cell office:value-type="float" office:value="28.2201191236001">
                <text:p>28.2201191236001</text:p>
              </table:table-cell>
              <table:table-cell office:value-type="float" office:value="175.62336730957">
                <text:p>175.62336730957</text:p>
              </table:table-cell>
              <table:table-cell office:value-type="float" office:value="36.4803756501205">
                <text:p>36.48037565012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5.775939941406">
                <text:p>205.775939941406</text:p>
              </table:table-cell>
              <table:table-cell office:value-type="float" office:value="27.6752305821471">
                <text:p>27.6752305821471</text:p>
              </table:table-cell>
              <table:table-cell office:value-type="float" office:value="178.479827880859">
                <text:p>178.479827880859</text:p>
              </table:table-cell>
              <table:table-cell office:value-type="float" office:value="36.4152228233298">
                <text:p>36.41522282332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0.598999023438">
                <text:p>210.598999023438</text:p>
              </table:table-cell>
              <table:table-cell office:value-type="float" office:value="27.6962235461666">
                <text:p>27.6962235461666</text:p>
              </table:table-cell>
              <table:table-cell office:value-type="float" office:value="181.341613769531">
                <text:p>181.341613769531</text:p>
              </table:table-cell>
              <table:table-cell office:value-type="float" office:value="36.9117876873467">
                <text:p>36.91178768734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5.360565185547">
                <text:p>215.360565185547</text:p>
              </table:table-cell>
              <table:table-cell office:value-type="float" office:value="27.8244829010673">
                <text:p>27.8244829010673</text:p>
              </table:table-cell>
              <table:table-cell office:value-type="float" office:value="184.275360107422">
                <text:p>184.275360107422</text:p>
              </table:table-cell>
              <table:table-cell office:value-type="float" office:value="36.5294184014721">
                <text:p>36.52941840147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0.112243652344">
                <text:p>220.112243652344</text:p>
              </table:table-cell>
              <table:table-cell office:value-type="float" office:value="27.8497216668444">
                <text:p>27.8497216668444</text:p>
              </table:table-cell>
              <table:table-cell office:value-type="float" office:value="187.332550048828">
                <text:p>187.332550048828</text:p>
              </table:table-cell>
              <table:table-cell office:value-type="float" office:value="35.7919340605364">
                <text:p>35.79193406053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4.915710449219">
                <text:p>224.915710449219</text:p>
              </table:table-cell>
              <table:table-cell office:value-type="float" office:value="28.0187692905106">
                <text:p>28.0187692905106</text:p>
              </table:table-cell>
              <table:table-cell office:value-type="float" office:value="190.52587890625">
                <text:p>190.52587890625</text:p>
              </table:table-cell>
              <table:table-cell office:value-type="float" office:value="36.2120864908327">
                <text:p>36.21208649083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9.829040527344">
                <text:p>229.829040527344</text:p>
              </table:table-cell>
              <table:table-cell office:value-type="float" office:value="27.8212309313103">
                <text:p>27.8212309313103</text:p>
              </table:table-cell>
              <table:table-cell office:value-type="float" office:value="193.836303710938">
                <text:p>193.836303710938</text:p>
              </table:table-cell>
              <table:table-cell office:value-type="float" office:value="36.1755329091235">
                <text:p>36.17553290912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4.889953613281">
                <text:p>234.889953613281</text:p>
              </table:table-cell>
              <table:table-cell office:value-type="float" office:value="27.8154744242152">
                <text:p>27.8154744242152</text:p>
              </table:table-cell>
              <table:table-cell office:value-type="float" office:value="197.230087280273">
                <text:p>197.230087280273</text:p>
              </table:table-cell>
              <table:table-cell office:value-type="float" office:value="36.5633045454858">
                <text:p>36.56330454548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0.102569580078">
                <text:p>240.102569580078</text:p>
              </table:table-cell>
              <table:table-cell office:value-type="float" office:value="27.5534682864711">
                <text:p>27.5534682864711</text:p>
              </table:table-cell>
              <table:table-cell office:value-type="float" office:value="200.663482666016">
                <text:p>200.663482666016</text:p>
              </table:table-cell>
              <table:table-cell office:value-type="float" office:value="36.4090375604457">
                <text:p>36.40903756044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5.427261352539">
                <text:p>245.427261352539</text:p>
              </table:table-cell>
              <table:table-cell office:value-type="float" office:value="27.5932122148947">
                <text:p>27.5932122148947</text:p>
              </table:table-cell>
              <table:table-cell office:value-type="float" office:value="204.09326171875">
                <text:p>204.09326171875</text:p>
              </table:table-cell>
              <table:table-cell office:value-type="float" office:value="36.617628861258">
                <text:p>36.6176288612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0.785842895508">
                <text:p>250.785842895508</text:p>
              </table:table-cell>
              <table:table-cell office:value-type="float" office:value="27.5813867399476">
                <text:p>27.5813867399476</text:p>
              </table:table-cell>
              <table:table-cell office:value-type="float" office:value="207.498031616211">
                <text:p>207.498031616211</text:p>
              </table:table-cell>
              <table:table-cell office:value-type="float" office:value="36.3855031356663">
                <text:p>36.38550313566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6.091918945313">
                <text:p>256.091918945313</text:p>
              </table:table-cell>
              <table:table-cell office:value-type="float" office:value="27.5891111249645">
                <text:p>27.5891111249645</text:p>
              </table:table-cell>
              <table:table-cell office:value-type="float" office:value="210.887481689453">
                <text:p>210.887481689453</text:p>
              </table:table-cell>
              <table:table-cell office:value-type="float" office:value="36.1288698392666">
                <text:p>36.12886983926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1.281555175781">
                <text:p>261.281555175781</text:p>
              </table:table-cell>
              <table:table-cell office:value-type="float" office:value="27.6212125539421">
                <text:p>27.6212125539421</text:p>
              </table:table-cell>
              <table:table-cell office:value-type="float" office:value="214.290878295898">
                <text:p>214.290878295898</text:p>
              </table:table-cell>
              <table:table-cell office:value-type="float" office:value="36.0171553261421">
                <text:p>36.01715532614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6.318237304688">
                <text:p>266.318237304688</text:p>
              </table:table-cell>
              <table:table-cell office:value-type="float" office:value="27.4436040277736">
                <text:p>27.4436040277736</text:p>
              </table:table-cell>
              <table:table-cell office:value-type="float" office:value="217.728088378906">
                <text:p>217.728088378906</text:p>
              </table:table-cell>
              <table:table-cell office:value-type="float" office:value="35.7805699187017">
                <text:p>35.78056991870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1.192535400391">
                <text:p>271.192535400391</text:p>
              </table:table-cell>
              <table:table-cell office:value-type="float" office:value="27.5109058016939">
                <text:p>27.5109058016939</text:p>
              </table:table-cell>
              <table:table-cell office:value-type="float" office:value="221.194610595703">
                <text:p>221.194610595703</text:p>
              </table:table-cell>
              <table:table-cell office:value-type="float" office:value="35.9399865182433">
                <text:p>35.93998651824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5.921539306641">
                <text:p>275.921539306641</text:p>
              </table:table-cell>
              <table:table-cell office:value-type="float" office:value="27.3755705333428">
                <text:p>27.3755705333428</text:p>
              </table:table-cell>
              <table:table-cell office:value-type="float" office:value="224.667068481445">
                <text:p>224.667068481445</text:p>
              </table:table-cell>
              <table:table-cell office:value-type="float" office:value="35.7916410771492">
                <text:p>35.79164107714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0.549224853516">
                <text:p>280.549224853516</text:p>
              </table:table-cell>
              <table:table-cell office:value-type="float" office:value="27.3460820591938">
                <text:p>27.3460820591938</text:p>
              </table:table-cell>
              <table:table-cell office:value-type="float" office:value="228.124755859375">
                <text:p>228.124755859375</text:p>
              </table:table-cell>
              <table:table-cell office:value-type="float" office:value="35.8348267879159">
                <text:p>35.83482678791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5.137390136719">
                <text:p>285.137390136719</text:p>
              </table:table-cell>
              <table:table-cell office:value-type="float" office:value="27.0705251054847">
                <text:p>27.0705251054847</text:p>
              </table:table-cell>
              <table:table-cell office:value-type="float" office:value="231.558868408203">
                <text:p>231.558868408203</text:p>
              </table:table-cell>
              <table:table-cell office:value-type="float" office:value="35.6905700992987">
                <text:p>35.69057009929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9.757873535156">
                <text:p>289.757873535156</text:p>
              </table:table-cell>
              <table:table-cell office:value-type="float" office:value="26.7820301385396">
                <text:p>26.7820301385396</text:p>
              </table:table-cell>
              <table:table-cell office:value-type="float" office:value="234.98551940918">
                <text:p>234.98551940918</text:p>
              </table:table-cell>
              <table:table-cell office:value-type="float" office:value="35.5856729941883">
                <text:p>35.58567299418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4.466278076172">
                <text:p>294.466278076172</text:p>
              </table:table-cell>
              <table:table-cell office:value-type="float" office:value="26.8060001725846">
                <text:p>26.8060001725846</text:p>
              </table:table-cell>
              <table:table-cell office:value-type="float" office:value="238.444290161133">
                <text:p>238.444290161133</text:p>
              </table:table-cell>
              <table:table-cell office:value-type="float" office:value="35.6894523772644">
                <text:p>35.68945237726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9.280914306641">
                <text:p>299.280914306641</text:p>
              </table:table-cell>
              <table:table-cell office:value-type="float" office:value="26.7998473057429">
                <text:p>26.7998473057429</text:p>
              </table:table-cell>
              <table:table-cell office:value-type="float" office:value="241.976486206055">
                <text:p>241.976486206055</text:p>
              </table:table-cell>
              <table:table-cell office:value-type="float" office:value="35.5498083402662">
                <text:p>35.54980834026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4.177154541016">
                <text:p>304.177154541016</text:p>
              </table:table-cell>
              <table:table-cell office:value-type="float" office:value="27.2504483371801">
                <text:p>27.2504483371801</text:p>
              </table:table-cell>
              <table:table-cell office:value-type="float" office:value="245.602630615234">
                <text:p>245.602630615234</text:p>
              </table:table-cell>
              <table:table-cell office:value-type="float" office:value="35.798268095943">
                <text:p>35.7982680959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9.113311767578">
                <text:p>309.113311767578</text:p>
              </table:table-cell>
              <table:table-cell office:value-type="float" office:value="26.8519180704828">
                <text:p>26.8519180704828</text:p>
              </table:table-cell>
              <table:table-cell office:value-type="float" office:value="249.301132202148">
                <text:p>249.301132202148</text:p>
              </table:table-cell>
              <table:table-cell office:value-type="float" office:value="35.786978978912">
                <text:p>35.7869789789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4.061859130859">
                <text:p>314.061859130859</text:p>
              </table:table-cell>
              <table:table-cell office:value-type="float" office:value="26.4540577240945">
                <text:p>26.4540577240945</text:p>
              </table:table-cell>
              <table:table-cell office:value-type="float" office:value="253.009872436523">
                <text:p>253.009872436523</text:p>
              </table:table-cell>
              <table:table-cell office:value-type="float" office:value="35.9149937597257">
                <text:p>35.91499375972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9.015350341797">
                <text:p>319.015350341797</text:p>
              </table:table-cell>
              <table:table-cell office:value-type="float" office:value="26.7867095835246">
                <text:p>26.7867095835246</text:p>
              </table:table-cell>
              <table:table-cell office:value-type="float" office:value="256.6572265625">
                <text:p>256.6572265625</text:p>
              </table:table-cell>
              <table:table-cell office:value-type="float" office:value="36.1088295202354">
                <text:p>36.10882952023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3.981658935547">
                <text:p>323.981658935547</text:p>
              </table:table-cell>
              <table:table-cell office:value-type="float" office:value="26.6496647562953">
                <text:p>26.6496647562953</text:p>
              </table:table-cell>
              <table:table-cell office:value-type="float" office:value="260.187622070313">
                <text:p>260.187622070313</text:p>
              </table:table-cell>
              <table:table-cell office:value-type="float" office:value="36.0723592494024">
                <text:p>36.07235924940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8.981536865234">
                <text:p>328.981536865234</text:p>
              </table:table-cell>
              <table:table-cell office:value-type="float" office:value="26.4688041218203">
                <text:p>26.4688041218203</text:p>
              </table:table-cell>
              <table:table-cell office:value-type="float" office:value="263.568756103516">
                <text:p>263.568756103516</text:p>
              </table:table-cell>
              <table:table-cell office:value-type="float" office:value="36.3073023519634">
                <text:p>36.30730235196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4.037628173828">
                <text:p>334.037628173828</text:p>
              </table:table-cell>
              <table:table-cell office:value-type="float" office:value="26.6897731841587">
                <text:p>26.6897731841587</text:p>
              </table:table-cell>
              <table:table-cell office:value-type="float" office:value="266.795440673828">
                <text:p>266.795440673828</text:p>
              </table:table-cell>
              <table:table-cell office:value-type="float" office:value="35.8311375076413">
                <text:p>35.83113750764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9.169464111328">
                <text:p>339.169464111328</text:p>
              </table:table-cell>
              <table:table-cell office:value-type="float" office:value="26.5082398742523">
                <text:p>26.5082398742523</text:p>
              </table:table-cell>
              <table:table-cell office:value-type="float" office:value="269.897003173828">
                <text:p>269.897003173828</text:p>
              </table:table-cell>
              <table:table-cell office:value-type="float" office:value="35.8256312599886">
                <text:p>35.82563125998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4.381896972656">
                <text:p>344.381896972656</text:p>
              </table:table-cell>
              <table:table-cell office:value-type="float" office:value="26.1995590191576">
                <text:p>26.1995590191576</text:p>
              </table:table-cell>
              <table:table-cell office:value-type="float" office:value="272.925964355469">
                <text:p>272.925964355469</text:p>
              </table:table-cell>
              <table:table-cell office:value-type="float" office:value="35.2316985550091">
                <text:p>35.23169855500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9.646911621094">
                <text:p>349.646911621094</text:p>
              </table:table-cell>
              <table:table-cell office:value-type="float" office:value="26.515273263242">
                <text:p>26.515273263242</text:p>
              </table:table-cell>
              <table:table-cell office:value-type="float" office:value="275.94873046875">
                <text:p>275.94873046875</text:p>
              </table:table-cell>
              <table:table-cell office:value-type="float" office:value="35.6171949425625">
                <text:p>35.61719494256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4.896881103516">
                <text:p>354.896881103516</text:p>
              </table:table-cell>
              <table:table-cell office:value-type="float" office:value="26.3454491240067">
                <text:p>26.3454491240067</text:p>
              </table:table-cell>
              <table:table-cell office:value-type="float" office:value="279.038391113281">
                <text:p>279.038391113281</text:p>
              </table:table-cell>
              <table:table-cell office:value-type="float" office:value="36.1335027218634">
                <text:p>36.13350272186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0.060028076172">
                <text:p>360.060028076172</text:p>
              </table:table-cell>
              <table:table-cell office:value-type="float" office:value="26.1348032274976">
                <text:p>26.1348032274976</text:p>
              </table:table-cell>
              <table:table-cell office:value-type="float" office:value="282.249755859375">
                <text:p>282.249755859375</text:p>
              </table:table-cell>
              <table:table-cell office:value-type="float" office:value="35.748046281427">
                <text:p>35.7480462814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5.081390380859">
                <text:p>365.081390380859</text:p>
              </table:table-cell>
              <table:table-cell office:value-type="float" office:value="26.2481876660194">
                <text:p>26.2481876660194</text:p>
              </table:table-cell>
              <table:table-cell office:value-type="float" office:value="285.595520019531">
                <text:p>285.595520019531</text:p>
              </table:table-cell>
              <table:table-cell office:value-type="float" office:value="35.8745869831435">
                <text:p>35.87458698314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9.944152832031">
                <text:p>369.944152832031</text:p>
              </table:table-cell>
              <table:table-cell office:value-type="float" office:value="26.1640243620281">
                <text:p>26.1640243620281</text:p>
              </table:table-cell>
              <table:table-cell office:value-type="float" office:value="289.045684814453">
                <text:p>289.045684814453</text:p>
              </table:table-cell>
              <table:table-cell office:value-type="float" office:value="35.2062967412532">
                <text:p>35.20629674125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4.672637939453">
                <text:p>374.672637939453</text:p>
              </table:table-cell>
              <table:table-cell office:value-type="float" office:value="26.0803057470146">
                <text:p>26.0803057470146</text:p>
              </table:table-cell>
              <table:table-cell office:value-type="float" office:value="292.556945800781">
                <text:p>292.556945800781</text:p>
              </table:table-cell>
              <table:table-cell office:value-type="float" office:value="35.60530879413">
                <text:p>35.605308794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9.329315185547">
                <text:p>379.329315185547</text:p>
              </table:table-cell>
              <table:table-cell office:value-type="float" office:value="25.9678340862806">
                <text:p>25.9678340862806</text:p>
              </table:table-cell>
              <table:table-cell office:value-type="float" office:value="296.101318359375">
                <text:p>296.101318359375</text:p>
              </table:table-cell>
              <table:table-cell office:value-type="float" office:value="36.1367340615181">
                <text:p>36.13673406151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3.998474121094">
                <text:p>383.998474121094</text:p>
              </table:table-cell>
              <table:table-cell office:value-type="float" office:value="25.8783272627484">
                <text:p>25.8783272627484</text:p>
              </table:table-cell>
              <table:table-cell office:value-type="float" office:value="299.657165527344">
                <text:p>299.657165527344</text:p>
              </table:table-cell>
              <table:table-cell office:value-type="float" office:value="35.0819486810524">
                <text:p>35.08194868105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8.748229980469">
                <text:p>388.748229980469</text:p>
              </table:table-cell>
              <table:table-cell office:value-type="float" office:value="25.9180129538723">
                <text:p>25.9180129538723</text:p>
              </table:table-cell>
              <table:table-cell office:value-type="float" office:value="303.213226318359">
                <text:p>303.213226318359</text:p>
              </table:table-cell>
              <table:table-cell office:value-type="float" office:value="35.5151159700211">
                <text:p>35.51511597002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3.601745605469">
                <text:p>393.601745605469</text:p>
              </table:table-cell>
              <table:table-cell office:value-type="float" office:value="25.8344170948847">
                <text:p>25.8344170948847</text:p>
              </table:table-cell>
              <table:table-cell office:value-type="float" office:value="306.773071289063">
                <text:p>306.773071289063</text:p>
              </table:table-cell>
              <table:table-cell office:value-type="float" office:value="35.8886798184809">
                <text:p>35.88867981848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8.556793212891">
                <text:p>398.556793212891</text:p>
              </table:table-cell>
              <table:table-cell office:value-type="float" office:value="25.7279357928018">
                <text:p>25.7279357928018</text:p>
              </table:table-cell>
              <table:table-cell office:value-type="float" office:value="310.355072021484">
                <text:p>310.355072021484</text:p>
              </table:table-cell>
              <table:table-cell office:value-type="float" office:value="35.0819378896387">
                <text:p>35.08193788963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3.598419189453">
                <text:p>403.598419189453</text:p>
              </table:table-cell>
              <table:table-cell office:value-type="float" office:value="25.685564939213">
                <text:p>25.685564939213</text:p>
              </table:table-cell>
              <table:table-cell office:value-type="float" office:value="313.984161376953">
                <text:p>313.984161376953</text:p>
              </table:table-cell>
              <table:table-cell office:value-type="float" office:value="35.6026048637435">
                <text:p>35.60260486374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8.710174560547">
                <text:p>408.710174560547</text:p>
              </table:table-cell>
              <table:table-cell office:value-type="float" office:value="25.4629950714048">
                <text:p>25.4629950714048</text:p>
              </table:table-cell>
              <table:table-cell office:value-type="float" office:value="317.674652099609">
                <text:p>317.674652099609</text:p>
              </table:table-cell>
              <table:table-cell office:value-type="float" office:value="35.8645738538309">
                <text:p>35.86457385383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3.881195068359">
                <text:p>413.881195068359</text:p>
              </table:table-cell>
              <table:table-cell office:value-type="float" office:value="25.6125308682176">
                <text:p>25.6125308682176</text:p>
              </table:table-cell>
              <table:table-cell office:value-type="float" office:value="321.408966064453">
                <text:p>321.408966064453</text:p>
              </table:table-cell>
              <table:table-cell office:value-type="float" office:value="34.9480453913792">
                <text:p>34.94804539137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9.104888916016">
                <text:p>419.104888916016</text:p>
              </table:table-cell>
              <table:table-cell office:value-type="float" office:value="25.6369075104294">
                <text:p>25.6369075104294</text:p>
              </table:table-cell>
              <table:table-cell office:value-type="float" office:value="325.131317138672">
                <text:p>325.131317138672</text:p>
              </table:table-cell>
              <table:table-cell office:value-type="float" office:value="35.4538995076017">
                <text:p>35.45389950760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4.362182617188">
                <text:p>424.362182617188</text:p>
              </table:table-cell>
              <table:table-cell office:value-type="float" office:value="25.4781178150613">
                <text:p>25.4781178150613</text:p>
              </table:table-cell>
              <table:table-cell office:value-type="float" office:value="328.774353027344">
                <text:p>328.774353027344</text:p>
              </table:table-cell>
              <table:table-cell office:value-type="float" office:value="35.8576540662664">
                <text:p>35.85765406626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9.598449707031">
                <text:p>429.598449707031</text:p>
              </table:table-cell>
              <table:table-cell office:value-type="float" office:value="25.5879305860485">
                <text:p>25.5879305860485</text:p>
              </table:table-cell>
              <table:table-cell office:value-type="float" office:value="332.297241210938">
                <text:p>332.297241210938</text:p>
              </table:table-cell>
              <table:table-cell office:value-type="float" office:value="34.8972833555515">
                <text:p>34.89728335555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4.739227294922">
                <text:p>434.739227294922</text:p>
              </table:table-cell>
              <table:table-cell office:value-type="float" office:value="25.47394057836">
                <text:p>25.47394057836</text:p>
              </table:table-cell>
              <table:table-cell office:value-type="float" office:value="335.694458007813">
                <text:p>335.694458007813</text:p>
              </table:table-cell>
              <table:table-cell office:value-type="float" office:value="35.2636284429033">
                <text:p>35.26362844290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9.741363525391">
                <text:p>439.741363525391</text:p>
              </table:table-cell>
              <table:table-cell office:value-type="float" office:value="25.0217381861863">
                <text:p>25.0217381861863</text:p>
              </table:table-cell>
              <table:table-cell office:value-type="float" office:value="338.994567871094">
                <text:p>338.994567871094</text:p>
              </table:table-cell>
              <table:table-cell office:value-type="float" office:value="35.6803654890655">
                <text:p>35.68036548906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4.616729736328">
                <text:p>444.616729736328</text:p>
              </table:table-cell>
              <table:table-cell office:value-type="float" office:value="24.8297005227633">
                <text:p>24.8297005227633</text:p>
              </table:table-cell>
              <table:table-cell office:value-type="float" office:value="342.237609863281">
                <text:p>342.237609863281</text:p>
              </table:table-cell>
              <table:table-cell office:value-type="float" office:value="35.0810431444455">
                <text:p>35.08104314444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9.423828125">
                <text:p>449.423828125</text:p>
              </table:table-cell>
              <table:table-cell office:value-type="float" office:value="24.8917627601987">
                <text:p>24.8917627601987</text:p>
              </table:table-cell>
              <table:table-cell office:value-type="float" office:value="345.464538574219">
                <text:p>345.464538574219</text:p>
              </table:table-cell>
              <table:table-cell office:value-type="float" office:value="34.7499241842359">
                <text:p>34.74992418423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4.231903076172">
                <text:p>454.231903076172</text:p>
              </table:table-cell>
              <table:table-cell office:value-type="float" office:value="24.9548066691223">
                <text:p>24.9548066691223</text:p>
              </table:table-cell>
              <table:table-cell office:value-type="float" office:value="348.721862792969">
                <text:p>348.721862792969</text:p>
              </table:table-cell>
              <table:table-cell office:value-type="float" office:value="35.4708462045671">
                <text:p>35.47084620456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9.086639404297">
                <text:p>459.086639404297</text:p>
              </table:table-cell>
              <table:table-cell office:value-type="float" office:value="25.055400081242">
                <text:p>25.055400081242</text:p>
              </table:table-cell>
              <table:table-cell office:value-type="float" office:value="352.049194335938">
                <text:p>352.049194335938</text:p>
              </table:table-cell>
              <table:table-cell office:value-type="float" office:value="35.6792115809108">
                <text:p>35.67921158091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3.984802246094">
                <text:p>463.984802246094</text:p>
              </table:table-cell>
              <table:table-cell office:value-type="float" office:value="25.1200566362156">
                <text:p>25.1200566362156</text:p>
              </table:table-cell>
              <table:table-cell office:value-type="float" office:value="355.463470458984">
                <text:p>355.463470458984</text:p>
              </table:table-cell>
              <table:table-cell office:value-type="float" office:value="34.8482987658221">
                <text:p>34.84829876582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8.909301757813">
                <text:p>468.909301757813</text:p>
              </table:table-cell>
              <table:table-cell office:value-type="float" office:value="25.0758133339427">
                <text:p>25.0758133339427</text:p>
              </table:table-cell>
              <table:table-cell office:value-type="float" office:value="358.978363037109">
                <text:p>358.978363037109</text:p>
              </table:table-cell>
              <table:table-cell office:value-type="float" office:value="34.6410146592241">
                <text:p>34.64101465922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3.865173339844">
                <text:p>473.865173339844</text:p>
              </table:table-cell>
              <table:table-cell office:value-type="float" office:value="25.0574177321681">
                <text:p>25.0574177321681</text:p>
              </table:table-cell>
              <table:table-cell office:value-type="float" office:value="362.604736328125">
                <text:p>362.604736328125</text:p>
              </table:table-cell>
              <table:table-cell office:value-type="float" office:value="35.3522082465069">
                <text:p>35.35220824650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8.889556884766">
                <text:p>478.889556884766</text:p>
              </table:table-cell>
              <table:table-cell office:value-type="float" office:value="25.0953445951211">
                <text:p>25.0953445951211</text:p>
              </table:table-cell>
              <table:table-cell office:value-type="float" office:value="366.337829589844">
                <text:p>366.337829589844</text:p>
              </table:table-cell>
              <table:table-cell office:value-type="float" office:value="35.5526969535005">
                <text:p>35.55269695350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4.027038574219">
                <text:p>484.027038574219</text:p>
              </table:table-cell>
              <table:table-cell office:value-type="float" office:value="25.082874022334">
                <text:p>25.082874022334</text:p>
              </table:table-cell>
              <table:table-cell office:value-type="float" office:value="370.154754638672">
                <text:p>370.154754638672</text:p>
              </table:table-cell>
              <table:table-cell office:value-type="float" office:value="34.8102436536436">
                <text:p>34.81024365364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9.287536621094">
                <text:p>489.287536621094</text:p>
              </table:table-cell>
              <table:table-cell office:value-type="float" office:value="24.9811827150635">
                <text:p>24.9811827150635</text:p>
              </table:table-cell>
              <table:table-cell office:value-type="float" office:value="374.018981933594">
                <text:p>374.018981933594</text:p>
              </table:table-cell>
              <table:table-cell office:value-type="float" office:value="34.4751801057507">
                <text:p>34.47518010575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4.599639892578">
                <text:p>494.599639892578</text:p>
              </table:table-cell>
              <table:table-cell office:value-type="float" office:value="24.9097126719761">
                <text:p>24.9097126719761</text:p>
              </table:table-cell>
              <table:table-cell office:value-type="float" office:value="377.889434814453">
                <text:p>377.889434814453</text:p>
              </table:table-cell>
              <table:table-cell office:value-type="float" office:value="34.7185502021377">
                <text:p>34.71855020213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9.821319580078">
                <text:p>499.821319580078</text:p>
              </table:table-cell>
              <table:table-cell office:value-type="float" office:value="24.8350616067194">
                <text:p>24.8350616067194</text:p>
              </table:table-cell>
              <table:table-cell office:value-type="float" office:value="381.721099853516">
                <text:p>381.721099853516</text:p>
              </table:table-cell>
              <table:table-cell office:value-type="float" office:value="35.4721800998185">
                <text:p>35.47218009981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4.835052490234">
                <text:p>504.835052490234</text:p>
              </table:table-cell>
              <table:table-cell office:value-type="float" office:value="24.7554518710012">
                <text:p>24.7554518710012</text:p>
              </table:table-cell>
              <table:table-cell office:value-type="float" office:value="385.459747314453">
                <text:p>385.459747314453</text:p>
              </table:table-cell>
              <table:table-cell office:value-type="float" office:value="35.4622992859789">
                <text:p>35.46229928597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9.639984130859">
                <text:p>509.639984130859</text:p>
              </table:table-cell>
              <table:table-cell office:value-type="float" office:value="24.7580515766438">
                <text:p>24.7580515766438</text:p>
              </table:table-cell>
              <table:table-cell office:value-type="float" office:value="389.064636230469">
                <text:p>389.064636230469</text:p>
              </table:table-cell>
              <table:table-cell office:value-type="float" office:value="34.7526256752921">
                <text:p>34.75262567529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4.35400390625">
                <text:p>514.35400390625</text:p>
              </table:table-cell>
              <table:table-cell office:value-type="float" office:value="24.7336753425272">
                <text:p>24.7336753425272</text:p>
              </table:table-cell>
              <table:table-cell office:value-type="float" office:value="392.537933349609">
                <text:p>392.537933349609</text:p>
              </table:table-cell>
              <table:table-cell office:value-type="float" office:value="34.2756621080587">
                <text:p>34.27566210805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9.138427734375">
                <text:p>519.138427734375</text:p>
              </table:table-cell>
              <table:table-cell office:value-type="float" office:value="24.6881481246674">
                <text:p>24.6881481246674</text:p>
              </table:table-cell>
              <table:table-cell office:value-type="float" office:value="395.934967041016">
                <text:p>395.934967041016</text:p>
              </table:table-cell>
              <table:table-cell office:value-type="float" office:value="34.2615416252963">
                <text:p>34.26154162529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4.0849609375">
                <text:p>524.0849609375</text:p>
              </table:table-cell>
              <table:table-cell office:value-type="float" office:value="24.6823491194065">
                <text:p>24.6823491194065</text:p>
              </table:table-cell>
              <table:table-cell office:value-type="float" office:value="399.334869384766">
                <text:p>399.334869384766</text:p>
              </table:table-cell>
              <table:table-cell office:value-type="float" office:value="34.9539135992511">
                <text:p>34.95391359925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9.16650390625">
                <text:p>529.16650390625</text:p>
              </table:table-cell>
              <table:table-cell office:value-type="float" office:value="24.5290579576459">
                <text:p>24.5290579576459</text:p>
              </table:table-cell>
              <table:table-cell office:value-type="float" office:value="402.799438476563">
                <text:p>402.799438476563</text:p>
              </table:table-cell>
              <table:table-cell office:value-type="float" office:value="35.5843199418087">
                <text:p>35.58431994180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4.29296875">
                <text:p>534.29296875</text:p>
              </table:table-cell>
              <table:table-cell office:value-type="float" office:value="24.228329340208">
                <text:p>24.228329340208</text:p>
              </table:table-cell>
              <table:table-cell office:value-type="float" office:value="406.354553222656">
                <text:p>406.354553222656</text:p>
              </table:table-cell>
              <table:table-cell office:value-type="float" office:value="35.2310755027509">
                <text:p>35.23107550275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9.391235351563">
                <text:p>539.391235351563</text:p>
              </table:table-cell>
              <table:table-cell office:value-type="float" office:value="23.9295287317817">
                <text:p>23.9295287317817</text:p>
              </table:table-cell>
              <table:table-cell office:value-type="float" office:value="409.980499267578">
                <text:p>409.980499267578</text:p>
              </table:table-cell>
              <table:table-cell office:value-type="float" office:value="34.5268518063228">
                <text:p>34.52685180632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4.460510253906">
                <text:p>544.460510253906</text:p>
              </table:table-cell>
              <table:table-cell office:value-type="float" office:value="23.5857951352556">
                <text:p>23.5857951352556</text:p>
              </table:table-cell>
              <table:table-cell office:value-type="float" office:value="413.623840332031">
                <text:p>413.623840332031</text:p>
              </table:table-cell>
              <table:table-cell office:value-type="float" office:value="34.1913036001204">
                <text:p>34.19130360012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9.551696777344">
                <text:p>549.551696777344</text:p>
              </table:table-cell>
              <table:table-cell office:value-type="float" office:value="23.3086504283336">
                <text:p>23.3086504283336</text:p>
              </table:table-cell>
              <table:table-cell office:value-type="float" office:value="417.253051757813">
                <text:p>417.253051757813</text:p>
              </table:table-cell>
              <table:table-cell office:value-type="float" office:value="34.0165877035158">
                <text:p>34.01658770351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4.680114746094">
                <text:p>554.680114746094</text:p>
              </table:table-cell>
              <table:table-cell office:value-type="float" office:value="23.1746487396416">
                <text:p>23.1746487396416</text:p>
              </table:table-cell>
              <table:table-cell office:value-type="float" office:value="420.881561279297">
                <text:p>420.881561279297</text:p>
              </table:table-cell>
              <table:table-cell office:value-type="float" office:value="34.098826985221">
                <text:p>34.0988269852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9.786376953125">
                <text:p>559.786376953125</text:p>
              </table:table-cell>
              <table:table-cell office:value-type="float" office:value="23.1631013941064">
                <text:p>23.1631013941064</text:p>
              </table:table-cell>
              <table:table-cell office:value-type="float" office:value="424.563751220703">
                <text:p>424.563751220703</text:p>
              </table:table-cell>
              <table:table-cell office:value-type="float" office:value="34.4921104329562">
                <text:p>34.49211043295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4.788208007813">
                <text:p>564.788208007813</text:p>
              </table:table-cell>
              <table:table-cell office:value-type="float" office:value="23.397008257048">
                <text:p>23.397008257048</text:p>
              </table:table-cell>
              <table:table-cell office:value-type="float" office:value="428.361785888672">
                <text:p>428.361785888672</text:p>
              </table:table-cell>
              <table:table-cell office:value-type="float" office:value="34.9571443319007">
                <text:p>34.95714433190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9.6572265625">
                <text:p>569.6572265625</text:p>
              </table:table-cell>
              <table:table-cell office:value-type="float" office:value="23.8084861184605">
                <text:p>23.8084861184605</text:p>
              </table:table-cell>
              <table:table-cell office:value-type="float" office:value="432.297241210938">
                <text:p>432.297241210938</text:p>
              </table:table-cell>
              <table:table-cell office:value-type="float" office:value="35.2607493486735">
                <text:p>35.26074934867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4.453308105469">
                <text:p>574.453308105469</text:p>
              </table:table-cell>
              <table:table-cell office:value-type="float" office:value="23.9730006912698">
                <text:p>23.9730006912698</text:p>
              </table:table-cell>
              <table:table-cell office:value-type="float" office:value="436.310546875">
                <text:p>436.310546875</text:p>
              </table:table-cell>
              <table:table-cell office:value-type="float" office:value="35.2280363417658">
                <text:p>35.22803634176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9.277526855469">
                <text:p>579.277526855469</text:p>
              </table:table-cell>
              <table:table-cell office:value-type="float" office:value="23.5674439757841">
                <text:p>23.5674439757841</text:p>
              </table:table-cell>
              <table:table-cell office:value-type="float" office:value="440.261627197266">
                <text:p>440.261627197266</text:p>
              </table:table-cell>
              <table:table-cell office:value-type="float" office:value="34.8714648166565">
                <text:p>34.87146481665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4.198669433594">
                <text:p>584.198669433594</text:p>
              </table:table-cell>
              <table:table-cell office:value-type="float" office:value="22.8845756941402">
                <text:p>22.8845756941402</text:p>
              </table:table-cell>
              <table:table-cell office:value-type="float" office:value="444.009735107422">
                <text:p>444.009735107422</text:p>
              </table:table-cell>
              <table:table-cell office:value-type="float" office:value="34.4125644733897">
                <text:p>34.41256447338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9.233764648438">
                <text:p>589.233764648438</text:p>
              </table:table-cell>
              <table:table-cell office:value-type="float" office:value="22.6166406265023">
                <text:p>22.6166406265023</text:p>
              </table:table-cell>
              <table:table-cell office:value-type="float" office:value="447.519256591797">
                <text:p>447.519256591797</text:p>
              </table:table-cell>
              <table:table-cell office:value-type="float" office:value="34.1120020584539">
                <text:p>34.11200205845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4.355712890625">
                <text:p>594.355712890625</text:p>
              </table:table-cell>
              <table:table-cell office:value-type="float" office:value="22.8823747011632">
                <text:p>22.8823747011632</text:p>
              </table:table-cell>
              <table:table-cell office:value-type="float" office:value="450.89013671875">
                <text:p>450.89013671875</text:p>
              </table:table-cell>
              <table:table-cell office:value-type="float" office:value="33.8792503981654">
                <text:p>33.87925039816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9.527038574219">
                <text:p>599.527038574219</text:p>
              </table:table-cell>
              <table:table-cell office:value-type="float" office:value="23.4358821302204">
                <text:p>23.4358821302204</text:p>
              </table:table-cell>
              <table:table-cell office:value-type="float" office:value="454.297271728516">
                <text:p>454.297271728516</text:p>
              </table:table-cell>
              <table:table-cell office:value-type="float" office:value="33.6468672438572">
                <text:p>33.64686724385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4.701171875">
                <text:p>604.701171875</text:p>
              </table:table-cell>
              <table:table-cell office:value-type="float" office:value="23.4621274930547">
                <text:p>23.4621274930547</text:p>
              </table:table-cell>
              <table:table-cell office:value-type="float" office:value="457.885864257813">
                <text:p>457.885864257813</text:p>
              </table:table-cell>
              <table:table-cell office:value-type="float" office:value="33.5822104888545">
                <text:p>33.58221048885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9.80517578125">
                <text:p>609.80517578125</text:p>
              </table:table-cell>
              <table:table-cell office:value-type="float" office:value="22.7067719018656">
                <text:p>22.7067719018656</text:p>
              </table:table-cell>
              <table:table-cell office:value-type="float" office:value="461.686706542969">
                <text:p>461.686706542969</text:p>
              </table:table-cell>
              <table:table-cell office:value-type="float" office:value="33.5229133554489">
                <text:p>33.522913355448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4.77880859375">
                <text:p>614.77880859375</text:p>
              </table:table-cell>
              <table:table-cell office:value-type="float" office:value="22.2602994491571">
                <text:p>22.2602994491571</text:p>
              </table:table-cell>
              <table:table-cell office:value-type="float" office:value="465.610931396484">
                <text:p>465.610931396484</text:p>
              </table:table-cell>
              <table:table-cell office:value-type="float" office:value="33.3747403229366">
                <text:p>33.37474032293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9.628479003906">
                <text:p>619.628479003906</text:p>
              </table:table-cell>
              <table:table-cell office:value-type="float" office:value="22.6574791148678">
                <text:p>22.6574791148678</text:p>
              </table:table-cell>
              <table:table-cell office:value-type="float" office:value="469.539459228516">
                <text:p>469.539459228516</text:p>
              </table:table-cell>
              <table:table-cell office:value-type="float" office:value="33.3259861989903">
                <text:p>33.32598619899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4.436767578125">
                <text:p>624.436767578125</text:p>
              </table:table-cell>
              <table:table-cell office:value-type="float" office:value="23.0651476399151">
                <text:p>23.0651476399151</text:p>
              </table:table-cell>
              <table:table-cell office:value-type="float" office:value="473.398162841797">
                <text:p>473.398162841797</text:p>
              </table:table-cell>
              <table:table-cell office:value-type="float" office:value="33.3392385282145">
                <text:p>33.33923852821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9.304565429688">
                <text:p>629.304565429688</text:p>
              </table:table-cell>
              <table:table-cell office:value-type="float" office:value="22.5260410366014">
                <text:p>22.5260410366014</text:p>
              </table:table-cell>
              <table:table-cell office:value-type="float" office:value="477.204315185547">
                <text:p>477.204315185547</text:p>
              </table:table-cell>
              <table:table-cell office:value-type="float" office:value="33.2947984283108">
                <text:p>33.29479842831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4.282470703125">
                <text:p>634.282470703125</text:p>
              </table:table-cell>
              <table:table-cell office:value-type="float" office:value="21.971812982675">
                <text:p>21.971812982675</text:p>
              </table:table-cell>
              <table:table-cell office:value-type="float" office:value="481.039611816406">
                <text:p>481.039611816406</text:p>
              </table:table-cell>
              <table:table-cell office:value-type="float" office:value="33.2541615482865">
                <text:p>33.25416154828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9.3583984375">
                <text:p>639.3583984375</text:p>
              </table:table-cell>
              <table:table-cell office:value-type="float" office:value="22.5084277785964">
                <text:p>22.5084277785964</text:p>
              </table:table-cell>
              <table:table-cell office:value-type="float" office:value="484.968597412109">
                <text:p>484.968597412109</text:p>
              </table:table-cell>
              <table:table-cell office:value-type="float" office:value="33.1914210502142">
                <text:p>33.19142105021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4.47802734375">
                <text:p>644.47802734375</text:p>
              </table:table-cell>
              <table:table-cell office:value-type="float" office:value="22.6997129350691">
                <text:p>22.6997129350691</text:p>
              </table:table-cell>
              <table:table-cell office:value-type="float" office:value="488.952758789063">
                <text:p>488.952758789063</text:p>
              </table:table-cell>
              <table:table-cell office:value-type="float" office:value="33.098021984209">
                <text:p>33.0980219842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9.587646484375">
                <text:p>649.587646484375</text:p>
              </table:table-cell>
              <table:table-cell office:value-type="float" office:value="22.0274706572547">
                <text:p>22.0274706572547</text:p>
              </table:table-cell>
              <table:table-cell office:value-type="float" office:value="492.864135742188">
                <text:p>492.864135742188</text:p>
              </table:table-cell>
              <table:table-cell office:value-type="float" office:value="33.0356001110844">
                <text:p>33.03560011108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4.635375976563">
                <text:p>654.635375976563</text:p>
              </table:table-cell>
              <table:table-cell office:value-type="float" office:value="21.9542649320934">
                <text:p>21.9542649320934</text:p>
              </table:table-cell>
              <table:table-cell office:value-type="float" office:value="496.592132568359">
                <text:p>496.592132568359</text:p>
              </table:table-cell>
              <table:table-cell office:value-type="float" office:value="33.00103979839">
                <text:p>33.001039798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9.577819824219">
                <text:p>659.577819824219</text:p>
              </table:table-cell>
              <table:table-cell office:value-type="float" office:value="22.3574476625507">
                <text:p>22.3574476625507</text:p>
              </table:table-cell>
              <table:table-cell office:value-type="float" office:value="500.146697998047">
                <text:p>500.146697998047</text:p>
              </table:table-cell>
              <table:table-cell office:value-type="float" office:value="33.0653036997278">
                <text:p>33.06530369972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4.420104980469">
                <text:p>664.420104980469</text:p>
              </table:table-cell>
              <table:table-cell office:value-type="float" office:value="21.9082103367336">
                <text:p>21.9082103367336</text:p>
              </table:table-cell>
              <table:table-cell office:value-type="float" office:value="503.662963867188">
                <text:p>503.662963867188</text:p>
              </table:table-cell>
              <table:table-cell office:value-type="float" office:value="33.2566119284074">
                <text:p>33.25661192840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9.231079101563">
                <text:p>669.231079101563</text:p>
              </table:table-cell>
              <table:table-cell office:value-type="float" office:value="21.6264974143011">
                <text:p>21.6264974143011</text:p>
              </table:table-cell>
              <table:table-cell office:value-type="float" office:value="507.315490722656">
                <text:p>507.315490722656</text:p>
              </table:table-cell>
              <table:table-cell office:value-type="float" office:value="33.424652289529">
                <text:p>33.4246522895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4.103088378906">
                <text:p>674.103088378906</text:p>
              </table:table-cell>
              <table:table-cell office:value-type="float" office:value="21.9467124594515">
                <text:p>21.9467124594515</text:p>
              </table:table-cell>
              <table:table-cell office:value-type="float" office:value="511.190368652344">
                <text:p>511.190368652344</text:p>
              </table:table-cell>
              <table:table-cell office:value-type="float" office:value="33.5853803450052">
                <text:p>33.58538034500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9.081970214844">
                <text:p>679.081970214844</text:p>
              </table:table-cell>
              <table:table-cell office:value-type="float" office:value="21.5206983091606">
                <text:p>21.5206983091606</text:p>
              </table:table-cell>
              <table:table-cell office:value-type="float" office:value="515.247192382813">
                <text:p>515.247192382813</text:p>
              </table:table-cell>
              <table:table-cell office:value-type="float" office:value="33.8555983444097">
                <text:p>33.85559834440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4.146911621094">
                <text:p>684.146911621094</text:p>
              </table:table-cell>
              <table:table-cell office:value-type="float" office:value="21.5921505943142">
                <text:p>21.5921505943142</text:p>
              </table:table-cell>
              <table:table-cell office:value-type="float" office:value="519.366394042969">
                <text:p>519.366394042969</text:p>
              </table:table-cell>
              <table:table-cell office:value-type="float" office:value="34.0752871231279">
                <text:p>34.07528712312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9.230895996094">
                <text:p>689.230895996094</text:p>
              </table:table-cell>
              <table:table-cell office:value-type="float" office:value="21.8448693706423">
                <text:p>21.8448693706423</text:p>
              </table:table-cell>
              <table:table-cell office:value-type="float" office:value="523.4384765625">
                <text:p>523.4384765625</text:p>
              </table:table-cell>
              <table:table-cell office:value-type="float" office:value="34.2675671758409">
                <text:p>34.26756717584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4.261413574219">
                <text:p>694.261413574219</text:p>
              </table:table-cell>
              <table:table-cell office:value-type="float" office:value="21.3160177060055">
                <text:p>21.3160177060055</text:p>
              </table:table-cell>
              <table:table-cell office:value-type="float" office:value="527.427734375">
                <text:p>527.427734375</text:p>
              </table:table-cell>
              <table:table-cell office:value-type="float" office:value="34.298693016101">
                <text:p>34.2986930161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9.181091308594">
                <text:p>699.181091308594</text:p>
              </table:table-cell>
              <table:table-cell office:value-type="float" office:value="21.514822935984">
                <text:p>21.514822935984</text:p>
              </table:table-cell>
              <table:table-cell office:value-type="float" office:value="531.365356445313">
                <text:p>531.365356445313</text:p>
              </table:table-cell>
              <table:table-cell office:value-type="float" office:value="33.9492564017862">
                <text:p>33.94925640178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3.967956542969">
                <text:p>703.967956542969</text:p>
              </table:table-cell>
              <table:table-cell office:value-type="float" office:value="21.3771465953557">
                <text:p>21.3771465953557</text:p>
              </table:table-cell>
              <table:table-cell office:value-type="float" office:value="535.273498535156">
                <text:p>535.273498535156</text:p>
              </table:table-cell>
              <table:table-cell office:value-type="float" office:value="33.3310900973162">
                <text:p>33.33109009731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8.67822265625">
                <text:p>708.67822265625</text:p>
              </table:table-cell>
              <table:table-cell office:value-type="float" office:value="21.1162982098421">
                <text:p>21.1162982098421</text:p>
              </table:table-cell>
              <table:table-cell office:value-type="float" office:value="539.133666992188">
                <text:p>539.133666992188</text:p>
              </table:table-cell>
              <table:table-cell office:value-type="float" office:value="32.6855322839615">
                <text:p>32.68553228396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3.433898925781">
                <text:p>713.433898925781</text:p>
              </table:table-cell>
              <table:table-cell office:value-type="float" office:value="21.13977113121">
                <text:p>21.13977113121</text:p>
              </table:table-cell>
              <table:table-cell office:value-type="float" office:value="542.923400878906">
                <text:p>542.923400878906</text:p>
              </table:table-cell>
              <table:table-cell office:value-type="float" office:value="32.5840621054446">
                <text:p>32.58406210544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8.3486328125">
                <text:p>718.3486328125</text:p>
              </table:table-cell>
              <table:table-cell office:value-type="float" office:value="20.8849426610667">
                <text:p>20.8849426610667</text:p>
              </table:table-cell>
              <table:table-cell office:value-type="float" office:value="546.664978027344">
                <text:p>546.664978027344</text:p>
              </table:table-cell>
              <table:table-cell office:value-type="float" office:value="33.0070593384854">
                <text:p>33.00705933848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3.444641113281">
                <text:p>723.444641113281</text:p>
              </table:table-cell>
              <table:table-cell office:value-type="float" office:value="20.9518073806096">
                <text:p>20.9518073806096</text:p>
              </table:table-cell>
              <table:table-cell office:value-type="float" office:value="550.44189453125">
                <text:p>550.44189453125</text:p>
              </table:table-cell>
              <table:table-cell office:value-type="float" office:value="33.4241020815764">
                <text:p>33.42410208157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8.642761230469">
                <text:p>728.642761230469</text:p>
              </table:table-cell>
              <table:table-cell office:value-type="float" office:value="20.7760753510561">
                <text:p>20.7760753510561</text:p>
              </table:table-cell>
              <table:table-cell office:value-type="float" office:value="554.3427734375">
                <text:p>554.3427734375</text:p>
              </table:table-cell>
              <table:table-cell office:value-type="float" office:value="33.8227628103912">
                <text:p>33.82276281039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3.793823242188">
                <text:p>733.793823242188</text:p>
              </table:table-cell>
              <table:table-cell office:value-type="float" office:value="21.0112384503183">
                <text:p>21.0112384503183</text:p>
              </table:table-cell>
              <table:table-cell office:value-type="float" office:value="558.394226074219">
                <text:p>558.394226074219</text:p>
              </table:table-cell>
              <table:table-cell office:value-type="float" office:value="33.8036216780681">
                <text:p>33.80362167806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8.748352050781">
                <text:p>738.748352050781</text:p>
              </table:table-cell>
              <table:table-cell office:value-type="float" office:value="20.8028395689878">
                <text:p>20.8028395689878</text:p>
              </table:table-cell>
              <table:table-cell office:value-type="float" office:value="562.554077148438">
                <text:p>562.554077148438</text:p>
              </table:table-cell>
              <table:table-cell office:value-type="float" office:value="33.0057023359661">
                <text:p>33.00570233596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3.421813964844">
                <text:p>743.421813964844</text:p>
              </table:table-cell>
              <table:table-cell office:value-type="float" office:value="20.5774856739876">
                <text:p>20.5774856739876</text:p>
              </table:table-cell>
              <table:table-cell office:value-type="float" office:value="566.736145019531">
                <text:p>566.736145019531</text:p>
              </table:table-cell>
              <table:table-cell office:value-type="float" office:value="32.3466707668241">
                <text:p>32.34667076682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7.882385253906">
                <text:p>747.882385253906</text:p>
              </table:table-cell>
              <table:table-cell office:value-type="float" office:value="20.4581855888531">
                <text:p>20.4581855888531</text:p>
              </table:table-cell>
              <table:table-cell office:value-type="float" office:value="570.867919921875">
                <text:p>570.867919921875</text:p>
              </table:table-cell>
              <table:table-cell office:value-type="float" office:value="32.5600312575471">
                <text:p>32.56003125754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2.350341796875">
                <text:p>752.350341796875</text:p>
              </table:table-cell>
              <table:table-cell office:value-type="float" office:value="20.3751229448119">
                <text:p>20.3751229448119</text:p>
              </table:table-cell>
              <table:table-cell office:value-type="float" office:value="574.91845703125">
                <text:p>574.91845703125</text:p>
              </table:table-cell>
              <table:table-cell office:value-type="float" office:value="33.2209748979008">
                <text:p>33.22097489790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7.083435058594">
                <text:p>757.083435058594</text:p>
              </table:table-cell>
              <table:table-cell office:value-type="float" office:value="20.363812155761">
                <text:p>20.363812155761</text:p>
              </table:table-cell>
              <table:table-cell office:value-type="float" office:value="578.872436523438">
                <text:p>578.872436523438</text:p>
              </table:table-cell>
              <table:table-cell office:value-type="float" office:value="33.6333498031733">
                <text:p>33.63334980317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62.209594726563">
                <text:p>762.209594726563</text:p>
              </table:table-cell>
              <table:table-cell office:value-type="float" office:value="20.1765877551533">
                <text:p>20.1765877551533</text:p>
              </table:table-cell>
              <table:table-cell office:value-type="float" office:value="582.728393554688">
                <text:p>582.728393554688</text:p>
              </table:table-cell>
              <table:table-cell office:value-type="float" office:value="33.0213395219605">
                <text:p>33.02133952196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7.654968261719">
                <text:p>767.654968261719</text:p>
              </table:table-cell>
              <table:table-cell office:value-type="float" office:value="20.1532238100999">
                <text:p>20.1532238100999</text:p>
              </table:table-cell>
              <table:table-cell office:value-type="float" office:value="586.529357910156">
                <text:p>586.529357910156</text:p>
              </table:table-cell>
              <table:table-cell office:value-type="float" office:value="32.2658333103077">
                <text:p>32.26583331030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3.166564941406">
                <text:p>773.166564941406</text:p>
              </table:table-cell>
              <table:table-cell office:value-type="float" office:value="20.1104239031354">
                <text:p>20.1104239031354</text:p>
              </table:table-cell>
              <table:table-cell office:value-type="float" office:value="590.366149902344">
                <text:p>590.366149902344</text:p>
              </table:table-cell>
              <table:table-cell office:value-type="float" office:value="32.5210762147213">
                <text:p>32.52107621472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8.419128417969">
                <text:p>778.419128417969</text:p>
              </table:table-cell>
              <table:table-cell office:value-type="float" office:value="20.1766164832012">
                <text:p>20.1766164832012</text:p>
              </table:table-cell>
              <table:table-cell office:value-type="float" office:value="594.340454101563">
                <text:p>594.340454101563</text:p>
              </table:table-cell>
              <table:table-cell office:value-type="float" office:value="33.1601864235905">
                <text:p>33.16018642359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3.167602539063">
                <text:p>783.167602539063</text:p>
              </table:table-cell>
              <table:table-cell office:value-type="float" office:value="19.7918428139419">
                <text:p>19.7918428139419</text:p>
              </table:table-cell>
              <table:table-cell office:value-type="float" office:value="598.491027832031">
                <text:p>598.491027832031</text:p>
              </table:table-cell>
              <table:table-cell office:value-type="float" office:value="33.0988439850308">
                <text:p>33.09884398503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7.420227050781">
                <text:p>787.420227050781</text:p>
              </table:table-cell>
              <table:table-cell office:value-type="float" office:value="19.7950269205546">
                <text:p>19.7950269205546</text:p>
              </table:table-cell>
              <table:table-cell office:value-type="float" office:value="602.773376464844">
                <text:p>602.773376464844</text:p>
              </table:table-cell>
              <table:table-cell office:value-type="float" office:value="32.2303789907032">
                <text:p>32.23037899070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1.471923828125">
                <text:p>791.471923828125</text:p>
              </table:table-cell>
              <table:table-cell office:value-type="float" office:value="19.5578035080778">
                <text:p>19.5578035080778</text:p>
              </table:table-cell>
              <table:table-cell office:value-type="float" office:value="607.082092285156">
                <text:p>607.082092285156</text:p>
              </table:table-cell>
              <table:table-cell office:value-type="float" office:value="32.1931014522225">
                <text:p>32.19310145222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5.744812011719">
                <text:p>795.744812011719</text:p>
              </table:table-cell>
              <table:table-cell office:value-type="float" office:value="19.51868033225">
                <text:p>19.51868033225</text:p>
              </table:table-cell>
              <table:table-cell office:value-type="float" office:value="611.314025878906">
                <text:p>611.314025878906</text:p>
              </table:table-cell>
              <table:table-cell office:value-type="float" office:value="33.0083719484378">
                <text:p>33.00837194843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0.539916992188">
                <text:p>800.539916992188</text:p>
              </table:table-cell>
              <table:table-cell office:value-type="float" office:value="19.6434520234798">
                <text:p>19.6434520234798</text:p>
              </table:table-cell>
              <table:table-cell office:value-type="float" office:value="615.410339355469">
                <text:p>615.410339355469</text:p>
              </table:table-cell>
              <table:table-cell office:value-type="float" office:value="32.5843241941576">
                <text:p>32.58432419415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5.874694824219">
                <text:p>805.874694824219</text:p>
              </table:table-cell>
              <table:table-cell office:value-type="float" office:value="19.3274780074423">
                <text:p>19.3274780074423</text:p>
              </table:table-cell>
              <table:table-cell office:value-type="float" office:value="619.357055664063">
                <text:p>619.357055664063</text:p>
              </table:table-cell>
              <table:table-cell office:value-type="float" office:value="31.9202437721014">
                <text:p>31.92024377210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11.463073730469">
                <text:p>811.463073730469</text:p>
              </table:table-cell>
              <table:table-cell office:value-type="float" office:value="19.5193539732817">
                <text:p>19.5193539732817</text:p>
              </table:table-cell>
              <table:table-cell office:value-type="float" office:value="623.187927246094">
                <text:p>623.187927246094</text:p>
              </table:table-cell>
              <table:table-cell office:value-type="float" office:value="32.5431119826997">
                <text:p>32.543111982699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6.850952148438">
                <text:p>816.850952148438</text:p>
              </table:table-cell>
              <table:table-cell office:value-type="float" office:value="19.395884522063">
                <text:p>19.395884522063</text:p>
              </table:table-cell>
              <table:table-cell office:value-type="float" office:value="627.000366210938">
                <text:p>627.000366210938</text:p>
              </table:table-cell>
              <table:table-cell office:value-type="float" office:value="32.8967756607584">
                <text:p>32.89677566075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1.672973632813">
                <text:p>821.672973632813</text:p>
              </table:table-cell>
              <table:table-cell office:value-type="float" office:value="19.1734138547435">
                <text:p>19.1734138547435</text:p>
              </table:table-cell>
              <table:table-cell office:value-type="float" office:value="630.931457519531">
                <text:p>630.931457519531</text:p>
              </table:table-cell>
              <table:table-cell office:value-type="float" office:value="32.0555088801703">
                <text:p>32.05550888017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5.899597167969">
                <text:p>825.899597167969</text:p>
              </table:table-cell>
              <table:table-cell office:value-type="float" office:value="19.227346761907">
                <text:p>19.227346761907</text:p>
              </table:table-cell>
              <table:table-cell office:value-type="float" office:value="635.092651367188">
                <text:p>635.092651367188</text:p>
              </table:table-cell>
              <table:table-cell office:value-type="float" office:value="31.9436558146651">
                <text:p>31.94365581466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9.862976074219">
                <text:p>829.862976074219</text:p>
              </table:table-cell>
              <table:table-cell office:value-type="float" office:value="18.8336138006789">
                <text:p>18.8336138006789</text:p>
              </table:table-cell>
              <table:table-cell office:value-type="float" office:value="639.490478515625">
                <text:p>639.490478515625</text:p>
              </table:table-cell>
              <table:table-cell office:value-type="float" office:value="32.4843795526324">
                <text:p>32.48437955263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4.034973144531">
                <text:p>834.034973144531</text:p>
              </table:table-cell>
              <table:table-cell office:value-type="float" office:value="18.8086348303605">
                <text:p>18.8086348303605</text:p>
              </table:table-cell>
              <table:table-cell office:value-type="float" office:value="644.024169921875">
                <text:p>644.024169921875</text:p>
              </table:table-cell>
              <table:table-cell office:value-type="float" office:value="31.8394691763377">
                <text:p>31.83946917633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8.7470703125">
                <text:p>838.7470703125</text:p>
              </table:table-cell>
              <table:table-cell office:value-type="float" office:value="19.0780117650831">
                <text:p>19.0780117650831</text:p>
              </table:table-cell>
              <table:table-cell office:value-type="float" office:value="648.526611328125">
                <text:p>648.526611328125</text:p>
              </table:table-cell>
              <table:table-cell office:value-type="float" office:value="31.8398094057626">
                <text:p>31.83980940576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3.997924804688">
                <text:p>843.997924804688</text:p>
              </table:table-cell>
              <table:table-cell office:value-type="float" office:value="18.8390786201454">
                <text:p>18.8390786201454</text:p>
              </table:table-cell>
              <table:table-cell office:value-type="float" office:value="652.840026855469">
                <text:p>652.840026855469</text:p>
              </table:table-cell>
              <table:table-cell office:value-type="float" office:value="32.2855207918039">
                <text:p>32.28552079180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9.442565917969">
                <text:p>849.442565917969</text:p>
              </table:table-cell>
              <table:table-cell office:value-type="float" office:value="18.7228865888117">
                <text:p>18.7228865888117</text:p>
              </table:table-cell>
              <table:table-cell office:value-type="float" office:value="656.87890625">
                <text:p>656.87890625</text:p>
              </table:table-cell>
              <table:table-cell office:value-type="float" office:value="31.674889805031">
                <text:p>31.6748898050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4.591674804688">
                <text:p>854.591674804688</text:p>
              </table:table-cell>
              <table:table-cell office:value-type="float" office:value="18.6825644411664">
                <text:p>18.6825644411664</text:p>
              </table:table-cell>
              <table:table-cell office:value-type="float" office:value="660.655334472656">
                <text:p>660.655334472656</text:p>
              </table:table-cell>
              <table:table-cell office:value-type="float" office:value="31.8440967963169">
                <text:p>31.84409679631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9.150329589844">
                <text:p>859.150329589844</text:p>
              </table:table-cell>
              <table:table-cell office:value-type="float" office:value="18.2997051382032">
                <text:p>18.2997051382032</text:p>
              </table:table-cell>
              <table:table-cell office:value-type="float" office:value="664.311401367188">
                <text:p>664.311401367188</text:p>
              </table:table-cell>
              <table:table-cell office:value-type="float" office:value="32.0928317741744">
                <text:p>32.09283177417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3.224182128906">
                <text:p>863.224182128906</text:p>
              </table:table-cell>
              <table:table-cell office:value-type="float" office:value="18.097116576782">
                <text:p>18.097116576782</text:p>
              </table:table-cell>
              <table:table-cell office:value-type="float" office:value="668.090881347656">
                <text:p>668.090881347656</text:p>
              </table:table-cell>
              <table:table-cell office:value-type="float" office:value="31.6187653539443">
                <text:p>31.61876535394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7.225280761719">
                <text:p>867.225280761719</text:p>
              </table:table-cell>
              <table:table-cell office:value-type="float" office:value="18.1156580693053">
                <text:p>18.1156580693053</text:p>
              </table:table-cell>
              <table:table-cell office:value-type="float" office:value="672.228088378906">
                <text:p>672.228088378906</text:p>
              </table:table-cell>
              <table:table-cell office:value-type="float" office:value="31.7768933673493">
                <text:p>31.77689336734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1.6025390625">
                <text:p>871.6025390625</text:p>
              </table:table-cell>
              <table:table-cell office:value-type="float" office:value="18.2536378185342">
                <text:p>18.2536378185342</text:p>
              </table:table-cell>
              <table:table-cell office:value-type="float" office:value="676.803649902344">
                <text:p>676.803649902344</text:p>
              </table:table-cell>
              <table:table-cell office:value-type="float" office:value="31.3326157486942">
                <text:p>31.33261574869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6.548706054688">
                <text:p>876.548706054688</text:p>
              </table:table-cell>
              <table:table-cell office:value-type="float" office:value="18.0797281074561">
                <text:p>18.0797281074561</text:p>
              </table:table-cell>
              <table:table-cell office:value-type="float" office:value="681.695068359375">
                <text:p>681.695068359375</text:p>
              </table:table-cell>
              <table:table-cell office:value-type="float" office:value="31.3951353781134">
                <text:p>31.39513537811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1.858520507813">
                <text:p>881.858520507813</text:p>
              </table:table-cell>
              <table:table-cell office:value-type="float" office:value="17.849919407406">
                <text:p>17.849919407406</text:p>
              </table:table-cell>
              <table:table-cell office:value-type="float" office:value="686.637329101563">
                <text:p>686.637329101563</text:p>
              </table:table-cell>
              <table:table-cell office:value-type="float" office:value="31.5955652338634">
                <text:p>31.59556523386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7.054321289063">
                <text:p>887.054321289063</text:p>
              </table:table-cell>
              <table:table-cell office:value-type="float" office:value="17.8341220758921">
                <text:p>17.8341220758921</text:p>
              </table:table-cell>
              <table:table-cell office:value-type="float" office:value="691.334228515625">
                <text:p>691.334228515625</text:p>
              </table:table-cell>
              <table:table-cell office:value-type="float" office:value="31.2080425984457">
                <text:p>31.20804259844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1.741638183594">
                <text:p>891.741638183594</text:p>
              </table:table-cell>
              <table:table-cell office:value-type="float" office:value="17.7585520086097">
                <text:p>17.7585520086097</text:p>
              </table:table-cell>
              <table:table-cell office:value-type="float" office:value="695.572265625">
                <text:p>695.572265625</text:p>
              </table:table-cell>
              <table:table-cell office:value-type="float" office:value="31.3634470227836">
                <text:p>31.36344702278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.891662597656">
                <text:p>895.891662597656</text:p>
              </table:table-cell>
              <table:table-cell office:value-type="float" office:value="17.6723129889198">
                <text:p>17.6723129889198</text:p>
              </table:table-cell>
              <table:table-cell office:value-type="float" office:value="699.30615234375">
                <text:p>699.30615234375</text:p>
              </table:table-cell>
              <table:table-cell office:value-type="float" office:value="31.1863904365685">
                <text:p>31.18639043656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99.83642578125">
                <text:p>899.83642578125</text:p>
              </table:table-cell>
              <table:table-cell office:value-type="float" office:value="17.3543143674599">
                <text:p>17.3543143674599</text:p>
              </table:table-cell>
              <table:table-cell office:value-type="float" office:value="702.721923828125">
                <text:p>702.721923828125</text:p>
              </table:table-cell>
              <table:table-cell office:value-type="float" office:value="31.5674000407813">
                <text:p>31.56740004078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4.037170410156">
                <text:p>904.037170410156</text:p>
              </table:table-cell>
              <table:table-cell office:value-type="float" office:value="17.2654489774032">
                <text:p>17.2654489774032</text:p>
              </table:table-cell>
              <table:table-cell office:value-type="float" office:value="706.188842773438">
                <text:p>706.188842773438</text:p>
              </table:table-cell>
              <table:table-cell office:value-type="float" office:value="31.2191085117017">
                <text:p>31.21910851170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08.764282226563">
                <text:p>908.764282226563</text:p>
              </table:table-cell>
              <table:table-cell office:value-type="float" office:value="17.4748811697568">
                <text:p>17.4748811697568</text:p>
              </table:table-cell>
              <table:table-cell office:value-type="float" office:value="710.096374511719">
                <text:p>710.096374511719</text:p>
              </table:table-cell>
              <table:table-cell office:value-type="float" office:value="30.8846740225799">
                <text:p>30.88467402257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3.888427734375">
                <text:p>913.888427734375</text:p>
              </table:table-cell>
              <table:table-cell office:value-type="float" office:value="17.4700512070509">
                <text:p>17.4700512070509</text:p>
              </table:table-cell>
              <table:table-cell office:value-type="float" office:value="714.640075683594">
                <text:p>714.640075683594</text:p>
              </table:table-cell>
              <table:table-cell office:value-type="float" office:value="30.7728468911182">
                <text:p>30.77284689111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18.97509765625">
                <text:p>918.97509765625</text:p>
              </table:table-cell>
              <table:table-cell office:value-type="float" office:value="17.2617216263668">
                <text:p>17.2617216263668</text:p>
              </table:table-cell>
              <table:table-cell office:value-type="float" office:value="719.728759765625">
                <text:p>719.728759765625</text:p>
              </table:table-cell>
              <table:table-cell office:value-type="float" office:value="30.8655791819553">
                <text:p>30.86557918195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3.625915527344">
                <text:p>923.625915527344</text:p>
              </table:table-cell>
              <table:table-cell office:value-type="float" office:value="16.9493211355754">
                <text:p>16.9493211355754</text:p>
              </table:table-cell>
              <table:table-cell office:value-type="float" office:value="725.024230957031">
                <text:p>725.024230957031</text:p>
              </table:table-cell>
              <table:table-cell office:value-type="float" office:value="30.8691255222605">
                <text:p>30.86912552226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27.770202636719">
                <text:p>927.770202636719</text:p>
              </table:table-cell>
              <table:table-cell office:value-type="float" office:value="16.7176357736584">
                <text:p>16.7176357736584</text:p>
              </table:table-cell>
              <table:table-cell office:value-type="float" office:value="730.09716796875">
                <text:p>730.09716796875</text:p>
              </table:table-cell>
              <table:table-cell office:value-type="float" office:value="30.7023418935414">
                <text:p>30.70234189354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1.697021484375">
                <text:p>931.697021484375</text:p>
              </table:table-cell>
              <table:table-cell office:value-type="float" office:value="16.6556712969437">
                <text:p>16.6556712969437</text:p>
              </table:table-cell>
              <table:table-cell office:value-type="float" office:value="734.602416992188">
                <text:p>734.602416992188</text:p>
              </table:table-cell>
              <table:table-cell office:value-type="float" office:value="30.6377984556624">
                <text:p>30.63779845566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35.841003417969">
                <text:p>935.841003417969</text:p>
              </table:table-cell>
              <table:table-cell office:value-type="float" office:value="16.7218825804677">
                <text:p>16.7218825804677</text:p>
              </table:table-cell>
              <table:table-cell office:value-type="float" office:value="738.449157714844">
                <text:p>738.449157714844</text:p>
              </table:table-cell>
              <table:table-cell office:value-type="float" office:value="30.6352467282432">
                <text:p>30.63524672824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0.45361328125">
                <text:p>940.45361328125</text:p>
              </table:table-cell>
              <table:table-cell office:value-type="float" office:value="16.9065319224351">
                <text:p>16.9065319224351</text:p>
              </table:table-cell>
              <table:table-cell office:value-type="float" office:value="741.881286621094">
                <text:p>741.881286621094</text:p>
              </table:table-cell>
              <table:table-cell office:value-type="float" office:value="30.6425521798294">
                <text:p>30.64255217982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45.400390625">
                <text:p>945.400390625</text:p>
              </table:table-cell>
              <table:table-cell office:value-type="float" office:value="16.6728169319863">
                <text:p>16.6728169319863</text:p>
              </table:table-cell>
              <table:table-cell office:value-type="float" office:value="745.374145507813">
                <text:p>745.374145507813</text:p>
              </table:table-cell>
              <table:table-cell office:value-type="float" office:value="30.4699431721546">
                <text:p>30.46994317215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0.288513183594">
                <text:p>950.288513183594</text:p>
              </table:table-cell>
              <table:table-cell office:value-type="float" office:value="16.3604493579233">
                <text:p>16.3604493579233</text:p>
              </table:table-cell>
              <table:table-cell office:value-type="float" office:value="749.379150390625">
                <text:p>749.379150390625</text:p>
              </table:table-cell>
              <table:table-cell office:value-type="float" office:value="30.5720255335512">
                <text:p>30.57202553355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54.7919921875">
                <text:p>954.7919921875</text:p>
              </table:table-cell>
              <table:table-cell office:value-type="float" office:value="16.3456697949043">
                <text:p>16.3456697949043</text:p>
              </table:table-cell>
              <table:table-cell office:value-type="float" office:value="754.094360351563">
                <text:p>754.094360351563</text:p>
              </table:table-cell>
              <table:table-cell office:value-type="float" office:value="30.3106463168653">
                <text:p>30.31064631686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58.884704589844">
                <text:p>958.884704589844</text:p>
              </table:table-cell>
              <table:table-cell office:value-type="float" office:value="16.2329994098249">
                <text:p>16.2329994098249</text:p>
              </table:table-cell>
              <table:table-cell office:value-type="float" office:value="759.3681640625">
                <text:p>759.3681640625</text:p>
              </table:table-cell>
              <table:table-cell office:value-type="float" office:value="30.5646859127073">
                <text:p>30.56468591270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62.846130371094">
                <text:p>962.846130371094</text:p>
              </table:table-cell>
              <table:table-cell office:value-type="float" office:value="16.1440711392885">
                <text:p>16.1440711392885</text:p>
              </table:table-cell>
              <table:table-cell office:value-type="float" office:value="764.777099609375">
                <text:p>764.777099609375</text:p>
              </table:table-cell>
              <table:table-cell office:value-type="float" office:value="30.1493808593159">
                <text:p>30.149380859315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67.026000976563">
                <text:p>967.026000976563</text:p>
              </table:table-cell>
              <table:table-cell office:value-type="float" office:value="16.2075746140389">
                <text:p>16.2075746140389</text:p>
              </table:table-cell>
              <table:table-cell office:value-type="float" office:value="769.8232421875">
                <text:p>769.8232421875</text:p>
              </table:table-cell>
              <table:table-cell office:value-type="float" office:value="30.1601393538506">
                <text:p>30.16013935385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71.552551269531">
                <text:p>971.552551269531</text:p>
              </table:table-cell>
              <table:table-cell office:value-type="float" office:value="16.0031234535765">
                <text:p>16.0031234535765</text:p>
              </table:table-cell>
              <table:table-cell office:value-type="float" office:value="774.19921875">
                <text:p>774.19921875</text:p>
              </table:table-cell>
              <table:table-cell office:value-type="float" office:value="30.1974375641736">
                <text:p>30.19743756417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6.25146484375">
                <text:p>976.25146484375</text:p>
              </table:table-cell>
              <table:table-cell office:value-type="float" office:value="15.7235288138849">
                <text:p>15.7235288138849</text:p>
              </table:table-cell>
              <table:table-cell office:value-type="float" office:value="777.972595214844">
                <text:p>777.972595214844</text:p>
              </table:table-cell>
              <table:table-cell office:value-type="float" office:value="29.8998909393283">
                <text:p>29.89989093932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0.828063964844">
                <text:p>980.828063964844</text:p>
              </table:table-cell>
              <table:table-cell office:value-type="float" office:value="15.6884145656888">
                <text:p>15.6884145656888</text:p>
              </table:table-cell>
              <table:table-cell office:value-type="float" office:value="781.55419921875">
                <text:p>781.55419921875</text:p>
              </table:table-cell>
              <table:table-cell office:value-type="float" office:value="30.0625199020213">
                <text:p>30.06251990202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85.108947753906">
                <text:p>985.108947753906</text:p>
              </table:table-cell>
              <table:table-cell office:value-type="float" office:value="15.5964241692108">
                <text:p>15.5964241692108</text:p>
              </table:table-cell>
              <table:table-cell office:value-type="float" office:value="785.445861816406">
                <text:p>785.445861816406</text:p>
              </table:table-cell>
              <table:table-cell office:value-type="float" office:value="29.6402285745796">
                <text:p>29.64022857457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89.166137695313">
                <text:p>989.166137695313</text:p>
              </table:table-cell>
              <table:table-cell office:value-type="float" office:value="15.5511037231227">
                <text:p>15.5511037231227</text:p>
              </table:table-cell>
              <table:table-cell office:value-type="float" office:value="789.966613769531">
                <text:p>789.966613769531</text:p>
              </table:table-cell>
              <table:table-cell office:value-type="float" office:value="29.6836918198182">
                <text:p>29.683691819818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93.23193359375">
                <text:p>993.23193359375</text:p>
              </table:table-cell>
              <table:table-cell office:value-type="float" office:value="15.5452523285567">
                <text:p>15.5452523285567</text:p>
              </table:table-cell>
              <table:table-cell office:value-type="float" office:value="795.080749511719">
                <text:p>795.080749511719</text:p>
              </table:table-cell>
              <table:table-cell office:value-type="float" office:value="29.7465968373436">
                <text:p>29.74659683734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97.471435546875">
                <text:p>997.471435546875</text:p>
              </table:table-cell>
              <table:table-cell office:value-type="float" office:value="15.4185157158274">
                <text:p>15.4185157158274</text:p>
              </table:table-cell>
              <table:table-cell office:value-type="float" office:value="800.410949707031">
                <text:p>800.410949707031</text:p>
              </table:table-cell>
              <table:table-cell office:value-type="float" office:value="29.2647579958483">
                <text:p>29.264757995848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01.84985351563">
                <text:p>1001.84985351563</text:p>
              </table:table-cell>
              <table:table-cell office:value-type="float" office:value="15.2339764602343">
                <text:p>15.2339764602343</text:p>
              </table:table-cell>
              <table:table-cell office:value-type="float" office:value="805.436462402344">
                <text:p>805.436462402344</text:p>
              </table:table-cell>
              <table:table-cell office:value-type="float" office:value="29.5808683575258">
                <text:p>29.58086835752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06.20812988281">
                <text:p>1006.20812988281</text:p>
              </table:table-cell>
              <table:table-cell office:value-type="float" office:value="15.0729628270905">
                <text:p>15.0729628270905</text:p>
              </table:table-cell>
              <table:table-cell office:value-type="float" office:value="809.824401855469">
                <text:p>809.824401855469</text:p>
              </table:table-cell>
              <table:table-cell office:value-type="float" office:value="29.7565432528255">
                <text:p>29.75654325282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10.42193603516">
                <text:p>1010.42193603516</text:p>
              </table:table-cell>
              <table:table-cell office:value-type="float" office:value="14.9617394499035">
                <text:p>14.9617394499035</text:p>
              </table:table-cell>
              <table:table-cell office:value-type="float" office:value="813.658752441406">
                <text:p>813.658752441406</text:p>
              </table:table-cell>
              <table:table-cell office:value-type="float" office:value="29.0984099013458">
                <text:p>29.09840990134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14.51092529297">
                <text:p>1014.51092529297</text:p>
              </table:table-cell>
              <table:table-cell office:value-type="float" office:value="14.9559333198516">
                <text:p>14.9559333198516</text:p>
              </table:table-cell>
              <table:table-cell office:value-type="float" office:value="817.38330078125">
                <text:p>817.38330078125</text:p>
              </table:table-cell>
              <table:table-cell office:value-type="float" office:value="28.9595649660162">
                <text:p>28.95956496601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18.60211181641">
                <text:p>1018.60211181641</text:p>
              </table:table-cell>
              <table:table-cell office:value-type="float" office:value="14.9951951022041">
                <text:p>14.9951951022041</text:p>
              </table:table-cell>
              <table:table-cell office:value-type="float" office:value="821.509643554688">
                <text:p>821.509643554688</text:p>
              </table:table-cell>
              <table:table-cell office:value-type="float" office:value="29.2539847910036">
                <text:p>29.253984791003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22.77612304688">
                <text:p>1022.77612304688</text:p>
              </table:table-cell>
              <table:table-cell office:value-type="float" office:value="14.8822249990941">
                <text:p>14.8822249990941</text:p>
              </table:table-cell>
              <table:table-cell office:value-type="float" office:value="826.311889648438">
                <text:p>826.311889648438</text:p>
              </table:table-cell>
              <table:table-cell office:value-type="float" office:value="28.9584708303493">
                <text:p>28.958470830349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26.98608398438">
                <text:p>1026.98608398438</text:p>
              </table:table-cell>
              <table:table-cell office:value-type="float" office:value="14.6715927924133">
                <text:p>14.6715927924133</text:p>
              </table:table-cell>
              <table:table-cell office:value-type="float" office:value="831.648864746094">
                <text:p>831.648864746094</text:p>
              </table:table-cell>
              <table:table-cell office:value-type="float" office:value="28.870817850104">
                <text:p>28.8708178501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31.12951660156">
                <text:p>1031.12951660156</text:p>
              </table:table-cell>
              <table:table-cell office:value-type="float" office:value="14.5294640396826">
                <text:p>14.5294640396826</text:p>
              </table:table-cell>
              <table:table-cell office:value-type="float" office:value="837.025451660156">
                <text:p>837.025451660156</text:p>
              </table:table-cell>
              <table:table-cell office:value-type="float" office:value="29.1139989694463">
                <text:p>29.11399896944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35.1533203125">
                <text:p>1035.1533203125</text:p>
              </table:table-cell>
              <table:table-cell office:value-type="float" office:value="14.4287782517665">
                <text:p>14.4287782517665</text:p>
              </table:table-cell>
              <table:table-cell office:value-type="float" office:value="841.905822753906">
                <text:p>841.905822753906</text:p>
              </table:table-cell>
              <table:table-cell office:value-type="float" office:value="28.8796365561601">
                <text:p>28.87963655616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39.1240234375">
                <text:p>1039.1240234375</text:p>
              </table:table-cell>
              <table:table-cell office:value-type="float" office:value="14.3722564371034">
                <text:p>14.3722564371034</text:p>
              </table:table-cell>
              <table:table-cell office:value-type="float" office:value="846.093383789063">
                <text:p>846.093383789063</text:p>
              </table:table-cell>
              <table:table-cell office:value-type="float" office:value="28.4731294424669">
                <text:p>28.47312944246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43.15979003906">
                <text:p>1043.15979003906</text:p>
              </table:table-cell>
              <table:table-cell office:value-type="float" office:value="14.4180762806985">
                <text:p>14.4180762806985</text:p>
              </table:table-cell>
              <table:table-cell office:value-type="float" office:value="849.864868164063">
                <text:p>849.864868164063</text:p>
              </table:table-cell>
              <table:table-cell office:value-type="float" office:value="28.3832976076144">
                <text:p>28.38329760761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47.28466796875">
                <text:p>1047.28466796875</text:p>
              </table:table-cell>
              <table:table-cell office:value-type="float" office:value="14.2126488897298">
                <text:p>14.2126488897298</text:p>
              </table:table-cell>
              <table:table-cell office:value-type="float" office:value="853.774353027344">
                <text:p>853.774353027344</text:p>
              </table:table-cell>
              <table:table-cell office:value-type="float" office:value="28.550764736347">
                <text:p>28.5507647363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51.4033203125">
                <text:p>1051.4033203125</text:p>
              </table:table-cell>
              <table:table-cell office:value-type="float" office:value="13.8480822806205">
                <text:p>13.8480822806205</text:p>
              </table:table-cell>
              <table:table-cell office:value-type="float" office:value="858.297241210938">
                <text:p>858.297241210938</text:p>
              </table:table-cell>
              <table:table-cell office:value-type="float" office:value="28.4170738887066">
                <text:p>28.41707388870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55.40393066406">
                <text:p>1055.40393066406</text:p>
              </table:table-cell>
              <table:table-cell office:value-type="float" office:value="13.786551296854">
                <text:p>13.786551296854</text:p>
              </table:table-cell>
              <table:table-cell office:value-type="float" office:value="863.518798828125">
                <text:p>863.518798828125</text:p>
              </table:table-cell>
              <table:table-cell office:value-type="float" office:value="28.1168770611785">
                <text:p>28.11687706117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59.27136230469">
                <text:p>1059.27136230469</text:p>
              </table:table-cell>
              <table:table-cell office:value-type="float" office:value="13.7465716099821">
                <text:p>13.7465716099821</text:p>
              </table:table-cell>
              <table:table-cell office:value-type="float" office:value="869.056396484375">
                <text:p>869.056396484375</text:p>
              </table:table-cell>
              <table:table-cell office:value-type="float" office:value="28.0356279379308">
                <text:p>28.03562793793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63.11669921875">
                <text:p>1063.11669921875</text:p>
              </table:table-cell>
              <table:table-cell office:value-type="float" office:value="13.7389198644808">
                <text:p>13.7389198644808</text:p>
              </table:table-cell>
              <table:table-cell office:value-type="float" office:value="874.304870605469">
                <text:p>874.304870605469</text:p>
              </table:table-cell>
              <table:table-cell office:value-type="float" office:value="28.2015091888275">
                <text:p>28.20150918882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67.06042480469">
                <text:p>1067.06042480469</text:p>
              </table:table-cell>
              <table:table-cell office:value-type="float" office:value="13.8775108756152">
                <text:p>13.8775108756152</text:p>
              </table:table-cell>
              <table:table-cell office:value-type="float" office:value="878.868286132813">
                <text:p>878.868286132813</text:p>
              </table:table-cell>
              <table:table-cell office:value-type="float" office:value="28.1212181541106">
                <text:p>28.12121815411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71.09045410156">
                <text:p>1071.09045410156</text:p>
              </table:table-cell>
              <table:table-cell office:value-type="float" office:value="13.743437928957">
                <text:p>13.743437928957</text:p>
              </table:table-cell>
              <table:table-cell office:value-type="float" office:value="882.83740234375">
                <text:p>882.83740234375</text:p>
              </table:table-cell>
              <table:table-cell office:value-type="float" office:value="27.7271960396942">
                <text:p>27.727196039694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75.08825683594">
                <text:p>1075.08825683594</text:p>
              </table:table-cell>
              <table:table-cell office:value-type="float" office:value="13.3399487496315">
                <text:p>13.3399487496315</text:p>
              </table:table-cell>
              <table:table-cell office:value-type="float" office:value="886.706909179688">
                <text:p>886.706909179688</text:p>
              </table:table-cell>
              <table:table-cell office:value-type="float" office:value="27.5018520337352">
                <text:p>27.50185203373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78.94616699219">
                <text:p>1078.94616699219</text:p>
              </table:table-cell>
              <table:table-cell office:value-type="float" office:value="13.1555537899678">
                <text:p>13.1555537899678</text:p>
              </table:table-cell>
              <table:table-cell office:value-type="float" office:value="891.043395996094">
                <text:p>891.043395996094</text:p>
              </table:table-cell>
              <table:table-cell office:value-type="float" office:value="27.4350383304964">
                <text:p>27.43503833049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82.67309570313">
                <text:p>1082.67309570313</text:p>
              </table:table-cell>
              <table:table-cell office:value-type="float" office:value="13.1900438385936">
                <text:p>13.1900438385936</text:p>
              </table:table-cell>
              <table:table-cell office:value-type="float" office:value="896.091918945313">
                <text:p>896.091918945313</text:p>
              </table:table-cell>
              <table:table-cell office:value-type="float" office:value="27.5788272039231">
                <text:p>27.57882720392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86.39831542969">
                <text:p>1086.39831542969</text:p>
              </table:table-cell>
              <table:table-cell office:value-type="float" office:value="13.1777279324621">
                <text:p>13.1777279324621</text:p>
              </table:table-cell>
              <table:table-cell office:value-type="float" office:value="901.589538574219">
                <text:p>901.589538574219</text:p>
              </table:table-cell>
              <table:table-cell office:value-type="float" office:value="27.8191617944267">
                <text:p>27.81916179442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90.21862792969">
                <text:p>1090.21862792969</text:p>
              </table:table-cell>
              <table:table-cell office:value-type="float" office:value="13.1396509906761">
                <text:p>13.1396509906761</text:p>
              </table:table-cell>
              <table:table-cell office:value-type="float" office:value="906.9541015625">
                <text:p>906.9541015625</text:p>
              </table:table-cell>
              <table:table-cell office:value-type="float" office:value="27.5451616098296">
                <text:p>27.54516160982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94.09985351563">
                <text:p>1094.09985351563</text:p>
              </table:table-cell>
              <table:table-cell office:value-type="float" office:value="13.0288872792">
                <text:p>13.0288872792</text:p>
              </table:table-cell>
              <table:table-cell office:value-type="float" office:value="911.730895996094">
                <text:p>911.730895996094</text:p>
              </table:table-cell>
              <table:table-cell office:value-type="float" office:value="27.0998173773024">
                <text:p>27.09981737730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97.93383789063">
                <text:p>1097.93383789063</text:p>
              </table:table-cell>
              <table:table-cell office:value-type="float" office:value="12.789485092961">
                <text:p>12.789485092961</text:p>
              </table:table-cell>
              <table:table-cell office:value-type="float" office:value="915.915161132813">
                <text:p>915.915161132813</text:p>
              </table:table-cell>
              <table:table-cell office:value-type="float" office:value="26.9144582067611">
                <text:p>26.91445820676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01.64599609375">
                <text:p>1101.64599609375</text:p>
              </table:table-cell>
              <table:table-cell office:value-type="float" office:value="12.562100861491">
                <text:p>12.562100861491</text:p>
              </table:table-cell>
              <table:table-cell office:value-type="float" office:value="919.936828613281">
                <text:p>919.936828613281</text:p>
              </table:table-cell>
              <table:table-cell office:value-type="float" office:value="26.7934766981861">
                <text:p>26.79347669818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05.28125">
                <text:p>1105.28125</text:p>
              </table:table-cell>
              <table:table-cell office:value-type="float" office:value="12.5529964646434">
                <text:p>12.5529964646434</text:p>
              </table:table-cell>
              <table:table-cell office:value-type="float" office:value="924.343322753906">
                <text:p>924.343322753906</text:p>
              </table:table-cell>
              <table:table-cell office:value-type="float" office:value="26.7588893381448">
                <text:p>26.75888933814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08.94189453125">
                <text:p>1108.94189453125</text:p>
              </table:table-cell>
              <table:table-cell office:value-type="float" office:value="12.764037093355">
                <text:p>12.764037093355</text:p>
              </table:table-cell>
              <table:table-cell office:value-type="float" office:value="929.391296386719">
                <text:p>929.391296386719</text:p>
              </table:table-cell>
              <table:table-cell office:value-type="float" office:value="26.7151674861233">
                <text:p>26.71516748612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12.65417480469">
                <text:p>1112.65417480469</text:p>
              </table:table-cell>
              <table:table-cell office:value-type="float" office:value="12.6885155786562">
                <text:p>12.6885155786562</text:p>
              </table:table-cell>
              <table:table-cell office:value-type="float" office:value="934.844970703125">
                <text:p>934.844970703125</text:p>
              </table:table-cell>
              <table:table-cell office:value-type="float" office:value="26.6602056043879">
                <text:p>26.66020560438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16.35400390625">
                <text:p>1116.35400390625</text:p>
              </table:table-cell>
              <table:table-cell office:value-type="float" office:value="12.2455264243317">
                <text:p>12.2455264243317</text:p>
              </table:table-cell>
              <table:table-cell office:value-type="float" office:value="940.181335449219">
                <text:p>940.181335449219</text:p>
              </table:table-cell>
              <table:table-cell office:value-type="float" office:value="26.4451713767895">
                <text:p>26.445171376789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19.96569824219">
                <text:p>1119.96569824219</text:p>
              </table:table-cell>
              <table:table-cell office:value-type="float" office:value="12.0012644990146">
                <text:p>12.0012644990146</text:p>
              </table:table-cell>
              <table:table-cell office:value-type="float" office:value="945.006896972656">
                <text:p>945.006896972656</text:p>
              </table:table-cell>
              <table:table-cell office:value-type="float" office:value="26.1492545497839">
                <text:p>26.14925454978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23.49597167969">
                <text:p>1123.49597167969</text:p>
              </table:table-cell>
              <table:table-cell office:value-type="float" office:value="12.1894211371589">
                <text:p>12.1894211371589</text:p>
              </table:table-cell>
              <table:table-cell office:value-type="float" office:value="949.339172363281">
                <text:p>949.339172363281</text:p>
              </table:table-cell>
              <table:table-cell office:value-type="float" office:value="26.139936805435">
                <text:p>26.1399368054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27.03393554688">
                <text:p>1127.03393554688</text:p>
              </table:table-cell>
              <table:table-cell office:value-type="float" office:value="12.3332043862968">
                <text:p>12.3332043862968</text:p>
              </table:table-cell>
              <table:table-cell office:value-type="float" office:value="953.571960449219">
                <text:p>953.571960449219</text:p>
              </table:table-cell>
              <table:table-cell office:value-type="float" office:value="26.0979135938393">
                <text:p>26.097913593839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30.62780761719">
                <text:p>1130.62780761719</text:p>
              </table:table-cell>
              <table:table-cell office:value-type="float" office:value="12.0588751993133">
                <text:p>12.0588751993133</text:p>
              </table:table-cell>
              <table:table-cell office:value-type="float" office:value="958.156066894531">
                <text:p>958.156066894531</text:p>
              </table:table-cell>
              <table:table-cell office:value-type="float" office:value="25.9887085976581">
                <text:p>25.98870859765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34.22814941406">
                <text:p>1134.22814941406</text:p>
              </table:table-cell>
              <table:table-cell office:value-type="float" office:value="11.6959480294249">
                <text:p>11.6959480294249</text:p>
              </table:table-cell>
              <table:table-cell office:value-type="float" office:value="963.232666015625">
                <text:p>963.232666015625</text:p>
              </table:table-cell>
              <table:table-cell office:value-type="float" office:value="25.9373013131214">
                <text:p>25.93730131312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37.75">
                <text:p>1137.75</text:p>
              </table:table-cell>
              <table:table-cell office:value-type="float" office:value="11.6998297387344">
                <text:p>11.6998297387344</text:p>
              </table:table-cell>
              <table:table-cell office:value-type="float" office:value="968.5458984375">
                <text:p>968.5458984375</text:p>
              </table:table-cell>
              <table:table-cell office:value-type="float" office:value="25.6647406882433">
                <text:p>25.66474068824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41.16528320313">
                <text:p>1141.16528320313</text:p>
              </table:table-cell>
              <table:table-cell office:value-type="float" office:value="11.7625804905959">
                <text:p>11.7625804905959</text:p>
              </table:table-cell>
              <table:table-cell office:value-type="float" office:value="973.692565917969">
                <text:p>973.692565917969</text:p>
              </table:table-cell>
              <table:table-cell office:value-type="float" office:value="25.2786079536565">
                <text:p>25.278607953656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44.55224609375">
                <text:p>1144.55224609375</text:p>
              </table:table-cell>
              <table:table-cell office:value-type="float" office:value="11.5889127583523">
                <text:p>11.5889127583523</text:p>
              </table:table-cell>
              <table:table-cell office:value-type="float" office:value="978.450256347656">
                <text:p>978.450256347656</text:p>
              </table:table-cell>
              <table:table-cell office:value-type="float" office:value="25.2535159975155">
                <text:p>25.25351599751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47.99157714844">
                <text:p>1147.99157714844</text:p>
              </table:table-cell>
              <table:table-cell office:value-type="float" office:value="11.4786688273595">
                <text:p>11.4786688273595</text:p>
              </table:table-cell>
              <table:table-cell office:value-type="float" office:value="982.934448242188">
                <text:p>982.934448242188</text:p>
              </table:table-cell>
              <table:table-cell office:value-type="float" office:value="25.2533214929302">
                <text:p>25.25332149293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51.46887207031">
                <text:p>1151.46887207031</text:p>
              </table:table-cell>
              <table:table-cell office:value-type="float" office:value="11.4322961902964">
                <text:p>11.4322961902964</text:p>
              </table:table-cell>
              <table:table-cell office:value-type="float" office:value="987.474487304688">
                <text:p>987.474487304688</text:p>
              </table:table-cell>
              <table:table-cell office:value-type="float" office:value="25.1323223370471">
                <text:p>25.132322337047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54.89965820313">
                <text:p>1154.89965820313</text:p>
              </table:table-cell>
              <table:table-cell office:value-type="float" office:value="11.2557245960221">
                <text:p>11.2557245960221</text:p>
              </table:table-cell>
              <table:table-cell office:value-type="float" office:value="992.307495117188">
                <text:p>992.307495117188</text:p>
              </table:table-cell>
              <table:table-cell office:value-type="float" office:value="25.1925035916389">
                <text:p>25.19250359163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58.22290039063">
                <text:p>1158.22290039063</text:p>
              </table:table-cell>
              <table:table-cell office:value-type="float" office:value="11.0817436563455">
                <text:p>11.0817436563455</text:p>
              </table:table-cell>
              <table:table-cell office:value-type="float" office:value="997.392395019531">
                <text:p>997.392395019531</text:p>
              </table:table-cell>
              <table:table-cell office:value-type="float" office:value="24.9925228820664">
                <text:p>24.992522882066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61.48120117188">
                <text:p>1161.48120117188</text:p>
              </table:table-cell>
              <table:table-cell office:value-type="float" office:value="11.1671995789829">
                <text:p>11.1671995789829</text:p>
              </table:table-cell>
              <table:table-cell office:value-type="float" office:value="1002.49786376953">
                <text:p>1002.49786376953</text:p>
              </table:table-cell>
              <table:table-cell office:value-type="float" office:value="24.5287275502763">
                <text:p>24.52872755027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64.76379394531">
                <text:p>1164.76379394531</text:p>
              </table:table-cell>
              <table:table-cell office:value-type="float" office:value="11.2098484015593">
                <text:p>11.2098484015593</text:p>
              </table:table-cell>
              <table:table-cell office:value-type="float" office:value="1007.42462158203">
                <text:p>1007.42462158203</text:p>
              </table:table-cell>
              <table:table-cell office:value-type="float" office:value="24.4965937160987">
                <text:p>24.49659371609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68.08325195313">
                <text:p>1168.08325195313</text:p>
              </table:table-cell>
              <table:table-cell office:value-type="float" office:value="10.9925605304918">
                <text:p>10.9925605304918</text:p>
              </table:table-cell>
              <table:table-cell office:value-type="float" office:value="1012.17053222656">
                <text:p>1012.17053222656</text:p>
              </table:table-cell>
              <table:table-cell office:value-type="float" office:value="24.578821869981">
                <text:p>24.57882186998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71.37780761719">
                <text:p>1171.37780761719</text:p>
              </table:table-cell>
              <table:table-cell office:value-type="float" office:value="10.8076561351569">
                <text:p>10.8076561351569</text:p>
              </table:table-cell>
              <table:table-cell office:value-type="float" office:value="1016.90655517578">
                <text:p>1016.90655517578</text:p>
              </table:table-cell>
              <table:table-cell office:value-type="float" office:value="24.4139281764286">
                <text:p>24.413928176428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74.58337402344">
                <text:p>1174.58337402344</text:p>
              </table:table-cell>
              <table:table-cell office:value-type="float" office:value="10.6555124396236">
                <text:p>10.6555124396236</text:p>
              </table:table-cell>
              <table:table-cell office:value-type="float" office:value="1021.775390625">
                <text:p>1021.775390625</text:p>
              </table:table-cell>
              <table:table-cell office:value-type="float" office:value="24.2408315384855">
                <text:p>24.240831538485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77.72045898438">
                <text:p>1177.72045898438</text:p>
              </table:table-cell>
              <table:table-cell office:value-type="float" office:value="10.5934303918982">
                <text:p>10.5934303918982</text:p>
              </table:table-cell>
              <table:table-cell office:value-type="float" office:value="1026.75646972656">
                <text:p>1026.75646972656</text:p>
              </table:table-cell>
              <table:table-cell office:value-type="float" office:value="23.8643234614863">
                <text:p>23.86432346148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80.86999511719">
                <text:p>1180.86999511719</text:p>
              </table:table-cell>
              <table:table-cell office:value-type="float" office:value="10.7627777529581">
                <text:p>10.7627777529581</text:p>
              </table:table-cell>
              <table:table-cell office:value-type="float" office:value="1031.7265625">
                <text:p>1031.7265625</text:p>
              </table:table-cell>
              <table:table-cell office:value-type="float" office:value="23.3950358358372">
                <text:p>23.39503583583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84.05786132813">
                <text:p>1184.05786132813</text:p>
              </table:table-cell>
              <table:table-cell office:value-type="float" office:value="10.6341684748699">
                <text:p>10.6341684748699</text:p>
              </table:table-cell>
              <table:table-cell office:value-type="float" office:value="1036.59948730469">
                <text:p>1036.59948730469</text:p>
              </table:table-cell>
              <table:table-cell office:value-type="float" office:value="23.3113878344682">
                <text:p>23.311387834468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87.23388671875">
                <text:p>1187.23388671875</text:p>
              </table:table-cell>
              <table:table-cell office:value-type="float" office:value="10.2851151145609">
                <text:p>10.2851151145609</text:p>
              </table:table-cell>
              <table:table-cell office:value-type="float" office:value="1041.41760253906">
                <text:p>1041.41760253906</text:p>
              </table:table-cell>
              <table:table-cell office:value-type="float" office:value="23.5404218027911">
                <text:p>23.54042180279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90.33532714844">
                <text:p>1190.33532714844</text:p>
              </table:table-cell>
              <table:table-cell office:value-type="float" office:value="10.1972407475234">
                <text:p>10.1972407475234</text:p>
              </table:table-cell>
              <table:table-cell office:value-type="float" office:value="1046.30212402344">
                <text:p>1046.30212402344</text:p>
              </table:table-cell>
              <table:table-cell office:value-type="float" office:value="23.6736940818062">
                <text:p>23.673694081806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93.37036132813">
                <text:p>1193.37036132813</text:p>
              </table:table-cell>
              <table:table-cell office:value-type="float" office:value="10.1968517050996">
                <text:p>10.1968517050996</text:p>
              </table:table-cell>
              <table:table-cell office:value-type="float" office:value="1051.29382324219">
                <text:p>1051.29382324219</text:p>
              </table:table-cell>
              <table:table-cell office:value-type="float" office:value="23.4613784929797">
                <text:p>23.46137849297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96.41125488281">
                <text:p>1196.41125488281</text:p>
              </table:table-cell>
              <table:table-cell office:value-type="float" office:value="10.3334707475512">
                <text:p>10.3334707475512</text:p>
              </table:table-cell>
              <table:table-cell office:value-type="float" office:value="1056.30358886719">
                <text:p>1056.30358886719</text:p>
              </table:table-cell>
              <table:table-cell office:value-type="float" office:value="22.9487809244388">
                <text:p>22.94878092443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99.48229980469">
                <text:p>1199.48229980469</text:p>
              </table:table-cell>
              <table:table-cell office:value-type="float" office:value="10.263639943481">
                <text:p>10.263639943481</text:p>
              </table:table-cell>
              <table:table-cell office:value-type="float" office:value="1061.21362304688">
                <text:p>1061.21362304688</text:p>
              </table:table-cell>
              <table:table-cell office:value-type="float" office:value="22.557255173251">
                <text:p>22.55725517325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02.53601074219">
                <text:p>1202.53601074219</text:p>
              </table:table-cell>
              <table:table-cell office:value-type="float" office:value="9.90396638882252">
                <text:p>9.90396638882252</text:p>
              </table:table-cell>
              <table:table-cell office:value-type="float" office:value="1066.00366210938">
                <text:p>1066.00366210938</text:p>
              </table:table-cell>
              <table:table-cell office:value-type="float" office:value="22.3703656239121">
                <text:p>22.37036562391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05.5087890625">
                <text:p>1205.5087890625</text:p>
              </table:table-cell>
              <table:table-cell office:value-type="float" office:value="9.73534622138948">
                <text:p>9.73534622138948</text:p>
              </table:table-cell>
              <table:table-cell office:value-type="float" office:value="1070.79272460938">
                <text:p>1070.79272460938</text:p>
              </table:table-cell>
              <table:table-cell office:value-type="float" office:value="22.4485522693018">
                <text:p>22.44855226930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08.408203125">
                <text:p>1208.408203125</text:p>
              </table:table-cell>
              <table:table-cell office:value-type="float" office:value="9.72227190515895">
                <text:p>9.72227190515895</text:p>
              </table:table-cell>
              <table:table-cell office:value-type="float" office:value="1075.71630859375">
                <text:p>1075.71630859375</text:p>
              </table:table-cell>
              <table:table-cell office:value-type="float" office:value="22.7434146309721">
                <text:p>22.74341463097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11.3076171875">
                <text:p>1211.3076171875</text:p>
              </table:table-cell>
              <table:table-cell office:value-type="float" office:value="9.9240368687766">
                <text:p>9.9240368687766</text:p>
              </table:table-cell>
              <table:table-cell office:value-type="float" office:value="1080.7666015625">
                <text:p>1080.7666015625</text:p>
              </table:table-cell>
              <table:table-cell office:value-type="float" office:value="22.4422715263284">
                <text:p>22.442271526328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14.23937988281">
                <text:p>1214.23937988281</text:p>
              </table:table-cell>
              <table:table-cell office:value-type="float" office:value="9.85443896914109">
                <text:p>9.85443896914109</text:p>
              </table:table-cell>
              <table:table-cell office:value-type="float" office:value="1085.80822753906">
                <text:p>1085.80822753906</text:p>
              </table:table-cell>
              <table:table-cell office:value-type="float" office:value="21.6556950111367">
                <text:p>21.65569501113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17.16430664063">
                <text:p>1217.16430664063</text:p>
              </table:table-cell>
              <table:table-cell office:value-type="float" office:value="9.47728717638319">
                <text:p>9.47728717638319</text:p>
              </table:table-cell>
              <table:table-cell office:value-type="float" office:value="1090.71630859375">
                <text:p>1090.71630859375</text:p>
              </table:table-cell>
              <table:table-cell office:value-type="float" office:value="21.4040536109293">
                <text:p>21.40405361092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20.01953125">
                <text:p>1220.01953125</text:p>
              </table:table-cell>
              <table:table-cell office:value-type="float" office:value="9.30368595804591">
                <text:p>9.30368595804591</text:p>
              </table:table-cell>
              <table:table-cell office:value-type="float" office:value="1095.50244140625">
                <text:p>1095.50244140625</text:p>
              </table:table-cell>
              <table:table-cell office:value-type="float" office:value="21.7373231114624">
                <text:p>21.73732311146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22.80676269531">
                <text:p>1222.80676269531</text:p>
              </table:table-cell>
              <table:table-cell office:value-type="float" office:value="9.34235656012672">
                <text:p>9.34235656012672</text:p>
              </table:table-cell>
              <table:table-cell office:value-type="float" office:value="1100.30615234375">
                <text:p>1100.30615234375</text:p>
              </table:table-cell>
              <table:table-cell office:value-type="float" office:value="21.806008543341">
                <text:p>21.80600854334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25.59436035156">
                <text:p>1225.59436035156</text:p>
              </table:table-cell>
              <table:table-cell office:value-type="float" office:value="9.47591474153407">
                <text:p>9.47591474153407</text:p>
              </table:table-cell>
              <table:table-cell office:value-type="float" office:value="1105.23474121094">
                <text:p>1105.23474121094</text:p>
              </table:table-cell>
              <table:table-cell office:value-type="float" office:value="21.2487422058529">
                <text:p>21.248742205852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28.41381835938">
                <text:p>1228.41381835938</text:p>
              </table:table-cell>
              <table:table-cell office:value-type="float" office:value="9.36619097158236">
                <text:p>9.36619097158236</text:p>
              </table:table-cell>
              <table:table-cell office:value-type="float" office:value="1110.24377441406">
                <text:p>1110.24377441406</text:p>
              </table:table-cell>
              <table:table-cell office:value-type="float" office:value="20.7045398831454">
                <text:p>20.704539883145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31.22912597656">
                <text:p>1231.22912597656</text:p>
              </table:table-cell>
              <table:table-cell office:value-type="float" office:value="9.12474563375283">
                <text:p>9.12474563375283</text:p>
              </table:table-cell>
              <table:table-cell office:value-type="float" office:value="1115.20959472656">
                <text:p>1115.20959472656</text:p>
              </table:table-cell>
              <table:table-cell office:value-type="float" office:value="20.753113928522">
                <text:p>20.75311392852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33.98156738281">
                <text:p>1233.98156738281</text:p>
              </table:table-cell>
              <table:table-cell office:value-type="float" office:value="8.92149715376712">
                <text:p>8.92149715376712</text:p>
              </table:table-cell>
              <table:table-cell office:value-type="float" office:value="1120.06433105469">
                <text:p>1120.06433105469</text:p>
              </table:table-cell>
              <table:table-cell office:value-type="float" office:value="20.7597169896502">
                <text:p>20.75971698965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36.67431640625">
                <text:p>1236.67431640625</text:p>
              </table:table-cell>
              <table:table-cell office:value-type="float" office:value="8.960134731247">
                <text:p>8.960134731247</text:p>
              </table:table-cell>
              <table:table-cell office:value-type="float" office:value="1124.87084960938">
                <text:p>1124.87084960938</text:p>
              </table:table-cell>
              <table:table-cell office:value-type="float" office:value="20.529481736284">
                <text:p>20.5294817362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39.36181640625">
                <text:p>1239.36181640625</text:p>
              </table:table-cell>
              <table:table-cell office:value-type="float" office:value="9.00385628273846">
                <text:p>9.00385628273846</text:p>
              </table:table-cell>
              <table:table-cell office:value-type="float" office:value="1129.73596191406">
                <text:p>1129.73596191406</text:p>
              </table:table-cell>
              <table:table-cell office:value-type="float" office:value="20.4703327487049">
                <text:p>20.470332748704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42.056640625">
                <text:p>1242.056640625</text:p>
              </table:table-cell>
              <table:table-cell office:value-type="float" office:value="8.91581586520845">
                <text:p>8.91581586520845</text:p>
              </table:table-cell>
              <table:table-cell office:value-type="float" office:value="1134.66979980469">
                <text:p>1134.66979980469</text:p>
              </table:table-cell>
              <table:table-cell office:value-type="float" office:value="20.1231666472713">
                <text:p>20.123166647271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44.72216796875">
                <text:p>1244.72216796875</text:p>
              </table:table-cell>
              <table:table-cell office:value-type="float" office:value="8.74368766246739">
                <text:p>8.74368766246739</text:p>
              </table:table-cell>
              <table:table-cell office:value-type="float" office:value="1139.58410644531">
                <text:p>1139.58410644531</text:p>
              </table:table-cell>
              <table:table-cell office:value-type="float" office:value="19.6141624778507">
                <text:p>19.614162477850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47.31713867188">
                <text:p>1247.31713867188</text:p>
              </table:table-cell>
              <table:table-cell office:value-type="float" office:value="8.6305975001933">
                <text:p>8.6305975001933</text:p>
              </table:table-cell>
              <table:table-cell office:value-type="float" office:value="1144.40124511719">
                <text:p>1144.40124511719</text:p>
              </table:table-cell>
              <table:table-cell office:value-type="float" office:value="19.5597705807972">
                <text:p>19.559770580797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49.86499023438">
                <text:p>1249.86499023438</text:p>
              </table:table-cell>
              <table:table-cell office:value-type="float" office:value="8.62827117600494">
                <text:p>8.62827117600494</text:p>
              </table:table-cell>
              <table:table-cell office:value-type="float" office:value="1149.14489746094">
                <text:p>1149.14489746094</text:p>
              </table:table-cell>
              <table:table-cell office:value-type="float" office:value="19.5804917326487">
                <text:p>19.580491732648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52.42358398438">
                <text:p>1252.42358398438</text:p>
              </table:table-cell>
              <table:table-cell office:value-type="float" office:value="8.63414046461824">
                <text:p>8.63414046461824</text:p>
              </table:table-cell>
              <table:table-cell office:value-type="float" office:value="1153.92016601563">
                <text:p>1153.92016601563</text:p>
              </table:table-cell>
              <table:table-cell office:value-type="float" office:value="19.4014775131151">
                <text:p>19.401477513115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54.99645996094">
                <text:p>1254.99645996094</text:p>
              </table:table-cell>
              <table:table-cell office:value-type="float" office:value="8.5242061703993">
                <text:p>8.5242061703993</text:p>
              </table:table-cell>
              <table:table-cell office:value-type="float" office:value="1158.76989746094">
                <text:p>1158.76989746094</text:p>
              </table:table-cell>
              <table:table-cell office:value-type="float" office:value="19.2366964973234">
                <text:p>19.236696497323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57.54235839844">
                <text:p>1257.54235839844</text:p>
              </table:table-cell>
              <table:table-cell office:value-type="float" office:value="8.36636018520312">
                <text:p>8.36636018520312</text:p>
              </table:table-cell>
              <table:table-cell office:value-type="float" office:value="1163.62719726563">
                <text:p>1163.62719726563</text:p>
              </table:table-cell>
              <table:table-cell office:value-type="float" office:value="18.7796771765448">
                <text:p>18.77967717654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60.0263671875">
                <text:p>1260.0263671875</text:p>
              </table:table-cell>
              <table:table-cell office:value-type="float" office:value="8.32087913209005">
                <text:p>8.32087913209005</text:p>
              </table:table-cell>
              <table:table-cell office:value-type="float" office:value="1168.40417480469">
                <text:p>1168.40417480469</text:p>
              </table:table-cell>
              <table:table-cell office:value-type="float" office:value="18.4511922923295">
                <text:p>18.451192292329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62.48034667969">
                <text:p>1262.48034667969</text:p>
              </table:table-cell>
              <table:table-cell office:value-type="float" office:value="8.33636617688144">
                <text:p>8.33636617688144</text:p>
              </table:table-cell>
              <table:table-cell office:value-type="float" office:value="1173.09619140625">
                <text:p>1173.09619140625</text:p>
              </table:table-cell>
              <table:table-cell office:value-type="float" office:value="18.558747339506">
                <text:p>18.55874733950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64.94299316406">
                <text:p>1264.94299316406</text:p>
              </table:table-cell>
              <table:table-cell office:value-type="float" office:value="8.27673045475821">
                <text:p>8.27673045475821</text:p>
              </table:table-cell>
              <table:table-cell office:value-type="float" office:value="1177.79650878906">
                <text:p>1177.79650878906</text:p>
              </table:table-cell>
              <table:table-cell office:value-type="float" office:value="18.4435186047466">
                <text:p>18.443518604746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67.40405273438">
                <text:p>1267.40405273438</text:p>
              </table:table-cell>
              <table:table-cell office:value-type="float" office:value="8.04750522167726">
                <text:p>8.04750522167726</text:p>
              </table:table-cell>
              <table:table-cell office:value-type="float" office:value="1182.5615234375">
                <text:p>1182.5615234375</text:p>
              </table:table-cell>
              <table:table-cell office:value-type="float" office:value="18.2035672987526">
                <text:p>18.203567298752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69.81970214844">
                <text:p>1269.81970214844</text:p>
              </table:table-cell>
              <table:table-cell office:value-type="float" office:value="7.91370176821588">
                <text:p>7.91370176821588</text:p>
              </table:table-cell>
              <table:table-cell office:value-type="float" office:value="1187.33923339844">
                <text:p>1187.33923339844</text:p>
              </table:table-cell>
              <table:table-cell office:value-type="float" office:value="17.7366654026738">
                <text:p>17.736665402673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72.17529296875">
                <text:p>1272.17529296875</text:p>
              </table:table-cell>
              <table:table-cell office:value-type="float" office:value="7.89148678209575">
                <text:p>7.89148678209575</text:p>
              </table:table-cell>
              <table:table-cell office:value-type="float" office:value="1192.03845214844">
                <text:p>1192.03845214844</text:p>
              </table:table-cell>
              <table:table-cell office:value-type="float" office:value="17.4113015328027">
                <text:p>17.411301532802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74.51831054688">
                <text:p>1274.51831054688</text:p>
              </table:table-cell>
              <table:table-cell office:value-type="float" office:value="8.02079599604241">
                <text:p>8.02079599604241</text:p>
              </table:table-cell>
              <table:table-cell office:value-type="float" office:value="1196.63452148438">
                <text:p>1196.63452148438</text:p>
              </table:table-cell>
              <table:table-cell office:value-type="float" office:value="17.4157570164403">
                <text:p>17.415757016440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76.8759765625">
                <text:p>1276.8759765625</text:p>
              </table:table-cell>
              <table:table-cell office:value-type="float" office:value="7.98471539404507">
                <text:p>7.98471539404507</text:p>
              </table:table-cell>
              <table:table-cell office:value-type="float" office:value="1201.20751953125">
                <text:p>1201.20751953125</text:p>
              </table:table-cell>
              <table:table-cell office:value-type="float" office:value="17.382447497375">
                <text:p>17.3824474973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79.21936035156">
                <text:p>1279.21936035156</text:p>
              </table:table-cell>
              <table:table-cell office:value-type="float" office:value="7.72646953064368">
                <text:p>7.72646953064368</text:p>
              </table:table-cell>
              <table:table-cell office:value-type="float" office:value="1205.83056640625">
                <text:p>1205.83056640625</text:p>
              </table:table-cell>
              <table:table-cell office:value-type="float" office:value="17.1211843663972">
                <text:p>17.121184366397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81.50341796875">
                <text:p>1281.50341796875</text:p>
              </table:table-cell>
              <table:table-cell office:value-type="float" office:value="7.53667687267406">
                <text:p>7.53667687267406</text:p>
              </table:table-cell>
              <table:table-cell office:value-type="float" office:value="1210.47741699219">
                <text:p>1210.47741699219</text:p>
              </table:table-cell>
              <table:table-cell office:value-type="float" office:value="16.6685560462097">
                <text:p>16.668556046209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83.73278808594">
                <text:p>1283.73278808594</text:p>
              </table:table-cell>
              <table:table-cell office:value-type="float" office:value="7.61714200884748">
                <text:p>7.61714200884748</text:p>
              </table:table-cell>
              <table:table-cell office:value-type="float" office:value="1215.07360839844">
                <text:p>1215.07360839844</text:p>
              </table:table-cell>
              <table:table-cell office:value-type="float" office:value="16.4408950600975">
                <text:p>16.44089506009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85.95874023438">
                <text:p>1285.95874023438</text:p>
              </table:table-cell>
              <table:table-cell office:value-type="float" office:value="7.66741898248126">
                <text:p>7.66741898248126</text:p>
              </table:table-cell>
              <table:table-cell office:value-type="float" office:value="1219.58923339844">
                <text:p>1219.58923339844</text:p>
              </table:table-cell>
              <table:table-cell office:value-type="float" office:value="16.3593363421664">
                <text:p>16.359336342166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88.19213867188">
                <text:p>1288.19213867188</text:p>
              </table:table-cell>
              <table:table-cell office:value-type="float" office:value="7.57594862652229">
                <text:p>7.57594862652229</text:p>
              </table:table-cell>
              <table:table-cell office:value-type="float" office:value="1224.08630371094">
                <text:p>1224.08630371094</text:p>
              </table:table-cell>
              <table:table-cell office:value-type="float" office:value="16.2898797695059">
                <text:p>16.289879769505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90.40002441406">
                <text:p>1290.40002441406</text:p>
              </table:table-cell>
              <table:table-cell office:value-type="float" office:value="7.43527006410449">
                <text:p>7.43527006410449</text:p>
              </table:table-cell>
              <table:table-cell office:value-type="float" office:value="1228.61413574219">
                <text:p>1228.61413574219</text:p>
              </table:table-cell>
              <table:table-cell office:value-type="float" office:value="15.9770184341022">
                <text:p>15.97701843410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92.55114746094">
                <text:p>1292.55114746094</text:p>
              </table:table-cell>
              <table:table-cell office:value-type="float" office:value="7.32564484694044">
                <text:p>7.32564484694044</text:p>
              </table:table-cell>
              <table:table-cell office:value-type="float" office:value="1233.14147949219">
                <text:p>1233.14147949219</text:p>
              </table:table-cell>
              <table:table-cell office:value-type="float" office:value="15.5742066697279">
                <text:p>15.574206669727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94.66784667969">
                <text:p>1294.66784667969</text:p>
              </table:table-cell>
              <table:table-cell office:value-type="float" office:value="7.3402925084847">
                <text:p>7.3402925084847</text:p>
              </table:table-cell>
              <table:table-cell office:value-type="float" office:value="1237.60021972656">
                <text:p>1237.60021972656</text:p>
              </table:table-cell>
              <table:table-cell office:value-type="float" office:value="15.4375552381508">
                <text:p>15.43755523815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96.78967285156">
                <text:p>1296.78967285156</text:p>
              </table:table-cell>
              <table:table-cell office:value-type="float" office:value="7.3048719917648">
                <text:p>7.3048719917648</text:p>
              </table:table-cell>
              <table:table-cell office:value-type="float" office:value="1241.9716796875">
                <text:p>1241.9716796875</text:p>
              </table:table-cell>
              <table:table-cell office:value-type="float" office:value="15.3904082636725">
                <text:p>15.39040826367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98.90832519531">
                <text:p>1298.90832519531</text:p>
              </table:table-cell>
              <table:table-cell office:value-type="float" office:value="7.17395726325796">
                <text:p>7.17395726325796</text:p>
              </table:table-cell>
              <table:table-cell office:value-type="float" office:value="1246.31774902344">
                <text:p>1246.31774902344</text:p>
              </table:table-cell>
              <table:table-cell office:value-type="float" office:value="15.2387326093835">
                <text:p>15.238732609383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00.98706054688">
                <text:p>1300.98706054688</text:p>
              </table:table-cell>
              <table:table-cell office:value-type="float" office:value="6.9936270967733">
                <text:p>6.9936270967733</text:p>
              </table:table-cell>
              <table:table-cell office:value-type="float" office:value="1250.67724609375">
                <text:p>1250.67724609375</text:p>
              </table:table-cell>
              <table:table-cell office:value-type="float" office:value="14.739323212471">
                <text:p>14.73932321247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03.01513671875">
                <text:p>1303.01513671875</text:p>
              </table:table-cell>
              <table:table-cell office:value-type="float" office:value="6.98190825006126">
                <text:p>6.98190825006126</text:p>
              </table:table-cell>
              <table:table-cell office:value-type="float" office:value="1255.01684570313">
                <text:p>1255.01684570313</text:p>
              </table:table-cell>
              <table:table-cell office:value-type="float" office:value="14.3443599336809">
                <text:p>14.34435993368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05.04064941406">
                <text:p>1305.04064941406</text:p>
              </table:table-cell>
              <table:table-cell office:value-type="float" office:value="7.11083481347932">
                <text:p>7.11083481347932</text:p>
              </table:table-cell>
              <table:table-cell office:value-type="float" office:value="1259.2783203125">
                <text:p>1259.2783203125</text:p>
              </table:table-cell>
              <table:table-cell office:value-type="float" office:value="14.2882939007119">
                <text:p>14.288293900711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07.08825683594">
                <text:p>1307.08825683594</text:p>
              </table:table-cell>
              <table:table-cell office:value-type="float" office:value="7.05957283565568">
                <text:p>7.05957283565568</text:p>
              </table:table-cell>
              <table:table-cell office:value-type="float" office:value="1263.462890625">
                <text:p>1263.462890625</text:p>
              </table:table-cell>
              <table:table-cell office:value-type="float" office:value="14.4768330754563">
                <text:p>14.47683307545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09.1318359375">
                <text:p>1309.1318359375</text:p>
              </table:table-cell>
              <table:table-cell office:value-type="float" office:value="6.87179552669762">
                <text:p>6.87179552669762</text:p>
              </table:table-cell>
              <table:table-cell office:value-type="float" office:value="1267.63720703125">
                <text:p>1267.63720703125</text:p>
              </table:table-cell>
              <table:table-cell office:value-type="float" office:value="14.3187829533698">
                <text:p>14.318782953369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11.12585449219">
                <text:p>1311.12585449219</text:p>
              </table:table-cell>
              <table:table-cell office:value-type="float" office:value="6.70514979555837">
                <text:p>6.70514979555837</text:p>
              </table:table-cell>
              <table:table-cell office:value-type="float" office:value="1271.82507324219">
                <text:p>1271.82507324219</text:p>
              </table:table-cell>
              <table:table-cell office:value-type="float" office:value="13.6503242106371">
                <text:p>13.650324210637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13.07409667969">
                <text:p>1313.07409667969</text:p>
              </table:table-cell>
              <table:table-cell office:value-type="float" office:value="6.71733840848816">
                <text:p>6.71733840848816</text:p>
              </table:table-cell>
              <table:table-cell office:value-type="float" office:value="1275.98388671875">
                <text:p>1275.98388671875</text:p>
              </table:table-cell>
              <table:table-cell office:value-type="float" office:value="13.3575718360772">
                <text:p>13.357571836077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15.01928710938">
                <text:p>1315.01928710938</text:p>
              </table:table-cell>
              <table:table-cell office:value-type="float" office:value="6.82649747461382">
                <text:p>6.82649747461382</text:p>
              </table:table-cell>
              <table:table-cell office:value-type="float" office:value="1280.05993652344">
                <text:p>1280.05993652344</text:p>
              </table:table-cell>
              <table:table-cell office:value-type="float" office:value="13.2140446010577">
                <text:p>13.214044601057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16.96337890625">
                <text:p>1316.96337890625</text:p>
              </table:table-cell>
              <table:table-cell office:value-type="float" office:value="6.73171433431165">
                <text:p>6.73171433431165</text:p>
              </table:table-cell>
              <table:table-cell office:value-type="float" office:value="1284.07006835938">
                <text:p>1284.07006835938</text:p>
              </table:table-cell>
              <table:table-cell office:value-type="float" office:value="13.217763159609">
                <text:p>13.21776315960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18.8740234375">
                <text:p>1318.8740234375</text:p>
              </table:table-cell>
              <table:table-cell office:value-type="float" office:value="6.53757419492162">
                <text:p>6.53757419492162</text:p>
              </table:table-cell>
              <table:table-cell office:value-type="float" office:value="1288.07092285156">
                <text:p>1288.07092285156</text:p>
              </table:table-cell>
              <table:table-cell office:value-type="float" office:value="13.0181836735332">
                <text:p>13.01818367353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20.72863769531">
                <text:p>1320.72863769531</text:p>
              </table:table-cell>
              <table:table-cell office:value-type="float" office:value="6.45071899144128">
                <text:p>6.45071899144128</text:p>
              </table:table-cell>
              <table:table-cell office:value-type="float" office:value="1292.0654296875">
                <text:p>1292.0654296875</text:p>
              </table:table-cell>
              <table:table-cell office:value-type="float" office:value="12.5843756408243">
                <text:p>12.584375640824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22.56481933594">
                <text:p>1322.56481933594</text:p>
              </table:table-cell>
              <table:table-cell office:value-type="float" office:value="6.55809744067398">
                <text:p>6.55809744067398</text:p>
              </table:table-cell>
              <table:table-cell office:value-type="float" office:value="1296.01354980469">
                <text:p>1296.01354980469</text:p>
              </table:table-cell>
              <table:table-cell office:value-type="float" office:value="12.521226679268">
                <text:p>12.5212266792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24.41198730469">
                <text:p>1324.41198730469</text:p>
              </table:table-cell>
              <table:table-cell office:value-type="float" office:value="6.60787434429344">
                <text:p>6.60787434429344</text:p>
              </table:table-cell>
              <table:table-cell office:value-type="float" office:value="1299.88513183594">
                <text:p>1299.88513183594</text:p>
              </table:table-cell>
              <table:table-cell office:value-type="float" office:value="12.4494075482558">
                <text:p>12.449407548255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26.25366210938">
                <text:p>1326.25366210938</text:p>
              </table:table-cell>
              <table:table-cell office:value-type="float" office:value="6.37191025557431">
                <text:p>6.37191025557431</text:p>
              </table:table-cell>
              <table:table-cell office:value-type="float" office:value="1303.71630859375">
                <text:p>1303.71630859375</text:p>
              </table:table-cell>
              <table:table-cell office:value-type="float" office:value="12.1571837252727">
                <text:p>12.157183725272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28.04992675781">
                <text:p>1328.04992675781</text:p>
              </table:table-cell>
              <table:table-cell office:value-type="float" office:value="6.14905382356239">
                <text:p>6.14905382356239</text:p>
              </table:table-cell>
              <table:table-cell office:value-type="float" office:value="1307.53637695313">
                <text:p>1307.53637695313</text:p>
              </table:table-cell>
              <table:table-cell office:value-type="float" office:value="11.7712008126736">
                <text:p>11.771200812673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29.80017089844">
                <text:p>1329.80017089844</text:p>
              </table:table-cell>
              <table:table-cell office:value-type="float" office:value="6.18298263521957">
                <text:p>6.18298263521957</text:p>
              </table:table-cell>
              <table:table-cell office:value-type="float" office:value="1311.31774902344">
                <text:p>1311.31774902344</text:p>
              </table:table-cell>
              <table:table-cell office:value-type="float" office:value="11.3751711548347">
                <text:p>11.375171154834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31.54553222656">
                <text:p>1331.54553222656</text:p>
              </table:table-cell>
              <table:table-cell office:value-type="float" office:value="6.33514588211746">
                <text:p>6.33514588211746</text:p>
              </table:table-cell>
              <table:table-cell office:value-type="float" office:value="1315.01525878906">
                <text:p>1315.01525878906</text:p>
              </table:table-cell>
              <table:table-cell office:value-type="float" office:value="11.3289505846277">
                <text:p>11.328950584627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33.2958984375">
                <text:p>1333.2958984375</text:p>
              </table:table-cell>
              <table:table-cell office:value-type="float" office:value="6.31028506865872">
                <text:p>6.31028506865872</text:p>
              </table:table-cell>
              <table:table-cell office:value-type="float" office:value="1318.630859375">
                <text:p>1318.630859375</text:p>
              </table:table-cell>
              <table:table-cell office:value-type="float" office:value="11.4406710205405">
                <text:p>11.44067102054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35.021484375">
                <text:p>1335.021484375</text:p>
              </table:table-cell>
              <table:table-cell office:value-type="float" office:value="6.0880650893227">
                <text:p>6.0880650893227</text:p>
              </table:table-cell>
              <table:table-cell office:value-type="float" office:value="1322.216796875">
                <text:p>1322.216796875</text:p>
              </table:table-cell>
              <table:table-cell office:value-type="float" office:value="11.1582892602623">
                <text:p>11.158289260262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36.69421386719">
                <text:p>1336.69421386719</text:p>
              </table:table-cell>
              <table:table-cell office:value-type="float" office:value="5.96038555090743">
                <text:p>5.96038555090743</text:p>
              </table:table-cell>
              <table:table-cell office:value-type="float" office:value="1325.78466796875">
                <text:p>1325.78466796875</text:p>
              </table:table-cell>
              <table:table-cell office:value-type="float" office:value="10.8284074963438">
                <text:p>10.828407496343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38.34216308594">
                <text:p>1338.34216308594</text:p>
              </table:table-cell>
              <table:table-cell office:value-type="float" office:value="6.08734721970115">
                <text:p>6.08734721970115</text:p>
              </table:table-cell>
              <table:table-cell office:value-type="float" office:value="1329.30078125">
                <text:p>1329.30078125</text:p>
              </table:table-cell>
              <table:table-cell office:value-type="float" office:value="10.787029486244">
                <text:p>10.78702948624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39.99548339844">
                <text:p>1339.99548339844</text:p>
              </table:table-cell>
              <table:table-cell office:value-type="float" office:value="6.1601270584695">
                <text:p>6.1601270584695</text:p>
              </table:table-cell>
              <table:table-cell office:value-type="float" office:value="1332.73620605469">
                <text:p>1332.73620605469</text:p>
              </table:table-cell>
              <table:table-cell office:value-type="float" office:value="10.6965398312765">
                <text:p>10.696539831276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41.63989257813">
                <text:p>1341.63989257813</text:p>
              </table:table-cell>
              <table:table-cell office:value-type="float" office:value="5.96229610511063">
                <text:p>5.96229610511063</text:p>
              </table:table-cell>
              <table:table-cell office:value-type="float" office:value="1336.12084960938">
                <text:p>1336.12084960938</text:p>
              </table:table-cell>
              <table:table-cell office:value-type="float" office:value="10.4111003805985">
                <text:p>10.411100380598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343.24645996094">
                <text:p>1343.24645996094</text:p>
              </table:table-cell>
              <table:table-cell office:value-type="float" office:value="5.74980655109763">
                <text:p>5.74980655109763</text:p>
              </table:table-cell>
              <table:table-cell office:value-type="float" office:value="1339.48864746094">
                <text:p>1339.48864746094</text:p>
              </table:table-cell>
              <table:table-cell office:value-type="float" office:value="10.0750796574911">
                <text:p>10.07507965749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44.82055664063">
                <text:p>1344.82055664063</text:p>
              </table:table-cell>
              <table:table-cell office:value-type="float" office:value="5.77643475289987">
                <text:p>5.77643475289987</text:p>
              </table:table-cell>
              <table:table-cell office:value-type="float" office:value="1342.81713867188">
                <text:p>1342.81713867188</text:p>
              </table:table-cell>
              <table:table-cell office:value-type="float" office:value="9.71482363668279">
                <text:p>9.714823636682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46.40625">
                <text:p>1346.40625</text:p>
              </table:table-cell>
              <table:table-cell office:value-type="float" office:value="5.91468446964134">
                <text:p>5.91468446964134</text:p>
              </table:table-cell>
              <table:table-cell office:value-type="float" office:value="1346.06176757813">
                <text:p>1346.06176757813</text:p>
              </table:table-cell>
              <table:table-cell office:value-type="float" office:value="9.58654083273926">
                <text:p>9.5865408327392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48.00634765625">
                <text:p>1348.00634765625</text:p>
              </table:table-cell>
              <table:table-cell office:value-type="float" office:value="5.90875111098525">
                <text:p>5.90875111098525</text:p>
              </table:table-cell>
              <table:table-cell office:value-type="float" office:value="1349.22033691406">
                <text:p>1349.22033691406</text:p>
              </table:table-cell>
              <table:table-cell office:value-type="float" office:value="9.72048171009599">
                <text:p>9.7204817100959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49.58483886719">
                <text:p>1349.58483886719</text:p>
              </table:table-cell>
              <table:table-cell office:value-type="float" office:value="5.70097314574492">
                <text:p>5.70097314574492</text:p>
              </table:table-cell>
              <table:table-cell office:value-type="float" office:value="1352.33923339844">
                <text:p>1352.33923339844</text:p>
              </table:table-cell>
              <table:table-cell office:value-type="float" office:value="9.54760942231952">
                <text:p>9.547609422319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51.10864257813">
                <text:p>1351.10864257813</text:p>
              </table:table-cell>
              <table:table-cell office:value-type="float" office:value="5.54794243346502">
                <text:p>5.54794243346502</text:p>
              </table:table-cell>
              <table:table-cell office:value-type="float" office:value="1355.42602539063">
                <text:p>1355.42602539063</text:p>
              </table:table-cell>
              <table:table-cell office:value-type="float" office:value="9.08868096619365">
                <text:p>9.0886809661936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52.60412597656">
                <text:p>1352.60412597656</text:p>
              </table:table-cell>
              <table:table-cell office:value-type="float" office:value="5.68695724880305">
                <text:p>5.68695724880305</text:p>
              </table:table-cell>
              <table:table-cell office:value-type="float" office:value="1358.44763183594">
                <text:p>1358.44763183594</text:p>
              </table:table-cell>
              <table:table-cell office:value-type="float" office:value="8.89937712196555">
                <text:p>8.8993771219655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54.09753417969">
                <text:p>1354.09753417969</text:p>
              </table:table-cell>
              <table:table-cell office:value-type="float" office:value="5.78587941505164">
                <text:p>5.78587941505164</text:p>
              </table:table-cell>
              <table:table-cell office:value-type="float" office:value="1361.37878417969">
                <text:p>1361.37878417969</text:p>
              </table:table-cell>
              <table:table-cell office:value-type="float" office:value="9.08171421866594">
                <text:p>9.0817142186659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55.57470703125">
                <text:p>1355.57470703125</text:p>
              </table:table-cell>
              <table:table-cell office:value-type="float" office:value="5.59528366114506">
                <text:p>5.59528366114506</text:p>
              </table:table-cell>
              <table:table-cell office:value-type="float" office:value="1364.25439453125">
                <text:p>1364.25439453125</text:p>
              </table:table-cell>
              <table:table-cell office:value-type="float" office:value="9.03891180031162">
                <text:p>9.0389118003116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57.00305175781">
                <text:p>1357.00305175781</text:p>
              </table:table-cell>
              <table:table-cell office:value-type="float" office:value="5.35394165280246">
                <text:p>5.35394165280246</text:p>
              </table:table-cell>
              <table:table-cell office:value-type="float" office:value="1367.10803222656">
                <text:p>1367.10803222656</text:p>
              </table:table-cell>
              <table:table-cell office:value-type="float" office:value="8.51041561880591">
                <text:p>8.510415618805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58.39379882813">
                <text:p>1358.39379882813</text:p>
              </table:table-cell>
              <table:table-cell office:value-type="float" office:value="5.36515828027316">
                <text:p>5.36515828027316</text:p>
              </table:table-cell>
              <table:table-cell office:value-type="float" office:value="1369.92761230469">
                <text:p>1369.92761230469</text:p>
              </table:table-cell>
              <table:table-cell office:value-type="float" office:value="8.12749884260943">
                <text:p>8.1274988426094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59.78845214844">
                <text:p>1359.78845214844</text:p>
              </table:table-cell>
              <table:table-cell office:value-type="float" office:value="5.51678074218803">
                <text:p>5.51678074218803</text:p>
              </table:table-cell>
              <table:table-cell office:value-type="float" office:value="1372.68139648438">
                <text:p>1372.68139648438</text:p>
              </table:table-cell>
              <table:table-cell office:value-type="float" office:value="8.25895522404745">
                <text:p>8.258955224047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61.1923828125">
                <text:p>1361.1923828125</text:p>
              </table:table-cell>
              <table:table-cell office:value-type="float" office:value="5.47124349138267">
                <text:p>5.47124349138267</text:p>
              </table:table-cell>
              <table:table-cell office:value-type="float" office:value="1375.37353515625">
                <text:p>1375.37353515625</text:p>
              </table:table-cell>
              <table:table-cell office:value-type="float" office:value="8.28796057484016">
                <text:p>8.287960574840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62.58020019531">
                <text:p>1362.58020019531</text:p>
              </table:table-cell>
              <table:table-cell office:value-type="float" office:value="5.26119054338752">
                <text:p>5.26119054338752</text:p>
              </table:table-cell>
              <table:table-cell office:value-type="float" office:value="1378.03918457031">
                <text:p>1378.03918457031</text:p>
              </table:table-cell>
              <table:table-cell office:value-type="float" office:value="7.87522457632753">
                <text:p>7.8752245763275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63.935546875">
                <text:p>1363.935546875</text:p>
              </table:table-cell>
              <table:table-cell office:value-type="float" office:value="5.1405385783218">
                <text:p>5.1405385783218</text:p>
              </table:table-cell>
              <table:table-cell office:value-type="float" office:value="1380.67077636719">
                <text:p>1380.67077636719</text:p>
              </table:table-cell>
              <table:table-cell office:value-type="float" office:value="7.43718751394779">
                <text:p>7.4371875139477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65.28918457031">
                <text:p>1365.28918457031</text:p>
              </table:table-cell>
              <table:table-cell office:value-type="float" office:value="5.25445725416955">
                <text:p>5.25445725416955</text:p>
              </table:table-cell>
              <table:table-cell office:value-type="float" office:value="1383.23657226563">
                <text:p>1383.23657226563</text:p>
              </table:table-cell>
              <table:table-cell office:value-type="float" office:value="7.42419211705701">
                <text:p>7.424192117057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66.65380859375">
                <text:p>1366.65380859375</text:p>
              </table:table-cell>
              <table:table-cell office:value-type="float" office:value="5.38751522405015">
                <text:p>5.38751522405015</text:p>
              </table:table-cell>
              <table:table-cell office:value-type="float" office:value="1385.72326660156">
                <text:p>1385.72326660156</text:p>
              </table:table-cell>
              <table:table-cell office:value-type="float" office:value="7.64107591775885">
                <text:p>7.6410759177588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68.0048828125">
                <text:p>1368.0048828125</text:p>
              </table:table-cell>
              <table:table-cell office:value-type="float" office:value="5.32175616417475">
                <text:p>5.32175616417475</text:p>
              </table:table-cell>
              <table:table-cell office:value-type="float" office:value="1388.1650390625">
                <text:p>1388.1650390625</text:p>
              </table:table-cell>
              <table:table-cell office:value-type="float" office:value="7.47589572813542">
                <text:p>7.4758957281354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69.3095703125">
                <text:p>1369.3095703125</text:p>
              </table:table-cell>
              <table:table-cell office:value-type="float" office:value="5.06619978790887">
                <text:p>5.06619978790887</text:p>
              </table:table-cell>
              <table:table-cell office:value-type="float" office:value="1390.56872558594">
                <text:p>1390.56872558594</text:p>
              </table:table-cell>
              <table:table-cell office:value-type="float" office:value="7.00845410673938">
                <text:p>7.0084541067393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70.58630371094">
                <text:p>1370.58630371094</text:p>
              </table:table-cell>
              <table:table-cell office:value-type="float" office:value="5.00163016309718">
                <text:p>5.00163016309718</text:p>
              </table:table-cell>
              <table:table-cell office:value-type="float" office:value="1392.90588378906">
                <text:p>1392.90588378906</text:p>
              </table:table-cell>
              <table:table-cell office:value-type="float" office:value="6.88327434198314">
                <text:p>6.883274341983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371.87109375">
                <text:p>1371.87109375</text:p>
              </table:table-cell>
              <table:table-cell office:value-type="float" office:value="5.19178546725384">
                <text:p>5.19178546725384</text:p>
              </table:table-cell>
              <table:table-cell office:value-type="float" office:value="1395.15295410156">
                <text:p>1395.15295410156</text:p>
              </table:table-cell>
              <table:table-cell office:value-type="float" office:value="7.1144427974873">
                <text:p>7.114442797487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73.15844726563">
                <text:p>1373.15844726563</text:p>
              </table:table-cell>
              <table:table-cell office:value-type="float" office:value="5.22388273498449">
                <text:p>5.22388273498449</text:p>
              </table:table-cell>
              <table:table-cell office:value-type="float" office:value="1397.34619140625">
                <text:p>1397.34619140625</text:p>
              </table:table-cell>
              <table:table-cell office:value-type="float" office:value="7.21616585520891">
                <text:p>7.216165855208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74.41540527344">
                <text:p>1374.41540527344</text:p>
              </table:table-cell>
              <table:table-cell office:value-type="float" office:value="4.99203927753907">
                <text:p>4.99203927753907</text:p>
              </table:table-cell>
              <table:table-cell office:value-type="float" office:value="1399.52453613281">
                <text:p>1399.52453613281</text:p>
              </table:table-cell>
              <table:table-cell office:value-type="float" office:value="6.85953894207645">
                <text:p>6.8595389420764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75.63330078125">
                <text:p>1375.63330078125</text:p>
              </table:table-cell>
              <table:table-cell office:value-type="float" office:value="4.81541506991707">
                <text:p>4.81541506991707</text:p>
              </table:table-cell>
              <table:table-cell office:value-type="float" office:value="1401.68322753906">
                <text:p>1401.68322753906</text:p>
              </table:table-cell>
              <table:table-cell office:value-type="float" office:value="6.50707722115584">
                <text:p>6.5070772211558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76.84753417969">
                <text:p>1376.84753417969</text:p>
              </table:table-cell>
              <table:table-cell office:value-type="float" office:value="4.96817560192456">
                <text:p>4.96817560192456</text:p>
              </table:table-cell>
              <table:table-cell office:value-type="float" office:value="1403.79797363281">
                <text:p>1403.79797363281</text:p>
              </table:table-cell>
              <table:table-cell office:value-type="float" office:value="6.49418427334926">
                <text:p>6.4941842733492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78.06457519531">
                <text:p>1378.06457519531</text:p>
              </table:table-cell>
              <table:table-cell office:value-type="float" office:value="5.13804216324391">
                <text:p>5.13804216324391</text:p>
              </table:table-cell>
              <table:table-cell office:value-type="float" office:value="1405.87475585938">
                <text:p>1405.87475585938</text:p>
              </table:table-cell>
              <table:table-cell office:value-type="float" office:value="6.50054205563702">
                <text:p>6.5005420556370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379.26123046875">
                <text:p>1379.26123046875</text:p>
              </table:table-cell>
              <table:table-cell office:value-type="float" office:value="4.98315783345028">
                <text:p>4.98315783345028</text:p>
              </table:table-cell>
              <table:table-cell office:value-type="float" office:value="1407.93579101563">
                <text:p>1407.93579101563</text:p>
              </table:table-cell>
              <table:table-cell office:value-type="float" office:value="6.30685101750275">
                <text:p>6.306851017502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80.41662597656">
                <text:p>1380.41662597656</text:p>
              </table:table-cell>
              <table:table-cell office:value-type="float" office:value="4.69242929098844">
                <text:p>4.69242929098844</text:p>
              </table:table-cell>
              <table:table-cell office:value-type="float" office:value="1409.96081542969">
                <text:p>1409.96081542969</text:p>
              </table:table-cell>
              <table:table-cell office:value-type="float" office:value="6.05403561537873">
                <text:p>6.0540356153787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381.560546875">
                <text:p>1381.560546875</text:p>
              </table:table-cell>
              <table:table-cell office:value-type="float" office:value="4.77022749205543">
                <text:p>4.77022749205543</text:p>
              </table:table-cell>
              <table:table-cell office:value-type="float" office:value="1411.90869140625">
                <text:p>1411.90869140625</text:p>
              </table:table-cell>
              <table:table-cell office:value-type="float" office:value="5.98455703194291">
                <text:p>5.984557031942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82.71325683594">
                <text:p>1382.71325683594</text:p>
              </table:table-cell>
              <table:table-cell office:value-type="float" office:value="5.04793305071003">
                <text:p>5.04793305071003</text:p>
              </table:table-cell>
              <table:table-cell office:value-type="float" office:value="1413.76782226563">
                <text:p>1413.76782226563</text:p>
              </table:table-cell>
              <table:table-cell office:value-type="float" office:value="6.01441703639858">
                <text:p>6.0144170363985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383.85229492188">
                <text:p>1383.85229492188</text:p>
              </table:table-cell>
              <table:table-cell office:value-type="float" office:value="4.96584863330119">
                <text:p>4.96584863330119</text:p>
              </table:table-cell>
              <table:table-cell office:value-type="float" office:value="1415.58117675781">
                <text:p>1415.58117675781</text:p>
              </table:table-cell>
              <table:table-cell office:value-type="float" office:value="5.8109381294257">
                <text:p>5.810938129425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384.94311523438">
                <text:p>1384.94311523438</text:p>
              </table:table-cell>
              <table:table-cell office:value-type="float" office:value="4.61009456778301">
                <text:p>4.61009456778301</text:p>
              </table:table-cell>
              <table:table-cell office:value-type="float" office:value="1417.35961914063">
                <text:p>1417.35961914063</text:p>
              </table:table-cell>
              <table:table-cell office:value-type="float" office:value="5.49660064388834">
                <text:p>5.496600643888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385.99963378906">
                <text:p>1385.99963378906</text:p>
              </table:table-cell>
              <table:table-cell office:value-type="float" office:value="4.55605892876777">
                <text:p>4.55605892876777</text:p>
              </table:table-cell>
              <table:table-cell office:value-type="float" office:value="1419.07800292969">
                <text:p>1419.07800292969</text:p>
              </table:table-cell>
              <table:table-cell office:value-type="float" office:value="5.45459760826539">
                <text:p>5.454597608265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387.06225585938">
                <text:p>1387.06225585938</text:p>
              </table:table-cell>
              <table:table-cell office:value-type="float" office:value="4.8139381841221">
                <text:p>4.8139381841221</text:p>
              </table:table-cell>
              <table:table-cell office:value-type="float" office:value="1420.71813964844">
                <text:p>1420.71813964844</text:p>
              </table:table-cell>
              <table:table-cell office:value-type="float" office:value="5.63582062269884">
                <text:p>5.6358206226988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388.13415527344">
                <text:p>1388.13415527344</text:p>
              </table:table-cell>
              <table:table-cell office:value-type="float" office:value="4.83312160939304">
                <text:p>4.83312160939304</text:p>
              </table:table-cell>
              <table:table-cell office:value-type="float" office:value="1422.31677246094">
                <text:p>1422.31677246094</text:p>
              </table:table-cell>
              <table:table-cell office:value-type="float" office:value="5.69376308301207">
                <text:p>5.693763083012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389.19067382813">
                <text:p>1389.19067382813</text:p>
              </table:table-cell>
              <table:table-cell office:value-type="float" office:value="4.5446974017721">
                <text:p>4.5446974017721</text:p>
              </table:table-cell>
              <table:table-cell office:value-type="float" office:value="1423.90148925781">
                <text:p>1423.90148925781</text:p>
              </table:table-cell>
              <table:table-cell office:value-type="float" office:value="5.36107270036752">
                <text:p>5.3610727003675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390.22241210938">
                <text:p>1390.22241210938</text:p>
              </table:table-cell>
              <table:table-cell office:value-type="float" office:value="4.36108611802125">
                <text:p>4.36108611802125</text:p>
              </table:table-cell>
              <table:table-cell office:value-type="float" office:value="1425.4619140625">
                <text:p>1425.4619140625</text:p>
              </table:table-cell>
              <table:table-cell office:value-type="float" office:value="5.08940152742871">
                <text:p>5.0894015274287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391.25939941406">
                <text:p>1391.25939941406</text:p>
              </table:table-cell>
              <table:table-cell office:value-type="float" office:value="4.57843479699246">
                <text:p>4.57843479699246</text:p>
              </table:table-cell>
              <table:table-cell office:value-type="float" office:value="1426.97766113281">
                <text:p>1426.97766113281</text:p>
              </table:table-cell>
              <table:table-cell office:value-type="float" office:value="5.08176389202798">
                <text:p>5.0817638920279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392.30480957031">
                <text:p>1392.30480957031</text:p>
              </table:table-cell>
              <table:table-cell office:value-type="float" office:value="4.81216221956928">
                <text:p>4.81216221956928</text:p>
              </table:table-cell>
              <table:table-cell office:value-type="float" office:value="1428.46826171875">
                <text:p>1428.46826171875</text:p>
              </table:table-cell>
              <table:table-cell office:value-type="float" office:value="5.22635130638501">
                <text:p>5.2263513063850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393.33361816406">
                <text:p>1393.33361816406</text:p>
              </table:table-cell>
              <table:table-cell office:value-type="float" office:value="4.60520928905599">
                <text:p>4.60520928905599</text:p>
              </table:table-cell>
              <table:table-cell office:value-type="float" office:value="1429.95483398438">
                <text:p>1429.95483398438</text:p>
              </table:table-cell>
              <table:table-cell office:value-type="float" office:value="5.26475857588686">
                <text:p>5.2647585758868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94.32763671875">
                <text:p>1394.32763671875</text:p>
              </table:table-cell>
              <table:table-cell office:value-type="float" office:value="4.25922048875918">
                <text:p>4.25922048875918</text:p>
              </table:table-cell>
              <table:table-cell office:value-type="float" office:value="1431.41613769531">
                <text:p>1431.41613769531</text:p>
              </table:table-cell>
              <table:table-cell office:value-type="float" office:value="5.0363594210144">
                <text:p>5.03635942101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395.31848144531">
                <text:p>1395.31848144531</text:p>
              </table:table-cell>
              <table:table-cell office:value-type="float" office:value="4.41652543089622">
                <text:p>4.41652543089622</text:p>
              </table:table-cell>
              <table:table-cell office:value-type="float" office:value="1432.81860351563">
                <text:p>1432.81860351563</text:p>
              </table:table-cell>
              <table:table-cell office:value-type="float" office:value="5.01847745626519">
                <text:p>5.018477456265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396.33093261719">
                <text:p>1396.33093261719</text:p>
              </table:table-cell>
              <table:table-cell office:value-type="float" office:value="4.72421299484178">
                <text:p>4.72421299484178</text:p>
              </table:table-cell>
              <table:table-cell office:value-type="float" office:value="1434.17272949219">
                <text:p>1434.17272949219</text:p>
              </table:table-cell>
              <table:table-cell office:value-type="float" office:value="5.11060649695181">
                <text:p>5.1106064969518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397.34191894531">
                <text:p>1397.34191894531</text:p>
              </table:table-cell>
              <table:table-cell office:value-type="float" office:value="4.58747267499434">
                <text:p>4.58747267499434</text:p>
              </table:table-cell>
              <table:table-cell office:value-type="float" office:value="1435.51123046875">
                <text:p>1435.51123046875</text:p>
              </table:table-cell>
              <table:table-cell office:value-type="float" office:value="4.91270601991654">
                <text:p>4.9127060199165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398.30969238281">
                <text:p>1398.30969238281</text:p>
              </table:table-cell>
              <table:table-cell office:value-type="float" office:value="4.20521275851691">
                <text:p>4.20521275851691</text:p>
              </table:table-cell>
              <table:table-cell office:value-type="float" office:value="1436.830078125">
                <text:p>1436.830078125</text:p>
              </table:table-cell>
              <table:table-cell office:value-type="float" office:value="4.63201743380971">
                <text:p>4.6320174338097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399.23876953125">
                <text:p>1399.23876953125</text:p>
              </table:table-cell>
              <table:table-cell office:value-type="float" office:value="4.21283725434351">
                <text:p>4.21283725434351</text:p>
              </table:table-cell>
              <table:table-cell office:value-type="float" office:value="1438.10131835938">
                <text:p>1438.10131835938</text:p>
              </table:table-cell>
              <table:table-cell office:value-type="float" office:value="4.50736740365329">
                <text:p>4.5073674036532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00.16271972656">
                <text:p>1400.16271972656</text:p>
              </table:table-cell>
              <table:table-cell office:value-type="float" office:value="4.58685394864964">
                <text:p>4.58685394864964</text:p>
              </table:table-cell>
              <table:table-cell office:value-type="float" office:value="1439.32043457031">
                <text:p>1439.32043457031</text:p>
              </table:table-cell>
              <table:table-cell office:value-type="float" office:value="4.61483508922017">
                <text:p>4.6148350892201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01.07690429688">
                <text:p>1401.07690429688</text:p>
              </table:table-cell>
              <table:table-cell office:value-type="float" office:value="4.64514449960466">
                <text:p>4.64514449960466</text:p>
              </table:table-cell>
              <table:table-cell office:value-type="float" office:value="1440.51733398438">
                <text:p>1440.51733398438</text:p>
              </table:table-cell>
              <table:table-cell office:value-type="float" office:value="4.74693866217291">
                <text:p>4.7469386621729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01.95568847656">
                <text:p>1401.95568847656</text:p>
              </table:table-cell>
              <table:table-cell office:value-type="float" office:value="4.22887829022231">
                <text:p>4.22887829022231</text:p>
              </table:table-cell>
              <table:table-cell office:value-type="float" office:value="1441.68969726563">
                <text:p>1441.68969726563</text:p>
              </table:table-cell>
              <table:table-cell office:value-type="float" office:value="4.55615824222346">
                <text:p>4.5561582422234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02.79541015625">
                <text:p>1402.79541015625</text:p>
              </table:table-cell>
              <table:table-cell office:value-type="float" office:value="4.10697378210761">
                <text:p>4.10697378210761</text:p>
              </table:table-cell>
              <table:table-cell office:value-type="float" office:value="1442.8154296875">
                <text:p>1442.8154296875</text:p>
              </table:table-cell>
              <table:table-cell office:value-type="float" office:value="4.34235167457587">
                <text:p>4.3423516745758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03.62915039063">
                <text:p>1403.62915039063</text:p>
              </table:table-cell>
              <table:table-cell office:value-type="float" office:value="4.50830260996625">
                <text:p>4.50830260996625</text:p>
              </table:table-cell>
              <table:table-cell office:value-type="float" office:value="1443.88757324219">
                <text:p>1443.88757324219</text:p>
              </table:table-cell>
              <table:table-cell office:value-type="float" office:value="4.52449425796995">
                <text:p>4.524494257969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04.45727539063">
                <text:p>1404.45727539063</text:p>
              </table:table-cell>
              <table:table-cell office:value-type="float" office:value="4.52519324582351">
                <text:p>4.52519324582351</text:p>
              </table:table-cell>
              <table:table-cell office:value-type="float" office:value="1444.94323730469">
                <text:p>1444.94323730469</text:p>
              </table:table-cell>
              <table:table-cell office:value-type="float" office:value="4.5914944547865">
                <text:p>4.591494454786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05.25207519531">
                <text:p>1405.25207519531</text:p>
              </table:table-cell>
              <table:table-cell office:value-type="float" office:value="4.0623236942239">
                <text:p>4.0623236942239</text:p>
              </table:table-cell>
              <table:table-cell office:value-type="float" office:value="1445.98803710938">
                <text:p>1445.98803710938</text:p>
              </table:table-cell>
              <table:table-cell office:value-type="float" office:value="4.21944059871172">
                <text:p>4.219440598711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06.00158691406">
                <text:p>1406.00158691406</text:p>
              </table:table-cell>
              <table:table-cell office:value-type="float" office:value="3.98125995419452">
                <text:p>3.98125995419452</text:p>
              </table:table-cell>
              <table:table-cell office:value-type="float" office:value="1446.99523925781">
                <text:p>1446.99523925781</text:p>
              </table:table-cell>
              <table:table-cell office:value-type="float" office:value="4.01832114675485">
                <text:p>4.0183211467548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06.75158691406">
                <text:p>1406.75158691406</text:p>
              </table:table-cell>
              <table:table-cell office:value-type="float" office:value="4.41048791244988">
                <text:p>4.41048791244988</text:p>
              </table:table-cell>
              <table:table-cell office:value-type="float" office:value="1447.93994140625">
                <text:p>1447.93994140625</text:p>
              </table:table-cell>
              <table:table-cell office:value-type="float" office:value="4.19055009489544">
                <text:p>4.1905500948954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07.52990722656">
                <text:p>1407.52990722656</text:p>
              </table:table-cell>
              <table:table-cell office:value-type="float" office:value="4.47912364757373">
                <text:p>4.47912364757373</text:p>
              </table:table-cell>
              <table:table-cell office:value-type="float" office:value="1448.85070800781">
                <text:p>1448.85070800781</text:p>
              </table:table-cell>
              <table:table-cell office:value-type="float" office:value="4.19818359644442">
                <text:p>4.1981835964444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08.31823730469">
                <text:p>1408.31823730469</text:p>
              </table:table-cell>
              <table:table-cell office:value-type="float" office:value="4.05665397655102">
                <text:p>4.05665397655102</text:p>
              </table:table-cell>
              <table:table-cell office:value-type="float" office:value="1449.74780273438">
                <text:p>1449.74780273438</text:p>
              </table:table-cell>
              <table:table-cell office:value-type="float" office:value="3.9246060728747">
                <text:p>3.924606072874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09.08459472656">
                <text:p>1409.08459472656</text:p>
              </table:table-cell>
              <table:table-cell office:value-type="float" office:value="3.80690711707859">
                <text:p>3.80690711707859</text:p>
              </table:table-cell>
              <table:table-cell office:value-type="float" office:value="1450.61840820313">
                <text:p>1450.61840820313</text:p>
              </table:table-cell>
              <table:table-cell office:value-type="float" office:value="3.81844966224548">
                <text:p>3.8184496622454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09.8466796875">
                <text:p>1409.8466796875</text:p>
              </table:table-cell>
              <table:table-cell office:value-type="float" office:value="4.19159726300496">
                <text:p>4.19159726300496</text:p>
              </table:table-cell>
              <table:table-cell office:value-type="float" office:value="1451.44396972656">
                <text:p>1451.44396972656</text:p>
              </table:table-cell>
              <table:table-cell office:value-type="float" office:value="4.09972377690618">
                <text:p>4.0997237769061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10.62976074219">
                <text:p>1410.62976074219</text:p>
              </table:table-cell>
              <table:table-cell office:value-type="float" office:value="4.50401084852901">
                <text:p>4.50401084852901</text:p>
              </table:table-cell>
              <table:table-cell office:value-type="float" office:value="1452.24792480469">
                <text:p>1452.24792480469</text:p>
              </table:table-cell>
              <table:table-cell office:value-type="float" office:value="4.27880589348635">
                <text:p>4.2788058934863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11.41394042969">
                <text:p>1411.41394042969</text:p>
              </table:table-cell>
              <table:table-cell office:value-type="float" office:value="4.17902262186033">
                <text:p>4.17902262186033</text:p>
              </table:table-cell>
              <table:table-cell office:value-type="float" office:value="1453.04992675781">
                <text:p>1453.04992675781</text:p>
              </table:table-cell>
              <table:table-cell office:value-type="float" office:value="4.07162514715228">
                <text:p>4.0716251471522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12.15844726563">
                <text:p>1412.15844726563</text:p>
              </table:table-cell>
              <table:table-cell office:value-type="float" office:value="3.72315315775531">
                <text:p>3.72315315775531</text:p>
              </table:table-cell>
              <table:table-cell office:value-type="float" office:value="1453.83386230469">
                <text:p>1453.83386230469</text:p>
              </table:table-cell>
              <table:table-cell office:value-type="float" office:value="3.80420300829799">
                <text:p>3.804203008297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12.86669921875">
                <text:p>1412.86669921875</text:p>
              </table:table-cell>
              <table:table-cell office:value-type="float" office:value="3.93436856975805">
                <text:p>3.93436856975805</text:p>
              </table:table-cell>
              <table:table-cell office:value-type="float" office:value="1454.57580566406">
                <text:p>1454.57580566406</text:p>
              </table:table-cell>
              <table:table-cell office:value-type="float" office:value="3.94176221440376">
                <text:p>3.9417622144037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13.57165527344">
                <text:p>1413.57165527344</text:p>
              </table:table-cell>
              <table:table-cell office:value-type="float" office:value="4.42223890539746">
                <text:p>4.42223890539746</text:p>
              </table:table-cell>
              <table:table-cell office:value-type="float" office:value="1455.29943847656">
                <text:p>1455.29943847656</text:p>
              </table:table-cell>
              <table:table-cell office:value-type="float" office:value="4.09997866538845">
                <text:p>4.099978665388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14.27258300781">
                <text:p>1414.27258300781</text:p>
              </table:table-cell>
              <table:table-cell office:value-type="float" office:value="4.29165267904703">
                <text:p>4.29165267904703</text:p>
              </table:table-cell>
              <table:table-cell office:value-type="float" office:value="1456.03356933594">
                <text:p>1456.03356933594</text:p>
              </table:table-cell>
              <table:table-cell office:value-type="float" office:value="3.85440053198613">
                <text:p>3.8544005319861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14.94116210938">
                <text:p>1414.94116210938</text:p>
              </table:table-cell>
              <table:table-cell office:value-type="float" office:value="3.8046363624313">
                <text:p>3.8046363624313</text:p>
              </table:table-cell>
              <table:table-cell office:value-type="float" office:value="1456.76879882813">
                <text:p>1456.76879882813</text:p>
              </table:table-cell>
              <table:table-cell office:value-type="float" office:value="3.57341968003259">
                <text:p>3.5734196800325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15.57653808594">
                <text:p>1415.57653808594</text:p>
              </table:table-cell>
              <table:table-cell office:value-type="float" office:value="3.76402557675917">
                <text:p>3.76402557675917</text:p>
              </table:table-cell>
              <table:table-cell office:value-type="float" office:value="1457.47631835938">
                <text:p>1457.47631835938</text:p>
              </table:table-cell>
              <table:table-cell office:value-type="float" office:value="3.85831780897045">
                <text:p>3.8583178089704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416.22814941406">
                <text:p>1416.22814941406</text:p>
              </table:table-cell>
              <table:table-cell office:value-type="float" office:value="4.12434864140399">
                <text:p>4.12434864140399</text:p>
              </table:table-cell>
              <table:table-cell office:value-type="float" office:value="1458.16064453125">
                <text:p>1458.16064453125</text:p>
              </table:table-cell>
              <table:table-cell office:value-type="float" office:value="4.1790712710029">
                <text:p>4.179071271002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16.9140625">
                <text:p>1416.9140625</text:p>
              </table:table-cell>
              <table:table-cell office:value-type="float" office:value="4.18042476027864">
                <text:p>4.18042476027864</text:p>
              </table:table-cell>
              <table:table-cell office:value-type="float" office:value="1458.84265136719">
                <text:p>1458.84265136719</text:p>
              </table:table-cell>
              <table:table-cell office:value-type="float" office:value="3.85214776821065">
                <text:p>3.8521477682106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17.61145019531">
                <text:p>1417.61145019531</text:p>
              </table:table-cell>
              <table:table-cell office:value-type="float" office:value="3.86392008372908">
                <text:p>3.86392008372908</text:p>
              </table:table-cell>
              <table:table-cell office:value-type="float" office:value="1459.51159667969">
                <text:p>1459.51159667969</text:p>
              </table:table-cell>
              <table:table-cell office:value-type="float" office:value="3.56122590756378">
                <text:p>3.5612259075637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18.29431152344">
                <text:p>1418.29431152344</text:p>
              </table:table-cell>
              <table:table-cell office:value-type="float" office:value="3.75219610730513">
                <text:p>3.75219610730513</text:p>
              </table:table-cell>
              <table:table-cell office:value-type="float" office:value="1460.13500976563">
                <text:p>1460.13500976563</text:p>
              </table:table-cell>
              <table:table-cell office:value-type="float" office:value="3.98658189953039">
                <text:p>3.9865818995303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18.98095703125">
                <text:p>1418.98095703125</text:p>
              </table:table-cell>
              <table:table-cell office:value-type="float" office:value="4.06034397718953">
                <text:p>4.06034397718953</text:p>
              </table:table-cell>
              <table:table-cell office:value-type="float" office:value="1460.71398925781">
                <text:p>1460.71398925781</text:p>
              </table:table-cell>
              <table:table-cell office:value-type="float" office:value="4.26633521840069">
                <text:p>4.2663352184006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19.6708984375">
                <text:p>1419.6708984375</text:p>
              </table:table-cell>
              <table:table-cell office:value-type="float" office:value="4.19893957769782">
                <text:p>4.19893957769782</text:p>
              </table:table-cell>
              <table:table-cell office:value-type="float" office:value="1461.28405761719">
                <text:p>1461.28405761719</text:p>
              </table:table-cell>
              <table:table-cell office:value-type="float" office:value="3.9291901485635">
                <text:p>3.929190148563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20.32873535156">
                <text:p>1420.32873535156</text:p>
              </table:table-cell>
              <table:table-cell office:value-type="float" office:value="3.85741431205575">
                <text:p>3.85741431205575</text:p>
              </table:table-cell>
              <table:table-cell office:value-type="float" office:value="1461.84936523438">
                <text:p>1461.84936523438</text:p>
              </table:table-cell>
              <table:table-cell office:value-type="float" office:value="3.52015667817061">
                <text:p>3.5201566781706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20.92102050781">
                <text:p>1420.92102050781</text:p>
              </table:table-cell>
              <table:table-cell office:value-type="float" office:value="3.59613026508649">
                <text:p>3.59613026508649</text:p>
              </table:table-cell>
              <table:table-cell office:value-type="float" office:value="1462.38842773438">
                <text:p>1462.38842773438</text:p>
              </table:table-cell>
              <table:table-cell office:value-type="float" office:value="3.74372399217956">
                <text:p>3.743723992179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21.48217773438">
                <text:p>1421.48217773438</text:p>
              </table:table-cell>
              <table:table-cell office:value-type="float" office:value="3.89542226516338">
                <text:p>3.89542226516338</text:p>
              </table:table-cell>
              <table:table-cell office:value-type="float" office:value="1462.9072265625">
                <text:p>1462.9072265625</text:p>
              </table:table-cell>
              <table:table-cell office:value-type="float" office:value="4.01298894186883">
                <text:p>4.0129889418688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22.05834960938">
                <text:p>1422.05834960938</text:p>
              </table:table-cell>
              <table:table-cell office:value-type="float" office:value="4.17489620832431">
                <text:p>4.17489620832431</text:p>
              </table:table-cell>
              <table:table-cell office:value-type="float" office:value="1463.4443359375">
                <text:p>1463.4443359375</text:p>
              </table:table-cell>
              <table:table-cell office:value-type="float" office:value="3.80272882716313">
                <text:p>3.802728827163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22.64892578125">
                <text:p>1422.64892578125</text:p>
              </table:table-cell>
              <table:table-cell office:value-type="float" office:value="3.94956535981964">
                <text:p>3.94956535981964</text:p>
              </table:table-cell>
              <table:table-cell office:value-type="float" office:value="1463.99926757813">
                <text:p>1463.99926757813</text:p>
              </table:table-cell>
              <table:table-cell office:value-type="float" office:value="3.45677065758283">
                <text:p>3.4567706575828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23.22546386719">
                <text:p>1423.22546386719</text:p>
              </table:table-cell>
              <table:table-cell office:value-type="float" office:value="3.59361892784289">
                <text:p>3.59361892784289</text:p>
              </table:table-cell>
              <table:table-cell office:value-type="float" office:value="1464.537109375">
                <text:p>1464.537109375</text:p>
              </table:table-cell>
              <table:table-cell office:value-type="float" office:value="3.58294935748537">
                <text:p>3.5829493574853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23.79370117188">
                <text:p>1423.79370117188</text:p>
              </table:table-cell>
              <table:table-cell office:value-type="float" office:value="3.69278565696824">
                <text:p>3.69278565696824</text:p>
              </table:table-cell>
              <table:table-cell office:value-type="float" office:value="1465.0390625">
                <text:p>1465.0390625</text:p>
              </table:table-cell>
              <table:table-cell office:value-type="float" office:value="3.83812995473974">
                <text:p>3.8381299547397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24.37939453125">
                <text:p>1424.37939453125</text:p>
              </table:table-cell>
              <table:table-cell office:value-type="float" office:value="4.05805862441275">
                <text:p>4.05805862441275</text:p>
              </table:table-cell>
              <table:table-cell office:value-type="float" office:value="1465.5302734375">
                <text:p>1465.5302734375</text:p>
              </table:table-cell>
              <table:table-cell office:value-type="float" office:value="3.63917210720032">
                <text:p>3.6391721072003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24.96423339844">
                <text:p>1424.96423339844</text:p>
              </table:table-cell>
              <table:table-cell office:value-type="float" office:value="4.01393300789583">
                <text:p>4.01393300789583</text:p>
              </table:table-cell>
              <table:table-cell office:value-type="float" office:value="1466.00769042969">
                <text:p>1466.00769042969</text:p>
              </table:table-cell>
              <table:table-cell office:value-type="float" office:value="3.25825928585807">
                <text:p>3.2582592858580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25.51232910156">
                <text:p>1425.51232910156</text:p>
              </table:table-cell>
              <table:table-cell office:value-type="float" office:value="3.69406952943158">
                <text:p>3.69406952943158</text:p>
              </table:table-cell>
              <table:table-cell office:value-type="float" office:value="1466.443359375">
                <text:p>1466.443359375</text:p>
              </table:table-cell>
              <table:table-cell office:value-type="float" office:value="3.50717396181727">
                <text:p>3.5071739618172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26.02587890625">
                <text:p>1426.02587890625</text:p>
              </table:table-cell>
              <table:table-cell office:value-type="float" office:value="3.63896326362027">
                <text:p>3.63896326362027</text:p>
              </table:table-cell>
              <table:table-cell office:value-type="float" office:value="1466.82727050781">
                <text:p>1466.82727050781</text:p>
              </table:table-cell>
              <table:table-cell office:value-type="float" office:value="4.05200987030469">
                <text:p>4.0520098703046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26.55236816406">
                <text:p>1426.55236816406</text:p>
              </table:table-cell>
              <table:table-cell office:value-type="float" office:value="3.95888412389507">
                <text:p>3.95888412389507</text:p>
              </table:table-cell>
              <table:table-cell office:value-type="float" office:value="1467.19885253906">
                <text:p>1467.19885253906</text:p>
              </table:table-cell>
              <table:table-cell office:value-type="float" office:value="3.92096131641046">
                <text:p>3.9209613164104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27.10217285156">
                <text:p>1427.10217285156</text:p>
              </table:table-cell>
              <table:table-cell office:value-type="float" office:value="3.97916616148268">
                <text:p>3.97916616148268</text:p>
              </table:table-cell>
              <table:table-cell office:value-type="float" office:value="1467.5732421875">
                <text:p>1467.5732421875</text:p>
              </table:table-cell>
              <table:table-cell office:value-type="float" office:value="3.34079983723456">
                <text:p>3.3407998372345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27.65051269531">
                <text:p>1427.65051269531</text:p>
              </table:table-cell>
              <table:table-cell office:value-type="float" office:value="3.58455363390211">
                <text:p>3.58455363390211</text:p>
              </table:table-cell>
              <table:table-cell office:value-type="float" office:value="1467.93481445313">
                <text:p>1467.93481445313</text:p>
              </table:table-cell>
              <table:table-cell office:value-type="float" office:value="3.35564872677392">
                <text:p>3.3556487267739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428.17517089844">
                <text:p>1428.17517089844</text:p>
              </table:table-cell>
              <table:table-cell office:value-type="float" office:value="3.50523115259792">
                <text:p>3.50523115259792</text:p>
              </table:table-cell>
              <table:table-cell office:value-type="float" office:value="1468.27465820313">
                <text:p>1468.27465820313</text:p>
              </table:table-cell>
              <table:table-cell office:value-type="float" office:value="3.9011887118257">
                <text:p>3.901188711825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28.70190429688">
                <text:p>1428.70190429688</text:p>
              </table:table-cell>
              <table:table-cell office:value-type="float" office:value="3.90377244461064">
                <text:p>3.90377244461064</text:p>
              </table:table-cell>
              <table:table-cell office:value-type="float" office:value="1468.63000488281">
                <text:p>1468.63000488281</text:p>
              </table:table-cell>
              <table:table-cell office:value-type="float" office:value="3.94788671240911">
                <text:p>3.947886712409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29.23706054688">
                <text:p>1429.23706054688</text:p>
              </table:table-cell>
              <table:table-cell office:value-type="float" office:value="4.10157509212211">
                <text:p>4.10157509212211</text:p>
              </table:table-cell>
              <table:table-cell office:value-type="float" office:value="1469.01708984375">
                <text:p>1469.01708984375</text:p>
              </table:table-cell>
              <table:table-cell office:value-type="float" office:value="3.42341177864144">
                <text:p>3.4234117786414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429.75610351563">
                <text:p>1429.75610351563</text:p>
              </table:table-cell>
              <table:table-cell office:value-type="float" office:value="3.71007719503489">
                <text:p>3.71007719503489</text:p>
              </table:table-cell>
              <table:table-cell office:value-type="float" office:value="1469.40698242188">
                <text:p>1469.40698242188</text:p>
              </table:table-cell>
              <table:table-cell office:value-type="float" office:value="3.23915078690133">
                <text:p>3.239150786901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430.23803710938">
                <text:p>1430.23803710938</text:p>
              </table:table-cell>
              <table:table-cell office:value-type="float" office:value="3.44337026202908">
                <text:p>3.44337026202908</text:p>
              </table:table-cell>
              <table:table-cell office:value-type="float" office:value="1469.76745605469">
                <text:p>1469.76745605469</text:p>
              </table:table-cell>
              <table:table-cell office:value-type="float" office:value="3.62355400889662">
                <text:p>3.6235540088966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30.7197265625">
                <text:p>1430.7197265625</text:p>
              </table:table-cell>
              <table:table-cell office:value-type="float" office:value="3.72698173781609">
                <text:p>3.72698173781609</text:p>
              </table:table-cell>
              <table:table-cell office:value-type="float" office:value="1470.11657714844">
                <text:p>1470.11657714844</text:p>
              </table:table-cell>
              <table:table-cell office:value-type="float" office:value="3.73068359226221">
                <text:p>3.7306835922622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431.22436523438">
                <text:p>1431.22436523438</text:p>
              </table:table-cell>
              <table:table-cell office:value-type="float" office:value="3.95115609682685">
                <text:p>3.95115609682685</text:p>
              </table:table-cell>
              <table:table-cell office:value-type="float" office:value="1470.458984375">
                <text:p>1470.458984375</text:p>
              </table:table-cell>
              <table:table-cell office:value-type="float" office:value="3.37130053326712">
                <text:p>3.3713005332671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431.73205566406">
                <text:p>1431.73205566406</text:p>
              </table:table-cell>
              <table:table-cell office:value-type="float" office:value="3.70445685038823">
                <text:p>3.70445685038823</text:p>
              </table:table-cell>
              <table:table-cell office:value-type="float" office:value="1470.76879882813">
                <text:p>1470.76879882813</text:p>
              </table:table-cell>
              <table:table-cell office:value-type="float" office:value="3.24058013186131">
                <text:p>3.2405801318613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432.20629882813">
                <text:p>1432.20629882813</text:p>
              </table:table-cell>
              <table:table-cell office:value-type="float" office:value="3.36031964917408">
                <text:p>3.36031964917408</text:p>
              </table:table-cell>
              <table:table-cell office:value-type="float" office:value="1471.02697753906">
                <text:p>1471.02697753906</text:p>
              </table:table-cell>
              <table:table-cell office:value-type="float" office:value="3.56448323297825">
                <text:p>3.564483232978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32.65942382813">
                <text:p>1432.65942382813</text:p>
              </table:table-cell>
              <table:table-cell office:value-type="float" office:value="3.63505893854998">
                <text:p>3.63505893854998</text:p>
              </table:table-cell>
              <table:table-cell office:value-type="float" office:value="1471.27404785156">
                <text:p>1471.27404785156</text:p>
              </table:table-cell>
              <table:table-cell office:value-type="float" office:value="3.58286335879216">
                <text:p>3.582863358792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33.12133789063">
                <text:p>1433.12133789063</text:p>
              </table:table-cell>
              <table:table-cell office:value-type="float" office:value="3.98192109812598">
                <text:p>3.98192109812598</text:p>
              </table:table-cell>
              <table:table-cell office:value-type="float" office:value="1471.54187011719">
                <text:p>1471.54187011719</text:p>
              </table:table-cell>
              <table:table-cell office:value-type="float" office:value="3.20312023570274">
                <text:p>3.2031202357027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433.58471679688">
                <text:p>1433.58471679688</text:p>
              </table:table-cell>
              <table:table-cell office:value-type="float" office:value="3.80722716360088">
                <text:p>3.80722716360088</text:p>
              </table:table-cell>
              <table:table-cell office:value-type="float" office:value="1471.81640625">
                <text:p>1471.81640625</text:p>
              </table:table-cell>
              <table:table-cell office:value-type="float" office:value="3.1834027844515">
                <text:p>3.183402784451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34.02307128906">
                <text:p>1434.02307128906</text:p>
              </table:table-cell>
              <table:table-cell office:value-type="float" office:value="3.40274082326724">
                <text:p>3.40274082326724</text:p>
              </table:table-cell>
              <table:table-cell office:value-type="float" office:value="1472.07165527344">
                <text:p>1472.07165527344</text:p>
              </table:table-cell>
              <table:table-cell office:value-type="float" office:value="3.69847554262861">
                <text:p>3.6984755426286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34.44934082031">
                <text:p>1434.44934082031</text:p>
              </table:table-cell>
              <table:table-cell office:value-type="float" office:value="3.45879459014813">
                <text:p>3.45879459014813</text:p>
              </table:table-cell>
              <table:table-cell office:value-type="float" office:value="1472.32690429688">
                <text:p>1472.32690429688</text:p>
              </table:table-cell>
              <table:table-cell office:value-type="float" office:value="3.83251425983357">
                <text:p>3.8325142598335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34.90051269531">
                <text:p>1434.90051269531</text:p>
              </table:table-cell>
              <table:table-cell office:value-type="float" office:value="3.82419709135752">
                <text:p>3.82419709135752</text:p>
              </table:table-cell>
              <table:table-cell office:value-type="float" office:value="1472.60046386719">
                <text:p>1472.60046386719</text:p>
              </table:table-cell>
              <table:table-cell office:value-type="float" office:value="3.3681622901687">
                <text:p>3.368162290168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35.37121582031">
                <text:p>1435.37121582031</text:p>
              </table:table-cell>
              <table:table-cell office:value-type="float" office:value="3.77099778694709">
                <text:p>3.77099778694709</text:p>
              </table:table-cell>
              <table:table-cell office:value-type="float" office:value="1472.86950683594">
                <text:p>1472.86950683594</text:p>
              </table:table-cell>
              <table:table-cell office:value-type="float" office:value="3.08557104753667">
                <text:p>3.0855710475366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35.82434082031">
                <text:p>1435.82434082031</text:p>
              </table:table-cell>
              <table:table-cell office:value-type="float" office:value="3.46387091041101">
                <text:p>3.46387091041101</text:p>
              </table:table-cell>
              <table:table-cell office:value-type="float" office:value="1473.1064453125">
                <text:p>1473.1064453125</text:p>
              </table:table-cell>
              <table:table-cell office:value-type="float" office:value="3.49752088807769">
                <text:p>3.4975208880776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36.24780273438">
                <text:p>1436.24780273438</text:p>
              </table:table-cell>
              <table:table-cell office:value-type="float" office:value="3.4357467342976">
                <text:p>3.4357467342976</text:p>
              </table:table-cell>
              <table:table-cell office:value-type="float" office:value="1473.32934570313">
                <text:p>1473.32934570313</text:p>
              </table:table-cell>
              <table:table-cell office:value-type="float" office:value="3.77464464190142">
                <text:p>3.7746446419014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36.66870117188">
                <text:p>1436.66870117188</text:p>
              </table:table-cell>
              <table:table-cell office:value-type="float" office:value="3.75787538446938">
                <text:p>3.75787538446938</text:p>
              </table:table-cell>
              <table:table-cell office:value-type="float" office:value="1473.56237792969">
                <text:p>1473.56237792969</text:p>
              </table:table-cell>
              <table:table-cell office:value-type="float" office:value="3.45796337296996">
                <text:p>3.4579633729699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37.08959960938">
                <text:p>1437.08959960938</text:p>
              </table:table-cell>
              <table:table-cell office:value-type="float" office:value="3.82190039245709">
                <text:p>3.82190039245709</text:p>
              </table:table-cell>
              <table:table-cell office:value-type="float" office:value="1473.79028320313">
                <text:p>1473.79028320313</text:p>
              </table:table-cell>
              <table:table-cell office:value-type="float" office:value="3.12559470741766">
                <text:p>3.1255947074176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37.48645019531">
                <text:p>1437.48645019531</text:p>
              </table:table-cell>
              <table:table-cell office:value-type="float" office:value="3.43389540266438">
                <text:p>3.43389540266438</text:p>
              </table:table-cell>
              <table:table-cell office:value-type="float" office:value="1473.98693847656">
                <text:p>1473.98693847656</text:p>
              </table:table-cell>
              <table:table-cell office:value-type="float" office:value="3.36366575173013">
                <text:p>3.3636657517301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37.85302734375">
                <text:p>1437.85302734375</text:p>
              </table:table-cell>
              <table:table-cell office:value-type="float" office:value="3.31328749323401">
                <text:p>3.31328749323401</text:p>
              </table:table-cell>
              <table:table-cell office:value-type="float" office:value="1474.17041015625">
                <text:p>1474.17041015625</text:p>
              </table:table-cell>
              <table:table-cell office:value-type="float" office:value="3.54467456107477">
                <text:p>3.5446745610747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38.22790527344">
                <text:p>1438.22790527344</text:p>
              </table:table-cell>
              <table:table-cell office:value-type="float" office:value="3.65770316230901">
                <text:p>3.65770316230901</text:p>
              </table:table-cell>
              <table:table-cell office:value-type="float" office:value="1474.37182617188">
                <text:p>1474.37182617188</text:p>
              </table:table-cell>
              <table:table-cell office:value-type="float" office:value="3.26213781211193">
                <text:p>3.2621378121119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38.62243652344">
                <text:p>1438.62243652344</text:p>
              </table:table-cell>
              <table:table-cell office:value-type="float" office:value="3.86517168393157">
                <text:p>3.86517168393157</text:p>
              </table:table-cell>
              <table:table-cell office:value-type="float" office:value="1474.58154296875">
                <text:p>1474.58154296875</text:p>
              </table:table-cell>
              <table:table-cell office:value-type="float" office:value="3.03490140227516">
                <text:p>3.0349014022751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39.005859375">
                <text:p>1439.005859375</text:p>
              </table:table-cell>
              <table:table-cell office:value-type="float" office:value="3.62201540497477">
                <text:p>3.62201540497477</text:p>
              </table:table-cell>
              <table:table-cell office:value-type="float" office:value="1474.77001953125">
                <text:p>1474.77001953125</text:p>
              </table:table-cell>
              <table:table-cell office:value-type="float" office:value="3.33968592232991">
                <text:p>3.3396859223299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39.35119628906">
                <text:p>1439.35119628906</text:p>
              </table:table-cell>
              <table:table-cell office:value-type="float" office:value="3.33677358129064">
                <text:p>3.33677358129064</text:p>
              </table:table-cell>
              <table:table-cell office:value-type="float" office:value="1474.94604492188">
                <text:p>1474.94604492188</text:p>
              </table:table-cell>
              <table:table-cell office:value-type="float" office:value="3.54945800781619">
                <text:p>3.549458007816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39.68908691406">
                <text:p>1439.68908691406</text:p>
              </table:table-cell>
              <table:table-cell office:value-type="float" office:value="3.58963683841167">
                <text:p>3.58963683841167</text:p>
              </table:table-cell>
              <table:table-cell office:value-type="float" office:value="1475.14221191406">
                <text:p>1475.14221191406</text:p>
              </table:table-cell>
              <table:table-cell office:value-type="float" office:value="3.31138252225505">
                <text:p>3.3113825222550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40.04077148438">
                <text:p>1440.04077148438</text:p>
              </table:table-cell>
              <table:table-cell office:value-type="float" office:value="3.81146533928429">
                <text:p>3.81146533928429</text:p>
              </table:table-cell>
              <table:table-cell office:value-type="float" office:value="1475.34826660156">
                <text:p>1475.34826660156</text:p>
              </table:table-cell>
              <table:table-cell office:value-type="float" office:value="3.05280242005428">
                <text:p>3.0528024200542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40.39343261719">
                <text:p>1440.39343261719</text:p>
              </table:table-cell>
              <table:table-cell office:value-type="float" office:value="3.51289020961608">
                <text:p>3.51289020961608</text:p>
              </table:table-cell>
              <table:table-cell office:value-type="float" office:value="1475.5322265625">
                <text:p>1475.5322265625</text:p>
              </table:table-cell>
              <table:table-cell office:value-type="float" office:value="3.32575939357429">
                <text:p>3.3257593935742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40.72387695313">
                <text:p>1440.72387695313</text:p>
              </table:table-cell>
              <table:table-cell office:value-type="float" office:value="3.23817491620337">
                <text:p>3.23817491620337</text:p>
              </table:table-cell>
              <table:table-cell office:value-type="float" office:value="1475.69775390625">
                <text:p>1475.69775390625</text:p>
              </table:table-cell>
              <table:table-cell office:value-type="float" office:value="3.65344607013081">
                <text:p>3.6534460701308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41.05236816406">
                <text:p>1441.05236816406</text:p>
              </table:table-cell>
              <table:table-cell office:value-type="float" office:value="3.47428275872333">
                <text:p>3.47428275872333</text:p>
              </table:table-cell>
              <table:table-cell office:value-type="float" office:value="1475.87475585938">
                <text:p>1475.87475585938</text:p>
              </table:table-cell>
              <table:table-cell office:value-type="float" office:value="3.43278271685051">
                <text:p>3.4327827168505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41.40270996094">
                <text:p>1441.40270996094</text:p>
              </table:table-cell>
              <table:table-cell office:value-type="float" office:value="3.77974193755328">
                <text:p>3.77974193755328</text:p>
              </table:table-cell>
              <table:table-cell office:value-type="float" office:value="1476.05944824219">
                <text:p>1476.05944824219</text:p>
              </table:table-cell>
              <table:table-cell office:value-type="float" office:value="3.12408571983141">
                <text:p>3.1240857198314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41.75708007813">
                <text:p>1441.75708007813</text:p>
              </table:table-cell>
              <table:table-cell office:value-type="float" office:value="3.67148183213423">
                <text:p>3.67148183213423</text:p>
              </table:table-cell>
              <table:table-cell office:value-type="float" office:value="1476.22790527344">
                <text:p>1476.22790527344</text:p>
              </table:table-cell>
              <table:table-cell office:value-type="float" office:value="3.39461815945214">
                <text:p>3.3946181594521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42.08679199219">
                <text:p>1442.08679199219</text:p>
              </table:table-cell>
              <table:table-cell office:value-type="float" office:value="3.3096642031056">
                <text:p>3.3096642031056</text:p>
              </table:table-cell>
              <table:table-cell office:value-type="float" office:value="1476.38635253906">
                <text:p>1476.38635253906</text:p>
              </table:table-cell>
              <table:table-cell office:value-type="float" office:value="3.70756631182573">
                <text:p>3.7075663118257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42.40942382813">
                <text:p>1442.40942382813</text:p>
              </table:table-cell>
              <table:table-cell office:value-type="float" office:value="3.36110376934196">
                <text:p>3.36110376934196</text:p>
              </table:table-cell>
              <table:table-cell office:value-type="float" office:value="1476.56762695313">
                <text:p>1476.56762695313</text:p>
              </table:table-cell>
              <table:table-cell office:value-type="float" office:value="3.46390785584568">
                <text:p>3.4639078558456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42.7548828125">
                <text:p>1442.7548828125</text:p>
              </table:table-cell>
              <table:table-cell office:value-type="float" office:value="3.68069776084982">
                <text:p>3.68069776084982</text:p>
              </table:table-cell>
              <table:table-cell office:value-type="float" office:value="1476.76733398438">
                <text:p>1476.76733398438</text:p>
              </table:table-cell>
              <table:table-cell office:value-type="float" office:value="3.01441125264415">
                <text:p>3.0144112526441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43.11328125">
                <text:p>1443.11328125</text:p>
              </table:table-cell>
              <table:table-cell office:value-type="float" office:value="3.55990132960463">
                <text:p>3.55990132960463</text:p>
              </table:table-cell>
              <table:table-cell office:value-type="float" office:value="1476.95166015625">
                <text:p>1476.95166015625</text:p>
              </table:table-cell>
              <table:table-cell office:value-type="float" office:value="3.26009994838837">
                <text:p>3.2600999483883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43.44836425781">
                <text:p>1443.44836425781</text:p>
              </table:table-cell>
              <table:table-cell office:value-type="float" office:value="3.18285619322509">
                <text:p>3.18285619322509</text:p>
              </table:table-cell>
              <table:table-cell office:value-type="float" office:value="1477.11352539063">
                <text:p>1477.11352539063</text:p>
              </table:table-cell>
              <table:table-cell office:value-type="float" office:value="3.72780920105989">
                <text:p>3.7278092010598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43.75622558594">
                <text:p>1443.75622558594</text:p>
              </table:table-cell>
              <table:table-cell office:value-type="float" office:value="3.28942577092405">
                <text:p>3.28942577092405</text:p>
              </table:table-cell>
              <table:table-cell office:value-type="float" office:value="1477.28259277344">
                <text:p>1477.28259277344</text:p>
              </table:table-cell>
              <table:table-cell office:value-type="float" office:value="3.59519851941542">
                <text:p>3.5951985194154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44.0693359375">
                <text:p>1444.0693359375</text:p>
              </table:table-cell>
              <table:table-cell office:value-type="float" office:value="3.65805720433948">
                <text:p>3.65805720433948</text:p>
              </table:table-cell>
              <table:table-cell office:value-type="float" office:value="1477.45971679688">
                <text:p>1477.45971679688</text:p>
              </table:table-cell>
              <table:table-cell office:value-type="float" office:value="3.13392528793837">
                <text:p>3.1339252879383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44.38952636719">
                <text:p>1444.38952636719</text:p>
              </table:table-cell>
              <table:table-cell office:value-type="float" office:value="3.71422511265365">
                <text:p>3.71422511265365</text:p>
              </table:table-cell>
              <table:table-cell office:value-type="float" office:value="1477.61743164063">
                <text:p>1477.61743164063</text:p>
              </table:table-cell>
              <table:table-cell office:value-type="float" office:value="3.18918991700496">
                <text:p>3.1891899170049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44.69360351563">
                <text:p>1444.69360351563</text:p>
              </table:table-cell>
              <table:table-cell office:value-type="float" office:value="3.43772085355104">
                <text:p>3.43772085355104</text:p>
              </table:table-cell>
              <table:table-cell office:value-type="float" office:value="1477.75061035156">
                <text:p>1477.75061035156</text:p>
              </table:table-cell>
              <table:table-cell office:value-type="float" office:value="3.51777917827024">
                <text:p>3.5177791782702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44.97973632813">
                <text:p>1444.97973632813</text:p>
              </table:table-cell>
              <table:table-cell office:value-type="float" office:value="3.27363493558223">
                <text:p>3.27363493558223</text:p>
              </table:table-cell>
              <table:table-cell office:value-type="float" office:value="1477.89404296875">
                <text:p>1477.89404296875</text:p>
              </table:table-cell>
              <table:table-cell office:value-type="float" office:value="3.42059736996805">
                <text:p>3.4205973699680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45.28234863281">
                <text:p>1445.28234863281</text:p>
              </table:table-cell>
              <table:table-cell office:value-type="float" office:value="3.58815755823297">
                <text:p>3.58815755823297</text:p>
              </table:table-cell>
              <table:table-cell office:value-type="float" office:value="1478.04919433594">
                <text:p>1478.04919433594</text:p>
              </table:table-cell>
              <table:table-cell office:value-type="float" office:value="3.03536714223178">
                <text:p>3.0353671422317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45.59826660156">
                <text:p>1445.59826660156</text:p>
              </table:table-cell>
              <table:table-cell office:value-type="float" office:value="3.70173001565808">
                <text:p>3.70173001565808</text:p>
              </table:table-cell>
              <table:table-cell office:value-type="float" office:value="1478.18823242188">
                <text:p>1478.18823242188</text:p>
              </table:table-cell>
              <table:table-cell office:value-type="float" office:value="3.15179887881818">
                <text:p>3.1517988788181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45.89233398438">
                <text:p>1445.89233398438</text:p>
              </table:table-cell>
              <table:table-cell office:value-type="float" office:value="3.3452023664307">
                <text:p>3.3452023664307</text:p>
              </table:table-cell>
              <table:table-cell office:value-type="float" office:value="1478.30310058594">
                <text:p>1478.30310058594</text:p>
              </table:table-cell>
              <table:table-cell office:value-type="float" office:value="3.54170093749628">
                <text:p>3.5417009374962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46.14831542969">
                <text:p>1446.14831542969</text:p>
              </table:table-cell>
              <table:table-cell office:value-type="float" office:value="3.17516207027401">
                <text:p>3.17516207027401</text:p>
              </table:table-cell>
              <table:table-cell office:value-type="float" office:value="1478.43005371094">
                <text:p>1478.43005371094</text:p>
              </table:table-cell>
              <table:table-cell office:value-type="float" office:value="3.47950122265889">
                <text:p>3.4795012226588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46.40405273438">
                <text:p>1446.40405273438</text:p>
              </table:table-cell>
              <table:table-cell office:value-type="float" office:value="3.46913596664791">
                <text:p>3.46913596664791</text:p>
              </table:table-cell>
              <table:table-cell office:value-type="float" office:value="1478.57727050781">
                <text:p>1478.57727050781</text:p>
              </table:table-cell>
              <table:table-cell office:value-type="float" office:value="3.10299212056135">
                <text:p>3.1029921205613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46.68054199219">
                <text:p>1446.68054199219</text:p>
              </table:table-cell>
              <table:table-cell office:value-type="float" office:value="3.62192405897786">
                <text:p>3.62192405897786</text:p>
              </table:table-cell>
              <table:table-cell office:value-type="float" office:value="1478.7177734375">
                <text:p>1478.7177734375</text:p>
              </table:table-cell>
              <table:table-cell office:value-type="float" office:value="3.12192852304962">
                <text:p>3.1219285230496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46.95910644531">
                <text:p>1446.95910644531</text:p>
              </table:table-cell>
              <table:table-cell office:value-type="float" office:value="3.39698541024036">
                <text:p>3.39698541024036</text:p>
              </table:table-cell>
              <table:table-cell office:value-type="float" office:value="1478.83471679688">
                <text:p>1478.83471679688</text:p>
              </table:table-cell>
              <table:table-cell office:value-type="float" office:value="3.48845904739824">
                <text:p>3.4884590473982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47.21875">
                <text:p>1447.21875</text:p>
              </table:table-cell>
              <table:table-cell office:value-type="float" office:value="3.25871449601062">
                <text:p>3.25871449601062</text:p>
              </table:table-cell>
              <table:table-cell office:value-type="float" office:value="1478.95617675781">
                <text:p>1478.95617675781</text:p>
              </table:table-cell>
              <table:table-cell office:value-type="float" office:value="3.44164177392443">
                <text:p>3.4416417739244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47.48522949219">
                <text:p>1447.48522949219</text:p>
              </table:table-cell>
              <table:table-cell office:value-type="float" office:value="3.46014870701544">
                <text:p>3.46014870701544</text:p>
              </table:table-cell>
              <table:table-cell office:value-type="float" office:value="1479.0869140625">
                <text:p>1479.0869140625</text:p>
              </table:table-cell>
              <table:table-cell office:value-type="float" office:value="3.06122901410674">
                <text:p>3.0612290141067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47.77160644531">
                <text:p>1447.77160644531</text:p>
              </table:table-cell>
              <table:table-cell office:value-type="float" office:value="3.70613828936209">
                <text:p>3.70613828936209</text:p>
              </table:table-cell>
              <table:table-cell office:value-type="float" office:value="1479.20336914063">
                <text:p>1479.20336914063</text:p>
              </table:table-cell>
              <table:table-cell office:value-type="float" office:value="3.18664825100834">
                <text:p>3.1866482510083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48.05212402344">
                <text:p>1448.05212402344</text:p>
              </table:table-cell>
              <table:table-cell office:value-type="float" office:value="3.55049349645656">
                <text:p>3.55049349645656</text:p>
              </table:table-cell>
              <table:table-cell office:value-type="float" office:value="1479.29626464844">
                <text:p>1479.29626464844</text:p>
              </table:table-cell>
              <table:table-cell office:value-type="float" office:value="3.6830659524218">
                <text:p>3.683065952421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48.30090332031">
                <text:p>1448.30090332031</text:p>
              </table:table-cell>
              <table:table-cell office:value-type="float" office:value="3.1920788337722">
                <text:p>3.1920788337722</text:p>
              </table:table-cell>
              <table:table-cell office:value-type="float" office:value="1479.40417480469">
                <text:p>1479.40417480469</text:p>
              </table:table-cell>
              <table:table-cell office:value-type="float" office:value="3.63444580743926">
                <text:p>3.6344458074392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48.54113769531">
                <text:p>1448.54113769531</text:p>
              </table:table-cell>
              <table:table-cell office:value-type="float" office:value="3.32975030720238">
                <text:p>3.32975030720238</text:p>
              </table:table-cell>
              <table:table-cell office:value-type="float" office:value="1479.53771972656">
                <text:p>1479.53771972656</text:p>
              </table:table-cell>
              <table:table-cell office:value-type="float" office:value="3.1269676346807">
                <text:p>3.126967634680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48.79602050781">
                <text:p>1448.79602050781</text:p>
              </table:table-cell>
              <table:table-cell office:value-type="float" office:value="3.56761427592984">
                <text:p>3.56761427592984</text:p>
              </table:table-cell>
              <table:table-cell office:value-type="float" office:value="1479.66955566406">
                <text:p>1479.66955566406</text:p>
              </table:table-cell>
              <table:table-cell office:value-type="float" office:value="3.06335527507981">
                <text:p>3.0633552750798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49.05126953125">
                <text:p>1449.05126953125</text:p>
              </table:table-cell>
              <table:table-cell office:value-type="float" office:value="3.39571302100365">
                <text:p>3.39571302100365</text:p>
              </table:table-cell>
              <table:table-cell office:value-type="float" office:value="1479.77502441406">
                <text:p>1479.77502441406</text:p>
              </table:table-cell>
              <table:table-cell office:value-type="float" office:value="3.58684648269155">
                <text:p>3.5868464826915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49.27783203125">
                <text:p>1449.27783203125</text:p>
              </table:table-cell>
              <table:table-cell office:value-type="float" office:value="3.11898226381119">
                <text:p>3.11898226381119</text:p>
              </table:table-cell>
              <table:table-cell office:value-type="float" office:value="1479.88366699219">
                <text:p>1479.88366699219</text:p>
              </table:table-cell>
              <table:table-cell office:value-type="float" office:value="3.65754445355">
                <text:p>3.6575444535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49.49365234375">
                <text:p>1449.49365234375</text:p>
              </table:table-cell>
              <table:table-cell office:value-type="float" office:value="3.34169654288788">
                <text:p>3.34169654288788</text:p>
              </table:table-cell>
              <table:table-cell office:value-type="float" office:value="1480.01257324219">
                <text:p>1480.01257324219</text:p>
              </table:table-cell>
              <table:table-cell office:value-type="float" office:value="3.13903087480944">
                <text:p>3.1390308748094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49.73010253906">
                <text:p>1449.73010253906</text:p>
              </table:table-cell>
              <table:table-cell office:value-type="float" office:value="3.66684345937314">
                <text:p>3.66684345937314</text:p>
              </table:table-cell>
              <table:table-cell office:value-type="float" office:value="1480.13940429688">
                <text:p>1480.13940429688</text:p>
              </table:table-cell>
              <table:table-cell office:value-type="float" office:value="3.07822849102933">
                <text:p>3.0782284910293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49.97741699219">
                <text:p>1449.97741699219</text:p>
              </table:table-cell>
              <table:table-cell office:value-type="float" office:value="3.52626139087757">
                <text:p>3.52626139087757</text:p>
              </table:table-cell>
              <table:table-cell office:value-type="float" office:value="1480.24536132813">
                <text:p>1480.24536132813</text:p>
              </table:table-cell>
              <table:table-cell office:value-type="float" office:value="3.5610644249508">
                <text:p>3.561064424950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50.20471191406">
                <text:p>1450.20471191406</text:p>
              </table:table-cell>
              <table:table-cell office:value-type="float" office:value="3.2324034464742">
                <text:p>3.2324034464742</text:p>
              </table:table-cell>
              <table:table-cell office:value-type="float" office:value="1480.35217285156">
                <text:p>1480.35217285156</text:p>
              </table:table-cell>
              <table:table-cell office:value-type="float" office:value="3.60295384959964">
                <text:p>3.6029538495996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50.41625976563">
                <text:p>1450.41625976563</text:p>
              </table:table-cell>
              <table:table-cell office:value-type="float" office:value="3.2347003443204">
                <text:p>3.2347003443204</text:p>
              </table:table-cell>
              <table:table-cell office:value-type="float" office:value="1480.46606445313">
                <text:p>1480.46606445313</text:p>
              </table:table-cell>
              <table:table-cell office:value-type="float" office:value="3.1315431111291">
                <text:p>3.131543111129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50.63781738281">
                <text:p>1450.63781738281</text:p>
              </table:table-cell>
              <table:table-cell office:value-type="float" office:value="3.45971826249009">
                <text:p>3.45971826249009</text:p>
              </table:table-cell>
              <table:table-cell office:value-type="float" office:value="1480.56042480469">
                <text:p>1480.56042480469</text:p>
              </table:table-cell>
              <table:table-cell office:value-type="float" office:value="2.95102604850986">
                <text:p>2.9510260485098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50.86267089844">
                <text:p>1450.86267089844</text:p>
              </table:table-cell>
              <table:table-cell office:value-type="float" office:value="3.46619752241025">
                <text:p>3.46619752241025</text:p>
              </table:table-cell>
              <table:table-cell office:value-type="float" office:value="1480.61584472656">
                <text:p>1480.61584472656</text:p>
              </table:table-cell>
              <table:table-cell office:value-type="float" office:value="3.38175034314719">
                <text:p>3.3817503431471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51.06262207031">
                <text:p>1451.06262207031</text:p>
              </table:table-cell>
              <table:table-cell office:value-type="float" office:value="3.21985904082099">
                <text:p>3.21985904082099</text:p>
              </table:table-cell>
              <table:table-cell office:value-type="float" office:value="1480.66796875">
                <text:p>1480.66796875</text:p>
              </table:table-cell>
              <table:table-cell office:value-type="float" office:value="3.54061249697164">
                <text:p>3.5406124969716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451.24438476563">
                <text:p>1451.24438476563</text:p>
              </table:table-cell>
              <table:table-cell office:value-type="float" office:value="3.16460371074652">
                <text:p>3.16460371074652</text:p>
              </table:table-cell>
              <table:table-cell office:value-type="float" office:value="1480.74291992188">
                <text:p>1480.74291992188</text:p>
              </table:table-cell>
              <table:table-cell office:value-type="float" office:value="3.16261096778863">
                <text:p>3.1626109677886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51.44799804688">
                <text:p>1451.44799804688</text:p>
              </table:table-cell>
              <table:table-cell office:value-type="float" office:value="3.52754994417069">
                <text:p>3.52754994417069</text:p>
              </table:table-cell>
              <table:table-cell office:value-type="float" office:value="1480.82214355469">
                <text:p>1480.82214355469</text:p>
              </table:table-cell>
              <table:table-cell office:value-type="float" office:value="3.01662484248419">
                <text:p>3.0166248424841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51.67895507813">
                <text:p>1451.67895507813</text:p>
              </table:table-cell>
              <table:table-cell office:value-type="float" office:value="3.645111119999">
                <text:p>3.645111119999</text:p>
              </table:table-cell>
              <table:table-cell office:value-type="float" office:value="1480.88024902344">
                <text:p>1480.88024902344</text:p>
              </table:table-cell>
              <table:table-cell office:value-type="float" office:value="3.35529119247861">
                <text:p>3.3552911924786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51.90563964844">
                <text:p>1451.90563964844</text:p>
              </table:table-cell>
              <table:table-cell office:value-type="float" office:value="3.29914304666017">
                <text:p>3.29914304666017</text:p>
              </table:table-cell>
              <table:table-cell office:value-type="float" office:value="1480.93371582031">
                <text:p>1480.93371582031</text:p>
              </table:table-cell>
              <table:table-cell office:value-type="float" office:value="3.44688214779729">
                <text:p>3.4468821477972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52.11633300781">
                <text:p>1452.11633300781</text:p>
              </table:table-cell>
              <table:table-cell office:value-type="float" office:value="3.10508641107708">
                <text:p>3.10508641107708</text:p>
              </table:table-cell>
              <table:table-cell office:value-type="float" office:value="1480.99719238281">
                <text:p>1480.99719238281</text:p>
              </table:table-cell>
              <table:table-cell office:value-type="float" office:value="3.11541546190602">
                <text:p>3.1154154619060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52.34020996094">
                <text:p>1452.34020996094</text:p>
              </table:table-cell>
              <table:table-cell office:value-type="float" office:value="3.37475087370949">
                <text:p>3.37475087370949</text:p>
              </table:table-cell>
              <table:table-cell office:value-type="float" office:value="1481.05224609375">
                <text:p>1481.05224609375</text:p>
              </table:table-cell>
              <table:table-cell office:value-type="float" office:value="2.9505942516544">
                <text:p>2.95059425165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452.57470703125">
                <text:p>1452.57470703125</text:p>
              </table:table-cell>
              <table:table-cell office:value-type="float" office:value="3.52700982182063">
                <text:p>3.52700982182063</text:p>
              </table:table-cell>
              <table:table-cell office:value-type="float" office:value="1481.07958984375">
                <text:p>1481.07958984375</text:p>
              </table:table-cell>
              <table:table-cell office:value-type="float" office:value="3.32445365951014">
                <text:p>3.3244536595101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452.78918457031">
                <text:p>1452.78918457031</text:p>
              </table:table-cell>
              <table:table-cell office:value-type="float" office:value="3.27337823518952">
                <text:p>3.27337823518952</text:p>
              </table:table-cell>
              <table:table-cell office:value-type="float" office:value="1481.11047363281">
                <text:p>1481.11047363281</text:p>
              </table:table-cell>
              <table:table-cell office:value-type="float" office:value="3.50355061728876">
                <text:p>3.5035506172887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452.97058105469">
                <text:p>1452.97058105469</text:p>
              </table:table-cell>
              <table:table-cell office:value-type="float" office:value="3.10132429694747">
                <text:p>3.10132429694747</text:p>
              </table:table-cell>
              <table:table-cell office:value-type="float" office:value="1481.17309570313">
                <text:p>1481.17309570313</text:p>
              </table:table-cell>
              <table:table-cell office:value-type="float" office:value="3.17092981248127">
                <text:p>3.1709298124812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53.15222167969">
                <text:p>1453.15222167969</text:p>
              </table:table-cell>
              <table:table-cell office:value-type="float" office:value="3.33128119203444">
                <text:p>3.33128119203444</text:p>
              </table:table-cell>
              <table:table-cell office:value-type="float" office:value="1481.24829101563">
                <text:p>1481.24829101563</text:p>
              </table:table-cell>
              <table:table-cell office:value-type="float" office:value="3.01725230672008">
                <text:p>3.0172523067200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453.3486328125">
                <text:p>1453.3486328125</text:p>
              </table:table-cell>
              <table:table-cell office:value-type="float" office:value="3.49089165846263">
                <text:p>3.49089165846263</text:p>
              </table:table-cell>
              <table:table-cell office:value-type="float" office:value="1481.30639648438">
                <text:p>1481.30639648438</text:p>
              </table:table-cell>
              <table:table-cell office:value-type="float" office:value="3.4262165819593">
                <text:p>3.426216581959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453.53918457031">
                <text:p>1453.53918457031</text:p>
              </table:table-cell>
              <table:table-cell office:value-type="float" office:value="3.3053849140535">
                <text:p>3.3053849140535</text:p>
              </table:table-cell>
              <table:table-cell office:value-type="float" office:value="1481.36108398438">
                <text:p>1481.36108398438</text:p>
              </table:table-cell>
              <table:table-cell office:value-type="float" office:value="3.57292209799499">
                <text:p>3.5729220979949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453.70495605469">
                <text:p>1453.70495605469</text:p>
              </table:table-cell>
              <table:table-cell office:value-type="float" office:value="3.15681753584848">
                <text:p>3.15681753584848</text:p>
              </table:table-cell>
              <table:table-cell office:value-type="float" office:value="1481.43615722656">
                <text:p>1481.43615722656</text:p>
              </table:table-cell>
              <table:table-cell office:value-type="float" office:value="3.19145231405937">
                <text:p>3.1914523140593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453.87622070313">
                <text:p>1453.87622070313</text:p>
              </table:table-cell>
              <table:table-cell office:value-type="float" office:value="3.34863643974722">
                <text:p>3.34863643974722</text:p>
              </table:table-cell>
              <table:table-cell office:value-type="float" office:value="1481.5146484375">
                <text:p>1481.5146484375</text:p>
              </table:table-cell>
              <table:table-cell office:value-type="float" office:value="2.91163709929632">
                <text:p>2.9116370992963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54.0703125">
                <text:p>1454.0703125</text:p>
              </table:table-cell>
              <table:table-cell office:value-type="float" office:value="3.59449539032524">
                <text:p>3.59449539032524</text:p>
              </table:table-cell>
              <table:table-cell office:value-type="float" office:value="1481.57141113281">
                <text:p>1481.57141113281</text:p>
              </table:table-cell>
              <table:table-cell office:value-type="float" office:value="3.28242072213109">
                <text:p>3.2824207221310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54.26635742188">
                <text:p>1454.26635742188</text:p>
              </table:table-cell>
              <table:table-cell office:value-type="float" office:value="3.47531575559952">
                <text:p>3.47531575559952</text:p>
              </table:table-cell>
              <table:table-cell office:value-type="float" office:value="1481.62243652344">
                <text:p>1481.62243652344</text:p>
              </table:table-cell>
              <table:table-cell office:value-type="float" office:value="3.55552056674835">
                <text:p>3.5555205667483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54.43469238281">
                <text:p>1454.43469238281</text:p>
              </table:table-cell>
              <table:table-cell office:value-type="float" office:value="3.17156988303334">
                <text:p>3.17156988303334</text:p>
              </table:table-cell>
              <table:table-cell office:value-type="float" office:value="1481.69384765625">
                <text:p>1481.69384765625</text:p>
              </table:table-cell>
              <table:table-cell office:value-type="float" office:value="3.22686014674192">
                <text:p>3.2268601467419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54.59558105469">
                <text:p>1454.59558105469</text:p>
              </table:table-cell>
              <table:table-cell office:value-type="float" office:value="3.20924657653773">
                <text:p>3.20924657653773</text:p>
              </table:table-cell>
              <table:table-cell office:value-type="float" office:value="1481.76867675781">
                <text:p>1481.76867675781</text:p>
              </table:table-cell>
              <table:table-cell office:value-type="float" office:value="2.96404530336446">
                <text:p>2.9640453033644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54.76647949219">
                <text:p>1454.76647949219</text:p>
              </table:table-cell>
              <table:table-cell office:value-type="float" office:value="3.48184533147344">
                <text:p>3.48184533147344</text:p>
              </table:table-cell>
              <table:table-cell office:value-type="float" office:value="1481.81689453125">
                <text:p>1481.81689453125</text:p>
              </table:table-cell>
              <table:table-cell office:value-type="float" office:value="3.30813696821932">
                <text:p>3.3081369682193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54.92724609375">
                <text:p>1454.92724609375</text:p>
              </table:table-cell>
              <table:table-cell office:value-type="float" office:value="3.44672577311689">
                <text:p>3.44672577311689</text:p>
              </table:table-cell>
              <table:table-cell office:value-type="float" office:value="1481.85290527344">
                <text:p>1481.85290527344</text:p>
              </table:table-cell>
              <table:table-cell office:value-type="float" office:value="3.51826878960284">
                <text:p>3.5182687896028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55.05493164063">
                <text:p>1455.05493164063</text:p>
              </table:table-cell>
              <table:table-cell office:value-type="float" office:value="3.12327844997281">
                <text:p>3.12327844997281</text:p>
              </table:table-cell>
              <table:table-cell office:value-type="float" office:value="1481.90832519531">
                <text:p>1481.90832519531</text:p>
              </table:table-cell>
              <table:table-cell office:value-type="float" office:value="3.2290611448231">
                <text:p>3.229061144823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55.17492675781">
                <text:p>1455.17492675781</text:p>
              </table:table-cell>
              <table:table-cell office:value-type="float" office:value="3.14881862449588">
                <text:p>3.14881862449588</text:p>
              </table:table-cell>
              <table:table-cell office:value-type="float" office:value="1481.97216796875">
                <text:p>1481.97216796875</text:p>
              </table:table-cell>
              <table:table-cell office:value-type="float" office:value="2.91446298619324">
                <text:p>2.9144629861932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55.32287597656">
                <text:p>1455.32287597656</text:p>
              </table:table-cell>
              <table:table-cell office:value-type="float" office:value="3.54562929207391">
                <text:p>3.54562929207391</text:p>
              </table:table-cell>
              <table:table-cell office:value-type="float" office:value="1482.01745605469">
                <text:p>1482.01745605469</text:p>
              </table:table-cell>
              <table:table-cell office:value-type="float" office:value="3.15328672529517">
                <text:p>3.1532867252951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55.49291992188">
                <text:p>1455.49291992188</text:p>
              </table:table-cell>
              <table:table-cell office:value-type="float" office:value="3.53471995986211">
                <text:p>3.53471995986211</text:p>
              </table:table-cell>
              <table:table-cell office:value-type="float" office:value="1482.05432128906">
                <text:p>1482.05432128906</text:p>
              </table:table-cell>
              <table:table-cell office:value-type="float" office:value="3.40761409399964">
                <text:p>3.4076140939996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55.65490722656">
                <text:p>1455.65490722656</text:p>
              </table:table-cell>
              <table:table-cell office:value-type="float" office:value="3.12144391737122">
                <text:p>3.12144391737122</text:p>
              </table:table-cell>
              <table:table-cell office:value-type="float" office:value="1482.11254882813">
                <text:p>1482.11254882813</text:p>
              </table:table-cell>
              <table:table-cell office:value-type="float" office:value="3.19181234502203">
                <text:p>3.1918123450220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55.81164550781">
                <text:p>1455.81164550781</text:p>
              </table:table-cell>
              <table:table-cell office:value-type="float" office:value="3.09702837317906">
                <text:p>3.09702837317906</text:p>
              </table:table-cell>
              <table:table-cell office:value-type="float" office:value="1482.1806640625">
                <text:p>1482.1806640625</text:p>
              </table:table-cell>
              <table:table-cell office:value-type="float" office:value="2.96214457544504">
                <text:p>2.9621445754450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55.98608398438">
                <text:p>1455.98608398438</text:p>
              </table:table-cell>
              <table:table-cell office:value-type="float" office:value="3.43788908093499">
                <text:p>3.43788908093499</text:p>
              </table:table-cell>
              <table:table-cell office:value-type="float" office:value="1482.228515625">
                <text:p>1482.228515625</text:p>
              </table:table-cell>
              <table:table-cell office:value-type="float" office:value="3.20952183519062">
                <text:p>3.2095218351906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56.16247558594">
                <text:p>1456.16247558594</text:p>
              </table:table-cell>
              <table:table-cell office:value-type="float" office:value="3.45741349284608">
                <text:p>3.45741349284608</text:p>
              </table:table-cell>
              <table:table-cell office:value-type="float" office:value="1482.26245117188">
                <text:p>1482.26245117188</text:p>
              </table:table-cell>
              <table:table-cell office:value-type="float" office:value="3.41079538540985">
                <text:p>3.4107953854098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56.3095703125">
                <text:p>1456.3095703125</text:p>
              </table:table-cell>
              <table:table-cell office:value-type="float" office:value="3.10044077483815">
                <text:p>3.10044077483815</text:p>
              </table:table-cell>
              <table:table-cell office:value-type="float" office:value="1482.31005859375">
                <text:p>1482.31005859375</text:p>
              </table:table-cell>
              <table:table-cell office:value-type="float" office:value="3.22155802045742">
                <text:p>3.2215580204574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56.43444824219">
                <text:p>1456.43444824219</text:p>
              </table:table-cell>
              <table:table-cell office:value-type="float" office:value="3.04171135450937">
                <text:p>3.04171135450937</text:p>
              </table:table-cell>
              <table:table-cell office:value-type="float" office:value="1482.36376953125">
                <text:p>1482.36376953125</text:p>
              </table:table-cell>
              <table:table-cell office:value-type="float" office:value="2.95814977852855">
                <text:p>2.9581497785285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56.57360839844">
                <text:p>1456.57360839844</text:p>
              </table:table-cell>
              <table:table-cell office:value-type="float" office:value="3.3571491428097">
                <text:p>3.3571491428097</text:p>
              </table:table-cell>
              <table:table-cell office:value-type="float" office:value="1482.40051269531">
                <text:p>1482.40051269531</text:p>
              </table:table-cell>
              <table:table-cell office:value-type="float" office:value="3.1495093036958">
                <text:p>3.149509303695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56.73034667969">
                <text:p>1456.73034667969</text:p>
              </table:table-cell>
              <table:table-cell office:value-type="float" office:value="3.38728297004863">
                <text:p>3.38728297004863</text:p>
              </table:table-cell>
              <table:table-cell office:value-type="float" office:value="1482.43005371094">
                <text:p>1482.43005371094</text:p>
              </table:table-cell>
              <table:table-cell office:value-type="float" office:value="3.39992242870355">
                <text:p>3.399922428703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56.87670898438">
                <text:p>1456.87670898438</text:p>
              </table:table-cell>
              <table:table-cell office:value-type="float" office:value="3.0906040868442">
                <text:p>3.0906040868442</text:p>
              </table:table-cell>
              <table:table-cell office:value-type="float" office:value="1482.48852539063">
                <text:p>1482.48852539063</text:p>
              </table:table-cell>
              <table:table-cell office:value-type="float" office:value="3.18732349291447">
                <text:p>3.1873234929144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457.01025390625">
                <text:p>1457.01025390625</text:p>
              </table:table-cell>
              <table:table-cell office:value-type="float" office:value="3.06537304916523">
                <text:p>3.06537304916523</text:p>
              </table:table-cell>
              <table:table-cell office:value-type="float" office:value="1482.56628417969">
                <text:p>1482.56628417969</text:p>
              </table:table-cell>
              <table:table-cell office:value-type="float" office:value="2.92773173987037">
                <text:p>2.9277317398703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57.16162109375">
                <text:p>1457.16162109375</text:p>
              </table:table-cell>
              <table:table-cell office:value-type="float" office:value="3.44273911718608">
                <text:p>3.44273911718608</text:p>
              </table:table-cell>
              <table:table-cell office:value-type="float" office:value="1482.62756347656">
                <text:p>1482.62756347656</text:p>
              </table:table-cell>
              <table:table-cell office:value-type="float" office:value="3.30313016653971">
                <text:p>3.3031301665397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57.32971191406">
                <text:p>1457.32971191406</text:p>
              </table:table-cell>
              <table:table-cell office:value-type="float" office:value="3.55599031388439">
                <text:p>3.55599031388439</text:p>
              </table:table-cell>
              <table:table-cell office:value-type="float" office:value="1482.66943359375">
                <text:p>1482.66943359375</text:p>
              </table:table-cell>
              <table:table-cell office:value-type="float" office:value="3.65657009200031">
                <text:p>3.6565700920003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57.48217773438">
                <text:p>1457.48217773438</text:p>
              </table:table-cell>
              <table:table-cell office:value-type="float" office:value="3.2202146849938">
                <text:p>3.2202146849938</text:p>
              </table:table-cell>
              <table:table-cell office:value-type="float" office:value="1482.7216796875">
                <text:p>1482.7216796875</text:p>
              </table:table-cell>
              <table:table-cell office:value-type="float" office:value="3.38838799554445">
                <text:p>3.3883879955444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57.60754394531">
                <text:p>1457.60754394531</text:p>
              </table:table-cell>
              <table:table-cell office:value-type="float" office:value="3.04551108704662">
                <text:p>3.04551108704662</text:p>
              </table:table-cell>
              <table:table-cell office:value-type="float" office:value="1482.78283691406">
                <text:p>1482.78283691406</text:p>
              </table:table-cell>
              <table:table-cell office:value-type="float" office:value="2.99895170669457">
                <text:p>2.9989517066945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457.736328125">
                <text:p>1457.736328125</text:p>
              </table:table-cell>
              <table:table-cell office:value-type="float" office:value="3.31727432740534">
                <text:p>3.31727432740534</text:p>
              </table:table-cell>
              <table:table-cell office:value-type="float" office:value="1482.82934570313">
                <text:p>1482.82934570313</text:p>
              </table:table-cell>
              <table:table-cell office:value-type="float" office:value="3.24653711786897">
                <text:p>3.2465371178689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457.87438964844">
                <text:p>1457.87438964844</text:p>
              </table:table-cell>
              <table:table-cell office:value-type="float" office:value="3.47420955316554">
                <text:p>3.47420955316554</text:p>
              </table:table-cell>
              <table:table-cell office:value-type="float" office:value="1482.86706542969">
                <text:p>1482.86706542969</text:p>
              </table:table-cell>
              <table:table-cell office:value-type="float" office:value="3.61675540107233">
                <text:p>3.6167554010723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457.99743652344">
                <text:p>1457.99743652344</text:p>
              </table:table-cell>
              <table:table-cell office:value-type="float" office:value="3.24462125084017">
                <text:p>3.24462125084017</text:p>
              </table:table-cell>
              <table:table-cell office:value-type="float" office:value="1482.93322753906">
                <text:p>1482.93322753906</text:p>
              </table:table-cell>
              <table:table-cell office:value-type="float" office:value="3.36141678945327">
                <text:p>3.3614167894532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458.09167480469">
                <text:p>1458.09167480469</text:p>
              </table:table-cell>
              <table:table-cell office:value-type="float" office:value="3.04376720987014">
                <text:p>3.04376720987014</text:p>
              </table:table-cell>
              <table:table-cell office:value-type="float" office:value="1483.0224609375">
                <text:p>1483.0224609375</text:p>
              </table:table-cell>
              <table:table-cell office:value-type="float" office:value="2.90418771683801">
                <text:p>2.9041877168380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458.19213867188">
                <text:p>1458.19213867188</text:p>
              </table:table-cell>
              <table:table-cell office:value-type="float" office:value="3.24661768924885">
                <text:p>3.24661768924885</text:p>
              </table:table-cell>
              <table:table-cell office:value-type="float" office:value="1483.10083007813">
                <text:p>1483.10083007813</text:p>
              </table:table-cell>
              <table:table-cell office:value-type="float" office:value="3.2115046169792">
                <text:p>3.211504616979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58.31591796875">
                <text:p>1458.31591796875</text:p>
              </table:table-cell>
              <table:table-cell office:value-type="float" office:value="3.43740322254237">
                <text:p>3.43740322254237</text:p>
              </table:table-cell>
              <table:table-cell office:value-type="float" office:value="1483.16027832031">
                <text:p>1483.16027832031</text:p>
              </table:table-cell>
              <table:table-cell office:value-type="float" office:value="3.70914777180345">
                <text:p>3.7091477718034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458.44604492188">
                <text:p>1458.44604492188</text:p>
              </table:table-cell>
              <table:table-cell office:value-type="float" office:value="3.27139858545722">
                <text:p>3.27139858545722</text:p>
              </table:table-cell>
              <table:table-cell office:value-type="float" office:value="1483.2333984375">
                <text:p>1483.2333984375</text:p>
              </table:table-cell>
              <table:table-cell office:value-type="float" office:value="3.53239544508473">
                <text:p>3.5323954450847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458.56359863281">
                <text:p>1458.56359863281</text:p>
              </table:table-cell>
              <table:table-cell office:value-type="float" office:value="3.07342142926031">
                <text:p>3.07342142926031</text:p>
              </table:table-cell>
              <table:table-cell office:value-type="float" office:value="1483.32019042969">
                <text:p>1483.32019042969</text:p>
              </table:table-cell>
              <table:table-cell office:value-type="float" office:value="3.03511934291707">
                <text:p>3.0351193429170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458.6962890625">
                <text:p>1458.6962890625</text:p>
              </table:table-cell>
              <table:table-cell office:value-type="float" office:value="3.26862421125624">
                <text:p>3.26862421125624</text:p>
              </table:table-cell>
              <table:table-cell office:value-type="float" office:value="1483.39367675781">
                <text:p>1483.39367675781</text:p>
              </table:table-cell>
              <table:table-cell office:value-type="float" office:value="3.13053050324947">
                <text:p>3.1305305032494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458.85363769531">
                <text:p>1458.85363769531</text:p>
              </table:table-cell>
              <table:table-cell office:value-type="float" office:value="3.54905941456064">
                <text:p>3.54905941456064</text:p>
              </table:table-cell>
              <table:table-cell office:value-type="float" office:value="1483.44787597656">
                <text:p>1483.44787597656</text:p>
              </table:table-cell>
              <table:table-cell office:value-type="float" office:value="3.50620870801438">
                <text:p>3.5062087080143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459.01025390625">
                <text:p>1459.01025390625</text:p>
              </table:table-cell>
              <table:table-cell office:value-type="float" office:value="3.40643416227284">
                <text:p>3.40643416227284</text:p>
              </table:table-cell>
              <table:table-cell office:value-type="float" office:value="1483.50952148438">
                <text:p>1483.50952148438</text:p>
              </table:table-cell>
              <table:table-cell office:value-type="float" office:value="3.37202423840722">
                <text:p>3.3720242384072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459.13549804688">
                <text:p>1459.13549804688</text:p>
              </table:table-cell>
              <table:table-cell office:value-type="float" office:value="3.0952116561891">
                <text:p>3.0952116561891</text:p>
              </table:table-cell>
              <table:table-cell office:value-type="float" office:value="1483.57568359375">
                <text:p>1483.57568359375</text:p>
              </table:table-cell>
              <table:table-cell office:value-type="float" office:value="2.92323824306534">
                <text:p>2.9232382430653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459.25036621094">
                <text:p>1459.25036621094</text:p>
              </table:table-cell>
              <table:table-cell office:value-type="float" office:value="3.20587040288278">
                <text:p>3.20587040288278</text:p>
              </table:table-cell>
              <table:table-cell office:value-type="float" office:value="1483.61596679688">
                <text:p>1483.61596679688</text:p>
              </table:table-cell>
              <table:table-cell office:value-type="float" office:value="3.05822542198598">
                <text:p>3.0582254219859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459.37634277344">
                <text:p>1459.37634277344</text:p>
              </table:table-cell>
              <table:table-cell office:value-type="float" office:value="3.46803992263452">
                <text:p>3.46803992263452</text:p>
              </table:table-cell>
              <table:table-cell office:value-type="float" office:value="1483.62268066406">
                <text:p>1483.62268066406</text:p>
              </table:table-cell>
              <table:table-cell office:value-type="float" office:value="3.52328379111639">
                <text:p>3.5232837911163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59.50109863281">
                <text:p>1459.50109863281</text:p>
              </table:table-cell>
              <table:table-cell office:value-type="float" office:value="3.38956316049314">
                <text:p>3.38956316049314</text:p>
              </table:table-cell>
              <table:table-cell office:value-type="float" office:value="1483.63488769531">
                <text:p>1483.63488769531</text:p>
              </table:table-cell>
              <table:table-cell office:value-type="float" office:value="3.48569743195597">
                <text:p>3.4856974319559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459.6044921875">
                <text:p>1459.6044921875</text:p>
              </table:table-cell>
              <table:table-cell office:value-type="float" office:value="3.09844784285822">
                <text:p>3.09844784285822</text:p>
              </table:table-cell>
              <table:table-cell office:value-type="float" office:value="1483.66223144531">
                <text:p>1483.66223144531</text:p>
              </table:table-cell>
              <table:table-cell office:value-type="float" office:value="3.07621331764468">
                <text:p>3.0762133176446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459.708984375">
                <text:p>1459.708984375</text:p>
              </table:table-cell>
              <table:table-cell office:value-type="float" office:value="3.14994799955449">
                <text:p>3.14994799955449</text:p>
              </table:table-cell>
              <table:table-cell office:value-type="float" office:value="1483.67944335938">
                <text:p>1483.67944335938</text:p>
              </table:table-cell>
              <table:table-cell office:value-type="float" office:value="3.06998154589364">
                <text:p>3.0699815458936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459.83679199219">
                <text:p>1459.83679199219</text:p>
              </table:table-cell>
              <table:table-cell office:value-type="float" office:value="3.44115925460562">
                <text:p>3.44115925460562</text:p>
              </table:table-cell>
              <table:table-cell office:value-type="float" office:value="1483.67358398438">
                <text:p>1483.67358398438</text:p>
              </table:table-cell>
              <table:table-cell office:value-type="float" office:value="3.37297030292489">
                <text:p>3.3729703029248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459.9736328125">
                <text:p>1459.9736328125</text:p>
              </table:table-cell>
              <table:table-cell office:value-type="float" office:value="3.40908824882005">
                <text:p>3.40908824882005</text:p>
              </table:table-cell>
              <table:table-cell office:value-type="float" office:value="1483.67736816406">
                <text:p>1483.67736816406</text:p>
              </table:table-cell>
              <table:table-cell office:value-type="float" office:value="3.31753082009598">
                <text:p>3.3175308200959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460.08666992188">
                <text:p>1460.08666992188</text:p>
              </table:table-cell>
              <table:table-cell office:value-type="float" office:value="3.12929836004695">
                <text:p>3.12929836004695</text:p>
              </table:table-cell>
              <table:table-cell office:value-type="float" office:value="1483.69750976563">
                <text:p>1483.69750976563</text:p>
              </table:table-cell>
              <table:table-cell office:value-type="float" office:value="2.95246168854811">
                <text:p>2.9524616885481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460.18859863281">
                <text:p>1460.18859863281</text:p>
              </table:table-cell>
              <table:table-cell office:value-type="float" office:value="3.15115198300024">
                <text:p>3.15115198300024</text:p>
              </table:table-cell>
              <table:table-cell office:value-type="float" office:value="1483.70935058594">
                <text:p>1483.70935058594</text:p>
              </table:table-cell>
              <table:table-cell office:value-type="float" office:value="3.00428996502825">
                <text:p>3.0042899650282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460.30993652344">
                <text:p>1460.30993652344</text:p>
              </table:table-cell>
              <table:table-cell office:value-type="float" office:value="3.45792865702094">
                <text:p>3.45792865702094</text:p>
              </table:table-cell>
              <table:table-cell office:value-type="float" office:value="1483.7021484375">
                <text:p>1483.7021484375</text:p>
              </table:table-cell>
              <table:table-cell office:value-type="float" office:value="3.44159171050187">
                <text:p>3.4415917105018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460.439453125">
                <text:p>1460.439453125</text:p>
              </table:table-cell>
              <table:table-cell office:value-type="float" office:value="3.46531637808516">
                <text:p>3.46531637808516</text:p>
              </table:table-cell>
              <table:table-cell office:value-type="float" office:value="1483.70703125">
                <text:p>1483.70703125</text:p>
              </table:table-cell>
              <table:table-cell office:value-type="float" office:value="3.45619033937415">
                <text:p>3.4561903393741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460.54272460938">
                <text:p>1460.54272460938</text:p>
              </table:table-cell>
              <table:table-cell office:value-type="float" office:value="3.16490793779879">
                <text:p>3.16490793779879</text:p>
              </table:table-cell>
              <table:table-cell office:value-type="float" office:value="1483.73217773438">
                <text:p>1483.73217773438</text:p>
              </table:table-cell>
              <table:table-cell office:value-type="float" office:value="3.05139967767129">
                <text:p>3.0513996776712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460.62377929688">
                <text:p>1460.62377929688</text:p>
              </table:table-cell>
              <table:table-cell office:value-type="float" office:value="3.08128462663789">
                <text:p>3.08128462663789</text:p>
              </table:table-cell>
              <table:table-cell office:value-type="float" office:value="1483.75219726563">
                <text:p>1483.75219726563</text:p>
              </table:table-cell>
              <table:table-cell office:value-type="float" office:value="3.11122525512374">
                <text:p>3.1112252551237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460.71228027344">
                <text:p>1460.71228027344</text:p>
              </table:table-cell>
              <table:table-cell office:value-type="float" office:value="3.32674579065582">
                <text:p>3.32674579065582</text:p>
              </table:table-cell>
              <table:table-cell office:value-type="float" office:value="1483.75268554688">
                <text:p>1483.75268554688</text:p>
              </table:table-cell>
              <table:table-cell office:value-type="float" office:value="3.54857880295142">
                <text:p>3.5485788029514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460.80627441406">
                <text:p>1460.80627441406</text:p>
              </table:table-cell>
              <table:table-cell office:value-type="float" office:value="3.38631329626916">
                <text:p>3.38631329626916</text:p>
              </table:table-cell>
              <table:table-cell office:value-type="float" office:value="1483.76489257813">
                <text:p>1483.76489257813</text:p>
              </table:table-cell>
              <table:table-cell office:value-type="float" office:value="3.49389527156516">
                <text:p>3.4938952715651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460.88317871094">
                <text:p>1460.88317871094</text:p>
              </table:table-cell>
              <table:table-cell office:value-type="float" office:value="3.15426741818826">
                <text:p>3.15426741818826</text:p>
              </table:table-cell>
              <table:table-cell office:value-type="float" office:value="1483.79931640625">
                <text:p>1483.79931640625</text:p>
              </table:table-cell>
              <table:table-cell office:value-type="float" office:value="3.0337977634917">
                <text:p>3.033797763491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460.94934082031">
                <text:p>1460.94934082031</text:p>
              </table:table-cell>
              <table:table-cell office:value-type="float" office:value="3.06634530950799">
                <text:p>3.06634530950799</text:p>
              </table:table-cell>
              <table:table-cell office:value-type="float" office:value="1483.83142089844">
                <text:p>1483.83142089844</text:p>
              </table:table-cell>
              <table:table-cell office:value-type="float" office:value="3.00681031328409">
                <text:p>3.0068103132840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461.03796386719">
                <text:p>1461.03796386719</text:p>
              </table:table-cell>
              <table:table-cell office:value-type="float" office:value="3.29806700387818">
                <text:p>3.29806700387818</text:p>
              </table:table-cell>
              <table:table-cell office:value-type="float" office:value="1483.84252929688">
                <text:p>1483.84252929688</text:p>
              </table:table-cell>
              <table:table-cell office:value-type="float" office:value="3.51072789313887">
                <text:p>3.5107278931388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461.1484375">
                <text:p>1461.1484375</text:p>
              </table:table-cell>
              <table:table-cell office:value-type="float" office:value="3.41092422295708">
                <text:p>3.41092422295708</text:p>
              </table:table-cell>
              <table:table-cell office:value-type="float" office:value="1483.86096191406">
                <text:p>1483.86096191406</text:p>
              </table:table-cell>
              <table:table-cell office:value-type="float" office:value="3.54498792407">
                <text:p>3.5449879240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461.24926757813">
                <text:p>1461.24926757813</text:p>
              </table:table-cell>
              <table:table-cell office:value-type="float" office:value="3.21363073239883">
                <text:p>3.21363073239883</text:p>
              </table:table-cell>
              <table:table-cell office:value-type="float" office:value="1483.90173339844">
                <text:p>1483.90173339844</text:p>
              </table:table-cell>
              <table:table-cell office:value-type="float" office:value="3.04280847723827">
                <text:p>3.0428084772382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461.33056640625">
                <text:p>1461.33056640625</text:p>
              </table:table-cell>
              <table:table-cell office:value-type="float" office:value="3.0866857016837">
                <text:p>3.0866857016837</text:p>
              </table:table-cell>
              <table:table-cell office:value-type="float" office:value="1483.94287109375">
                <text:p>1483.94287109375</text:p>
              </table:table-cell>
              <table:table-cell office:value-type="float" office:value="3.03660959831749">
                <text:p>3.0366095983174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461.41906738281">
                <text:p>1461.41906738281</text:p>
              </table:table-cell>
              <table:table-cell office:value-type="float" office:value="3.31647563498043">
                <text:p>3.31647563498043</text:p>
              </table:table-cell>
              <table:table-cell office:value-type="float" office:value="1483.96337890625">
                <text:p>1483.96337890625</text:p>
              </table:table-cell>
              <table:table-cell office:value-type="float" office:value="3.54377339527887">
                <text:p>3.5437733952788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461.515625">
                <text:p>1461.515625</text:p>
              </table:table-cell>
              <table:table-cell office:value-type="float" office:value="3.49717836802449">
                <text:p>3.49717836802449</text:p>
              </table:table-cell>
              <table:table-cell office:value-type="float" office:value="1483.98645019531">
                <text:p>1483.98645019531</text:p>
              </table:table-cell>
              <table:table-cell office:value-type="float" office:value="3.59145906280583">
                <text:p>3.5914590628058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461.5927734375">
                <text:p>1461.5927734375</text:p>
              </table:table-cell>
              <table:table-cell office:value-type="float" office:value="3.29414227003329">
                <text:p>3.29414227003329</text:p>
              </table:table-cell>
              <table:table-cell office:value-type="float" office:value="1484.02368164063">
                <text:p>1484.02368164063</text:p>
              </table:table-cell>
              <table:table-cell office:value-type="float" office:value="3.13509185070269">
                <text:p>3.1350918507026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461.63928222656">
                <text:p>1461.63928222656</text:p>
              </table:table-cell>
              <table:table-cell office:value-type="float" office:value="3.04063700755444">
                <text:p>3.04063700755444</text:p>
              </table:table-cell>
              <table:table-cell office:value-type="float" office:value="1484.05139160156">
                <text:p>1484.05139160156</text:p>
              </table:table-cell>
              <table:table-cell office:value-type="float" office:value="2.97146659965108">
                <text:p>2.9714665996510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461.68627929688">
                <text:p>1461.68627929688</text:p>
              </table:table-cell>
              <table:table-cell office:value-type="float" office:value="3.20292509688274">
                <text:p>3.20292509688274</text:p>
              </table:table-cell>
              <table:table-cell office:value-type="float" office:value="1484.04809570313">
                <text:p>1484.04809570313</text:p>
              </table:table-cell>
              <table:table-cell office:value-type="float" office:value="3.35096468991474">
                <text:p>3.3509646899147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61.74353027344">
                <text:p>1461.74353027344</text:p>
              </table:table-cell>
              <table:table-cell office:value-type="float" office:value="3.40368440581892">
                <text:p>3.40368440581892</text:p>
              </table:table-cell>
              <table:table-cell office:value-type="float" office:value="1484.04516601563">
                <text:p>1484.04516601563</text:p>
              </table:table-cell>
              <table:table-cell office:value-type="float" office:value="3.43411098144294">
                <text:p>3.4341109814429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61.79077148438">
                <text:p>1461.79077148438</text:p>
              </table:table-cell>
              <table:table-cell office:value-type="float" office:value="3.27795826212855">
                <text:p>3.27795826212855</text:p>
              </table:table-cell>
              <table:table-cell office:value-type="float" office:value="1484.06396484375">
                <text:p>1484.06396484375</text:p>
              </table:table-cell>
              <table:table-cell office:value-type="float" office:value="3.02626819910817">
                <text:p>3.0262681991081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61.82006835938">
                <text:p>1461.82006835938</text:p>
              </table:table-cell>
              <table:table-cell office:value-type="float" office:value="3.04234717999689">
                <text:p>3.04234717999689</text:p>
              </table:table-cell>
              <table:table-cell office:value-type="float" office:value="1484.08374023438">
                <text:p>1484.08374023438</text:p>
              </table:table-cell>
              <table:table-cell office:value-type="float" office:value="2.93043072343495">
                <text:p>2.9304307234349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461.86962890625">
                <text:p>1461.86962890625</text:p>
              </table:table-cell>
              <table:table-cell office:value-type="float" office:value="3.15676051843837">
                <text:p>3.15676051843837</text:p>
              </table:table-cell>
              <table:table-cell office:value-type="float" office:value="1484.07885742188">
                <text:p>1484.07885742188</text:p>
              </table:table-cell>
              <table:table-cell office:value-type="float" office:value="3.37066511722636">
                <text:p>3.3706651172263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461.95349121094">
                <text:p>1461.95349121094</text:p>
              </table:table-cell>
              <table:table-cell office:value-type="float" office:value="3.39866932901258">
                <text:p>3.39866932901258</text:p>
              </table:table-cell>
              <table:table-cell office:value-type="float" office:value="1484.07287597656">
                <text:p>1484.07287597656</text:p>
              </table:table-cell>
              <table:table-cell office:value-type="float" office:value="3.51777485973191">
                <text:p>3.5177748597319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462.04602050781">
                <text:p>1462.04602050781</text:p>
              </table:table-cell>
              <table:table-cell office:value-type="float" office:value="3.30576599588786">
                <text:p>3.30576599588786</text:p>
              </table:table-cell>
              <table:table-cell office:value-type="float" office:value="1484.08520507813">
                <text:p>1484.08520507813</text:p>
              </table:table-cell>
              <table:table-cell office:value-type="float" office:value="3.17583999918548">
                <text:p>3.1758399991854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62.1181640625">
                <text:p>1462.1181640625</text:p>
              </table:table-cell>
              <table:table-cell office:value-type="float" office:value="3.08354537305232">
                <text:p>3.08354537305232</text:p>
              </table:table-cell>
              <table:table-cell office:value-type="float" office:value="1484.09643554688">
                <text:p>1484.09643554688</text:p>
              </table:table-cell>
              <table:table-cell office:value-type="float" office:value="2.99962799600423">
                <text:p>2.9996279960042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462.1884765625">
                <text:p>1462.1884765625</text:p>
              </table:table-cell>
              <table:table-cell office:value-type="float" office:value="3.20957122546663">
                <text:p>3.20957122546663</text:p>
              </table:table-cell>
              <table:table-cell office:value-type="float" office:value="1484.08703613281">
                <text:p>1484.08703613281</text:p>
              </table:table-cell>
              <table:table-cell office:value-type="float" office:value="3.26458836949463">
                <text:p>3.2645883694946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62.26818847656">
                <text:p>1462.26818847656</text:p>
              </table:table-cell>
              <table:table-cell office:value-type="float" office:value="3.48061698199383">
                <text:p>3.48061698199383</text:p>
              </table:table-cell>
              <table:table-cell office:value-type="float" office:value="1484.08129882813">
                <text:p>1484.08129882813</text:p>
              </table:table-cell>
              <table:table-cell office:value-type="float" office:value="3.34594659609224">
                <text:p>3.3459465960922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62.33618164063">
                <text:p>1462.33618164063</text:p>
              </table:table-cell>
              <table:table-cell office:value-type="float" office:value="3.38915262983025">
                <text:p>3.38915262983025</text:p>
              </table:table-cell>
              <table:table-cell office:value-type="float" office:value="1484.09838867188">
                <text:p>1484.09838867188</text:p>
              </table:table-cell>
              <table:table-cell office:value-type="float" office:value="3.04060706858795">
                <text:p>3.0406070685879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62.37316894531">
                <text:p>1462.37316894531</text:p>
              </table:table-cell>
              <table:table-cell office:value-type="float" office:value="3.07482180974915">
                <text:p>3.07482180974915</text:p>
              </table:table-cell>
              <table:table-cell office:value-type="float" office:value="1484.11865234375">
                <text:p>1484.11865234375</text:p>
              </table:table-cell>
              <table:table-cell office:value-type="float" office:value="2.91477090095886">
                <text:p>2.9147709009588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62.41137695313">
                <text:p>1462.41137695313</text:p>
              </table:table-cell>
              <table:table-cell office:value-type="float" office:value="3.13231135052322">
                <text:p>3.13231135052322</text:p>
              </table:table-cell>
              <table:table-cell office:value-type="float" office:value="1484.1162109375">
                <text:p>1484.1162109375</text:p>
              </table:table-cell>
              <table:table-cell office:value-type="float" office:value="3.30066686545181">
                <text:p>3.3006668654518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62.47326660156">
                <text:p>1462.47326660156</text:p>
              </table:table-cell>
              <table:table-cell office:value-type="float" office:value="3.38405981365013">
                <text:p>3.38405981365013</text:p>
              </table:table-cell>
              <table:table-cell office:value-type="float" office:value="1484.11462402344">
                <text:p>1484.11462402344</text:p>
              </table:table-cell>
              <table:table-cell office:value-type="float" office:value="3.47883910345691">
                <text:p>3.4788391034569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62.54382324219">
                <text:p>1462.54382324219</text:p>
              </table:table-cell>
              <table:table-cell office:value-type="float" office:value="3.33258036617467">
                <text:p>3.33258036617467</text:p>
              </table:table-cell>
              <table:table-cell office:value-type="float" office:value="1484.1376953125">
                <text:p>1484.1376953125</text:p>
              </table:table-cell>
              <table:table-cell office:value-type="float" office:value="3.16032879051012">
                <text:p>3.1603287905101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62.59521484375">
                <text:p>1462.59521484375</text:p>
              </table:table-cell>
              <table:table-cell office:value-type="float" office:value="3.06920895416284">
                <text:p>3.06920895416284</text:p>
              </table:table-cell>
              <table:table-cell office:value-type="float" office:value="1484.17138671875">
                <text:p>1484.17138671875</text:p>
              </table:table-cell>
              <table:table-cell office:value-type="float" office:value="3.0378081192558">
                <text:p>3.037808119255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62.6484375">
                <text:p>1462.6484375</text:p>
              </table:table-cell>
              <table:table-cell office:value-type="float" office:value="3.07533535390111">
                <text:p>3.07533535390111</text:p>
              </table:table-cell>
              <table:table-cell office:value-type="float" office:value="1484.18676757813">
                <text:p>1484.18676757813</text:p>
              </table:table-cell>
              <table:table-cell office:value-type="float" office:value="3.4170478549661">
                <text:p>3.417047854966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462.72961425781">
                <text:p>1462.72961425781</text:p>
              </table:table-cell>
              <table:table-cell office:value-type="float" office:value="3.30104050739229">
                <text:p>3.30104050739229</text:p>
              </table:table-cell>
              <table:table-cell office:value-type="float" office:value="1484.19750976563">
                <text:p>1484.19750976563</text:p>
              </table:table-cell>
              <table:table-cell office:value-type="float" office:value="3.52403233570868">
                <text:p>3.5240323357086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62.82934570313">
                <text:p>1462.82934570313</text:p>
              </table:table-cell>
              <table:table-cell office:value-type="float" office:value="3.30183625777151">
                <text:p>3.30183625777151</text:p>
              </table:table-cell>
              <table:table-cell office:value-type="float" office:value="1484.21997070313">
                <text:p>1484.21997070313</text:p>
              </table:table-cell>
              <table:table-cell office:value-type="float" office:value="3.15568593196061">
                <text:p>3.1556859319606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62.92065429688">
                <text:p>1462.92065429688</text:p>
              </table:table-cell>
              <table:table-cell office:value-type="float" office:value="3.07388318162862">
                <text:p>3.07388318162862</text:p>
              </table:table-cell>
              <table:table-cell office:value-type="float" office:value="1484.24267578125">
                <text:p>1484.24267578125</text:p>
              </table:table-cell>
              <table:table-cell office:value-type="float" office:value="2.9534961002124">
                <text:p>2.953496100212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463.01025390625">
                <text:p>1463.01025390625</text:p>
              </table:table-cell>
              <table:table-cell office:value-type="float" office:value="3.09671127625486">
                <text:p>3.09671127625486</text:p>
              </table:table-cell>
              <table:table-cell office:value-type="float" office:value="1484.24047851563">
                <text:p>1484.24047851563</text:p>
              </table:table-cell>
              <table:table-cell office:value-type="float" office:value="3.36641350252365">
                <text:p>3.3664135025236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63.11547851563">
                <text:p>1463.11547851563</text:p>
              </table:table-cell>
              <table:table-cell office:value-type="float" office:value="3.38262435668261">
                <text:p>3.38262435668261</text:p>
              </table:table-cell>
              <table:table-cell office:value-type="float" office:value="1484.23718261719">
                <text:p>1484.23718261719</text:p>
              </table:table-cell>
              <table:table-cell office:value-type="float" office:value="3.57715104442751">
                <text:p>3.5771510444275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463.21813964844">
                <text:p>1463.21813964844</text:p>
              </table:table-cell>
              <table:table-cell office:value-type="float" office:value="3.36865174528908">
                <text:p>3.36865174528908</text:p>
              </table:table-cell>
              <table:table-cell office:value-type="float" office:value="1484.26525878906">
                <text:p>1484.26525878906</text:p>
              </table:table-cell>
              <table:table-cell office:value-type="float" office:value="3.20287163893665">
                <text:p>3.2028716389366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463.287109375">
                <text:p>1463.287109375</text:p>
              </table:table-cell>
              <table:table-cell office:value-type="float" office:value="3.07879845991258">
                <text:p>3.07879845991258</text:p>
              </table:table-cell>
              <table:table-cell office:value-type="float" office:value="1484.30749511719">
                <text:p>1484.30749511719</text:p>
              </table:table-cell>
              <table:table-cell office:value-type="float" office:value="2.97057737271006">
                <text:p>2.9705773727100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463.33728027344">
                <text:p>1463.33728027344</text:p>
              </table:table-cell>
              <table:table-cell office:value-type="float" office:value="3.04276361453753">
                <text:p>3.04276361453753</text:p>
              </table:table-cell>
              <table:table-cell office:value-type="float" office:value="1484.33203125">
                <text:p>1484.33203125</text:p>
              </table:table-cell>
              <table:table-cell office:value-type="float" office:value="3.38339047528882">
                <text:p>3.3833904752888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63.40686035156">
                <text:p>1463.40686035156</text:p>
              </table:table-cell>
              <table:table-cell office:value-type="float" office:value="3.28719730920173">
                <text:p>3.28719730920173</text:p>
              </table:table-cell>
              <table:table-cell office:value-type="float" office:value="1484.34704589844">
                <text:p>1484.34704589844</text:p>
              </table:table-cell>
              <table:table-cell office:value-type="float" office:value="3.61549759489959">
                <text:p>3.6154975948995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63.4951171875">
                <text:p>1463.4951171875</text:p>
              </table:table-cell>
              <table:table-cell office:value-type="float" office:value="3.31364515364076">
                <text:p>3.31364515364076</text:p>
              </table:table-cell>
              <table:table-cell office:value-type="float" office:value="1484.37744140625">
                <text:p>1484.37744140625</text:p>
              </table:table-cell>
              <table:table-cell office:value-type="float" office:value="3.27983612475847">
                <text:p>3.2798361247584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463.5732421875">
                <text:p>1463.5732421875</text:p>
              </table:table-cell>
              <table:table-cell office:value-type="float" office:value="3.07169245951302">
                <text:p>3.07169245951302</text:p>
              </table:table-cell>
              <table:table-cell office:value-type="float" office:value="1484.4111328125">
                <text:p>1484.4111328125</text:p>
              </table:table-cell>
              <table:table-cell office:value-type="float" office:value="2.95985178996441">
                <text:p>2.9598517899644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63.63952636719">
                <text:p>1463.63952636719</text:p>
              </table:table-cell>
              <table:table-cell office:value-type="float" office:value="3.01113786408534">
                <text:p>3.01113786408534</text:p>
              </table:table-cell>
              <table:table-cell office:value-type="float" office:value="1484.42041015625">
                <text:p>1484.42041015625</text:p>
              </table:table-cell>
              <table:table-cell office:value-type="float" office:value="3.20318999304791">
                <text:p>3.2031899930479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463.72131347656">
                <text:p>1463.72131347656</text:p>
              </table:table-cell>
              <table:table-cell office:value-type="float" office:value="3.22356599201261">
                <text:p>3.22356599201261</text:p>
              </table:table-cell>
              <table:table-cell office:value-type="float" office:value="1484.4189453125">
                <text:p>1484.4189453125</text:p>
              </table:table-cell>
              <table:table-cell office:value-type="float" office:value="3.41586919337413">
                <text:p>3.4158691933741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463.81298828125">
                <text:p>1463.81298828125</text:p>
              </table:table-cell>
              <table:table-cell office:value-type="float" office:value="3.26759961513451">
                <text:p>3.26759961513451</text:p>
              </table:table-cell>
              <table:table-cell office:value-type="float" office:value="1484.43664550781">
                <text:p>1484.43664550781</text:p>
              </table:table-cell>
              <table:table-cell office:value-type="float" office:value="3.15143238720074">
                <text:p>3.1514323872007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63.88525390625">
                <text:p>1463.88525390625</text:p>
              </table:table-cell>
              <table:table-cell office:value-type="float" office:value="3.05676913249955">
                <text:p>3.05676913249955</text:p>
              </table:table-cell>
              <table:table-cell office:value-type="float" office:value="1484.45812988281">
                <text:p>1484.45812988281</text:p>
              </table:table-cell>
              <table:table-cell office:value-type="float" office:value="2.88393825075142">
                <text:p>2.8839382507514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63.93359375">
                <text:p>1463.93359375</text:p>
              </table:table-cell>
              <table:table-cell office:value-type="float" office:value="3.02284987647141">
                <text:p>3.02284987647141</text:p>
              </table:table-cell>
              <table:table-cell office:value-type="float" office:value="1484.45300292969">
                <text:p>1484.45300292969</text:p>
              </table:table-cell>
              <table:table-cell office:value-type="float" office:value="3.19928461401562">
                <text:p>3.1992846140156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63.99255371094">
                <text:p>1463.99255371094</text:p>
              </table:table-cell>
              <table:table-cell office:value-type="float" office:value="3.34208070277906">
                <text:p>3.34208070277906</text:p>
              </table:table-cell>
              <table:table-cell office:value-type="float" office:value="1484.42932128906">
                <text:p>1484.42932128906</text:p>
              </table:table-cell>
              <table:table-cell office:value-type="float" office:value="3.49079588619002">
                <text:p>3.4907958861900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464.06872558594">
                <text:p>1464.06872558594</text:p>
              </table:table-cell>
              <table:table-cell office:value-type="float" office:value="3.43850830622941">
                <text:p>3.43850830622941</text:p>
              </table:table-cell>
              <table:table-cell office:value-type="float" office:value="1484.42163085938">
                <text:p>1484.42163085938</text:p>
              </table:table-cell>
              <table:table-cell office:value-type="float" office:value="3.29430734800841">
                <text:p>3.2943073480084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464.13330078125">
                <text:p>1464.13330078125</text:p>
              </table:table-cell>
              <table:table-cell office:value-type="float" office:value="3.14652287154354">
                <text:p>3.14652287154354</text:p>
              </table:table-cell>
              <table:table-cell office:value-type="float" office:value="1484.42541503906">
                <text:p>1484.42541503906</text:p>
              </table:table-cell>
              <table:table-cell office:value-type="float" office:value="3.01578483283788">
                <text:p>3.0157848328378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64.17492675781">
                <text:p>1464.17492675781</text:p>
              </table:table-cell>
              <table:table-cell office:value-type="float" office:value="2.99221194592283">
                <text:p>2.99221194592283</text:p>
              </table:table-cell>
              <table:table-cell office:value-type="float" office:value="1484.41333007813">
                <text:p>1484.41333007813</text:p>
              </table:table-cell>
              <table:table-cell office:value-type="float" office:value="3.12141244153181">
                <text:p>3.1214124415318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464.22570800781">
                <text:p>1464.22570800781</text:p>
              </table:table-cell>
              <table:table-cell office:value-type="float" office:value="3.25559311160879">
                <text:p>3.25559311160879</text:p>
              </table:table-cell>
              <table:table-cell office:value-type="float" office:value="1484.39123535156">
                <text:p>1484.39123535156</text:p>
              </table:table-cell>
              <table:table-cell office:value-type="float" office:value="3.29592535696262">
                <text:p>3.2959253569626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464.29223632813">
                <text:p>1464.29223632813</text:p>
              </table:table-cell>
              <table:table-cell office:value-type="float" office:value="3.40719118444493">
                <text:p>3.40719118444493</text:p>
              </table:table-cell>
              <table:table-cell office:value-type="float" office:value="1484.38806152344">
                <text:p>1484.38806152344</text:p>
              </table:table-cell>
              <table:table-cell office:value-type="float" office:value="3.13883258102666">
                <text:p>3.1388325810266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64.34985351563">
                <text:p>1464.34985351563</text:p>
              </table:table-cell>
              <table:table-cell office:value-type="float" office:value="3.16543073257588">
                <text:p>3.16543073257588</text:p>
              </table:table-cell>
              <table:table-cell office:value-type="float" office:value="1484.39392089844">
                <text:p>1484.39392089844</text:p>
              </table:table-cell>
              <table:table-cell office:value-type="float" office:value="2.89416328774681">
                <text:p>2.8941632877468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64.38549804688">
                <text:p>1464.38549804688</text:p>
              </table:table-cell>
              <table:table-cell office:value-type="float" office:value="2.93640337496923">
                <text:p>2.93640337496923</text:p>
              </table:table-cell>
              <table:table-cell office:value-type="float" office:value="1484.37902832031">
                <text:p>1484.37902832031</text:p>
              </table:table-cell>
              <table:table-cell office:value-type="float" office:value="3.10621844491039">
                <text:p>3.1062184449103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464.43078613281">
                <text:p>1464.43078613281</text:p>
              </table:table-cell>
              <table:table-cell office:value-type="float" office:value="3.15874126299086">
                <text:p>3.15874126299086</text:p>
              </table:table-cell>
              <table:table-cell office:value-type="float" office:value="1484.3486328125">
                <text:p>1484.3486328125</text:p>
              </table:table-cell>
              <table:table-cell office:value-type="float" office:value="3.42245901996887">
                <text:p>3.4224590199688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464.49841308594">
                <text:p>1464.49841308594</text:p>
              </table:table-cell>
              <table:table-cell office:value-type="float" office:value="3.35108021075336">
                <text:p>3.35108021075336</text:p>
              </table:table-cell>
              <table:table-cell office:value-type="float" office:value="1484.33764648438">
                <text:p>1484.33764648438</text:p>
              </table:table-cell>
              <table:table-cell office:value-type="float" office:value="3.28317587328971">
                <text:p>3.2831758732897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464.56433105469">
                <text:p>1464.56433105469</text:p>
              </table:table-cell>
              <table:table-cell office:value-type="float" office:value="3.15600123064797">
                <text:p>3.15600123064797</text:p>
              </table:table-cell>
              <table:table-cell office:value-type="float" office:value="1484.3447265625">
                <text:p>1484.3447265625</text:p>
              </table:table-cell>
              <table:table-cell office:value-type="float" office:value="3.01096077019823">
                <text:p>3.0109607701982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64.60559082031">
                <text:p>1464.60559082031</text:p>
              </table:table-cell>
              <table:table-cell office:value-type="float" office:value="2.91520764972412">
                <text:p>2.91520764972412</text:p>
              </table:table-cell>
              <table:table-cell office:value-type="float" office:value="1484.34106445313">
                <text:p>1484.34106445313</text:p>
              </table:table-cell>
              <table:table-cell office:value-type="float" office:value="3.24246691514216">
                <text:p>3.2424669151421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464.65014648438">
                <text:p>1464.65014648438</text:p>
              </table:table-cell>
              <table:table-cell office:value-type="float" office:value="3.15950968365452">
                <text:p>3.15950968365452</text:p>
              </table:table-cell>
              <table:table-cell office:value-type="float" office:value="1484.32788085938">
                <text:p>1484.32788085938</text:p>
              </table:table-cell>
              <table:table-cell office:value-type="float" office:value="3.50899012730306">
                <text:p>3.5089901273030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464.71374511719">
                <text:p>1464.71374511719</text:p>
              </table:table-cell>
              <table:table-cell office:value-type="float" office:value="3.46679643743293">
                <text:p>3.46679643743293</text:p>
              </table:table-cell>
              <table:table-cell office:value-type="float" office:value="1484.33520507813">
                <text:p>1484.33520507813</text:p>
              </table:table-cell>
              <table:table-cell office:value-type="float" office:value="3.29721711897524">
                <text:p>3.2972171189752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464.77746582031">
                <text:p>1464.77746582031</text:p>
              </table:table-cell>
              <table:table-cell office:value-type="float" office:value="3.266479450829">
                <text:p>3.266479450829</text:p>
              </table:table-cell>
              <table:table-cell office:value-type="float" office:value="1484.35949707031">
                <text:p>1484.35949707031</text:p>
              </table:table-cell>
              <table:table-cell office:value-type="float" office:value="2.94488632257893">
                <text:p>2.9448863225789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464.822265625">
                <text:p>1464.822265625</text:p>
              </table:table-cell>
              <table:table-cell office:value-type="float" office:value="2.92529896486025">
                <text:p>2.92529896486025</text:p>
              </table:table-cell>
              <table:table-cell office:value-type="float" office:value="1484.37280273438">
                <text:p>1484.37280273438</text:p>
              </table:table-cell>
              <table:table-cell office:value-type="float" office:value="3.15500674046812">
                <text:p>3.1550067404681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464.87487792969">
                <text:p>1464.87487792969</text:p>
              </table:table-cell>
              <table:table-cell office:value-type="float" office:value="3.12330471203165">
                <text:p>3.12330471203165</text:p>
              </table:table-cell>
              <table:table-cell office:value-type="float" office:value="1484.37353515625">
                <text:p>1484.37353515625</text:p>
              </table:table-cell>
              <table:table-cell office:value-type="float" office:value="3.55011672213045">
                <text:p>3.5501167221304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464.95056152344">
                <text:p>1464.95056152344</text:p>
              </table:table-cell>
              <table:table-cell office:value-type="float" office:value="3.48500092632101">
                <text:p>3.48500092632101</text:p>
              </table:table-cell>
              <table:table-cell office:value-type="float" office:value="1484.39306640625">
                <text:p>1484.39306640625</text:p>
              </table:table-cell>
              <table:table-cell office:value-type="float" office:value="3.38178844306969">
                <text:p>3.3817884430696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465.02795410156">
                <text:p>1465.02795410156</text:p>
              </table:table-cell>
              <table:table-cell office:value-type="float" office:value="3.34272945451778">
                <text:p>3.34272945451778</text:p>
              </table:table-cell>
              <table:table-cell office:value-type="float" office:value="1484.42956542969">
                <text:p>1484.42956542969</text:p>
              </table:table-cell>
              <table:table-cell office:value-type="float" office:value="2.96171036230945">
                <text:p>2.9617103623094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465.07446289063">
                <text:p>1465.07446289063</text:p>
              </table:table-cell>
              <table:table-cell office:value-type="float" office:value="2.95685330186592">
                <text:p>2.95685330186592</text:p>
              </table:table-cell>
              <table:table-cell office:value-type="float" office:value="1484.455078125">
                <text:p>1484.455078125</text:p>
              </table:table-cell>
              <table:table-cell office:value-type="float" office:value="3.18747295454153">
                <text:p>3.1874729545415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465.10693359375">
                <text:p>1465.10693359375</text:p>
              </table:table-cell>
              <table:table-cell office:value-type="float" office:value="3.04367388149948">
                <text:p>3.04367388149948</text:p>
              </table:table-cell>
              <table:table-cell office:value-type="float" office:value="1484.46569824219">
                <text:p>1484.46569824219</text:p>
              </table:table-cell>
              <table:table-cell office:value-type="float" office:value="3.61933541671993">
                <text:p>3.6193354167199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465.15026855469">
                <text:p>1465.15026855469</text:p>
              </table:table-cell>
              <table:table-cell office:value-type="float" office:value="3.39413250494464">
                <text:p>3.39413250494464</text:p>
              </table:table-cell>
              <table:table-cell office:value-type="float" office:value="1484.49377441406">
                <text:p>1484.49377441406</text:p>
              </table:table-cell>
              <table:table-cell office:value-type="float" office:value="3.49187565251324">
                <text:p>3.4918756525132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465.19689941406">
                <text:p>1465.19689941406</text:p>
              </table:table-cell>
              <table:table-cell office:value-type="float" office:value="3.35645630174819">
                <text:p>3.35645630174819</text:p>
              </table:table-cell>
              <table:table-cell office:value-type="float" office:value="1484.53735351563">
                <text:p>1484.53735351563</text:p>
              </table:table-cell>
              <table:table-cell office:value-type="float" office:value="3.03767970005435">
                <text:p>3.0376797000543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465.22595214844">
                <text:p>1465.22595214844</text:p>
              </table:table-cell>
              <table:table-cell office:value-type="float" office:value="3.00196746119557">
                <text:p>3.00196746119557</text:p>
              </table:table-cell>
              <table:table-cell office:value-type="float" office:value="1484.56530761719">
                <text:p>1484.56530761719</text:p>
              </table:table-cell>
              <table:table-cell office:value-type="float" office:value="3.05404188652861">
                <text:p>3.0540418865286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465.25964355469">
                <text:p>1465.25964355469</text:p>
              </table:table-cell>
              <table:table-cell office:value-type="float" office:value="3.00607761973893">
                <text:p>3.00607761973893</text:p>
              </table:table-cell>
              <table:table-cell office:value-type="float" office:value="1484.56909179688">
                <text:p>1484.56909179688</text:p>
              </table:table-cell>
              <table:table-cell office:value-type="float" office:value="3.42603919574002">
                <text:p>3.4260391957400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465.32348632813">
                <text:p>1465.32348632813</text:p>
              </table:table-cell>
              <table:table-cell office:value-type="float" office:value="3.3758624286411">
                <text:p>3.3758624286411</text:p>
              </table:table-cell>
              <table:table-cell office:value-type="float" office:value="1484.58190917969">
                <text:p>1484.58190917969</text:p>
              </table:table-cell>
              <table:table-cell office:value-type="float" office:value="3.35506491983207">
                <text:p>3.3550649198320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465.39965820313">
                <text:p>1465.39965820313</text:p>
              </table:table-cell>
              <table:table-cell office:value-type="float" office:value="3.39952623584656">
                <text:p>3.39952623584656</text:p>
              </table:table-cell>
              <table:table-cell office:value-type="float" office:value="1484.60766601563">
                <text:p>1484.60766601563</text:p>
              </table:table-cell>
              <table:table-cell office:value-type="float" office:value="2.9381151191596">
                <text:p>2.938115119159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465.45288085938">
                <text:p>1465.45288085938</text:p>
              </table:table-cell>
              <table:table-cell office:value-type="float" office:value="3.06539540676137">
                <text:p>3.06539540676137</text:p>
              </table:table-cell>
              <table:table-cell office:value-type="float" office:value="1484.61730957031">
                <text:p>1484.61730957031</text:p>
              </table:table-cell>
              <table:table-cell office:value-type="float" office:value="3.02819149281918">
                <text:p>3.0281914928191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465.49475097656">
                <text:p>1465.49475097656</text:p>
              </table:table-cell>
              <table:table-cell office:value-type="float" office:value="3.05168294263947">
                <text:p>3.05168294263947</text:p>
              </table:table-cell>
              <table:table-cell office:value-type="float" office:value="1484.60070800781">
                <text:p>1484.60070800781</text:p>
              </table:table-cell>
              <table:table-cell office:value-type="float" office:value="3.48644213761808">
                <text:p>3.4864421376180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465.55541992188">
                <text:p>1465.55541992188</text:p>
              </table:table-cell>
              <table:table-cell office:value-type="float" office:value="3.40775137817616">
                <text:p>3.40775137817616</text:p>
              </table:table-cell>
              <table:table-cell office:value-type="float" office:value="1484.5947265625">
                <text:p>1484.5947265625</text:p>
              </table:table-cell>
              <table:table-cell office:value-type="float" office:value="3.49639469193858">
                <text:p>3.4963946919385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465.62744140625">
                <text:p>1465.62744140625</text:p>
              </table:table-cell>
              <table:table-cell office:value-type="float" office:value="3.45025547855617">
                <text:p>3.45025547855617</text:p>
              </table:table-cell>
              <table:table-cell office:value-type="float" office:value="1484.60632324219">
                <text:p>1484.60632324219</text:p>
              </table:table-cell>
              <table:table-cell office:value-type="float" office:value="3.09190503056758">
                <text:p>3.0919050305675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465.67932128906">
                <text:p>1465.67932128906</text:p>
              </table:table-cell>
              <table:table-cell office:value-type="float" office:value="3.12913762466003">
                <text:p>3.12913762466003</text:p>
              </table:table-cell>
              <table:table-cell office:value-type="float" office:value="1484.60925292969">
                <text:p>1484.60925292969</text:p>
              </table:table-cell>
              <table:table-cell office:value-type="float" office:value="3.0166562873816">
                <text:p>3.016656287381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465.71081542969">
                <text:p>1465.71081542969</text:p>
              </table:table-cell>
              <table:table-cell office:value-type="float" office:value="3.03143011224918">
                <text:p>3.03143011224918</text:p>
              </table:table-cell>
              <table:table-cell office:value-type="float" office:value="1484.59228515625">
                <text:p>1484.59228515625</text:p>
              </table:table-cell>
              <table:table-cell office:value-type="float" office:value="3.32240673651182">
                <text:p>3.3224067365118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465.74890136719">
                <text:p>1465.74890136719</text:p>
              </table:table-cell>
              <table:table-cell office:value-type="float" office:value="3.2793357492805">
                <text:p>3.2793357492805</text:p>
              </table:table-cell>
              <table:table-cell office:value-type="float" office:value="1484.58740234375">
                <text:p>1484.58740234375</text:p>
              </table:table-cell>
              <table:table-cell office:value-type="float" office:value="3.3354483717574">
                <text:p>3.335448371757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465.78747558594">
                <text:p>1465.78747558594</text:p>
              </table:table-cell>
              <table:table-cell office:value-type="float" office:value="3.36092715515083">
                <text:p>3.36092715515083</text:p>
              </table:table-cell>
              <table:table-cell office:value-type="float" office:value="1484.60009765625">
                <text:p>1484.60009765625</text:p>
              </table:table-cell>
              <table:table-cell office:value-type="float" office:value="2.97840412586422">
                <text:p>2.9784041258642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465.80065917969">
                <text:p>1465.80065917969</text:p>
              </table:table-cell>
              <table:table-cell office:value-type="float" office:value="3.12588445884545">
                <text:p>3.12588445884545</text:p>
              </table:table-cell>
              <table:table-cell office:value-type="float" office:value="1484.60119628906">
                <text:p>1484.60119628906</text:p>
              </table:table-cell>
              <table:table-cell office:value-type="float" office:value="2.95451691792356">
                <text:p>2.9545169179235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465.79565429688">
                <text:p>1465.79565429688</text:p>
              </table:table-cell>
              <table:table-cell office:value-type="float" office:value="2.99871818737425">
                <text:p>2.99871818737425</text:p>
              </table:table-cell>
              <table:table-cell office:value-type="float" office:value="1484.57653808594">
                <text:p>1484.57653808594</text:p>
              </table:table-cell>
              <table:table-cell office:value-type="float" office:value="3.3771773402293">
                <text:p>3.377177340229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65.80908203125">
                <text:p>1465.80908203125</text:p>
              </table:table-cell>
              <table:table-cell office:value-type="float" office:value="3.19483380433228">
                <text:p>3.19483380433228</text:p>
              </table:table-cell>
              <table:table-cell office:value-type="float" office:value="1484.56079101563">
                <text:p>1484.56079101563</text:p>
              </table:table-cell>
              <table:table-cell office:value-type="float" office:value="3.43035336284165">
                <text:p>3.4303533628416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465.84118652344">
                <text:p>1465.84118652344</text:p>
              </table:table-cell>
              <table:table-cell office:value-type="float" office:value="3.28475561072511">
                <text:p>3.28475561072511</text:p>
              </table:table-cell>
              <table:table-cell office:value-type="float" office:value="1484.56640625">
                <text:p>1484.56640625</text:p>
              </table:table-cell>
              <table:table-cell office:value-type="float" office:value="3.0546771582988">
                <text:p>3.054677158298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465.86193847656">
                <text:p>1465.86193847656</text:p>
              </table:table-cell>
              <table:table-cell office:value-type="float" office:value="3.08513531563664">
                <text:p>3.08513531563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465.86596679688">
                <text:p>1465.86596679688</text:p>
              </table:table-cell>
              <table:table-cell office:value-type="float" office:value="3.00576278379391">
                <text:p>3.00576278379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465.88549804688">
                <text:p>1465.88549804688</text:p>
              </table:table-cell>
              <table:table-cell office:value-type="float" office:value="3.29217287660972">
                <text:p>3.29217287660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465.92749023438">
                <text:p>1465.92749023438</text:p>
              </table:table-cell>
              <table:table-cell office:value-type="float" office:value="3.39891220283841">
                <text:p>3.39891220283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65.96887207031">
                <text:p>1465.96887207031</text:p>
              </table:table-cell>
              <table:table-cell office:value-type="float" office:value="3.13368520249567">
                <text:p>3.13368520249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65.99865722656">
                <text:p>1465.99865722656</text:p>
              </table:table-cell>
              <table:table-cell office:value-type="float" office:value="2.97063837001416">
                <text:p>2.9706383700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466.04626464844">
                <text:p>1466.04626464844</text:p>
              </table:table-cell>
              <table:table-cell office:value-type="float" office:value="3.22064124850774">
                <text:p>3.22064124850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66.10961914063">
                <text:p>1466.10961914063</text:p>
              </table:table-cell>
              <table:table-cell office:value-type="float" office:value="3.39860864616276">
                <text:p>3.39860864616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466.16015625">
                <text:p>1466.16015625</text:p>
              </table:table-cell>
              <table:table-cell office:value-type="float" office:value="3.1605911124094">
                <text:p>3.1605911124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466.18505859375">
                <text:p>1466.18505859375</text:p>
              </table:table-cell>
              <table:table-cell office:value-type="float" office:value="2.89772015728219">
                <text:p>2.89772015728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466.2216796875">
                <text:p>1466.2216796875</text:p>
              </table:table-cell>
              <table:table-cell office:value-type="float" office:value="3.13379427685202">
                <text:p>3.13379427685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466.28149414063">
                <text:p>1466.28149414063</text:p>
              </table:table-cell>
              <table:table-cell office:value-type="float" office:value="3.36683695206912">
                <text:p>3.36683695206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66.34338378906">
                <text:p>1466.34338378906</text:p>
              </table:table-cell>
              <table:table-cell office:value-type="float" office:value="3.16246763045688">
                <text:p>3.16246763045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66.38439941406">
                <text:p>1466.38439941406</text:p>
              </table:table-cell>
              <table:table-cell office:value-type="float" office:value="2.89021569006361">
                <text:p>2.89021569006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466.42321777344">
                <text:p>1466.42321777344</text:p>
              </table:table-cell>
              <table:table-cell office:value-type="float" office:value="3.13269583351036">
                <text:p>3.1326958335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466.46765136719">
                <text:p>1466.46765136719</text:p>
              </table:table-cell>
              <table:table-cell office:value-type="float" office:value="3.44876308372824">
                <text:p>3.44876308372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466.4951171875">
                <text:p>1466.4951171875</text:p>
              </table:table-cell>
              <table:table-cell office:value-type="float" office:value="3.26144821175849">
                <text:p>3.26144821175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466.4921875">
                <text:p>1466.4921875</text:p>
              </table:table-cell>
              <table:table-cell office:value-type="float" office:value="2.92810422545195">
                <text:p>2.92810422545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66.49475097656">
                <text:p>1466.49475097656</text:p>
              </table:table-cell>
              <table:table-cell office:value-type="float" office:value="3.12891285338546">
                <text:p>3.12891285338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466.52355957031">
                <text:p>1466.52355957031</text:p>
              </table:table-cell>
              <table:table-cell office:value-type="float" office:value="3.52810573297097">
                <text:p>3.52810573297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66.55883789063">
                <text:p>1466.55883789063</text:p>
              </table:table-cell>
              <table:table-cell office:value-type="float" office:value="3.39756854920913">
                <text:p>3.39756854920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66.57299804688">
                <text:p>1466.57299804688</text:p>
              </table:table-cell>
              <table:table-cell office:value-type="float" office:value="2.96640897739398">
                <text:p>2.96640897739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66.58422851563">
                <text:p>1466.58422851563</text:p>
              </table:table-cell>
              <table:table-cell office:value-type="float" office:value="3.0507571663943">
                <text:p>3.0507571663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66.61462402344">
                <text:p>1466.61462402344</text:p>
              </table:table-cell>
              <table:table-cell office:value-type="float" office:value="3.42678338623186">
                <text:p>3.42678338623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66.64794921875">
                <text:p>1466.64794921875</text:p>
              </table:table-cell>
              <table:table-cell office:value-type="float" office:value="3.38595153235797">
                <text:p>3.38595153235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66.66149902344">
                <text:p>1466.66149902344</text:p>
              </table:table-cell>
              <table:table-cell office:value-type="float" office:value="3.01201323396103">
                <text:p>3.01201323396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66.677734375">
                <text:p>1466.677734375</text:p>
              </table:table-cell>
              <table:table-cell office:value-type="float" office:value="3.0095916482651">
                <text:p>3.0095916482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66.71728515625">
                <text:p>1466.71728515625</text:p>
              </table:table-cell>
              <table:table-cell office:value-type="float" office:value="3.30037546501096">
                <text:p>3.3003754650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66.76281738281">
                <text:p>1466.76281738281</text:p>
              </table:table-cell>
              <table:table-cell office:value-type="float" office:value="3.29756550432373">
                <text:p>3.2975655043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66.78186035156">
                <text:p>1466.78186035156</text:p>
              </table:table-cell>
              <table:table-cell office:value-type="float" office:value="3.02604574915588">
                <text:p>3.02604574915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66.79125976563">
                <text:p>1466.79125976563</text:p>
              </table:table-cell>
              <table:table-cell office:value-type="float" office:value="3.04764469459234">
                <text:p>3.04764469459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66.82141113281">
                <text:p>1466.82141113281</text:p>
              </table:table-cell>
              <table:table-cell office:value-type="float" office:value="3.38280889846967">
                <text:p>3.38280889846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66.86120605469">
                <text:p>1466.86120605469</text:p>
              </table:table-cell>
              <table:table-cell office:value-type="float" office:value="3.36253618007346">
                <text:p>3.36253618007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66.8798828125">
                <text:p>1466.8798828125</text:p>
              </table:table-cell>
              <table:table-cell office:value-type="float" office:value="3.00402655961235">
                <text:p>3.0040265596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66.88818359375">
                <text:p>1466.88818359375</text:p>
              </table:table-cell>
              <table:table-cell office:value-type="float" office:value="3.01799541745221">
                <text:p>3.01799541745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66.91735839844">
                <text:p>1466.91735839844</text:p>
              </table:table-cell>
              <table:table-cell office:value-type="float" office:value="3.34796845591897">
                <text:p>3.34796845591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66.958984375">
                <text:p>1466.958984375</text:p>
              </table:table-cell>
              <table:table-cell office:value-type="float" office:value="3.31246252240768">
                <text:p>3.31246252240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66.98400878906">
                <text:p>1466.98400878906</text:p>
              </table:table-cell>
              <table:table-cell office:value-type="float" office:value="2.96806471094427">
                <text:p>2.9680647109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66.99536132813">
                <text:p>1466.99536132813</text:p>
              </table:table-cell>
              <table:table-cell office:value-type="float" office:value="2.94907647377772">
                <text:p>2.94907647377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67.01672363281">
                <text:p>1467.01672363281</text:p>
              </table:table-cell>
              <table:table-cell office:value-type="float" office:value="3.25436416048046">
                <text:p>3.25436416048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67.04357910156">
                <text:p>1467.04357910156</text:p>
              </table:table-cell>
              <table:table-cell office:value-type="float" office:value="3.27660633959646">
                <text:p>3.27660633959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67.05346679688">
                <text:p>1467.05346679688</text:p>
              </table:table-cell>
              <table:table-cell office:value-type="float" office:value="2.98662641589741">
                <text:p>2.98662641589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67.05529785156">
                <text:p>1467.05529785156</text:p>
              </table:table-cell>
              <table:table-cell office:value-type="float" office:value="2.89707133503447">
                <text:p>2.89707133503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67.08764648438">
                <text:p>1467.08764648438</text:p>
              </table:table-cell>
              <table:table-cell office:value-type="float" office:value="3.24537313419696">
                <text:p>3.24537313419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67.14892578125">
                <text:p>1467.14892578125</text:p>
              </table:table-cell>
              <table:table-cell office:value-type="float" office:value="3.37632208325699">
                <text:p>3.37632208325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67.2041015625">
                <text:p>1467.2041015625</text:p>
              </table:table-cell>
              <table:table-cell office:value-type="float" office:value="3.0700036780408">
                <text:p>3.0700036780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67.23815917969">
                <text:p>1467.23815917969</text:p>
              </table:table-cell>
              <table:table-cell office:value-type="float" office:value="2.91363908276701">
                <text:p>2.91363908276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67.27783203125">
                <text:p>1467.27783203125</text:p>
              </table:table-cell>
              <table:table-cell office:value-type="float" office:value="3.28152757213542">
                <text:p>3.28152757213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67.32299804688">
                <text:p>1467.32299804688</text:p>
              </table:table-cell>
              <table:table-cell office:value-type="float" office:value="3.51812762033892">
                <text:p>3.5181276203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67.34765625">
                <text:p>1467.34765625</text:p>
              </table:table-cell>
              <table:table-cell office:value-type="float" office:value="3.23585851768782">
                <text:p>3.23585851768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 style:rotation-angle="0"/>
      <style:text-properties fo:color="#3c3c3c" fo:font-family="Arial" fo:font-size="13pt" style:font-size-asian="13pt" style:font-size-complex="13pt"/>
    </style:style>
    <style:style style:name="ch3" style:family="chart">
      <style:graphic-properties draw:fill="solid" draw:fill-color="#d9d9d9"/>
      <style:text-properties fo:color="#3c3c3c" fo:font-family="Arial" fo:font-size="10pt" style:font-size-asian="10pt" style:font-size-complex="10pt"/>
    </style:style>
    <style:style style:name="ch4" style:family="chart">
      <style:chart-properties chart:include-hidden-cells="false" chart:treat-empty-cells="ignor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3c3c3c" fo:font-family="Arial" fo:font-size="9pt" style:font-size-asian="9pt" style:font-size-complex="9pt"/>
    </style:style>
    <style:style style:name="ch7" style:family="chart" style:data-style-name="N0">
      <style:chart-properties chart:display-label="false" chart:tick-marks-major-inner="true" chart:tick-marks-major-outer="true" chart:logarithmic="false" chart:reverse-direction="false" text:line-break="false" chart:link-data-style-to-source="false" chart:visible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3c3c3c" fo:font-family="Arial"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link-data-style-to-source="false" chart:axis-position="end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3" style:family="chart">
      <style:chart-properties loext:regression-name="Aproksymacja wielomianem 4. stopnia" loext:regression-max-degree="4" loext:regression-period="4" loext:regression-extrapolate-forward="0" loext:regression-extrapolate-backward="0" loext:regression-force-intercept="false" chart:regression-type="polynomial"/>
      <style:graphic-properties svg:stroke-color="#004586"/>
    </style:style>
    <style:style style:name="ch14" style:family="chart" style:data-style-name="N0">
      <style:chart-properties chart:symbol-type="none" chart:link-data-style-to-source="tru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21cm" svg:height="12.126cm" xlink:href="." xlink:type="simple" chart:class="chart:scatter" chart:style-name="ch1">
        <chart:title svg:x="6.276cm" svg:y="0.377cm" chart:style-name="ch2">
          <text:p>Charakterystyka prądu stojana i momentu
silnika klatkowego</text:p>
        </chart:title>
        <chart:legend svg:x="16.905cm" svg:y="8.132cm" style:legend-expansion="custom" chartooo:width="3.219cm" chartooo:height="2.564cm" style:legend-expansion-aspect-ratio="1.25546021840874" chart:style-name="ch3"/>
        <chart:plot-area chart:style-name="ch4" chart:data-source-has-labels="both" svg:x="1.57cm" svg:y="2.091cm" svg:width="14.982cm" svg:height="9.279cm">
          <chartooo:coordinate-region svg:x="2.377cm" svg:y="2.29cm" svg:width="13.553cm" svg:height="8.433cm"/>
          <chart:axis chart:dimension="x" chart:name="primary-x" chart:style-name="ch5" chartooo:axis-type="auto">
            <chart:title svg:x="6.808cm" svg:y="11.566cm" chart:style-name="ch6">
              <text:p>prędkość obrotowa n [obr./min]</text:p>
            </chart:title>
            <chart:categories table:cell-range-address="local-table.$A$2:.$A$774"/>
          </chart:axis>
          <chart:axis chart:dimension="x" chart:name="secondary-x" chart:style-name="ch7"/>
          <chart:axis chart:dimension="y" chart:name="primary-y" chart:style-name="ch8">
            <chart:title svg:x="0.59cm" svg:y="8.613cm" chart:style-name="ch9">
              <text:p>moment obrotowy T [N*m]</text:p>
            </chart:title>
            <chart:grid chart:style-name="ch10" chart:class="major"/>
          </chart:axis>
          <chart:axis chart:dimension="y" chart:name="secondary-y" chart:style-name="ch11">
            <chart:title svg:x="16.972cm" svg:y="7.422cm" chart:style-name="ch9">
              <text:p>prąd I [A]</text:p>
            </chart:title>
          </chart:axis>
          <chart:series chart:attached-axis="primary-y" chart:style-name="ch12" chart:values-cell-range-address="local-table.$C$2:.$C$774" chart:label-cell-address="local-table.$C$1" chart:class="chart:scatter">
            <chart:domain table:cell-range-address="local-table.$B$2:.$B$774"/>
            <chart:regression-curve chart:style-name="ch13"/>
            <chart:data-point chart:repeated="773"/>
          </chart:series>
          <chart:series chart:attached-axis="secondary-y" chart:style-name="ch14" chart:values-cell-range-address="local-table.$D$2:.$D$774" chart:label-cell-address="local-table.$D$1" chart:class="chart:scatter">
            <chart:data-point chart:repeated="77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z</text:p>
              </table:table-cell>
              <table:table-cell office:value-type="string">
                <text:p>I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2791709899902">
                <text:p>10.2791709899902</text:p>
              </table:table-cell>
              <table:table-cell office:value-type="float" office:value="53.5295716079079">
                <text:p>53.5295716079079</text:p>
              </table:table-cell>
              <table:table-cell office:value-type="float" office:value="56.6236385752412">
                <text:p>56.62363857524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4362058639526">
                <text:p>13.4362058639526</text:p>
              </table:table-cell>
              <table:table-cell office:value-type="float" office:value="54.4744873781927">
                <text:p>54.4744873781927</text:p>
              </table:table-cell>
              <table:table-cell office:value-type="float" office:value="57.0684736544901">
                <text:p>57.06847365449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6715202331543">
                <text:p>16.6715202331543</text:p>
              </table:table-cell>
              <table:table-cell office:value-type="float" office:value="55.3880931302543">
                <text:p>55.3880931302543</text:p>
              </table:table-cell>
              <table:table-cell office:value-type="float" office:value="56.9621200992058">
                <text:p>56.96212009920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9181365966797">
                <text:p>19.9181365966797</text:p>
              </table:table-cell>
              <table:table-cell office:value-type="float" office:value="55.9278543447313">
                <text:p>55.9278543447313</text:p>
              </table:table-cell>
              <table:table-cell office:value-type="float" office:value="56.6863829726565">
                <text:p>56.68638297265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206916809082">
                <text:p>23.206916809082</text:p>
              </table:table-cell>
              <table:table-cell office:value-type="float" office:value="57.5479799826713">
                <text:p>57.5479799826713</text:p>
              </table:table-cell>
              <table:table-cell office:value-type="float" office:value="56.4581925950463">
                <text:p>56.45819259504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.6069488525391">
                <text:p>26.6069488525391</text:p>
              </table:table-cell>
              <table:table-cell office:value-type="float" office:value="59.9157533588039">
                <text:p>59.9157533588039</text:p>
              </table:table-cell>
              <table:table-cell office:value-type="float" office:value="56.4987192714515">
                <text:p>56.49871927145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1422348022461">
                <text:p>30.1422348022461</text:p>
              </table:table-cell>
              <table:table-cell office:value-type="float" office:value="61.3295579647899">
                <text:p>61.3295579647899</text:p>
              </table:table-cell>
              <table:table-cell office:value-type="float" office:value="56.6142410575915">
                <text:p>56.61424105759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7663879394531">
                <text:p>33.7663879394531</text:p>
              </table:table-cell>
              <table:table-cell office:value-type="float" office:value="61.6088779893815">
                <text:p>61.6088779893815</text:p>
              </table:table-cell>
              <table:table-cell office:value-type="float" office:value="56.9139950458234">
                <text:p>56.91399504582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4079093933105">
                <text:p>37.4079093933105</text:p>
              </table:table-cell>
              <table:table-cell office:value-type="float" office:value="61.0410280027693">
                <text:p>61.0410280027693</text:p>
              </table:table-cell>
              <table:table-cell office:value-type="float" office:value="56.898379084232">
                <text:p>56.8983790842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.0119132995605">
                <text:p>41.0119132995605</text:p>
              </table:table-cell>
              <table:table-cell office:value-type="float" office:value="60.2988171504567">
                <text:p>60.2988171504567</text:p>
              </table:table-cell>
              <table:table-cell office:value-type="float" office:value="56.7083564397958">
                <text:p>56.70835643979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5661430358887">
                <text:p>44.5661430358887</text:p>
              </table:table-cell>
              <table:table-cell office:value-type="float" office:value="59.7199110464758">
                <text:p>59.7199110464758</text:p>
              </table:table-cell>
              <table:table-cell office:value-type="float" office:value="56.3446632479733">
                <text:p>56.34466324797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.0957489013672">
                <text:p>48.0957489013672</text:p>
              </table:table-cell>
              <table:table-cell office:value-type="float" office:value="60.0135882331695">
                <text:p>60.0135882331695</text:p>
              </table:table-cell>
              <table:table-cell office:value-type="float" office:value="56.4308560943296">
                <text:p>56.43085609432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.6443557739258">
                <text:p>51.6443557739258</text:p>
              </table:table-cell>
              <table:table-cell office:value-type="float" office:value="60.863822178949">
                <text:p>60.863822178949</text:p>
              </table:table-cell>
              <table:table-cell office:value-type="float" office:value="56.8076510029921">
                <text:p>56.80765100299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.2411766052246">
                <text:p>55.2411766052246</text:p>
              </table:table-cell>
              <table:table-cell office:value-type="float" office:value="61.6697009055643">
                <text:p>61.6697009055643</text:p>
              </table:table-cell>
              <table:table-cell office:value-type="float" office:value="56.6158288228983">
                <text:p>56.61582882289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.8838500976563">
                <text:p>58.8838500976563</text:p>
              </table:table-cell>
              <table:table-cell office:value-type="float" office:value="61.9509901443343">
                <text:p>61.9509901443343</text:p>
              </table:table-cell>
              <table:table-cell office:value-type="float" office:value="56.2877169558321">
                <text:p>56.28771695583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.5434150695801">
                <text:p>62.5434150695801</text:p>
              </table:table-cell>
              <table:table-cell office:value-type="float" office:value="61.4884505419529">
                <text:p>61.4884505419529</text:p>
              </table:table-cell>
              <table:table-cell office:value-type="float" office:value="56.3311718603837">
                <text:p>56.33117186038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.1804275512695">
                <text:p>66.1804275512695</text:p>
              </table:table-cell>
              <table:table-cell office:value-type="float" office:value="60.5923442503892">
                <text:p>60.5923442503892</text:p>
              </table:table-cell>
              <table:table-cell office:value-type="float" office:value="56.625085368529">
                <text:p>56.6250853685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9.7615432739258">
                <text:p>69.7615432739258</text:p>
              </table:table-cell>
              <table:table-cell office:value-type="float" office:value="59.3000582861773">
                <text:p>59.3000582861773</text:p>
              </table:table-cell>
              <table:table-cell office:value-type="float" office:value="56.2402751132683">
                <text:p>56.24027511326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3.269401550293">
                <text:p>73.269401550293</text:p>
              </table:table-cell>
              <table:table-cell office:value-type="float" office:value="57.8660437298986">
                <text:p>57.8660437298986</text:p>
              </table:table-cell>
              <table:table-cell office:value-type="float" office:value="56.0931914233649">
                <text:p>56.09319142336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.6980895996094">
                <text:p>76.6980895996094</text:p>
              </table:table-cell>
              <table:table-cell office:value-type="float" office:value="56.6834021207798">
                <text:p>56.6834021207798</text:p>
              </table:table-cell>
              <table:table-cell office:value-type="float" office:value="56.0956617699826">
                <text:p>56.09566176998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.0553207397461">
                <text:p>80.0553207397461</text:p>
              </table:table-cell>
              <table:table-cell office:value-type="float" office:value="55.9021940925474">
                <text:p>55.9021940925474</text:p>
              </table:table-cell>
              <table:table-cell office:value-type="float" office:value="56.0846935726893">
                <text:p>56.08469357268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3.3602523803711">
                <text:p>83.3602523803711</text:p>
              </table:table-cell>
              <table:table-cell office:value-type="float" office:value="55.1029151770203">
                <text:p>55.1029151770203</text:p>
              </table:table-cell>
              <table:table-cell office:value-type="float" office:value="55.9798882833015">
                <text:p>55.97988828330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6.6230697631836">
                <text:p>86.6230697631836</text:p>
              </table:table-cell>
              <table:table-cell office:value-type="float" office:value="54.3454404513843">
                <text:p>54.3454404513843</text:p>
              </table:table-cell>
              <table:table-cell office:value-type="float" office:value="56.1995014198125">
                <text:p>56.1995014198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.8391723632813">
                <text:p>89.8391723632813</text:p>
              </table:table-cell>
              <table:table-cell office:value-type="float" office:value="53.3113281519737">
                <text:p>53.3113281519737</text:p>
              </table:table-cell>
              <table:table-cell office:value-type="float" office:value="55.9931630176037">
                <text:p>55.99316301760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.9970321655273">
                <text:p>92.9970321655273</text:p>
              </table:table-cell>
              <table:table-cell office:value-type="float" office:value="52.3357461112046">
                <text:p>52.3357461112046</text:p>
              </table:table-cell>
              <table:table-cell office:value-type="float" office:value="56.138660906334">
                <text:p>56.1386609063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.0967178344727">
                <text:p>96.0967178344727</text:p>
              </table:table-cell>
              <table:table-cell office:value-type="float" office:value="51.4592217652716">
                <text:p>51.4592217652716</text:p>
              </table:table-cell>
              <table:table-cell office:value-type="float" office:value="56.1232639916033">
                <text:p>56.12326399160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.1390838623047">
                <text:p>99.1390838623047</text:p>
              </table:table-cell>
              <table:table-cell office:value-type="float" office:value="50.3938689902949">
                <text:p>50.3938689902949</text:p>
              </table:table-cell>
              <table:table-cell office:value-type="float" office:value="56.1334370728706">
                <text:p>56.13343707287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.12166595459">
                <text:p>102.12166595459</text:p>
              </table:table-cell>
              <table:table-cell office:value-type="float" office:value="49.5138519741463">
                <text:p>49.5138519741463</text:p>
              </table:table-cell>
              <table:table-cell office:value-type="float" office:value="56.1113110036795">
                <text:p>56.11131100367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5.052276611328">
                <text:p>105.052276611328</text:p>
              </table:table-cell>
              <table:table-cell office:value-type="float" office:value="48.9606317766757">
                <text:p>48.9606317766757</text:p>
              </table:table-cell>
              <table:table-cell office:value-type="float" office:value="56.0971454788568">
                <text:p>56.09714547885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7.951606750488">
                <text:p>107.951606750488</text:p>
              </table:table-cell>
              <table:table-cell office:value-type="float" office:value="48.8456615713552">
                <text:p>48.8456615713552</text:p>
              </table:table-cell>
              <table:table-cell office:value-type="float" office:value="56.0274483988943">
                <text:p>56.02744839889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.849807739258">
                <text:p>110.849807739258</text:p>
              </table:table-cell>
              <table:table-cell office:value-type="float" office:value="49.3463721423024">
                <text:p>49.3463721423024</text:p>
              </table:table-cell>
              <table:table-cell office:value-type="float" office:value="56.0335651447046">
                <text:p>56.03356514470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3.775756835938">
                <text:p>113.775756835938</text:p>
              </table:table-cell>
              <table:table-cell office:value-type="float" office:value="50.0966119565911">
                <text:p>50.0966119565911</text:p>
              </table:table-cell>
              <table:table-cell office:value-type="float" office:value="56.0485007065024">
                <text:p>56.04850070650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6.744651794434">
                <text:p>116.744651794434</text:p>
              </table:table-cell>
              <table:table-cell office:value-type="float" office:value="50.986073727555">
                <text:p>50.986073727555</text:p>
              </table:table-cell>
              <table:table-cell office:value-type="float" office:value="55.9618717249757">
                <text:p>55.96187172497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9.767364501953">
                <text:p>119.767364501953</text:p>
              </table:table-cell>
              <table:table-cell office:value-type="float" office:value="51.9457588501627">
                <text:p>51.9457588501627</text:p>
              </table:table-cell>
              <table:table-cell office:value-type="float" office:value="55.8883166777099">
                <text:p>55.88831667770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2.851890563965">
                <text:p>122.851890563965</text:p>
              </table:table-cell>
              <table:table-cell office:value-type="float" office:value="53.0476262414762">
                <text:p>53.0476262414762</text:p>
              </table:table-cell>
              <table:table-cell office:value-type="float" office:value="55.8538592154381">
                <text:p>55.85385921543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5.995727539063">
                <text:p>125.995727539063</text:p>
              </table:table-cell>
              <table:table-cell office:value-type="float" office:value="53.9601042063128">
                <text:p>53.9601042063128</text:p>
              </table:table-cell>
              <table:table-cell office:value-type="float" office:value="55.8610772829174">
                <text:p>55.86107728291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.191635131836">
                <text:p>129.191635131836</text:p>
              </table:table-cell>
              <table:table-cell office:value-type="float" office:value="54.7592137754409">
                <text:p>54.7592137754409</text:p>
              </table:table-cell>
              <table:table-cell office:value-type="float" office:value="55.8131865908181">
                <text:p>55.81318659081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2.438842773438">
                <text:p>132.438842773438</text:p>
              </table:table-cell>
              <table:table-cell office:value-type="float" office:value="55.8778605610565">
                <text:p>55.8778605610565</text:p>
              </table:table-cell>
              <table:table-cell office:value-type="float" office:value="55.8767634598255">
                <text:p>55.87676345982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5.755416870117">
                <text:p>135.755416870117</text:p>
              </table:table-cell>
              <table:table-cell office:value-type="float" office:value="57.4268705574973">
                <text:p>57.4268705574973</text:p>
              </table:table-cell>
              <table:table-cell office:value-type="float" office:value="55.7046197529696">
                <text:p>55.70461975296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9.168258666992">
                <text:p>139.168258666992</text:p>
              </table:table-cell>
              <table:table-cell office:value-type="float" office:value="58.9520965176961">
                <text:p>58.9520965176961</text:p>
              </table:table-cell>
              <table:table-cell office:value-type="float" office:value="56.054064350762">
                <text:p>56.0540643507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2.664642333984">
                <text:p>142.664642333984</text:p>
              </table:table-cell>
              <table:table-cell office:value-type="float" office:value="59.4151029021557">
                <text:p>59.4151029021557</text:p>
              </table:table-cell>
              <table:table-cell office:value-type="float" office:value="55.7537850342366">
                <text:p>55.75378503423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6.193664550781">
                <text:p>146.193664550781</text:p>
              </table:table-cell>
              <table:table-cell office:value-type="float" office:value="58.995809055793">
                <text:p>58.995809055793</text:p>
              </table:table-cell>
              <table:table-cell office:value-type="float" office:value="55.7839227869791">
                <text:p>55.78392278697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9.701507568359">
                <text:p>149.701507568359</text:p>
              </table:table-cell>
              <table:table-cell office:value-type="float" office:value="57.9501234073497">
                <text:p>57.9501234073497</text:p>
              </table:table-cell>
              <table:table-cell office:value-type="float" office:value="55.8632753858048">
                <text:p>55.86327538580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3.142562866211">
                <text:p>153.142562866211</text:p>
              </table:table-cell>
              <table:table-cell office:value-type="float" office:value="56.315563140916">
                <text:p>56.315563140916</text:p>
              </table:table-cell>
              <table:table-cell office:value-type="float" office:value="55.6813863032742">
                <text:p>55.68138630327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6.491241455078">
                <text:p>156.491241455078</text:p>
              </table:table-cell>
              <table:table-cell office:value-type="float" office:value="54.6152940330732">
                <text:p>54.6152940330732</text:p>
              </table:table-cell>
              <table:table-cell office:value-type="float" office:value="55.4824020444291">
                <text:p>55.48240204442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9.742813110352">
                <text:p>159.742813110352</text:p>
              </table:table-cell>
              <table:table-cell office:value-type="float" office:value="53.291422543674">
                <text:p>53.291422543674</text:p>
              </table:table-cell>
              <table:table-cell office:value-type="float" office:value="55.8152908363596">
                <text:p>55.81529083635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2.909790039063">
                <text:p>162.909790039063</text:p>
              </table:table-cell>
              <table:table-cell office:value-type="float" office:value="52.5046047314009">
                <text:p>52.5046047314009</text:p>
              </table:table-cell>
              <table:table-cell office:value-type="float" office:value="55.6367610102335">
                <text:p>55.63676101023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6.030990600586">
                <text:p>166.030990600586</text:p>
              </table:table-cell>
              <table:table-cell office:value-type="float" office:value="52.3190736407744">
                <text:p>52.3190736407744</text:p>
              </table:table-cell>
              <table:table-cell office:value-type="float" office:value="55.2879788698512">
                <text:p>55.28797886985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.147796630859">
                <text:p>169.147796630859</text:p>
              </table:table-cell>
              <table:table-cell office:value-type="float" office:value="52.6365004802767">
                <text:p>52.6365004802767</text:p>
              </table:table-cell>
              <table:table-cell office:value-type="float" office:value="55.3722554886973">
                <text:p>55.37225548869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2.287658691406">
                <text:p>172.287658691406</text:p>
              </table:table-cell>
              <table:table-cell office:value-type="float" office:value="53.0113741421173">
                <text:p>53.0113741421173</text:p>
              </table:table-cell>
              <table:table-cell office:value-type="float" office:value="55.7151598932867">
                <text:p>55.71515989328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5.440826416016">
                <text:p>175.440826416016</text:p>
              </table:table-cell>
              <table:table-cell office:value-type="float" office:value="52.7338047690165">
                <text:p>52.7338047690165</text:p>
              </table:table-cell>
              <table:table-cell office:value-type="float" office:value="55.8682673031448">
                <text:p>55.86826730314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8.572692871094">
                <text:p>178.572692871094</text:p>
              </table:table-cell>
              <table:table-cell office:value-type="float" office:value="52.1554104602619">
                <text:p>52.1554104602619</text:p>
              </table:table-cell>
              <table:table-cell office:value-type="float" office:value="55.5702064156596">
                <text:p>55.57020641565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1.671310424805">
                <text:p>181.671310424805</text:p>
              </table:table-cell>
              <table:table-cell office:value-type="float" office:value="52.0201137021141">
                <text:p>52.0201137021141</text:p>
              </table:table-cell>
              <table:table-cell office:value-type="float" office:value="55.205387511992">
                <text:p>55.2053875119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4.772583007813">
                <text:p>184.772583007813</text:p>
              </table:table-cell>
              <table:table-cell office:value-type="float" office:value="52.6881868249808">
                <text:p>52.6881868249808</text:p>
              </table:table-cell>
              <table:table-cell office:value-type="float" office:value="54.9342700654429">
                <text:p>54.93427006544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7.92333984375">
                <text:p>187.92333984375</text:p>
              </table:table-cell>
              <table:table-cell office:value-type="float" office:value="53.3834473456162">
                <text:p>53.3834473456162</text:p>
              </table:table-cell>
              <table:table-cell office:value-type="float" office:value="55.1573002934065">
                <text:p>55.15730029340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1.109436035156">
                <text:p>191.109436035156</text:p>
              </table:table-cell>
              <table:table-cell office:value-type="float" office:value="52.6400720761454">
                <text:p>52.6400720761454</text:p>
              </table:table-cell>
              <table:table-cell office:value-type="float" office:value="55.3102573237115">
                <text:p>55.31025732371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4.245223999023">
                <text:p>194.245223999023</text:p>
              </table:table-cell>
              <table:table-cell office:value-type="float" office:value="50.2636870221003">
                <text:p>50.2636870221003</text:p>
              </table:table-cell>
              <table:table-cell office:value-type="float" office:value="55.6493806625754">
                <text:p>55.64938066257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.232574462891">
                <text:p>197.232574462891</text:p>
              </table:table-cell>
              <table:table-cell office:value-type="float" office:value="47.086109179123">
                <text:p>47.086109179123</text:p>
              </table:table-cell>
              <table:table-cell office:value-type="float" office:value="55.7322034917395">
                <text:p>55.73220349173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0.025650024414">
                <text:p>200.025650024414</text:p>
              </table:table-cell>
              <table:table-cell office:value-type="float" office:value="44.6188231074914">
                <text:p>44.6188231074914</text:p>
              </table:table-cell>
              <table:table-cell office:value-type="float" office:value="55.7465583457871">
                <text:p>55.74655834578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2.672821044922">
                <text:p>202.672821044922</text:p>
              </table:table-cell>
              <table:table-cell office:value-type="float" office:value="44.0747803051865">
                <text:p>44.0747803051865</text:p>
              </table:table-cell>
              <table:table-cell office:value-type="float" office:value="55.5839195378508">
                <text:p>55.58391953785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5.291000366211">
                <text:p>205.291000366211</text:p>
              </table:table-cell>
              <table:table-cell office:value-type="float" office:value="45.1136340044407">
                <text:p>45.1136340044407</text:p>
              </table:table-cell>
              <table:table-cell office:value-type="float" office:value="55.4415313502174">
                <text:p>55.44153135021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7.974349975586">
                <text:p>207.974349975586</text:p>
              </table:table-cell>
              <table:table-cell office:value-type="float" office:value="46.3432505726632">
                <text:p>46.3432505726632</text:p>
              </table:table-cell>
              <table:table-cell office:value-type="float" office:value="55.2935979129079">
                <text:p>55.29359791290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0.732925415039">
                <text:p>210.732925415039</text:p>
              </table:table-cell>
              <table:table-cell office:value-type="float" office:value="46.5750606064329">
                <text:p>46.5750606064329</text:p>
              </table:table-cell>
              <table:table-cell office:value-type="float" office:value="55.1943970799017">
                <text:p>55.19439707990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3.502639770508">
                <text:p>213.502639770508</text:p>
              </table:table-cell>
              <table:table-cell office:value-type="float" office:value="45.2811496192024">
                <text:p>45.2811496192024</text:p>
              </table:table-cell>
              <table:table-cell office:value-type="float" office:value="55.2320698411162">
                <text:p>55.23206984111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6.196273803711">
                <text:p>216.196273803711</text:p>
              </table:table-cell>
              <table:table-cell office:value-type="float" office:value="43.4733377107345">
                <text:p>43.4733377107345</text:p>
              </table:table-cell>
              <table:table-cell office:value-type="float" office:value="55.2345645908882">
                <text:p>55.23456459088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8.783325195313">
                <text:p>218.783325195313</text:p>
              </table:table-cell>
              <table:table-cell office:value-type="float" office:value="42.515519275364">
                <text:p>42.515519275364</text:p>
              </table:table-cell>
              <table:table-cell office:value-type="float" office:value="55.3605206069864">
                <text:p>55.36052060698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1.311172485352">
                <text:p>221.311172485352</text:p>
              </table:table-cell>
              <table:table-cell office:value-type="float" office:value="42.773381114798">
                <text:p>42.773381114798</text:p>
              </table:table-cell>
              <table:table-cell office:value-type="float" office:value="55.3454300371189">
                <text:p>55.34543003711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3.855575561523">
                <text:p>223.855575561523</text:p>
              </table:table-cell>
              <table:table-cell office:value-type="float" office:value="44.5063258623068">
                <text:p>44.5063258623068</text:p>
              </table:table-cell>
              <table:table-cell office:value-type="float" office:value="55.4418182047727">
                <text:p>55.44181820477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6.504058837891">
                <text:p>226.504058837891</text:p>
              </table:table-cell>
              <table:table-cell office:value-type="float" office:value="47.6646281282566">
                <text:p>47.6646281282566</text:p>
              </table:table-cell>
              <table:table-cell office:value-type="float" office:value="55.5159733403995">
                <text:p>55.51597334039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9.333206176758">
                <text:p>229.333206176758</text:p>
              </table:table-cell>
              <table:table-cell office:value-type="float" office:value="51.2606219050118">
                <text:p>51.2606219050118</text:p>
              </table:table-cell>
              <table:table-cell office:value-type="float" office:value="55.6089969633078">
                <text:p>55.60899696330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2.374816894531">
                <text:p>232.374816894531</text:p>
              </table:table-cell>
              <table:table-cell office:value-type="float" office:value="54.3135491221379">
                <text:p>54.3135491221379</text:p>
              </table:table-cell>
              <table:table-cell office:value-type="float" office:value="55.5662046229998">
                <text:p>55.56620462299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5.606506347656">
                <text:p>235.606506347656</text:p>
              </table:table-cell>
              <table:table-cell office:value-type="float" office:value="56.2372126207057">
                <text:p>56.2372126207057</text:p>
              </table:table-cell>
              <table:table-cell office:value-type="float" office:value="55.4249839039597">
                <text:p>55.42498390395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8.955993652344">
                <text:p>238.955993652344</text:p>
              </table:table-cell>
              <table:table-cell office:value-type="float" office:value="56.2751539949198">
                <text:p>56.2751539949198</text:p>
              </table:table-cell>
              <table:table-cell office:value-type="float" office:value="55.0124205819449">
                <text:p>55.01242058194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2.320007324219">
                <text:p>242.320007324219</text:p>
              </table:table-cell>
              <table:table-cell office:value-type="float" office:value="54.8310804213483">
                <text:p>54.8310804213483</text:p>
              </table:table-cell>
              <table:table-cell office:value-type="float" office:value="54.5721743392345">
                <text:p>54.57217433923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5.611938476563">
                <text:p>245.611938476563</text:p>
              </table:table-cell>
              <table:table-cell office:value-type="float" office:value="52.6843694533354">
                <text:p>52.6843694533354</text:p>
              </table:table-cell>
              <table:table-cell office:value-type="float" office:value="54.5195354765919">
                <text:p>54.51953547659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8.77262878418">
                <text:p>248.77262878418</text:p>
              </table:table-cell>
              <table:table-cell office:value-type="float" office:value="50.2880134563834">
                <text:p>50.2880134563834</text:p>
              </table:table-cell>
              <table:table-cell office:value-type="float" office:value="54.8278226058018">
                <text:p>54.82782260580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1.773391723633">
                <text:p>251.773391723633</text:p>
              </table:table-cell>
              <table:table-cell office:value-type="float" office:value="47.972585679565">
                <text:p>47.972585679565</text:p>
              </table:table-cell>
              <table:table-cell office:value-type="float" office:value="55.3141232816578">
                <text:p>55.31412328165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4.626556396484">
                <text:p>254.626556396484</text:p>
              </table:table-cell>
              <table:table-cell office:value-type="float" office:value="46.7696843367492">
                <text:p>46.7696843367492</text:p>
              </table:table-cell>
              <table:table-cell office:value-type="float" office:value="55.5291991740265">
                <text:p>55.52919917402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7.407196044922">
                <text:p>257.407196044922</text:p>
              </table:table-cell>
              <table:table-cell office:value-type="float" office:value="46.5962135101021">
                <text:p>46.5962135101021</text:p>
              </table:table-cell>
              <table:table-cell office:value-type="float" office:value="55.2266624744652">
                <text:p>55.22666247446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0.189208984375">
                <text:p>260.189208984375</text:p>
              </table:table-cell>
              <table:table-cell office:value-type="float" office:value="46.6641699601276">
                <text:p>46.6641699601276</text:p>
              </table:table-cell>
              <table:table-cell office:value-type="float" office:value="54.5636104577478">
                <text:p>54.56361045774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2.994049072266">
                <text:p>262.994049072266</text:p>
              </table:table-cell>
              <table:table-cell office:value-type="float" office:value="46.9479523153284">
                <text:p>46.9479523153284</text:p>
              </table:table-cell>
              <table:table-cell office:value-type="float" office:value="54.6560447661715">
                <text:p>54.65604476617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5.806427001953">
                <text:p>265.806427001953</text:p>
              </table:table-cell>
              <table:table-cell office:value-type="float" office:value="46.989740426036">
                <text:p>46.989740426036</text:p>
              </table:table-cell>
              <table:table-cell office:value-type="float" office:value="55.2257369916823">
                <text:p>55.22573699168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8.603454589844">
                <text:p>268.603454589844</text:p>
              </table:table-cell>
              <table:table-cell office:value-type="float" office:value="46.4999944906658">
                <text:p>46.4999944906658</text:p>
              </table:table-cell>
              <table:table-cell office:value-type="float" office:value="55.2084413966325">
                <text:p>55.20844139663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1.379089355469">
                <text:p>271.379089355469</text:p>
              </table:table-cell>
              <table:table-cell office:value-type="float" office:value="46.3037930893905">
                <text:p>46.3037930893905</text:p>
              </table:table-cell>
              <table:table-cell office:value-type="float" office:value="54.6419006565453">
                <text:p>54.64190065654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4.160705566406">
                <text:p>274.160705566406</text:p>
              </table:table-cell>
              <table:table-cell office:value-type="float" office:value="47.6126211665989">
                <text:p>47.6126211665989</text:p>
              </table:table-cell>
              <table:table-cell office:value-type="float" office:value="54.7128997839418">
                <text:p>54.71289978394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7.013336181641">
                <text:p>277.013336181641</text:p>
              </table:table-cell>
              <table:table-cell office:value-type="float" office:value="50.2405558944399">
                <text:p>50.2405558944399</text:p>
              </table:table-cell>
              <table:table-cell office:value-type="float" office:value="55.2563223729642">
                <text:p>55.25632237296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0.009887695313">
                <text:p>280.009887695313</text:p>
              </table:table-cell>
              <table:table-cell office:value-type="float" office:value="52.90132532631">
                <text:p>52.90132532631</text:p>
              </table:table-cell>
              <table:table-cell office:value-type="float" office:value="54.7521652945678">
                <text:p>54.75216529456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3.184539794922">
                <text:p>283.184539794922</text:p>
              </table:table-cell>
              <table:table-cell office:value-type="float" office:value="55.7114578749409">
                <text:p>55.7114578749409</text:p>
              </table:table-cell>
              <table:table-cell office:value-type="float" office:value="54.5315276283393">
                <text:p>54.53152762833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6.527130126953">
                <text:p>286.527130126953</text:p>
              </table:table-cell>
              <table:table-cell office:value-type="float" office:value="58.1121189190328">
                <text:p>58.1121189190328</text:p>
              </table:table-cell>
              <table:table-cell office:value-type="float" office:value="55.099640260299">
                <text:p>55.0996402602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9.995635986328">
                <text:p>289.995635986328</text:p>
              </table:table-cell>
              <table:table-cell office:value-type="float" office:value="58.9787818613944">
                <text:p>58.9787818613944</text:p>
              </table:table-cell>
              <table:table-cell office:value-type="float" office:value="54.8154517155639">
                <text:p>54.81545171556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3.5341796875">
                <text:p>293.5341796875</text:p>
              </table:table-cell>
              <table:table-cell office:value-type="float" office:value="59.2910210377662">
                <text:p>59.2910210377662</text:p>
              </table:table-cell>
              <table:table-cell office:value-type="float" office:value="54.6202222856727">
                <text:p>54.62022228567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7.089782714844">
                <text:p>297.089782714844</text:p>
              </table:table-cell>
              <table:table-cell office:value-type="float" office:value="59.1821417221291">
                <text:p>59.1821417221291</text:p>
              </table:table-cell>
              <table:table-cell office:value-type="float" office:value="54.9433758421589">
                <text:p>54.94337584215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0.623687744141">
                <text:p>300.623687744141</text:p>
              </table:table-cell>
              <table:table-cell office:value-type="float" office:value="58.0049989718213">
                <text:p>58.0049989718213</text:p>
              </table:table-cell>
              <table:table-cell office:value-type="float" office:value="54.6259496269351">
                <text:p>54.62594962693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4.099487304688">
                <text:p>304.099487304688</text:p>
              </table:table-cell>
              <table:table-cell office:value-type="float" office:value="56.2126822328428">
                <text:p>56.2126822328428</text:p>
              </table:table-cell>
              <table:table-cell office:value-type="float" office:value="54.8168833688749">
                <text:p>54.81688336887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7.458129882813">
                <text:p>307.458129882813</text:p>
              </table:table-cell>
              <table:table-cell office:value-type="float" office:value="53.2796861914477">
                <text:p>53.2796861914477</text:p>
              </table:table-cell>
              <table:table-cell office:value-type="float" office:value="54.7605747054501">
                <text:p>54.76057470545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0.650634765625">
                <text:p>310.650634765625</text:p>
              </table:table-cell>
              <table:table-cell office:value-type="float" office:value="50.8017713991972">
                <text:p>50.8017713991972</text:p>
              </table:table-cell>
              <table:table-cell office:value-type="float" office:value="54.6159214477192">
                <text:p>54.61592144771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3.696716308594">
                <text:p>313.696716308594</text:p>
              </table:table-cell>
              <table:table-cell office:value-type="float" office:value="49.5924804105132">
                <text:p>49.5924804105132</text:p>
              </table:table-cell>
              <table:table-cell office:value-type="float" office:value="54.6714321296599">
                <text:p>54.67143212965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6.667297363281">
                <text:p>316.667297363281</text:p>
              </table:table-cell>
              <table:table-cell office:value-type="float" office:value="49.3366362676642">
                <text:p>49.3366362676642</text:p>
              </table:table-cell>
              <table:table-cell office:value-type="float" office:value="54.5611056883426">
                <text:p>54.56110568834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9.622009277344">
                <text:p>319.622009277344</text:p>
              </table:table-cell>
              <table:table-cell office:value-type="float" office:value="49.5622085509712">
                <text:p>49.5622085509712</text:p>
              </table:table-cell>
              <table:table-cell office:value-type="float" office:value="54.6402038084748">
                <text:p>54.64020380847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2.58837890625">
                <text:p>322.58837890625</text:p>
              </table:table-cell>
              <table:table-cell office:value-type="float" office:value="49.5863677180643">
                <text:p>49.5863677180643</text:p>
              </table:table-cell>
              <table:table-cell office:value-type="float" office:value="54.6056472514646">
                <text:p>54.60564725146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5.559387207031">
                <text:p>325.559387207031</text:p>
              </table:table-cell>
              <table:table-cell office:value-type="float" office:value="49.1933529725433">
                <text:p>49.1933529725433</text:p>
              </table:table-cell>
              <table:table-cell office:value-type="float" office:value="54.4456411673134">
                <text:p>54.44564116731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28.513244628906">
                <text:p>328.513244628906</text:p>
              </table:table-cell>
              <table:table-cell office:value-type="float" office:value="48.8260869812285">
                <text:p>48.8260869812285</text:p>
              </table:table-cell>
              <table:table-cell office:value-type="float" office:value="54.4390223193972">
                <text:p>54.43902231939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1.444549560547">
                <text:p>331.444549560547</text:p>
              </table:table-cell>
              <table:table-cell office:value-type="float" office:value="48.768179737712">
                <text:p>48.768179737712</text:p>
              </table:table-cell>
              <table:table-cell office:value-type="float" office:value="54.3413975519329">
                <text:p>54.34139755193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4.372985839844">
                <text:p>334.372985839844</text:p>
              </table:table-cell>
              <table:table-cell office:value-type="float" office:value="49.2739050537144">
                <text:p>49.2739050537144</text:p>
              </table:table-cell>
              <table:table-cell office:value-type="float" office:value="54.4880826364889">
                <text:p>54.48808263648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7.326965332031">
                <text:p>337.326965332031</text:p>
              </table:table-cell>
              <table:table-cell office:value-type="float" office:value="50.7821908524237">
                <text:p>50.7821908524237</text:p>
              </table:table-cell>
              <table:table-cell office:value-type="float" office:value="54.4903623684833">
                <text:p>54.49036236848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0.369323730469">
                <text:p>340.369323730469</text:p>
              </table:table-cell>
              <table:table-cell office:value-type="float" office:value="53.4449331351899">
                <text:p>53.4449331351899</text:p>
              </table:table-cell>
              <table:table-cell office:value-type="float" office:value="54.2208705473753">
                <text:p>54.22087054737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3.590759277344">
                <text:p>343.590759277344</text:p>
              </table:table-cell>
              <table:table-cell office:value-type="float" office:value="57.5842088163168">
                <text:p>57.5842088163168</text:p>
              </table:table-cell>
              <table:table-cell office:value-type="float" office:value="54.4477938491698">
                <text:p>54.44779384916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7.045440673828">
                <text:p>347.045440673828</text:p>
              </table:table-cell>
              <table:table-cell office:value-type="float" office:value="61.2519353853049">
                <text:p>61.2519353853049</text:p>
              </table:table-cell>
              <table:table-cell office:value-type="float" office:value="54.2186383626106">
                <text:p>54.21863836261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0.727264404297">
                <text:p>350.727264404297</text:p>
              </table:table-cell>
              <table:table-cell office:value-type="float" office:value="64.2775275557111">
                <text:p>64.2775275557111</text:p>
              </table:table-cell>
              <table:table-cell office:value-type="float" office:value="54.4527453837692">
                <text:p>54.45274538376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4.580322265625">
                <text:p>354.580322265625</text:p>
              </table:table-cell>
              <table:table-cell office:value-type="float" office:value="65.679411330385">
                <text:p>65.679411330385</text:p>
              </table:table-cell>
              <table:table-cell office:value-type="float" office:value="54.4408123851247">
                <text:p>54.44081238512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8.514282226563">
                <text:p>358.514282226563</text:p>
              </table:table-cell>
              <table:table-cell office:value-type="float" office:value="64.4982084684415">
                <text:p>64.4982084684415</text:p>
              </table:table-cell>
              <table:table-cell office:value-type="float" office:value="53.9041332566759">
                <text:p>53.90413325667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2.416320800781">
                <text:p>362.416320800781</text:p>
              </table:table-cell>
              <table:table-cell office:value-type="float" office:value="61.9774862883932">
                <text:p>61.9774862883932</text:p>
              </table:table-cell>
              <table:table-cell office:value-type="float" office:value="54.1698035251149">
                <text:p>54.16980352511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6.154754638672">
                <text:p>366.154754638672</text:p>
              </table:table-cell>
              <table:table-cell office:value-type="float" office:value="57.8619797814353">
                <text:p>57.8619797814353</text:p>
              </table:table-cell>
              <table:table-cell office:value-type="float" office:value="54.4493221758449">
                <text:p>54.44932217584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9.619506835938">
                <text:p>369.619506835938</text:p>
              </table:table-cell>
              <table:table-cell office:value-type="float" office:value="52.8665619040239">
                <text:p>52.8665619040239</text:p>
              </table:table-cell>
              <table:table-cell office:value-type="float" office:value="54.1000070160945">
                <text:p>54.10000701609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72.799346923828">
                <text:p>372.799346923828</text:p>
              </table:table-cell>
              <table:table-cell office:value-type="float" office:value="49.5958633909076">
                <text:p>49.5958633909076</text:p>
              </table:table-cell>
              <table:table-cell office:value-type="float" office:value="54.0130316697688">
                <text:p>54.01303166976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75.78759765625">
                <text:p>375.78759765625</text:p>
              </table:table-cell>
              <table:table-cell office:value-type="float" office:value="49.0278867617942">
                <text:p>49.0278867617942</text:p>
              </table:table-cell>
              <table:table-cell office:value-type="float" office:value="54.2439509165786">
                <text:p>54.24395091657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78.732391357422">
                <text:p>378.732391357422</text:p>
              </table:table-cell>
              <table:table-cell office:value-type="float" office:value="50.4174301066174">
                <text:p>50.4174301066174</text:p>
              </table:table-cell>
              <table:table-cell office:value-type="float" office:value="54.1496212904894">
                <text:p>54.14962129048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81.768096923828">
                <text:p>381.768096923828</text:p>
              </table:table-cell>
              <table:table-cell office:value-type="float" office:value="52.7563886150481">
                <text:p>52.7563886150481</text:p>
              </table:table-cell>
              <table:table-cell office:value-type="float" office:value="53.8870251998566">
                <text:p>53.88702519985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84.955505371094">
                <text:p>384.955505371094</text:p>
              </table:table-cell>
              <table:table-cell office:value-type="float" office:value="54.7327409592342">
                <text:p>54.7327409592342</text:p>
              </table:table-cell>
              <table:table-cell office:value-type="float" office:value="53.7878118704885">
                <text:p>53.78781187048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88.26953125">
                <text:p>388.26953125</text:p>
              </table:table-cell>
              <table:table-cell office:value-type="float" office:value="55.4126774649481">
                <text:p>55.4126774649481</text:p>
              </table:table-cell>
              <table:table-cell office:value-type="float" office:value="53.9020206549558">
                <text:p>53.90202065495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1.620971679688">
                <text:p>391.620971679688</text:p>
              </table:table-cell>
              <table:table-cell office:value-type="float" office:value="54.6105775008843">
                <text:p>54.6105775008843</text:p>
              </table:table-cell>
              <table:table-cell office:value-type="float" office:value="53.9353519353708">
                <text:p>53.93535193537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4.925506591797">
                <text:p>394.925506591797</text:p>
              </table:table-cell>
              <table:table-cell office:value-type="float" office:value="54.0886978275485">
                <text:p>54.0886978275485</text:p>
              </table:table-cell>
              <table:table-cell office:value-type="float" office:value="53.9133275026969">
                <text:p>53.91332750269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8.187194824219">
                <text:p>398.187194824219</text:p>
              </table:table-cell>
              <table:table-cell office:value-type="float" office:value="54.9373122298719">
                <text:p>54.9373122298719</text:p>
              </table:table-cell>
              <table:table-cell office:value-type="float" office:value="53.8893443937713">
                <text:p>53.88934439377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1.492126464844">
                <text:p>401.492126464844</text:p>
              </table:table-cell>
              <table:table-cell office:value-type="float" office:value="57.410093305495">
                <text:p>57.410093305495</text:p>
              </table:table-cell>
              <table:table-cell office:value-type="float" office:value="53.7650105305292">
                <text:p>53.76501053052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04.961273193359">
                <text:p>404.961273193359</text:p>
              </table:table-cell>
              <table:table-cell office:value-type="float" office:value="61.2972467840876">
                <text:p>61.2972467840876</text:p>
              </table:table-cell>
              <table:table-cell office:value-type="float" office:value="53.6834235330177">
                <text:p>53.68342353301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8.673156738281">
                <text:p>408.673156738281</text:p>
              </table:table-cell>
              <table:table-cell office:value-type="float" office:value="65.2363305732278">
                <text:p>65.2363305732278</text:p>
              </table:table-cell>
              <table:table-cell office:value-type="float" office:value="53.671004562593">
                <text:p>53.6710045625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12.615112304688">
                <text:p>412.615112304688</text:p>
              </table:table-cell>
              <table:table-cell office:value-type="float" office:value="67.0414435330929">
                <text:p>67.0414435330929</text:p>
              </table:table-cell>
              <table:table-cell office:value-type="float" office:value="53.6742915757735">
                <text:p>53.67429157577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16.659973144531">
                <text:p>416.659973144531</text:p>
              </table:table-cell>
              <table:table-cell office:value-type="float" office:value="64.7938401129149">
                <text:p>64.7938401129149</text:p>
              </table:table-cell>
              <table:table-cell office:value-type="float" office:value="53.5835576944573">
                <text:p>53.58355769445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0.587158203125">
                <text:p>420.587158203125</text:p>
              </table:table-cell>
              <table:table-cell office:value-type="float" office:value="59.5686895387405">
                <text:p>59.5686895387405</text:p>
              </table:table-cell>
              <table:table-cell office:value-type="float" office:value="53.4760243574715">
                <text:p>53.47602435747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24.212158203125">
                <text:p>424.212158203125</text:p>
              </table:table-cell>
              <table:table-cell office:value-type="float" office:value="54.0928424298788">
                <text:p>54.0928424298788</text:p>
              </table:table-cell>
              <table:table-cell office:value-type="float" office:value="53.5163509036211">
                <text:p>53.51635090362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7.49609375">
                <text:p>427.49609375</text:p>
              </table:table-cell>
              <table:table-cell office:value-type="float" office:value="50.5653386867816">
                <text:p>50.5653386867816</text:p>
              </table:table-cell>
              <table:table-cell office:value-type="float" office:value="53.6633657302823">
                <text:p>53.66336573028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30.550354003906">
                <text:p>430.550354003906</text:p>
              </table:table-cell>
              <table:table-cell office:value-type="float" office:value="50.0599853946494">
                <text:p>50.0599853946494</text:p>
              </table:table-cell>
              <table:table-cell office:value-type="float" office:value="53.6943977051211">
                <text:p>53.69439770512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3.572235107422">
                <text:p>433.572235107422</text:p>
              </table:table-cell>
              <table:table-cell office:value-type="float" office:value="52.2914595846911">
                <text:p>52.2914595846911</text:p>
              </table:table-cell>
              <table:table-cell office:value-type="float" office:value="53.52313443355">
                <text:p>53.523134433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36.739807128906">
                <text:p>436.739807128906</text:p>
              </table:table-cell>
              <table:table-cell office:value-type="float" office:value="55.5459957571694">
                <text:p>55.5459957571694</text:p>
              </table:table-cell>
              <table:table-cell office:value-type="float" office:value="53.26900075904">
                <text:p>53.269000759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0.126708984375">
                <text:p>440.126708984375</text:p>
              </table:table-cell>
              <table:table-cell office:value-type="float" office:value="58.2438158964474">
                <text:p>58.2438158964474</text:p>
              </table:table-cell>
              <table:table-cell office:value-type="float" office:value="53.2836205743906">
                <text:p>53.28362057439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43.671081542969">
                <text:p>443.671081542969</text:p>
              </table:table-cell>
              <table:table-cell office:value-type="float" office:value="59.4976632292958">
                <text:p>59.4976632292958</text:p>
              </table:table-cell>
              <table:table-cell office:value-type="float" office:value="53.4546625574066">
                <text:p>53.45466255740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47.266235351563">
                <text:p>447.266235351563</text:p>
              </table:table-cell>
              <table:table-cell office:value-type="float" office:value="59.1579525169819">
                <text:p>59.1579525169819</text:p>
              </table:table-cell>
              <table:table-cell office:value-type="float" office:value="53.4147084374856">
                <text:p>53.41470843748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50.848449707031">
                <text:p>450.848449707031</text:p>
              </table:table-cell>
              <table:table-cell office:value-type="float" office:value="59.2748888960664">
                <text:p>59.2748888960664</text:p>
              </table:table-cell>
              <table:table-cell office:value-type="float" office:value="53.4228176030258">
                <text:p>53.42281760302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54.441314697266">
                <text:p>454.441314697266</text:p>
              </table:table-cell>
              <table:table-cell office:value-type="float" office:value="60.8996996666609">
                <text:p>60.8996996666609</text:p>
              </table:table-cell>
              <table:table-cell office:value-type="float" office:value="53.4295144192913">
                <text:p>53.42951441929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58.130126953125">
                <text:p>458.130126953125</text:p>
              </table:table-cell>
              <table:table-cell office:value-type="float" office:value="63.3397260931504">
                <text:p>63.3397260931504</text:p>
              </table:table-cell>
              <table:table-cell office:value-type="float" office:value="53.2071698436727">
                <text:p>53.20716984367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61.981781005859">
                <text:p>461.981781005859</text:p>
              </table:table-cell>
              <table:table-cell office:value-type="float" office:value="65.0819474708612">
                <text:p>65.0819474708612</text:p>
              </table:table-cell>
              <table:table-cell office:value-type="float" office:value="53.0363237717801">
                <text:p>53.03632377178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65.950561523438">
                <text:p>465.950561523438</text:p>
              </table:table-cell>
              <table:table-cell office:value-type="float" office:value="64.179739805367">
                <text:p>64.179739805367</text:p>
              </table:table-cell>
              <table:table-cell office:value-type="float" office:value="53.0415257895216">
                <text:p>53.04152578952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69.862243652344">
                <text:p>469.862243652344</text:p>
              </table:table-cell>
              <table:table-cell office:value-type="float" office:value="60.549914713506">
                <text:p>60.549914713506</text:p>
              </table:table-cell>
              <table:table-cell office:value-type="float" office:value="53.1125414264798">
                <text:p>53.11254142647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73.541656494141">
                <text:p>473.541656494141</text:p>
              </table:table-cell>
              <table:table-cell office:value-type="float" office:value="55.7745442065085">
                <text:p>55.7745442065085</text:p>
              </table:table-cell>
              <table:table-cell office:value-type="float" office:value="53.1815011436786">
                <text:p>53.18150114367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76.930725097656">
                <text:p>476.930725097656</text:p>
              </table:table-cell>
              <table:table-cell office:value-type="float" office:value="52.5496032386598">
                <text:p>52.5496032386598</text:p>
              </table:table-cell>
              <table:table-cell office:value-type="float" office:value="53.0887216447895">
                <text:p>53.08872164478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80.137390136719">
                <text:p>480.137390136719</text:p>
              </table:table-cell>
              <table:table-cell office:value-type="float" office:value="53.1330560272524">
                <text:p>53.1330560272524</text:p>
              </table:table-cell>
              <table:table-cell office:value-type="float" office:value="52.9379387899753">
                <text:p>52.93793878997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83.376770019531">
                <text:p>483.376770019531</text:p>
              </table:table-cell>
              <table:table-cell office:value-type="float" office:value="56.7490276752428">
                <text:p>56.7490276752428</text:p>
              </table:table-cell>
              <table:table-cell office:value-type="float" office:value="52.9248612156156">
                <text:p>52.92486121561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86.829711914063">
                <text:p>486.829711914063</text:p>
              </table:table-cell>
              <table:table-cell office:value-type="float" office:value="60.6813836457909">
                <text:p>60.6813836457909</text:p>
              </table:table-cell>
              <table:table-cell office:value-type="float" office:value="52.9613429251348">
                <text:p>52.96134292513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90.53173828125">
                <text:p>490.53173828125</text:p>
              </table:table-cell>
              <table:table-cell office:value-type="float" office:value="62.983300009562">
                <text:p>62.983300009562</text:p>
              </table:table-cell>
              <table:table-cell office:value-type="float" office:value="52.7004822357685">
                <text:p>52.70048223576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4.403198242188">
                <text:p>494.403198242188</text:p>
              </table:table-cell>
              <table:table-cell office:value-type="float" office:value="64.1067812086696">
                <text:p>64.1067812086696</text:p>
              </table:table-cell>
              <table:table-cell office:value-type="float" office:value="52.5880071695928">
                <text:p>52.58800716959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98.339477539063">
                <text:p>498.339477539063</text:p>
              </table:table-cell>
              <table:table-cell office:value-type="float" office:value="64.7609266289227">
                <text:p>64.7609266289227</text:p>
              </table:table-cell>
              <table:table-cell office:value-type="float" office:value="52.9638299323023">
                <text:p>52.96382993230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2.275817871094">
                <text:p>502.275817871094</text:p>
              </table:table-cell>
              <table:table-cell office:value-type="float" office:value="64.2879209092642">
                <text:p>64.2879209092642</text:p>
              </table:table-cell>
              <table:table-cell office:value-type="float" office:value="52.7359062235732">
                <text:p>52.73590622357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6.214813232422">
                <text:p>506.214813232422</text:p>
              </table:table-cell>
              <table:table-cell office:value-type="float" office:value="64.836096799587">
                <text:p>64.836096799587</text:p>
              </table:table-cell>
              <table:table-cell office:value-type="float" office:value="52.5633123538957">
                <text:p>52.56331235389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10.187927246094">
                <text:p>510.187927246094</text:p>
              </table:table-cell>
              <table:table-cell office:value-type="float" office:value="65.0536055343288">
                <text:p>65.0536055343288</text:p>
              </table:table-cell>
              <table:table-cell office:value-type="float" office:value="52.7572609505194">
                <text:p>52.75726095051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14.154418945313">
                <text:p>514.154418945313</text:p>
              </table:table-cell>
              <table:table-cell office:value-type="float" office:value="63.0258065788287">
                <text:p>63.0258065788287</text:p>
              </table:table-cell>
              <table:table-cell office:value-type="float" office:value="52.6866943006581">
                <text:p>52.68669430065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18.002014160156">
                <text:p>518.002014160156</text:p>
              </table:table-cell>
              <table:table-cell office:value-type="float" office:value="59.7909023820889">
                <text:p>59.7909023820889</text:p>
              </table:table-cell>
              <table:table-cell office:value-type="float" office:value="52.7302197684446">
                <text:p>52.73021976844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21.638671875">
                <text:p>521.638671875</text:p>
              </table:table-cell>
              <table:table-cell office:value-type="float" office:value="55.9879071217607">
                <text:p>55.9879071217607</text:p>
              </table:table-cell>
              <table:table-cell office:value-type="float" office:value="52.4790301198127">
                <text:p>52.47903011981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25.083923339844">
                <text:p>525.083923339844</text:p>
              </table:table-cell>
              <table:table-cell office:value-type="float" office:value="55.2659802317195">
                <text:p>55.2659802317195</text:p>
              </table:table-cell>
              <table:table-cell office:value-type="float" office:value="52.3610701635017">
                <text:p>52.36107016350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28.490783691406">
                <text:p>528.490783691406</text:p>
              </table:table-cell>
              <table:table-cell office:value-type="float" office:value="58.0992867313675">
                <text:p>58.0992867313675</text:p>
              </table:table-cell>
              <table:table-cell office:value-type="float" office:value="52.5665294195444">
                <text:p>52.56652941954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32.043579101563">
                <text:p>532.043579101563</text:p>
              </table:table-cell>
              <table:table-cell office:value-type="float" office:value="61.9424314306546">
                <text:p>61.9424314306546</text:p>
              </table:table-cell>
              <table:table-cell office:value-type="float" office:value="52.5336446539063">
                <text:p>52.53364465390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35.828674316406">
                <text:p>535.828674316406</text:p>
              </table:table-cell>
              <table:table-cell office:value-type="float" office:value="65.2673040924489">
                <text:p>65.2673040924489</text:p>
              </table:table-cell>
              <table:table-cell office:value-type="float" office:value="52.4503744721675">
                <text:p>52.45037447216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39.818908691406">
                <text:p>539.818908691406</text:p>
              </table:table-cell>
              <table:table-cell office:value-type="float" office:value="66.96703936527">
                <text:p>66.96703936527</text:p>
              </table:table-cell>
              <table:table-cell office:value-type="float" office:value="52.4467710083138">
                <text:p>52.44677100831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43.914367675781">
                <text:p>543.914367675781</text:p>
              </table:table-cell>
              <table:table-cell office:value-type="float" office:value="66.7420586888109">
                <text:p>66.7420586888109</text:p>
              </table:table-cell>
              <table:table-cell office:value-type="float" office:value="52.2896893431465">
                <text:p>52.28968934314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48.0166015625">
                <text:p>548.0166015625</text:p>
              </table:table-cell>
              <table:table-cell office:value-type="float" office:value="65.6856450738997">
                <text:p>65.6856450738997</text:p>
              </table:table-cell>
              <table:table-cell office:value-type="float" office:value="52.1244604074288">
                <text:p>52.12446040742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52.070068359375">
                <text:p>552.070068359375</text:p>
              </table:table-cell>
              <table:table-cell office:value-type="float" office:value="64.2132679059082">
                <text:p>64.2132679059082</text:p>
              </table:table-cell>
              <table:table-cell office:value-type="float" office:value="52.0168476813691">
                <text:p>52.01684768136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56.032409667969">
                <text:p>556.032409667969</text:p>
              </table:table-cell>
              <table:table-cell office:value-type="float" office:value="62.2312499298114">
                <text:p>62.2312499298114</text:p>
              </table:table-cell>
              <table:table-cell office:value-type="float" office:value="52.1789980283051">
                <text:p>52.17899802830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59.856323242188">
                <text:p>559.856323242188</text:p>
              </table:table-cell>
              <table:table-cell office:value-type="float" office:value="59.6551199919882">
                <text:p>59.6551199919882</text:p>
              </table:table-cell>
              <table:table-cell office:value-type="float" office:value="52.140314608201">
                <text:p>52.1403146082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63.51953125">
                <text:p>563.51953125</text:p>
              </table:table-cell>
              <table:table-cell office:value-type="float" office:value="57.4744623363708">
                <text:p>57.4744623363708</text:p>
              </table:table-cell>
              <table:table-cell office:value-type="float" office:value="51.9244970912056">
                <text:p>51.92449709120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67.068237304688">
                <text:p>567.068237304688</text:p>
              </table:table-cell>
              <table:table-cell office:value-type="float" office:value="57.7720339043592">
                <text:p>57.7720339043592</text:p>
              </table:table-cell>
              <table:table-cell office:value-type="float" office:value="51.9743951299985">
                <text:p>51.97439512999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70.631713867188">
                <text:p>570.631713867188</text:p>
              </table:table-cell>
              <table:table-cell office:value-type="float" office:value="60.33914061932">
                <text:p>60.33914061932</text:p>
              </table:table-cell>
              <table:table-cell office:value-type="float" office:value="51.8381140233485">
                <text:p>51.83811402334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74.354614257813">
                <text:p>574.354614257813</text:p>
              </table:table-cell>
              <table:table-cell office:value-type="float" office:value="63.8249496251932">
                <text:p>63.8249496251932</text:p>
              </table:table-cell>
              <table:table-cell office:value-type="float" office:value="51.7298949778522">
                <text:p>51.72989497785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78.3017578125">
                <text:p>578.3017578125</text:p>
              </table:table-cell>
              <table:table-cell office:value-type="float" office:value="66.9480153091878">
                <text:p>66.9480153091878</text:p>
              </table:table-cell>
              <table:table-cell office:value-type="float" office:value="51.7070886551166">
                <text:p>51.70708865511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82.444396972656">
                <text:p>582.444396972656</text:p>
              </table:table-cell>
              <table:table-cell office:value-type="float" office:value="68.4893329874551">
                <text:p>68.4893329874551</text:p>
              </table:table-cell>
              <table:table-cell office:value-type="float" office:value="51.5907471825238">
                <text:p>51.59074718252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86.687438964844">
                <text:p>586.687438964844</text:p>
              </table:table-cell>
              <table:table-cell office:value-type="float" office:value="67.9571732267896">
                <text:p>67.9571732267896</text:p>
              </table:table-cell>
              <table:table-cell office:value-type="float" office:value="51.3604493770134">
                <text:p>51.36044937701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90.924926757813">
                <text:p>590.924926757813</text:p>
              </table:table-cell>
              <table:table-cell office:value-type="float" office:value="66.3521810378082">
                <text:p>66.3521810378082</text:p>
              </table:table-cell>
              <table:table-cell office:value-type="float" office:value="51.3010508816151">
                <text:p>51.30105088161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95.073059082031">
                <text:p>595.073059082031</text:p>
              </table:table-cell>
              <table:table-cell office:value-type="float" office:value="64.0438081911324">
                <text:p>64.0438081911324</text:p>
              </table:table-cell>
              <table:table-cell office:value-type="float" office:value="51.4253546651875">
                <text:p>51.42535466518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99.058898925781">
                <text:p>599.058898925781</text:p>
              </table:table-cell>
              <table:table-cell office:value-type="float" office:value="61.1089656725996">
                <text:p>61.1089656725996</text:p>
              </table:table-cell>
              <table:table-cell office:value-type="float" office:value="51.4339735612801">
                <text:p>51.43397356128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02.849914550781">
                <text:p>602.849914550781</text:p>
              </table:table-cell>
              <table:table-cell office:value-type="float" office:value="59.0645174700644">
                <text:p>59.0645174700644</text:p>
              </table:table-cell>
              <table:table-cell office:value-type="float" office:value="51.4169161018523">
                <text:p>51.41691610185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06.506286621094">
                <text:p>606.506286621094</text:p>
              </table:table-cell>
              <table:table-cell office:value-type="float" office:value="59.4136817426318">
                <text:p>59.4136817426318</text:p>
              </table:table-cell>
              <table:table-cell office:value-type="float" office:value="51.4195065078268">
                <text:p>51.41950650782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10.186645507813">
                <text:p>610.186645507813</text:p>
              </table:table-cell>
              <table:table-cell office:value-type="float" office:value="62.424676694524">
                <text:p>62.424676694524</text:p>
              </table:table-cell>
              <table:table-cell office:value-type="float" office:value="51.2667075138934">
                <text:p>51.26670751389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14.071899414063">
                <text:p>614.071899414063</text:p>
              </table:table-cell>
              <table:table-cell office:value-type="float" office:value="67.050883886041">
                <text:p>67.050883886041</text:p>
              </table:table-cell>
              <table:table-cell office:value-type="float" office:value="51.229915244663">
                <text:p>51.2299152446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18.242065429688">
                <text:p>618.242065429688</text:p>
              </table:table-cell>
              <table:table-cell office:value-type="float" office:value="71.0072595210652">
                <text:p>71.0072595210652</text:p>
              </table:table-cell>
              <table:table-cell office:value-type="float" office:value="51.1924524844593">
                <text:p>51.19245248445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22.655090332031">
                <text:p>622.655090332031</text:p>
              </table:table-cell>
              <table:table-cell office:value-type="float" office:value="72.8423311346119">
                <text:p>72.8423311346119</text:p>
              </table:table-cell>
              <table:table-cell office:value-type="float" office:value="51.1421669707429">
                <text:p>51.14216697074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27.179870605469">
                <text:p>627.179870605469</text:p>
              </table:table-cell>
              <table:table-cell office:value-type="float" office:value="72.2376539589524">
                <text:p>72.2376539589524</text:p>
              </table:table-cell>
              <table:table-cell office:value-type="float" office:value="51.1447574471032">
                <text:p>51.14475744710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31.657592773438">
                <text:p>631.657592773438</text:p>
              </table:table-cell>
              <table:table-cell office:value-type="float" office:value="69.0327152112459">
                <text:p>69.0327152112459</text:p>
              </table:table-cell>
              <table:table-cell office:value-type="float" office:value="51.0034557637851">
                <text:p>51.00345576378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35.948852539063">
                <text:p>635.948852539063</text:p>
              </table:table-cell>
              <table:table-cell office:value-type="float" office:value="64.1391369240407">
                <text:p>64.1391369240407</text:p>
              </table:table-cell>
              <table:table-cell office:value-type="float" office:value="50.8804356688455">
                <text:p>50.88043566884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39.950927734375">
                <text:p>639.950927734375</text:p>
              </table:table-cell>
              <table:table-cell office:value-type="float" office:value="59.452421374211">
                <text:p>59.452421374211</text:p>
              </table:table-cell>
              <table:table-cell office:value-type="float" office:value="50.8232612155019">
                <text:p>50.82326121550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43.666748046875">
                <text:p>643.666748046875</text:p>
              </table:table-cell>
              <table:table-cell office:value-type="float" office:value="57.2055096088668">
                <text:p>57.2055096088668</text:p>
              </table:table-cell>
              <table:table-cell office:value-type="float" office:value="50.782512624407">
                <text:p>50.78251262440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47.244995117188">
                <text:p>647.244995117188</text:p>
              </table:table-cell>
              <table:table-cell office:value-type="float" office:value="58.906544777889">
                <text:p>58.906544777889</text:p>
              </table:table-cell>
              <table:table-cell office:value-type="float" office:value="50.6685030254">
                <text:p>50.66850302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50.936401367188">
                <text:p>650.936401367188</text:p>
              </table:table-cell>
              <table:table-cell office:value-type="float" office:value="64.0425404613274">
                <text:p>64.0425404613274</text:p>
              </table:table-cell>
              <table:table-cell office:value-type="float" office:value="50.5475983381922">
                <text:p>50.54759833819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54.953125">
                <text:p>654.953125</text:p>
              </table:table-cell>
              <table:table-cell office:value-type="float" office:value="70.3666660800016">
                <text:p>70.3666660800016</text:p>
              </table:table-cell>
              <table:table-cell office:value-type="float" office:value="50.5226087223849">
                <text:p>50.522608722384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59.355529785156">
                <text:p>659.355529785156</text:p>
              </table:table-cell>
              <table:table-cell office:value-type="float" office:value="75.40459658864">
                <text:p>75.40459658864</text:p>
              </table:table-cell>
              <table:table-cell office:value-type="float" office:value="50.6254077306489">
                <text:p>50.62540773064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64.04638671875">
                <text:p>664.04638671875</text:p>
              </table:table-cell>
              <table:table-cell office:value-type="float" office:value="76.4570521530291">
                <text:p>76.4570521530291</text:p>
              </table:table-cell>
              <table:table-cell office:value-type="float" office:value="50.5107595968619">
                <text:p>50.51075959686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68.823120117188">
                <text:p>668.823120117188</text:p>
              </table:table-cell>
              <table:table-cell office:value-type="float" office:value="73.7547200593677">
                <text:p>73.7547200593677</text:p>
              </table:table-cell>
              <table:table-cell office:value-type="float" office:value="50.2633400281517">
                <text:p>50.26334002815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73.459716796875">
                <text:p>673.459716796875</text:p>
              </table:table-cell>
              <table:table-cell office:value-type="float" office:value="68.6531009115544">
                <text:p>68.6531009115544</text:p>
              </table:table-cell>
              <table:table-cell office:value-type="float" office:value="50.2320421281711">
                <text:p>50.23204212817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77.763732910156">
                <text:p>677.763732910156</text:p>
              </table:table-cell>
              <table:table-cell office:value-type="float" office:value="62.5654722433236">
                <text:p>62.5654722433236</text:p>
              </table:table-cell>
              <table:table-cell office:value-type="float" office:value="50.3419200087642">
                <text:p>50.34192000876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81.671936035156">
                <text:p>681.671936035156</text:p>
              </table:table-cell>
              <table:table-cell office:value-type="float" office:value="58.345116806943">
                <text:p>58.345116806943</text:p>
              </table:table-cell>
              <table:table-cell office:value-type="float" office:value="50.2903168777242">
                <text:p>50.29031687772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85.328735351563">
                <text:p>685.328735351563</text:p>
              </table:table-cell>
              <table:table-cell office:value-type="float" office:value="59.3022116356262">
                <text:p>59.3022116356262</text:p>
              </table:table-cell>
              <table:table-cell office:value-type="float" office:value="50.0828342518196">
                <text:p>50.08283425181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89.061096191406">
                <text:p>689.061096191406</text:p>
              </table:table-cell>
              <table:table-cell office:value-type="float" office:value="65.7170127180437">
                <text:p>65.7170127180437</text:p>
              </table:table-cell>
              <table:table-cell office:value-type="float" office:value="49.966553357074">
                <text:p>49.9665533570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93.198059082031">
                <text:p>693.198059082031</text:p>
              </table:table-cell>
              <table:table-cell office:value-type="float" office:value="74.5155459453485">
                <text:p>74.5155459453485</text:p>
              </table:table-cell>
              <table:table-cell office:value-type="float" office:value="49.8697858176186">
                <text:p>49.86978581761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97.891723632813">
                <text:p>697.891723632813</text:p>
              </table:table-cell>
              <table:table-cell office:value-type="float" office:value="82.2664598979083">
                <text:p>82.2664598979083</text:p>
              </table:table-cell>
              <table:table-cell office:value-type="float" office:value="49.9611880840152">
                <text:p>49.96118808401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03.05224609375">
                <text:p>703.05224609375</text:p>
              </table:table-cell>
              <table:table-cell office:value-type="float" office:value="85.1212501722278">
                <text:p>85.1212501722278</text:p>
              </table:table-cell>
              <table:table-cell office:value-type="float" office:value="49.9457277106861">
                <text:p>49.94572771068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08.387878417969">
                <text:p>708.387878417969</text:p>
              </table:table-cell>
              <table:table-cell office:value-type="float" office:value="81.0744093699654">
                <text:p>81.0744093699654</text:p>
              </table:table-cell>
              <table:table-cell office:value-type="float" office:value="49.6346143945829">
                <text:p>49.63461439458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13.506103515625">
                <text:p>713.506103515625</text:p>
              </table:table-cell>
              <table:table-cell office:value-type="float" office:value="71.9335352655052">
                <text:p>71.9335352655052</text:p>
              </table:table-cell>
              <table:table-cell office:value-type="float" office:value="49.6361438184346">
                <text:p>49.63614381843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18.042297363281">
                <text:p>718.042297363281</text:p>
              </table:table-cell>
              <table:table-cell office:value-type="float" office:value="60.9838488732295">
                <text:p>60.9838488732295</text:p>
              </table:table-cell>
              <table:table-cell office:value-type="float" office:value="49.719544320703">
                <text:p>49.7195443207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21.877563476563">
                <text:p>721.877563476563</text:p>
              </table:table-cell>
              <table:table-cell office:value-type="float" office:value="53.6137102483887">
                <text:p>53.6137102483887</text:p>
              </table:table-cell>
              <table:table-cell office:value-type="float" office:value="49.4806561527225">
                <text:p>49.48065615272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25.273864746094">
                <text:p>725.273864746094</text:p>
              </table:table-cell>
              <table:table-cell office:value-type="float" office:value="54.0303549373789">
                <text:p>54.0303549373789</text:p>
              </table:table-cell>
              <table:table-cell office:value-type="float" office:value="49.4585536269437">
                <text:p>49.45855362694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28.692749023438">
                <text:p>728.692749023438</text:p>
              </table:table-cell>
              <table:table-cell office:value-type="float" office:value="60.9974505705111">
                <text:p>60.9974505705111</text:p>
              </table:table-cell>
              <table:table-cell office:value-type="float" office:value="49.395497100193">
                <text:p>49.39549710019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32.549011230469">
                <text:p>732.549011230469</text:p>
              </table:table-cell>
              <table:table-cell office:value-type="float" office:value="70.755732381278">
                <text:p>70.755732381278</text:p>
              </table:table-cell>
              <table:table-cell office:value-type="float" office:value="49.2203709204644">
                <text:p>49.22037092046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37.0341796875">
                <text:p>737.0341796875</text:p>
              </table:table-cell>
              <table:table-cell office:value-type="float" office:value="79.0054166714756">
                <text:p>79.0054166714756</text:p>
              </table:table-cell>
              <table:table-cell office:value-type="float" office:value="49.1840020563022">
                <text:p>49.18400205630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42.04541015625">
                <text:p>742.04541015625</text:p>
              </table:table-cell>
              <table:table-cell office:value-type="float" office:value="81.5796718751937">
                <text:p>81.5796718751937</text:p>
              </table:table-cell>
              <table:table-cell office:value-type="float" office:value="48.9928895449208">
                <text:p>48.99288954492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47.236389160156">
                <text:p>747.236389160156</text:p>
              </table:table-cell>
              <table:table-cell office:value-type="float" office:value="77.5173150895386">
                <text:p>77.5173150895386</text:p>
              </table:table-cell>
              <table:table-cell office:value-type="float" office:value="48.9351431932949">
                <text:p>48.93514319329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52.164611816406">
                <text:p>752.164611816406</text:p>
              </table:table-cell>
              <table:table-cell office:value-type="float" office:value="68.661692892461">
                <text:p>68.661692892461</text:p>
              </table:table-cell>
              <table:table-cell office:value-type="float" office:value="48.8940670427173">
                <text:p>48.894067042717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56.53076171875">
                <text:p>756.53076171875</text:p>
              </table:table-cell>
              <table:table-cell office:value-type="float" office:value="60.1444012920314">
                <text:p>60.1444012920314</text:p>
              </table:table-cell>
              <table:table-cell office:value-type="float" office:value="48.8087627437227">
                <text:p>48.80876274372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60.364624023438">
                <text:p>760.364624023438</text:p>
              </table:table-cell>
              <table:table-cell office:value-type="float" office:value="57.3762433398668">
                <text:p>57.3762433398668</text:p>
              </table:table-cell>
              <table:table-cell office:value-type="float" office:value="48.8158982353245">
                <text:p>48.81589823532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64.014953613281">
                <text:p>764.014953613281</text:p>
              </table:table-cell>
              <table:table-cell office:value-type="float" office:value="61.5474740528617">
                <text:p>61.5474740528617</text:p>
              </table:table-cell>
              <table:table-cell office:value-type="float" office:value="48.6584453062445">
                <text:p>48.65844530624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67.937194824219">
                <text:p>767.937194824219</text:p>
              </table:table-cell>
              <table:table-cell office:value-type="float" office:value="70.7859879402409">
                <text:p>70.7859879402409</text:p>
              </table:table-cell>
              <table:table-cell office:value-type="float" office:value="48.5812488810678">
                <text:p>48.58124888106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72.453918457031">
                <text:p>772.453918457031</text:p>
              </table:table-cell>
              <table:table-cell office:value-type="float" office:value="80.4390272304337">
                <text:p>80.4390272304337</text:p>
              </table:table-cell>
              <table:table-cell office:value-type="float" office:value="48.4509074090215">
                <text:p>48.45090740902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77.585693359375">
                <text:p>777.585693359375</text:p>
              </table:table-cell>
              <table:table-cell office:value-type="float" office:value="85.6653116475237">
                <text:p>85.6653116475237</text:p>
              </table:table-cell>
              <table:table-cell office:value-type="float" office:value="48.4695253250784">
                <text:p>48.46952532507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83.026672363281">
                <text:p>783.026672363281</text:p>
              </table:table-cell>
              <table:table-cell office:value-type="float" office:value="82.9031691537323">
                <text:p>82.9031691537323</text:p>
              </table:table-cell>
              <table:table-cell office:value-type="float" office:value="48.4874363041756">
                <text:p>48.48743630417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88.282287597656">
                <text:p>788.282287597656</text:p>
              </table:table-cell>
              <table:table-cell office:value-type="float" office:value="72.9428895778378">
                <text:p>72.9428895778378</text:p>
              </table:table-cell>
              <table:table-cell office:value-type="float" office:value="48.0630608038439">
                <text:p>48.063060803843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92.964172363281">
                <text:p>792.964172363281</text:p>
              </table:table-cell>
              <table:table-cell office:value-type="float" office:value="63.8999371056559">
                <text:p>63.8999371056559</text:p>
              </table:table-cell>
              <table:table-cell office:value-type="float" office:value="48.1753769680339">
                <text:p>48.17537696803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97.040405273438">
                <text:p>797.040405273438</text:p>
              </table:table-cell>
              <table:table-cell office:value-type="float" office:value="59.5719357892276">
                <text:p>59.5719357892276</text:p>
              </table:table-cell>
              <table:table-cell office:value-type="float" office:value="48.091655601359">
                <text:p>48.09165560135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00.848876953125">
                <text:p>800.848876953125</text:p>
              </table:table-cell>
              <table:table-cell office:value-type="float" office:value="62.918051063859">
                <text:p>62.918051063859</text:p>
              </table:table-cell>
              <table:table-cell office:value-type="float" office:value="47.922626035042">
                <text:p>47.9226260350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04.878295898438">
                <text:p>804.878295898438</text:p>
              </table:table-cell>
              <table:table-cell office:value-type="float" office:value="72.0494383330507">
                <text:p>72.0494383330507</text:p>
              </table:table-cell>
              <table:table-cell office:value-type="float" office:value="47.8097888984932">
                <text:p>47.80978889849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09.494995117188">
                <text:p>809.494995117188</text:p>
              </table:table-cell>
              <table:table-cell office:value-type="float" office:value="81.280247534346">
                <text:p>81.280247534346</text:p>
              </table:table-cell>
              <table:table-cell office:value-type="float" office:value="47.6255182270198">
                <text:p>47.625518227019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14.729309082031">
                <text:p>814.729309082031</text:p>
              </table:table-cell>
              <table:table-cell office:value-type="float" office:value="85.457653158046">
                <text:p>85.457653158046</text:p>
              </table:table-cell>
              <table:table-cell office:value-type="float" office:value="47.4435740804799">
                <text:p>47.44357408047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20.237976074219">
                <text:p>820.237976074219</text:p>
              </table:table-cell>
              <table:table-cell office:value-type="float" office:value="81.3450147798461">
                <text:p>81.3450147798461</text:p>
              </table:table-cell>
              <table:table-cell office:value-type="float" office:value="47.3046894620585">
                <text:p>47.30468946205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25.500915527344">
                <text:p>825.500915527344</text:p>
              </table:table-cell>
              <table:table-cell office:value-type="float" office:value="73.1139956005398">
                <text:p>73.1139956005398</text:p>
              </table:table-cell>
              <table:table-cell office:value-type="float" office:value="47.5941292993165">
                <text:p>47.594129299316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30.177307128906">
                <text:p>830.177307128906</text:p>
              </table:table-cell>
              <table:table-cell office:value-type="float" office:value="64.696862885885">
                <text:p>64.696862885885</text:p>
              </table:table-cell>
              <table:table-cell office:value-type="float" office:value="47.3197260344157">
                <text:p>47.319726034415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34.339111328125">
                <text:p>834.339111328125</text:p>
              </table:table-cell>
              <table:table-cell office:value-type="float" office:value="62.0991098978071">
                <text:p>62.0991098978071</text:p>
              </table:table-cell>
              <table:table-cell office:value-type="float" office:value="46.8231366214096">
                <text:p>46.82313662140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38.39990234375">
                <text:p>838.39990234375</text:p>
              </table:table-cell>
              <table:table-cell office:value-type="float" office:value="68.0589094137138">
                <text:p>68.0589094137138</text:p>
              </table:table-cell>
              <table:table-cell office:value-type="float" office:value="46.8683200189011">
                <text:p>46.86832001890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42.848449707031">
                <text:p>842.848449707031</text:p>
              </table:table-cell>
              <table:table-cell office:value-type="float" office:value="78.8801195589619">
                <text:p>78.8801195589619</text:p>
              </table:table-cell>
              <table:table-cell office:value-type="float" office:value="47.1385931710151">
                <text:p>47.13859317101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47.939697265625">
                <text:p>847.939697265625</text:p>
              </table:table-cell>
              <table:table-cell office:value-type="float" office:value="86.5733522266102">
                <text:p>86.5733522266102</text:p>
              </table:table-cell>
              <table:table-cell office:value-type="float" office:value="47.0229465302664">
                <text:p>47.02294653026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53.512023925781">
                <text:p>853.512023925781</text:p>
              </table:table-cell>
              <table:table-cell office:value-type="float" office:value="85.7044674037333">
                <text:p>85.7044674037333</text:p>
              </table:table-cell>
              <table:table-cell office:value-type="float" office:value="46.7249800185142">
                <text:p>46.724980018514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59.066040039063">
                <text:p>859.066040039063</text:p>
              </table:table-cell>
              <table:table-cell office:value-type="float" office:value="77.8170781557115">
                <text:p>77.8170781557115</text:p>
              </table:table-cell>
              <table:table-cell office:value-type="float" office:value="46.5779078736538">
                <text:p>46.57790787365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64.1240234375">
                <text:p>864.1240234375</text:p>
              </table:table-cell>
              <table:table-cell office:value-type="float" office:value="68.5758861222769">
                <text:p>68.5758861222769</text:p>
              </table:table-cell>
              <table:table-cell office:value-type="float" office:value="46.5375968179774">
                <text:p>46.53759681797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68.579284667969">
                <text:p>868.579284667969</text:p>
              </table:table-cell>
              <table:table-cell office:value-type="float" office:value="64.4148816623021">
                <text:p>64.4148816623021</text:p>
              </table:table-cell>
              <table:table-cell office:value-type="float" office:value="46.5162399044952">
                <text:p>46.51623990449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72.747131347656">
                <text:p>872.747131347656</text:p>
              </table:table-cell>
              <table:table-cell office:value-type="float" office:value="68.1047439800073">
                <text:p>68.1047439800073</text:p>
              </table:table-cell>
              <table:table-cell office:value-type="float" office:value="46.4684536207022">
                <text:p>46.46845362070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77.150268554688">
                <text:p>877.150268554688</text:p>
              </table:table-cell>
              <table:table-cell office:value-type="float" office:value="76.8149463481626">
                <text:p>76.8149463481626</text:p>
              </table:table-cell>
              <table:table-cell office:value-type="float" office:value="46.1393775301126">
                <text:p>46.139377530112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82.169616699219">
                <text:p>882.169616699219</text:p>
              </table:table-cell>
              <table:table-cell office:value-type="float" office:value="84.3603382666101">
                <text:p>84.3603382666101</text:p>
              </table:table-cell>
              <table:table-cell office:value-type="float" office:value="45.683289752042">
                <text:p>45.6832897520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87.753845214844">
                <text:p>887.753845214844</text:p>
              </table:table-cell>
              <table:table-cell office:value-type="float" office:value="86.3639305528062">
                <text:p>86.3639305528062</text:p>
              </table:table-cell>
              <table:table-cell office:value-type="float" office:value="45.7081096663582">
                <text:p>45.708109666358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93.430114746094">
                <text:p>893.430114746094</text:p>
              </table:table-cell>
              <table:table-cell office:value-type="float" office:value="80.7732168002678">
                <text:p>80.7732168002678</text:p>
              </table:table-cell>
              <table:table-cell office:value-type="float" office:value="45.9345028087796">
                <text:p>45.93450280877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98.66552734375">
                <text:p>898.66552734375</text:p>
              </table:table-cell>
              <table:table-cell office:value-type="float" office:value="69.9863270451638">
                <text:p>69.9863270451638</text:p>
              </table:table-cell>
              <table:table-cell office:value-type="float" office:value="45.602541170154">
                <text:p>45.60254117015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03.26611328125">
                <text:p>903.26611328125</text:p>
              </table:table-cell>
              <table:table-cell office:value-type="float" office:value="64.5049162930729">
                <text:p>64.5049162930729</text:p>
              </table:table-cell>
              <table:table-cell office:value-type="float" office:value="45.3180631186763">
                <text:p>45.31806311867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07.5234375">
                <text:p>907.5234375</text:p>
              </table:table-cell>
              <table:table-cell office:value-type="float" office:value="68.1086906135426">
                <text:p>68.1086906135426</text:p>
              </table:table-cell>
              <table:table-cell office:value-type="float" office:value="45.3269693283373">
                <text:p>45.326969328337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12">
                <text:p>912</text:p>
              </table:table-cell>
              <table:table-cell office:value-type="float" office:value="77.7266740834303">
                <text:p>77.7266740834303</text:p>
              </table:table-cell>
              <table:table-cell office:value-type="float" office:value="45.1785511024428">
                <text:p>45.17855110244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17.117980957031">
                <text:p>917.117980957031</text:p>
              </table:table-cell>
              <table:table-cell office:value-type="float" office:value="85.9680268836527">
                <text:p>85.9680268836527</text:p>
              </table:table-cell>
              <table:table-cell office:value-type="float" office:value="44.7939661079132">
                <text:p>44.79396610791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22.831604003906">
                <text:p>922.831604003906</text:p>
              </table:table-cell>
              <table:table-cell office:value-type="float" office:value="88.1528998456591">
                <text:p>88.1528998456591</text:p>
              </table:table-cell>
              <table:table-cell office:value-type="float" office:value="44.8864491953047">
                <text:p>44.886449195304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28.655822753906">
                <text:p>928.655822753906</text:p>
              </table:table-cell>
              <table:table-cell office:value-type="float" office:value="81.6783552608602">
                <text:p>81.6783552608602</text:p>
              </table:table-cell>
              <table:table-cell office:value-type="float" office:value="44.6903054238377">
                <text:p>44.690305423837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34.060546875">
                <text:p>934.060546875</text:p>
              </table:table-cell>
              <table:table-cell office:value-type="float" office:value="71.4983282384468">
                <text:p>71.4983282384468</text:p>
              </table:table-cell>
              <table:table-cell office:value-type="float" office:value="44.253546174507">
                <text:p>44.25354617450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38.874633789063">
                <text:p>938.874633789063</text:p>
              </table:table-cell>
              <table:table-cell office:value-type="float" office:value="68.6581916807122">
                <text:p>68.6581916807122</text:p>
              </table:table-cell>
              <table:table-cell office:value-type="float" office:value="44.6885690010182">
                <text:p>44.688569001018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43.393310546875">
                <text:p>943.393310546875</text:p>
              </table:table-cell>
              <table:table-cell office:value-type="float" office:value="73.6893627659735">
                <text:p>73.6893627659735</text:p>
              </table:table-cell>
              <table:table-cell office:value-type="float" office:value="44.8051113975844">
                <text:p>44.80511139758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48.153015136719">
                <text:p>948.153015136719</text:p>
              </table:table-cell>
              <table:table-cell office:value-type="float" office:value="81.2653230104649">
                <text:p>81.2653230104649</text:p>
              </table:table-cell>
              <table:table-cell office:value-type="float" office:value="44.1066140724431">
                <text:p>44.10661407244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53.500061035156">
                <text:p>953.500061035156</text:p>
              </table:table-cell>
              <table:table-cell office:value-type="float" office:value="85.5876672431855">
                <text:p>85.5876672431855</text:p>
              </table:table-cell>
              <table:table-cell office:value-type="float" office:value="43.3473953352776">
                <text:p>43.34739533527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59.298706054688">
                <text:p>959.298706054688</text:p>
              </table:table-cell>
              <table:table-cell office:value-type="float" office:value="83.8082598165396">
                <text:p>83.8082598165396</text:p>
              </table:table-cell>
              <table:table-cell office:value-type="float" office:value="42.9453587930865">
                <text:p>42.94535879308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65.074401855469">
                <text:p>965.074401855469</text:p>
              </table:table-cell>
              <table:table-cell office:value-type="float" office:value="77.0305858973581">
                <text:p>77.0305858973581</text:p>
              </table:table-cell>
              <table:table-cell office:value-type="float" office:value="42.8344433677974">
                <text:p>42.834443367797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70.417724609375">
                <text:p>970.417724609375</text:p>
              </table:table-cell>
              <table:table-cell office:value-type="float" office:value="70.4401554597445">
                <text:p>70.4401554597445</text:p>
              </table:table-cell>
              <table:table-cell office:value-type="float" office:value="42.6837689071887">
                <text:p>42.683768907188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75.303649902344">
                <text:p>975.303649902344</text:p>
              </table:table-cell>
              <table:table-cell office:value-type="float" office:value="69.7588307958355">
                <text:p>69.7588307958355</text:p>
              </table:table-cell>
              <table:table-cell office:value-type="float" office:value="42.6026753712625">
                <text:p>42.60267537126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80.10009765625">
                <text:p>980.10009765625</text:p>
              </table:table-cell>
              <table:table-cell office:value-type="float" office:value="76.6540008953217">
                <text:p>76.6540008953217</text:p>
              </table:table-cell>
              <table:table-cell office:value-type="float" office:value="42.9342999692629">
                <text:p>42.934299969262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85.248352050781">
                <text:p>985.248352050781</text:p>
              </table:table-cell>
              <table:table-cell office:value-type="float" office:value="84.9744451279586">
                <text:p>84.9744451279586</text:p>
              </table:table-cell>
              <table:table-cell office:value-type="float" office:value="43.130362639631">
                <text:p>43.13036263963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90.874694824219">
                <text:p>990.874694824219</text:p>
              </table:table-cell>
              <table:table-cell office:value-type="float" office:value="87.1047494331723">
                <text:p>87.1047494331723</text:p>
              </table:table-cell>
              <table:table-cell office:value-type="float" office:value="42.8783837954515">
                <text:p>42.87838379545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96.717224121094">
                <text:p>996.717224121094</text:p>
              </table:table-cell>
              <table:table-cell office:value-type="float" office:value="82.7859869528145">
                <text:p>82.7859869528145</text:p>
              </table:table-cell>
              <table:table-cell office:value-type="float" office:value="42.3151680129741">
                <text:p>42.315168012974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02.39538574219">
                <text:p>1002.39538574219</text:p>
              </table:table-cell>
              <table:table-cell office:value-type="float" office:value="78.4795045673289">
                <text:p>78.4795045673289</text:p>
              </table:table-cell>
              <table:table-cell office:value-type="float" office:value="42.2305643653436">
                <text:p>42.230564365343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07.72790527344">
                <text:p>1007.72790527344</text:p>
              </table:table-cell>
              <table:table-cell office:value-type="float" office:value="76.2729157437956">
                <text:p>76.2729157437956</text:p>
              </table:table-cell>
              <table:table-cell office:value-type="float" office:value="42.2821416888153">
                <text:p>42.282141688815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12.87524414063">
                <text:p>1012.87524414063</text:p>
              </table:table-cell>
              <table:table-cell office:value-type="float" office:value="77.1879450203952">
                <text:p>77.1879450203952</text:p>
              </table:table-cell>
              <table:table-cell office:value-type="float" office:value="41.7844781221595">
                <text:p>41.784478122159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18.16955566406">
                <text:p>1018.16955566406</text:p>
              </table:table-cell>
              <table:table-cell office:value-type="float" office:value="81.6952188291877">
                <text:p>81.6952188291877</text:p>
              </table:table-cell>
              <table:table-cell office:value-type="float" office:value="41.4739801828136">
                <text:p>41.473980182813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23.7822265625">
                <text:p>1023.7822265625</text:p>
              </table:table-cell>
              <table:table-cell office:value-type="float" office:value="84.2872798898311">
                <text:p>84.2872798898311</text:p>
              </table:table-cell>
              <table:table-cell office:value-type="float" office:value="41.2765705905559">
                <text:p>41.27657059055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29.59106445313">
                <text:p>1029.59106445313</text:p>
              </table:table-cell>
              <table:table-cell office:value-type="float" office:value="83.2393260250046">
                <text:p>83.2393260250046</text:p>
              </table:table-cell>
              <table:table-cell office:value-type="float" office:value="41.1852161676994">
                <text:p>41.185216167699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35.33666992188">
                <text:p>1035.33666992188</text:p>
              </table:table-cell>
              <table:table-cell office:value-type="float" office:value="81.1548326982549">
                <text:p>81.1548326982549</text:p>
              </table:table-cell>
              <table:table-cell office:value-type="float" office:value="41.2535436010086">
                <text:p>41.253543601008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40.86889648438">
                <text:p>1040.86889648438</text:p>
              </table:table-cell>
              <table:table-cell office:value-type="float" office:value="78.4715261517082">
                <text:p>78.4715261517082</text:p>
              </table:table-cell>
              <table:table-cell office:value-type="float" office:value="40.815036514312">
                <text:p>40.8150365143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46.27966308594">
                <text:p>1046.27966308594</text:p>
              </table:table-cell>
              <table:table-cell office:value-type="float" office:value="79.2280178749538">
                <text:p>79.2280178749538</text:p>
              </table:table-cell>
              <table:table-cell office:value-type="float" office:value="40.5414380628058">
                <text:p>40.541438062805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51.78369140625">
                <text:p>1051.78369140625</text:p>
              </table:table-cell>
              <table:table-cell office:value-type="float" office:value="82.7524286538936">
                <text:p>82.7524286538936</text:p>
              </table:table-cell>
              <table:table-cell office:value-type="float" office:value="40.4652532350892">
                <text:p>40.465253235089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57.47607421875">
                <text:p>1057.47607421875</text:p>
              </table:table-cell>
              <table:table-cell office:value-type="float" office:value="84.465284052712">
                <text:p>84.465284052712</text:p>
              </table:table-cell>
              <table:table-cell office:value-type="float" office:value="40.3319753635424">
                <text:p>40.331975363542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63.26086425781">
                <text:p>1063.26086425781</text:p>
              </table:table-cell>
              <table:table-cell office:value-type="float" office:value="84.0135236449565">
                <text:p>84.0135236449565</text:p>
              </table:table-cell>
              <table:table-cell office:value-type="float" office:value="40.3126358098142">
                <text:p>40.312635809814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68.98669433594">
                <text:p>1068.98669433594</text:p>
              </table:table-cell>
              <table:table-cell office:value-type="float" office:value="81.736140114574">
                <text:p>81.736140114574</text:p>
              </table:table-cell>
              <table:table-cell office:value-type="float" office:value="39.9117436533834">
                <text:p>39.91174365338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74.61010742188">
                <text:p>1074.61010742188</text:p>
              </table:table-cell>
              <table:table-cell office:value-type="float" office:value="81.2030952382477">
                <text:p>81.2030952382477</text:p>
              </table:table-cell>
              <table:table-cell office:value-type="float" office:value="39.4288127569688">
                <text:p>39.42881275696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80.2431640625">
                <text:p>1080.2431640625</text:p>
              </table:table-cell>
              <table:table-cell office:value-type="float" office:value="83.2924039399799">
                <text:p>83.2924039399799</text:p>
              </table:table-cell>
              <table:table-cell office:value-type="float" office:value="39.2715577661109">
                <text:p>39.271557766110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85.99584960938">
                <text:p>1085.99584960938</text:p>
              </table:table-cell>
              <table:table-cell office:value-type="float" office:value="85.4433377117817">
                <text:p>85.4433377117817</text:p>
              </table:table-cell>
              <table:table-cell office:value-type="float" office:value="39.355571034165">
                <text:p>39.3555710341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91.83740234375">
                <text:p>1091.83740234375</text:p>
              </table:table-cell>
              <table:table-cell office:value-type="float" office:value="84.4152560926843">
                <text:p>84.4152560926843</text:p>
              </table:table-cell>
              <table:table-cell office:value-type="float" office:value="39.165132923909">
                <text:p>39.16513292390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97.63647460938">
                <text:p>1097.63647460938</text:p>
              </table:table-cell>
              <table:table-cell office:value-type="float" office:value="80.2544153155953">
                <text:p>80.2544153155953</text:p>
              </table:table-cell>
              <table:table-cell office:value-type="float" office:value="38.5339407301548">
                <text:p>38.53394073015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03.30432128906">
                <text:p>1103.30432128906</text:p>
              </table:table-cell>
              <table:table-cell office:value-type="float" office:value="77.6615974034817">
                <text:p>77.6615974034817</text:p>
              </table:table-cell>
              <table:table-cell office:value-type="float" office:value="37.8366619526245">
                <text:p>37.836661952624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08.91638183594">
                <text:p>1108.91638183594</text:p>
              </table:table-cell>
              <table:table-cell office:value-type="float" office:value="81.1069490256931">
                <text:p>81.1069490256931</text:p>
              </table:table-cell>
              <table:table-cell office:value-type="float" office:value="37.9456687380015">
                <text:p>37.94566873800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14.63842773438">
                <text:p>1114.63842773438</text:p>
              </table:table-cell>
              <table:table-cell office:value-type="float" office:value="83.4520661739317">
                <text:p>83.4520661739317</text:p>
              </table:table-cell>
              <table:table-cell office:value-type="float" office:value="37.6595355731816">
                <text:p>37.65953557318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20.52978515625">
                <text:p>1120.52978515625</text:p>
              </table:table-cell>
              <table:table-cell office:value-type="float" office:value="83.6024803337934">
                <text:p>83.6024803337934</text:p>
              </table:table-cell>
              <table:table-cell office:value-type="float" office:value="37.1920567662569">
                <text:p>37.19205676625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26.49462890625">
                <text:p>1126.49462890625</text:p>
              </table:table-cell>
              <table:table-cell office:value-type="float" office:value="82.7618305713778">
                <text:p>82.7618305713778</text:p>
              </table:table-cell>
              <table:table-cell office:value-type="float" office:value="37.1208831903744">
                <text:p>37.12088319037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32.39770507813">
                <text:p>1132.39770507813</text:p>
              </table:table-cell>
              <table:table-cell office:value-type="float" office:value="81.4041621587149">
                <text:p>81.4041621587149</text:p>
              </table:table-cell>
              <table:table-cell office:value-type="float" office:value="36.8743175561012">
                <text:p>36.87431755610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38.2138671875">
                <text:p>1138.2138671875</text:p>
              </table:table-cell>
              <table:table-cell office:value-type="float" office:value="81.6779600625464">
                <text:p>81.6779600625464</text:p>
              </table:table-cell>
              <table:table-cell office:value-type="float" office:value="36.4204804062412">
                <text:p>36.42048040624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144.06115722656">
                <text:p>1144.06115722656</text:p>
              </table:table-cell>
              <table:table-cell office:value-type="float" office:value="82.4337151886636">
                <text:p>82.4337151886636</text:p>
              </table:table-cell>
              <table:table-cell office:value-type="float" office:value="36.0003311848333">
                <text:p>36.00033118483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50.03369140625">
                <text:p>1150.03369140625</text:p>
              </table:table-cell>
              <table:table-cell office:value-type="float" office:value="84.6372433866343">
                <text:p>84.6372433866343</text:p>
              </table:table-cell>
              <table:table-cell office:value-type="float" office:value="36.0221290689074">
                <text:p>36.022129068907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56.08410644531">
                <text:p>1156.08410644531</text:p>
              </table:table-cell>
              <table:table-cell office:value-type="float" office:value="83.180912354883">
                <text:p>83.180912354883</text:p>
              </table:table-cell>
              <table:table-cell office:value-type="float" office:value="35.5192987254837">
                <text:p>35.519298725483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62.08996582031">
                <text:p>1162.08996582031</text:p>
              </table:table-cell>
              <table:table-cell office:value-type="float" office:value="80.3913104343246">
                <text:p>80.3913104343246</text:p>
              </table:table-cell>
              <table:table-cell office:value-type="float" office:value="34.944324526254">
                <text:p>34.94432452625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67.99841308594">
                <text:p>1167.99841308594</text:p>
              </table:table-cell>
              <table:table-cell office:value-type="float" office:value="80.0075147575923">
                <text:p>80.0075147575923</text:p>
              </table:table-cell>
              <table:table-cell office:value-type="float" office:value="34.6753692321464">
                <text:p>34.67536923214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73.89538574219">
                <text:p>1173.89538574219</text:p>
              </table:table-cell>
              <table:table-cell office:value-type="float" office:value="81.172669203243">
                <text:p>81.172669203243</text:p>
              </table:table-cell>
              <table:table-cell office:value-type="float" office:value="34.4129494035267">
                <text:p>34.41294940352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79.88195800781">
                <text:p>1179.88195800781</text:p>
              </table:table-cell>
              <table:table-cell office:value-type="float" office:value="81.9115543650463">
                <text:p>81.9115543650463</text:p>
              </table:table-cell>
              <table:table-cell office:value-type="float" office:value="34.0893271826413">
                <text:p>34.089327182641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85.93237304688">
                <text:p>1185.93237304688</text:p>
              </table:table-cell>
              <table:table-cell office:value-type="float" office:value="81.1340989832398">
                <text:p>81.1340989832398</text:p>
              </table:table-cell>
              <table:table-cell office:value-type="float" office:value="33.7277045601832">
                <text:p>33.72770456018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91.93701171875">
                <text:p>1191.93701171875</text:p>
              </table:table-cell>
              <table:table-cell office:value-type="float" office:value="79.223446667072">
                <text:p>79.223446667072</text:p>
              </table:table-cell>
              <table:table-cell office:value-type="float" office:value="33.3142796262258">
                <text:p>33.314279626225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97.82873535156">
                <text:p>1197.82873535156</text:p>
              </table:table-cell>
              <table:table-cell office:value-type="float" office:value="78.0632567305492">
                <text:p>78.0632567305492</text:p>
              </table:table-cell>
              <table:table-cell office:value-type="float" office:value="32.9197682332399">
                <text:p>32.919768233239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03.67541503906">
                <text:p>1203.67541503906</text:p>
              </table:table-cell>
              <table:table-cell office:value-type="float" office:value="78.5731489989597">
                <text:p>78.5731489989597</text:p>
              </table:table-cell>
              <table:table-cell office:value-type="float" office:value="32.5517867765324">
                <text:p>32.55178677653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09.58728027344">
                <text:p>1209.58728027344</text:p>
              </table:table-cell>
              <table:table-cell office:value-type="float" office:value="79.5412130323242">
                <text:p>79.5412130323242</text:p>
              </table:table-cell>
              <table:table-cell office:value-type="float" office:value="32.1980933715924">
                <text:p>32.198093371592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15.56518554688">
                <text:p>1215.56518554688</text:p>
              </table:table-cell>
              <table:table-cell office:value-type="float" office:value="79.1524318945335">
                <text:p>79.1524318945335</text:p>
              </table:table-cell>
              <table:table-cell office:value-type="float" office:value="31.8551045466783">
                <text:p>31.855104546678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21.5166015625">
                <text:p>1221.5166015625</text:p>
              </table:table-cell>
              <table:table-cell office:value-type="float" office:value="77.4075748775789">
                <text:p>77.4075748775789</text:p>
              </table:table-cell>
              <table:table-cell office:value-type="float" office:value="31.4149321121285">
                <text:p>31.41493211212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27.38098144531">
                <text:p>1227.38098144531</text:p>
              </table:table-cell>
              <table:table-cell office:value-type="float" office:value="77.1134238872975">
                <text:p>77.1134238872975</text:p>
              </table:table-cell>
              <table:table-cell office:value-type="float" office:value="31.0943983878029">
                <text:p>31.094398387802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33.22253417969">
                <text:p>1233.22253417969</text:p>
              </table:table-cell>
              <table:table-cell office:value-type="float" office:value="77.7162126280473">
                <text:p>77.7162126280473</text:p>
              </table:table-cell>
              <table:table-cell office:value-type="float" office:value="30.6933897701921">
                <text:p>30.693389770192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39.13500976563">
                <text:p>1239.13500976563</text:p>
              </table:table-cell>
              <table:table-cell office:value-type="float" office:value="77.9579153634022">
                <text:p>77.9579153634022</text:p>
              </table:table-cell>
              <table:table-cell office:value-type="float" office:value="30.2264399275063">
                <text:p>30.22643992750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45.10498046875">
                <text:p>1245.10498046875</text:p>
              </table:table-cell>
              <table:table-cell office:value-type="float" office:value="77.0139228527391">
                <text:p>77.0139228527391</text:p>
              </table:table-cell>
              <table:table-cell office:value-type="float" office:value="29.7703756977932">
                <text:p>29.770375697793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51.03564453125">
                <text:p>1251.03564453125</text:p>
              </table:table-cell>
              <table:table-cell office:value-type="float" office:value="75.4899099406577">
                <text:p>75.4899099406577</text:p>
              </table:table-cell>
              <table:table-cell office:value-type="float" office:value="29.3628682496515">
                <text:p>29.36286824965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56.869140625">
                <text:p>1256.869140625</text:p>
              </table:table-cell>
              <table:table-cell office:value-type="float" office:value="75.3303746659276">
                <text:p>75.3303746659276</text:p>
              </table:table-cell>
              <table:table-cell office:value-type="float" office:value="29.0050007264805">
                <text:p>29.00500072648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62.67456054688">
                <text:p>1262.67456054688</text:p>
              </table:table-cell>
              <table:table-cell office:value-type="float" office:value="75.3797166871452">
                <text:p>75.3797166871452</text:p>
              </table:table-cell>
              <table:table-cell office:value-type="float" office:value="28.4756671524733">
                <text:p>28.47566715247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68.53393554688">
                <text:p>1268.53393554688</text:p>
              </table:table-cell>
              <table:table-cell office:value-type="float" office:value="75.1855574557871">
                <text:p>75.1855574557871</text:p>
              </table:table-cell>
              <table:table-cell office:value-type="float" office:value="28.0181655914869">
                <text:p>28.018165591486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74.43383789063">
                <text:p>1274.43383789063</text:p>
              </table:table-cell>
              <table:table-cell office:value-type="float" office:value="74.6048823141327">
                <text:p>74.6048823141327</text:p>
              </table:table-cell>
              <table:table-cell office:value-type="float" office:value="27.6828033050397">
                <text:p>27.682803305039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80.29663085938">
                <text:p>1280.29663085938</text:p>
              </table:table-cell>
              <table:table-cell office:value-type="float" office:value="73.649291731573">
                <text:p>73.649291731573</text:p>
              </table:table-cell>
              <table:table-cell office:value-type="float" office:value="27.2914148167228">
                <text:p>27.291414816722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86.08337402344">
                <text:p>1286.08337402344</text:p>
              </table:table-cell>
              <table:table-cell office:value-type="float" office:value="73.291711029158">
                <text:p>73.291711029158</text:p>
              </table:table-cell>
              <table:table-cell office:value-type="float" office:value="26.7740889711422">
                <text:p>26.774088971142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91.85290527344">
                <text:p>1291.85290527344</text:p>
              </table:table-cell>
              <table:table-cell office:value-type="float" office:value="73.0829792550105">
                <text:p>73.0829792550105</text:p>
              </table:table-cell>
              <table:table-cell office:value-type="float" office:value="26.1610302637979">
                <text:p>26.16103026379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97.64794921875">
                <text:p>1297.64794921875</text:p>
              </table:table-cell>
              <table:table-cell office:value-type="float" office:value="72.1421528757941">
                <text:p>72.1421528757941</text:p>
              </table:table-cell>
              <table:table-cell office:value-type="float" office:value="25.6454385143054">
                <text:p>25.645438514305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03.42541503906">
                <text:p>1303.42541503906</text:p>
              </table:table-cell>
              <table:table-cell office:value-type="float" office:value="70.5597620590487">
                <text:p>70.5597620590487</text:p>
              </table:table-cell>
              <table:table-cell office:value-type="float" office:value="25.2457385700749">
                <text:p>25.245738570074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09.11608886719">
                <text:p>1309.11608886719</text:p>
              </table:table-cell>
              <table:table-cell office:value-type="float" office:value="69.3818006095258">
                <text:p>69.3818006095258</text:p>
              </table:table-cell>
              <table:table-cell office:value-type="float" office:value="24.8359219485269">
                <text:p>24.835921948526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14.72717285156">
                <text:p>1314.72717285156</text:p>
              </table:table-cell>
              <table:table-cell office:value-type="float" office:value="69.2982470947761">
                <text:p>69.2982470947761</text:p>
              </table:table-cell>
              <table:table-cell office:value-type="float" office:value="24.3582968649093">
                <text:p>24.358296864909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20.32043457031">
                <text:p>1320.32043457031</text:p>
              </table:table-cell>
              <table:table-cell office:value-type="float" office:value="68.8450161437343">
                <text:p>68.8450161437343</text:p>
              </table:table-cell>
              <table:table-cell office:value-type="float" office:value="23.7835646353327">
                <text:p>23.783564635332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25.89587402344">
                <text:p>1325.89587402344</text:p>
              </table:table-cell>
              <table:table-cell office:value-type="float" office:value="67.0340376123862">
                <text:p>67.0340376123862</text:p>
              </table:table-cell>
              <table:table-cell office:value-type="float" office:value="23.188880338028">
                <text:p>23.1888803380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331.384765625">
                <text:p>1331.384765625</text:p>
              </table:table-cell>
              <table:table-cell office:value-type="float" office:value="65.3432780446447">
                <text:p>65.3432780446447</text:p>
              </table:table-cell>
              <table:table-cell office:value-type="float" office:value="22.7631019080045">
                <text:p>22.76310190800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36.74169921875">
                <text:p>1336.74169921875</text:p>
              </table:table-cell>
              <table:table-cell office:value-type="float" office:value="64.1471526390668">
                <text:p>64.1471526390668</text:p>
              </table:table-cell>
              <table:table-cell office:value-type="float" office:value="22.2622091713292">
                <text:p>22.262209171329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42.02392578125">
                <text:p>1342.02392578125</text:p>
              </table:table-cell>
              <table:table-cell office:value-type="float" office:value="63.435216332057">
                <text:p>63.435216332057</text:p>
              </table:table-cell>
              <table:table-cell office:value-type="float" office:value="21.6961452837709">
                <text:p>21.696145283770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47.28356933594">
                <text:p>1347.28356933594</text:p>
              </table:table-cell>
              <table:table-cell office:value-type="float" office:value="62.5369380310002">
                <text:p>62.5369380310002</text:p>
              </table:table-cell>
              <table:table-cell office:value-type="float" office:value="21.2001385647462">
                <text:p>21.200138564746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52.49377441406">
                <text:p>1352.49377441406</text:p>
              </table:table-cell>
              <table:table-cell office:value-type="float" office:value="60.8265905523384">
                <text:p>60.8265905523384</text:p>
              </table:table-cell>
              <table:table-cell office:value-type="float" office:value="20.7680288537425">
                <text:p>20.76802885374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57.59252929688">
                <text:p>1357.59252929688</text:p>
              </table:table-cell>
              <table:table-cell office:value-type="float" office:value="59.5582237609602">
                <text:p>59.5582237609602</text:p>
              </table:table-cell>
              <table:table-cell office:value-type="float" office:value="20.3700360143811">
                <text:p>20.370036014381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62.58642578125">
                <text:p>1362.58642578125</text:p>
              </table:table-cell>
              <table:table-cell office:value-type="float" office:value="58.5450148320577">
                <text:p>58.5450148320577</text:p>
              </table:table-cell>
              <table:table-cell office:value-type="float" office:value="19.7562728329059">
                <text:p>19.756272832905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67.52282714844">
                <text:p>1367.52282714844</text:p>
              </table:table-cell>
              <table:table-cell office:value-type="float" office:value="57.452195631138">
                <text:p>57.452195631138</text:p>
              </table:table-cell>
              <table:table-cell office:value-type="float" office:value="19.1007162807405">
                <text:p>19.100716280740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72.39404296875">
                <text:p>1372.39404296875</text:p>
              </table:table-cell>
              <table:table-cell office:value-type="float" office:value="55.8850968170461">
                <text:p>55.8850968170461</text:p>
              </table:table-cell>
              <table:table-cell office:value-type="float" office:value="18.6265625310839">
                <text:p>18.626562531083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77.1474609375">
                <text:p>1377.1474609375</text:p>
              </table:table-cell>
              <table:table-cell office:value-type="float" office:value="54.0130880321002">
                <text:p>54.0130880321002</text:p>
              </table:table-cell>
              <table:table-cell office:value-type="float" office:value="18.18701184004">
                <text:p>18.187011840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81.76428222656">
                <text:p>1381.76428222656</text:p>
              </table:table-cell>
              <table:table-cell office:value-type="float" office:value="52.8340327947636">
                <text:p>52.8340327947636</text:p>
              </table:table-cell>
              <table:table-cell office:value-type="float" office:value="17.6532193165978">
                <text:p>17.653219316597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86.30322265625">
                <text:p>1386.30322265625</text:p>
              </table:table-cell>
              <table:table-cell office:value-type="float" office:value="51.9278940294383">
                <text:p>51.9278940294383</text:p>
              </table:table-cell>
              <table:table-cell office:value-type="float" office:value="17.0359426001104">
                <text:p>17.035942600110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90.78930664063">
                <text:p>1390.78930664063</text:p>
              </table:table-cell>
              <table:table-cell office:value-type="float" office:value="50.6138516920457">
                <text:p>50.6138516920457</text:p>
              </table:table-cell>
              <table:table-cell office:value-type="float" office:value="16.5387120984557">
                <text:p>16.538712098455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95.1787109375">
                <text:p>1395.1787109375</text:p>
              </table:table-cell>
              <table:table-cell office:value-type="float" office:value="48.759542673343">
                <text:p>48.759542673343</text:p>
              </table:table-cell>
              <table:table-cell office:value-type="float" office:value="16.1740016294702">
                <text:p>16.17400162947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99.41906738281">
                <text:p>1399.41906738281</text:p>
              </table:table-cell>
              <table:table-cell office:value-type="float" office:value="47.2515548143771">
                <text:p>47.2515548143771</text:p>
              </table:table-cell>
              <table:table-cell office:value-type="float" office:value="15.7474022078552">
                <text:p>15.747402207855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03.54626464844">
                <text:p>1403.54626464844</text:p>
              </table:table-cell>
              <table:table-cell office:value-type="float" office:value="46.2570108742473">
                <text:p>46.2570108742473</text:p>
              </table:table-cell>
              <table:table-cell office:value-type="float" office:value="15.1966943260102">
                <text:p>15.196694326010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07.6103515625">
                <text:p>1407.6103515625</text:p>
              </table:table-cell>
              <table:table-cell office:value-type="float" office:value="45.1480690185809">
                <text:p>45.1480690185809</text:p>
              </table:table-cell>
              <table:table-cell office:value-type="float" office:value="14.6505616472828">
                <text:p>14.65056164728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11.59387207031">
                <text:p>1411.59387207031</text:p>
              </table:table-cell>
              <table:table-cell office:value-type="float" office:value="43.524045859829">
                <text:p>43.524045859829</text:p>
              </table:table-cell>
              <table:table-cell office:value-type="float" office:value="14.2397148682974">
                <text:p>14.239714868297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15.44482421875">
                <text:p>1415.44482421875</text:p>
              </table:table-cell>
              <table:table-cell office:value-type="float" office:value="42.034459822877">
                <text:p>42.034459822877</text:p>
              </table:table-cell>
              <table:table-cell office:value-type="float" office:value="13.8398814275809">
                <text:p>13.839881427580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19.18310546875">
                <text:p>1419.18310546875</text:p>
              </table:table-cell>
              <table:table-cell office:value-type="float" office:value="41.4619573063145">
                <text:p>41.4619573063145</text:p>
              </table:table-cell>
              <table:table-cell office:value-type="float" office:value="13.3596630978046">
                <text:p>13.35966309780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22.88061523438">
                <text:p>1422.88061523438</text:p>
              </table:table-cell>
              <table:table-cell office:value-type="float" office:value="40.9200988719098">
                <text:p>40.9200988719098</text:p>
              </table:table-cell>
              <table:table-cell office:value-type="float" office:value="12.8214857451618">
                <text:p>12.821485745161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26.54211425781">
                <text:p>1426.54211425781</text:p>
              </table:table-cell>
              <table:table-cell office:value-type="float" office:value="39.7266764691501">
                <text:p>39.7266764691501</text:p>
              </table:table-cell>
              <table:table-cell office:value-type="float" office:value="12.3958927243431">
                <text:p>12.395892724343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30.11218261719">
                <text:p>1430.11218261719</text:p>
              </table:table-cell>
              <table:table-cell office:value-type="float" office:value="38.4843542184064">
                <text:p>38.4843542184064</text:p>
              </table:table-cell>
              <table:table-cell office:value-type="float" office:value="12.0539979690956">
                <text:p>12.053997969095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33.57250976563">
                <text:p>1433.57250976563</text:p>
              </table:table-cell>
              <table:table-cell office:value-type="float" office:value="37.6785810298414">
                <text:p>37.6785810298414</text:p>
              </table:table-cell>
              <table:table-cell office:value-type="float" office:value="11.6030359228441">
                <text:p>11.603035922844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36.97094726563">
                <text:p>1436.97094726563</text:p>
              </table:table-cell>
              <table:table-cell office:value-type="float" office:value="36.8247860688948">
                <text:p>36.8247860688948</text:p>
              </table:table-cell>
              <table:table-cell office:value-type="float" office:value="11.0839440699148">
                <text:p>11.083944069914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40.30810546875">
                <text:p>1440.30810546875</text:p>
              </table:table-cell>
              <table:table-cell office:value-type="float" office:value="35.2752413088933">
                <text:p>35.2752413088933</text:p>
              </table:table-cell>
              <table:table-cell office:value-type="float" office:value="10.6642175561258">
                <text:p>10.664217556125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43.51184082031">
                <text:p>1443.51184082031</text:p>
              </table:table-cell>
              <table:table-cell office:value-type="float" office:value="32.9885194343302">
                <text:p>32.9885194343302</text:p>
              </table:table-cell>
              <table:table-cell office:value-type="float" office:value="10.3082370428373">
                <text:p>10.308237042837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46.51171875">
                <text:p>1446.51171875</text:p>
              </table:table-cell>
              <table:table-cell office:value-type="float" office:value="30.5996705401678">
                <text:p>30.5996705401678</text:p>
              </table:table-cell>
              <table:table-cell office:value-type="float" office:value="9.88630297365259">
                <text:p>9.8863029736525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49.30407714844">
                <text:p>1449.30407714844</text:p>
              </table:table-cell>
              <table:table-cell office:value-type="float" office:value="27.8388630088042">
                <text:p>27.8388630088042</text:p>
              </table:table-cell>
              <table:table-cell office:value-type="float" office:value="9.44812738547114">
                <text:p>9.448127385471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51.85754394531">
                <text:p>1451.85754394531</text:p>
              </table:table-cell>
              <table:table-cell office:value-type="float" office:value="24.8969767170719">
                <text:p>24.8969767170719</text:p>
              </table:table-cell>
              <table:table-cell office:value-type="float" office:value="9.1300341398631">
                <text:p>9.130034139863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54.14416503906">
                <text:p>1454.14416503906</text:p>
              </table:table-cell>
              <table:table-cell office:value-type="float" office:value="22.6253098083264">
                <text:p>22.6253098083264</text:p>
              </table:table-cell>
              <table:table-cell office:value-type="float" office:value="8.90458045844187">
                <text:p>8.9045804584418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56.22338867188">
                <text:p>1456.22338867188</text:p>
              </table:table-cell>
              <table:table-cell office:value-type="float" office:value="21.7288531695879">
                <text:p>21.7288531695879</text:p>
              </table:table-cell>
              <table:table-cell office:value-type="float" office:value="8.63509091573744">
                <text:p>8.6350909157374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58.22937011719">
                <text:p>1458.22937011719</text:p>
              </table:table-cell>
              <table:table-cell office:value-type="float" office:value="21.9186741477712">
                <text:p>21.9186741477712</text:p>
              </table:table-cell>
              <table:table-cell office:value-type="float" office:value="8.31687919053501">
                <text:p>8.3168791905350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60.25842285156">
                <text:p>1460.25842285156</text:p>
              </table:table-cell>
              <table:table-cell office:value-type="float" office:value="22.0127058790714">
                <text:p>22.0127058790714</text:p>
              </table:table-cell>
              <table:table-cell office:value-type="float" office:value="8.03205432326472">
                <text:p>8.0320543232647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62.296875">
                <text:p>1462.296875</text:p>
              </table:table-cell>
              <table:table-cell office:value-type="float" office:value="21.3057476622489">
                <text:p>21.3057476622489</text:p>
              </table:table-cell>
              <table:table-cell office:value-type="float" office:value="7.8015387995369">
                <text:p>7.801538799536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64.27368164063">
                <text:p>1464.27368164063</text:p>
              </table:table-cell>
              <table:table-cell office:value-type="float" office:value="20.3569950058925">
                <text:p>20.3569950058925</text:p>
              </table:table-cell>
              <table:table-cell office:value-type="float" office:value="7.53972995606656">
                <text:p>7.539729956066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66.1669921875">
                <text:p>1466.1669921875</text:p>
              </table:table-cell>
              <table:table-cell office:value-type="float" office:value="19.3539692458921">
                <text:p>19.3539692458921</text:p>
              </table:table-cell>
              <table:table-cell office:value-type="float" office:value="7.22044235385744">
                <text:p>7.220442353857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67.970703125">
                <text:p>1467.970703125</text:p>
              </table:table-cell>
              <table:table-cell office:value-type="float" office:value="17.9293425345373">
                <text:p>17.9293425345373</text:p>
              </table:table-cell>
              <table:table-cell office:value-type="float" office:value="6.95570491487987">
                <text:p>6.955704914879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69.64282226563">
                <text:p>1469.64282226563</text:p>
              </table:table-cell>
              <table:table-cell office:value-type="float" office:value="16.2046224146161">
                <text:p>16.2046224146161</text:p>
              </table:table-cell>
              <table:table-cell office:value-type="float" office:value="6.7784498298919">
                <text:p>6.778449829891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71.15612792969">
                <text:p>1471.15612792969</text:p>
              </table:table-cell>
              <table:table-cell office:value-type="float" office:value="15.2631660110586">
                <text:p>15.2631660110586</text:p>
              </table:table-cell>
              <table:table-cell office:value-type="float" office:value="6.59964891328657">
                <text:p>6.5996489132865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72.58520507813">
                <text:p>1472.58520507813</text:p>
              </table:table-cell>
              <table:table-cell office:value-type="float" office:value="15.2878929013187">
                <text:p>15.2878929013187</text:p>
              </table:table-cell>
              <table:table-cell office:value-type="float" office:value="6.37723316228874">
                <text:p>6.3772331622887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74.02062988281">
                <text:p>1474.02062988281</text:p>
              </table:table-cell>
              <table:table-cell office:value-type="float" office:value="15.3228680285942">
                <text:p>15.3228680285942</text:p>
              </table:table-cell>
              <table:table-cell office:value-type="float" office:value="6.19048795833542">
                <text:p>6.1904879583354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75.46020507813">
                <text:p>1475.46020507813</text:p>
              </table:table-cell>
              <table:table-cell office:value-type="float" office:value="14.7099978258239">
                <text:p>14.7099978258239</text:p>
              </table:table-cell>
              <table:table-cell office:value-type="float" office:value="6.06336122220384">
                <text:p>6.0633612222038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76.84106445313">
                <text:p>1476.84106445313</text:p>
              </table:table-cell>
              <table:table-cell office:value-type="float" office:value="13.839377760234">
                <text:p>13.839377760234</text:p>
              </table:table-cell>
              <table:table-cell office:value-type="float" office:value="5.90994671613045">
                <text:p>5.9099467161304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78.14123535156">
                <text:p>1478.14123535156</text:p>
              </table:table-cell>
              <table:table-cell office:value-type="float" office:value="12.9868827653948">
                <text:p>12.9868827653948</text:p>
              </table:table-cell>
              <table:table-cell office:value-type="float" office:value="5.70641352639307">
                <text:p>5.7064135263930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79.36389160156">
                <text:p>1479.36389160156</text:p>
              </table:table-cell>
              <table:table-cell office:value-type="float" office:value="11.8206211677982">
                <text:p>11.8206211677982</text:p>
              </table:table-cell>
              <table:table-cell office:value-type="float" office:value="5.5330321895334">
                <text:p>5.533032189533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80.478515625">
                <text:p>1480.478515625</text:p>
              </table:table-cell>
              <table:table-cell office:value-type="float" office:value="10.3539156536172">
                <text:p>10.3539156536172</text:p>
              </table:table-cell>
              <table:table-cell office:value-type="float" office:value="5.42096747433045">
                <text:p>5.4209674743304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81.45568847656">
                <text:p>1481.45568847656</text:p>
              </table:table-cell>
              <table:table-cell office:value-type="float" office:value="9.41159912414782">
                <text:p>9.41159912414782</text:p>
              </table:table-cell>
              <table:table-cell office:value-type="float" office:value="5.31295960339374">
                <text:p>5.3129596033937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82.345703125">
                <text:p>1482.345703125</text:p>
              </table:table-cell>
              <table:table-cell office:value-type="float" office:value="9.30911744382158">
                <text:p>9.30911744382158</text:p>
              </table:table-cell>
              <table:table-cell office:value-type="float" office:value="5.17745702041815">
                <text:p>5.1774570204181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83.22680664063">
                <text:p>1483.22680664063</text:p>
              </table:table-cell>
              <table:table-cell office:value-type="float" office:value="9.30346669012583">
                <text:p>9.30346669012583</text:p>
              </table:table-cell>
              <table:table-cell office:value-type="float" office:value="5.06281750999103">
                <text:p>5.0628175099910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84.10693359375">
                <text:p>1484.10693359375</text:p>
              </table:table-cell>
              <table:table-cell office:value-type="float" office:value="8.77515824858514">
                <text:p>8.77515824858514</text:p>
              </table:table-cell>
              <table:table-cell office:value-type="float" office:value="4.99743885229051">
                <text:p>4.9974388522905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84.93676757813">
                <text:p>1484.93676757813</text:p>
              </table:table-cell>
              <table:table-cell office:value-type="float" office:value="8.15849275198893">
                <text:p>8.15849275198893</text:p>
              </table:table-cell>
              <table:table-cell office:value-type="float" office:value="4.92511303613409">
                <text:p>4.9251130361340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85.70812988281">
                <text:p>1485.70812988281</text:p>
              </table:table-cell>
              <table:table-cell office:value-type="float" office:value="7.83354497557333">
                <text:p>7.83354497557333</text:p>
              </table:table-cell>
              <table:table-cell office:value-type="float" office:value="4.81903696019138">
                <text:p>4.8190369601913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86.44958496094">
                <text:p>1486.44958496094</text:p>
              </table:table-cell>
              <table:table-cell office:value-type="float" office:value="7.31397517540217">
                <text:p>7.31397517540217</text:p>
              </table:table-cell>
              <table:table-cell office:value-type="float" office:value="4.73571355101499">
                <text:p>4.7357135510149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87.14221191406">
                <text:p>1487.14221191406</text:p>
              </table:table-cell>
              <table:table-cell office:value-type="float" office:value="6.24282591282662">
                <text:p>6.24282591282662</text:p>
              </table:table-cell>
              <table:table-cell office:value-type="float" office:value="4.66506877035055">
                <text:p>4.6650687703505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87.73376464844">
                <text:p>1487.73376464844</text:p>
              </table:table-cell>
              <table:table-cell office:value-type="float" office:value="5.26547691562241">
                <text:p>5.26547691562241</text:p>
              </table:table-cell>
              <table:table-cell office:value-type="float" office:value="4.5855705354913">
                <text:p>4.585570535491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88.23425292969">
                <text:p>1488.23425292969</text:p>
              </table:table-cell>
              <table:table-cell office:value-type="float" office:value="4.89877061740472">
                <text:p>4.89877061740472</text:p>
              </table:table-cell>
              <table:table-cell office:value-type="float" office:value="4.50912837960352">
                <text:p>4.5091283796035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88.70104980469">
                <text:p>1488.70104980469</text:p>
              </table:table-cell>
              <table:table-cell office:value-type="float" office:value="4.65574970902956">
                <text:p>4.65574970902956</text:p>
              </table:table-cell>
              <table:table-cell office:value-type="float" office:value="4.46261838602788">
                <text:p>4.4626183860278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89.14465332031">
                <text:p>1489.14465332031</text:p>
              </table:table-cell>
              <table:table-cell office:value-type="float" office:value="4.20858945754737">
                <text:p>4.20858945754737</text:p>
              </table:table-cell>
              <table:table-cell office:value-type="float" office:value="4.43872108853942">
                <text:p>4.4387210885394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89.54516601563">
                <text:p>1489.54516601563</text:p>
              </table:table-cell>
              <table:table-cell office:value-type="float" office:value="3.8984700015219">
                <text:p>3.8984700015219</text:p>
              </table:table-cell>
              <table:table-cell office:value-type="float" office:value="4.40456972191555">
                <text:p>4.404569721915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89.91650390625">
                <text:p>1489.91650390625</text:p>
              </table:table-cell>
              <table:table-cell office:value-type="float" office:value="4.12242611256879">
                <text:p>4.12242611256879</text:p>
              </table:table-cell>
              <table:table-cell office:value-type="float" office:value="4.35036925434179">
                <text:p>4.3503692543417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90.30908203125">
                <text:p>1490.30908203125</text:p>
              </table:table-cell>
              <table:table-cell office:value-type="float" office:value="4.4566058318254">
                <text:p>4.4566058318254</text:p>
              </table:table-cell>
              <table:table-cell office:value-type="float" office:value="4.29849489928689">
                <text:p>4.2984948992868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90.73315429688">
                <text:p>1490.73315429688</text:p>
              </table:table-cell>
              <table:table-cell office:value-type="float" office:value="4.36027993705703">
                <text:p>4.36027993705703</text:p>
              </table:table-cell>
              <table:table-cell office:value-type="float" office:value="4.27267008257453">
                <text:p>4.2726700825745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91.14819335938">
                <text:p>1491.14819335938</text:p>
              </table:table-cell>
              <table:table-cell office:value-type="float" office:value="4.1124025941184">
                <text:p>4.1124025941184</text:p>
              </table:table-cell>
              <table:table-cell office:value-type="float" office:value="4.24835523032732">
                <text:p>4.2483552303273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91.53979492188">
                <text:p>1491.53979492188</text:p>
              </table:table-cell>
              <table:table-cell office:value-type="float" office:value="4.1288162538684">
                <text:p>4.1288162538684</text:p>
              </table:table-cell>
              <table:table-cell office:value-type="float" office:value="4.20377571200545">
                <text:p>4.2037757120054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91.93334960938">
                <text:p>1491.93334960938</text:p>
              </table:table-cell>
              <table:table-cell office:value-type="float" office:value="3.98973764798072">
                <text:p>3.98973764798072</text:p>
              </table:table-cell>
              <table:table-cell office:value-type="float" office:value="4.16593174194696">
                <text:p>4.1659317419469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92.31384277344">
                <text:p>1492.31384277344</text:p>
              </table:table-cell>
              <table:table-cell office:value-type="float" office:value="3.38061051251361">
                <text:p>3.38061051251361</text:p>
              </table:table-cell>
              <table:table-cell office:value-type="float" office:value="4.14904263911166">
                <text:p>4.1490426391116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492.63623046875">
                <text:p>1492.63623046875</text:p>
              </table:table-cell>
              <table:table-cell office:value-type="float" office:value="2.80940683540418">
                <text:p>2.80940683540418</text:p>
              </table:table-cell>
              <table:table-cell office:value-type="float" office:value="4.13480561547333">
                <text:p>4.134805615473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92.90441894531">
                <text:p>1492.90441894531</text:p>
              </table:table-cell>
              <table:table-cell office:value-type="float" office:value="2.79039338616624">
                <text:p>2.79039338616624</text:p>
              </table:table-cell>
              <table:table-cell office:value-type="float" office:value="4.10623793230807">
                <text:p>4.1062379323080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93.17114257813">
                <text:p>1493.17114257813</text:p>
              </table:table-cell>
              <table:table-cell office:value-type="float" office:value="2.86280688526544">
                <text:p>2.86280688526544</text:p>
              </table:table-cell>
              <table:table-cell office:value-type="float" office:value="4.0770261923358">
                <text:p>4.077026192335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93.44506835938">
                <text:p>1493.44506835938</text:p>
              </table:table-cell>
              <table:table-cell office:value-type="float" office:value="2.53134517440131">
                <text:p>2.53134517440131</text:p>
              </table:table-cell>
              <table:table-cell office:value-type="float" office:value="4.06623015765726">
                <text:p>4.0662301576572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93.68737792969">
                <text:p>1493.68737792969</text:p>
              </table:table-cell>
              <table:table-cell office:value-type="float" office:value="2.05101584805255">
                <text:p>2.05101584805255</text:p>
              </table:table-cell>
              <table:table-cell office:value-type="float" office:value="4.05624892730745">
                <text:p>4.0562489273074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93.8837890625">
                <text:p>1493.8837890625</text:p>
              </table:table-cell>
              <table:table-cell office:value-type="float" office:value="1.89823657461943">
                <text:p>1.89823657461943</text:p>
              </table:table-cell>
              <table:table-cell office:value-type="float" office:value="4.03098426101817">
                <text:p>4.0309842610181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94.06567382813">
                <text:p>1494.06567382813</text:p>
              </table:table-cell>
              <table:table-cell office:value-type="float" office:value="1.74345294448864">
                <text:p>1.74345294448864</text:p>
              </table:table-cell>
              <table:table-cell office:value-type="float" office:value="4.01856431034969">
                <text:p>4.0185643103496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94.23266601563">
                <text:p>1494.23266601563</text:p>
              </table:table-cell>
              <table:table-cell office:value-type="float" office:value="1.29451788132737">
                <text:p>1.29451788132737</text:p>
              </table:table-cell>
              <table:table-cell office:value-type="float" office:value="4.01633429492333">
                <text:p>4.016334294923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94.35656738281">
                <text:p>1494.35656738281</text:p>
              </table:table-cell>
              <table:table-cell office:value-type="float" office:value="0.916907406618591">
                <text:p>0.916907406618591</text:p>
              </table:table-cell>
              <table:table-cell office:value-type="float" office:value="4.0035990362752">
                <text:p>4.003599036275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94.4443359375">
                <text:p>1494.4443359375</text:p>
              </table:table-cell>
              <table:table-cell office:value-type="float" office:value="1.12796272630604">
                <text:p>1.12796272630604</text:p>
              </table:table-cell>
              <table:table-cell office:value-type="float" office:value="3.99078952475092">
                <text:p>3.9907895247509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94.55236816406">
                <text:p>1494.55236816406</text:p>
              </table:table-cell>
              <table:table-cell office:value-type="float" office:value="1.42032408468322">
                <text:p>1.42032408468322</text:p>
              </table:table-cell>
              <table:table-cell office:value-type="float" office:value="3.98068095625447">
                <text:p>3.9806809562544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94.6884765625">
                <text:p>1494.6884765625</text:p>
              </table:table-cell>
              <table:table-cell office:value-type="float" office:value="1.19369561835043">
                <text:p>1.19369561835043</text:p>
              </table:table-cell>
              <table:table-cell office:value-type="float" office:value="3.9701508305758">
                <text:p>3.970150830575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94.80285644531">
                <text:p>1494.80285644531</text:p>
              </table:table-cell>
              <table:table-cell office:value-type="float" office:value="0.809249796753039">
                <text:p>0.809249796753039</text:p>
              </table:table-cell>
              <table:table-cell office:value-type="float" office:value="3.96143225248637">
                <text:p>3.9614322524863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94.88037109375">
                <text:p>1494.88037109375</text:p>
              </table:table-cell>
              <table:table-cell office:value-type="float" office:value="0.905024960155877">
                <text:p>0.905024960155877</text:p>
              </table:table-cell>
              <table:table-cell office:value-type="float" office:value="3.9504615610826">
                <text:p>3.950461561082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94.96704101563">
                <text:p>1494.96704101563</text:p>
              </table:table-cell>
              <table:table-cell office:value-type="float" office:value="1.08738273492119">
                <text:p>1.08738273492119</text:p>
              </table:table-cell>
              <table:table-cell office:value-type="float" office:value="3.94310363893795">
                <text:p>3.943103638937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95.07116699219">
                <text:p>1495.07116699219</text:p>
              </table:table-cell>
              <table:table-cell office:value-type="float" office:value="0.867254608479846">
                <text:p>0.867254608479846</text:p>
              </table:table-cell>
              <table:table-cell office:value-type="float" office:value="3.93785944699899">
                <text:p>3.9378594469989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95.15417480469">
                <text:p>1495.15417480469</text:p>
              </table:table-cell>
              <table:table-cell office:value-type="float" office:value="0.546997923653592">
                <text:p>0.546997923653592</text:p>
              </table:table-cell>
              <table:table-cell office:value-type="float" office:value="3.92844406290116">
                <text:p>3.9284440629011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95.20654296875">
                <text:p>1495.20654296875</text:p>
              </table:table-cell>
              <table:table-cell office:value-type="float" office:value="0.718377586962737">
                <text:p>0.718377586962737</text:p>
              </table:table-cell>
              <table:table-cell office:value-type="float" office:value="3.91670775644774">
                <text:p>3.9167077564477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95.275390625">
                <text:p>1495.275390625</text:p>
              </table:table-cell>
              <table:table-cell office:value-type="float" office:value="0.954331590540251">
                <text:p>0.954331590540251</text:p>
              </table:table-cell>
              <table:table-cell office:value-type="float" office:value="3.91260110249041">
                <text:p>3.9126011024904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95.36682128906">
                <text:p>1495.36682128906</text:p>
              </table:table-cell>
              <table:table-cell office:value-type="float" office:value="0.792671550286278">
                <text:p>0.792671550286278</text:p>
              </table:table-cell>
              <table:table-cell office:value-type="float" office:value="3.90811103417344">
                <text:p>3.908111034173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495.44274902344">
                <text:p>1495.44274902344</text:p>
              </table:table-cell>
              <table:table-cell office:value-type="float" office:value="0.536147068191202">
                <text:p>0.536147068191202</text:p>
              </table:table-cell>
              <table:table-cell office:value-type="float" office:value="3.89972007615645">
                <text:p>3.8997200761564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95.494140625">
                <text:p>1495.494140625</text:p>
              </table:table-cell>
              <table:table-cell office:value-type="float" office:value="0.674347435715178">
                <text:p>0.674347435715178</text:p>
              </table:table-cell>
              <table:table-cell office:value-type="float" office:value="3.88623884358859">
                <text:p>3.8862388435885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95.55883789063">
                <text:p>1495.55883789063</text:p>
              </table:table-cell>
              <table:table-cell office:value-type="float" office:value="0.878584954388055">
                <text:p>0.878584954388055</text:p>
              </table:table-cell>
              <table:table-cell office:value-type="float" office:value="3.87893918332038">
                <text:p>3.8789391833203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495.64318847656">
                <text:p>1495.64318847656</text:p>
              </table:table-cell>
              <table:table-cell office:value-type="float" office:value="0.727618991075375">
                <text:p>0.727618991075375</text:p>
              </table:table-cell>
              <table:table-cell office:value-type="float" office:value="3.8849767608026">
                <text:p>3.884976760802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495.71301269531">
                <text:p>1495.71301269531</text:p>
              </table:table-cell>
              <table:table-cell office:value-type="float" office:value="0.470932981384743">
                <text:p>0.470932981384743</text:p>
              </table:table-cell>
              <table:table-cell office:value-type="float" office:value="3.88800804930215">
                <text:p>3.888008049302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95.75817871094">
                <text:p>1495.75817871094</text:p>
              </table:table-cell>
              <table:table-cell office:value-type="float" office:value="0.662476480204798">
                <text:p>0.662476480204798</text:p>
              </table:table-cell>
              <table:table-cell office:value-type="float" office:value="3.87783186358709">
                <text:p>3.8778318635870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495.82177734375">
                <text:p>1495.82177734375</text:p>
              </table:table-cell>
              <table:table-cell office:value-type="float" office:value="0.921834627898403">
                <text:p>0.921834627898403</text:p>
              </table:table-cell>
              <table:table-cell office:value-type="float" office:value="3.87210277008916">
                <text:p>3.8721027700891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495.91040039063">
                <text:p>1495.91040039063</text:p>
              </table:table-cell>
              <table:table-cell office:value-type="float" office:value="0.809905044372058">
                <text:p>0.809905044372058</text:p>
              </table:table-cell>
              <table:table-cell office:value-type="float" office:value="3.88043624591329">
                <text:p>3.8804362459132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495.98828125">
                <text:p>1495.98828125</text:p>
              </table:table-cell>
              <table:table-cell office:value-type="float" office:value="0.527171299520352">
                <text:p>0.527171299520352</text:p>
              </table:table-cell>
              <table:table-cell office:value-type="float" office:value="3.88497092202491">
                <text:p>3.8849709220249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96.03894042969">
                <text:p>1496.03894042969</text:p>
              </table:table-cell>
              <table:table-cell office:value-type="float" office:value="0.647524876682484">
                <text:p>0.647524876682484</text:p>
              </table:table-cell>
              <table:table-cell office:value-type="float" office:value="3.88131839583014">
                <text:p>3.8813183958301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96.10119628906">
                <text:p>1496.10119628906</text:p>
              </table:table-cell>
              <table:table-cell office:value-type="float" office:value="0.808473977858598">
                <text:p>0.808473977858598</text:p>
              </table:table-cell>
              <table:table-cell office:value-type="float" office:value="3.87822964765227">
                <text:p>3.8782296476522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496.17895507813">
                <text:p>1496.17895507813</text:p>
              </table:table-cell>
              <table:table-cell office:value-type="float" office:value="0.542124825686286">
                <text:p>0.542124825686286</text:p>
              </table:table-cell>
              <table:table-cell office:value-type="float" office:value="3.87947401650135">
                <text:p>3.8794740165013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96.23107910156">
                <text:p>1496.23107910156</text:p>
              </table:table-cell>
              <table:table-cell office:value-type="float" office:value="0.126971114348802">
                <text:p>0.126971114348802</text:p>
              </table:table-cell>
              <table:table-cell office:value-type="float" office:value="3.87463627804403">
                <text:p>3.8746362780440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96.24328613281">
                <text:p>1496.24328613281</text:p>
              </table:table-cell>
              <table:table-cell office:value-type="float" office:value="0.138277301299618">
                <text:p>0.138277301299618</text:p>
              </table:table-cell>
              <table:table-cell office:value-type="float" office:value="3.86758180012185">
                <text:p>3.8675818001218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96.25659179688">
                <text:p>1496.25659179688</text:p>
              </table:table-cell>
              <table:table-cell office:value-type="float" office:value="0.223299506090725">
                <text:p>0.223299506090725</text:p>
              </table:table-cell>
              <table:table-cell office:value-type="float" office:value="3.86693297828427">
                <text:p>3.8669329782842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96.27807617188">
                <text:p>1496.27807617188</text:p>
              </table:table-cell>
              <table:table-cell office:value-type="float" office:value="-0.00761903729772678">
                <text:p>-0.00761903729772678</text:p>
              </table:table-cell>
              <table:table-cell office:value-type="float" office:value="3.86559898943181">
                <text:p>3.8655989894318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96.27734375">
                <text:p>1496.27734375</text:p>
              </table:table-cell>
              <table:table-cell office:value-type="float" office:value="-0.246605303011161">
                <text:p>-0.246605303011161</text:p>
              </table:table-cell>
              <table:table-cell office:value-type="float" office:value="3.86214414798295">
                <text:p>3.8621441479829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96.25366210938">
                <text:p>1496.25366210938</text:p>
              </table:table-cell>
              <table:table-cell office:value-type="float" office:value="0.0889800492951775">
                <text:p>0.0889800492951775</text:p>
              </table:table-cell>
              <table:table-cell office:value-type="float" office:value="3.85557944289565">
                <text:p>3.8555794428956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96.26220703125">
                <text:p>1496.26220703125</text:p>
              </table:table-cell>
              <table:table-cell office:value-type="float" office:value="0.49713896577559">
                <text:p>0.49713896577559</text:p>
              </table:table-cell>
              <table:table-cell office:value-type="float" office:value="3.84420728299597">
                <text:p>3.8442072829959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96.30993652344">
                <text:p>1496.30993652344</text:p>
              </table:table-cell>
              <table:table-cell office:value-type="float" office:value="0.409767880753708">
                <text:p>0.409767880753708</text:p>
              </table:table-cell>
              <table:table-cell office:value-type="float" office:value="3.83769294571136">
                <text:p>3.8376929457113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96.34924316406">
                <text:p>1496.34924316406</text:p>
              </table:table-cell>
              <table:table-cell office:value-type="float" office:value="0.0496485805195363">
                <text:p>0.0496485805195363</text:p>
              </table:table-cell>
              <table:table-cell office:value-type="float" office:value="3.83435167373528">
                <text:p>3.8343516737352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96.35400390625">
                <text:p>1496.35400390625</text:p>
              </table:table-cell>
              <table:table-cell office:value-type="float" office:value="0.0929484728881662">
                <text:p>0.0929484728881662</text:p>
              </table:table-cell>
              <table:table-cell office:value-type="float" office:value="3.83216509401605">
                <text:p>3.8321650940160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96.36291503906">
                <text:p>1496.36291503906</text:p>
              </table:table-cell>
              <table:table-cell office:value-type="float" office:value="0.259573432794533">
                <text:p>0.259573432794533</text:p>
              </table:table-cell>
              <table:table-cell office:value-type="float" office:value="3.83459144677717">
                <text:p>3.8345914467771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96.38781738281">
                <text:p>1496.38781738281</text:p>
              </table:table-cell>
              <table:table-cell office:value-type="float" office:value="0.0292828089443337">
                <text:p>0.0292828089443337</text:p>
              </table:table-cell>
              <table:table-cell office:value-type="float" office:value="3.8357314439132">
                <text:p>3.835731443913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96.390625">
                <text:p>1496.390625</text:p>
              </table:table-cell>
              <table:table-cell office:value-type="float" office:value="-0.350186355191736">
                <text:p>-0.350186355191736</text:p>
              </table:table-cell>
              <table:table-cell office:value-type="float" office:value="3.83225443880152">
                <text:p>3.8322544388015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96.35705566406">
                <text:p>1496.35705566406</text:p>
              </table:table-cell>
              <table:table-cell office:value-type="float" office:value="-0.241634327636084">
                <text:p>-0.241634327636084</text:p>
              </table:table-cell>
              <table:table-cell office:value-type="float" office:value="3.82723620597281">
                <text:p>3.8272362059728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96.33386230469">
                <text:p>1496.33386230469</text:p>
              </table:table-cell>
              <table:table-cell office:value-type="float" office:value="0.0610393430938247">
                <text:p>0.0610393430938247</text:p>
              </table:table-cell>
              <table:table-cell office:value-type="float" office:value="3.83393464872778">
                <text:p>3.8339346487277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96.33972167969">
                <text:p>1496.33972167969</text:p>
              </table:table-cell>
              <table:table-cell office:value-type="float" office:value="0.0216312322040239">
                <text:p>0.0216312322040239</text:p>
              </table:table-cell>
              <table:table-cell office:value-type="float" office:value="3.84221351897701">
                <text:p>3.8422135189770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96.341796875">
                <text:p>1496.341796875</text:p>
              </table:table-cell>
              <table:table-cell office:value-type="float" office:value="-0.236492114732217">
                <text:p>-0.236492114732217</text:p>
              </table:table-cell>
              <table:table-cell office:value-type="float" office:value="3.83463475827831">
                <text:p>3.8346347582783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96.31909179688">
                <text:p>1496.31909179688</text:p>
              </table:table-cell>
              <table:table-cell office:value-type="float" office:value="-0.08893821095541">
                <text:p>-0.08893821095541</text:p>
              </table:table-cell>
              <table:table-cell office:value-type="float" office:value="3.82753551788497">
                <text:p>3.8275355178849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96.310546875">
                <text:p>1496.310546875</text:p>
              </table:table-cell>
              <table:table-cell office:value-type="float" office:value="0.193152466408538">
                <text:p>0.193152466408538</text:p>
              </table:table-cell>
              <table:table-cell office:value-type="float" office:value="3.83622246644141">
                <text:p>3.8362224664414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96.3291015625">
                <text:p>1496.3291015625</text:p>
              </table:table-cell>
              <table:table-cell office:value-type="float" office:value="0.136007809037842">
                <text:p>0.136007809037842</text:p>
              </table:table-cell>
              <table:table-cell office:value-type="float" office:value="3.83904811417165">
                <text:p>3.8390481141716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96.34216308594">
                <text:p>1496.34216308594</text:p>
              </table:table-cell>
              <table:table-cell office:value-type="float" office:value="-0.120741530811482">
                <text:p>-0.120741530811482</text:p>
              </table:table-cell>
              <table:table-cell office:value-type="float" office:value="3.82976973257132">
                <text:p>3.8297697325713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96.33056640625">
                <text:p>1496.33056640625</text:p>
              </table:table-cell>
              <table:table-cell office:value-type="float" office:value="0.0711507055488628">
                <text:p>0.0711507055488628</text:p>
              </table:table-cell>
              <table:table-cell office:value-type="float" office:value="3.81875475039668">
                <text:p>3.8187547503966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96.33740234375">
                <text:p>1496.33740234375</text:p>
              </table:table-cell>
              <table:table-cell office:value-type="float" office:value="0.398851429842015">
                <text:p>0.398851429842015</text:p>
              </table:table-cell>
              <table:table-cell office:value-type="float" office:value="3.82152462492495">
                <text:p>3.8215246249249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96.37573242188">
                <text:p>1496.37573242188</text:p>
              </table:table-cell>
              <table:table-cell office:value-type="float" office:value="0.320154121934726">
                <text:p>0.320154121934726</text:p>
              </table:table-cell>
              <table:table-cell office:value-type="float" office:value="3.82825861365965">
                <text:p>3.8282586136596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96.40649414063">
                <text:p>1496.40649414063</text:p>
              </table:table-cell>
              <table:table-cell office:value-type="float" office:value="-0.0393758506603718">
                <text:p>-0.0393758506603718</text:p>
              </table:table-cell>
              <table:table-cell office:value-type="float" office:value="3.82539222594706">
                <text:p>3.8253922259470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96.40270996094">
                <text:p>1496.40270996094</text:p>
              </table:table-cell>
              <table:table-cell office:value-type="float" office:value="0.013961811876354">
                <text:p>0.013961811876354</text:p>
              </table:table-cell>
              <table:table-cell office:value-type="float" office:value="3.81960537110723">
                <text:p>3.8196053711072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96.40405273438">
                <text:p>1496.40405273438</text:p>
              </table:table-cell>
              <table:table-cell office:value-type="float" office:value="0.218263770681195">
                <text:p>0.218263770681195</text:p>
              </table:table-cell>
              <table:table-cell office:value-type="float" office:value="3.8211424566217">
                <text:p>3.821142456621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96.42504882813">
                <text:p>1496.42504882813</text:p>
              </table:table-cell>
              <table:table-cell office:value-type="float" office:value="0.106668695722711">
                <text:p>0.106668695722711</text:p>
              </table:table-cell>
              <table:table-cell office:value-type="float" office:value="3.8273159884062">
                <text:p>3.827315988406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96.43530273438">
                <text:p>1496.43530273438</text:p>
              </table:table-cell>
              <table:table-cell office:value-type="float" office:value="-0.171467873261696">
                <text:p>-0.171467873261696</text:p>
              </table:table-cell>
              <table:table-cell office:value-type="float" office:value="3.82314697947949">
                <text:p>3.8231469794794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96.41882324219">
                <text:p>1496.41882324219</text:p>
              </table:table-cell>
              <table:table-cell office:value-type="float" office:value="-0.00253984255408">
                <text:p>-0.00253984255408</text:p>
              </table:table-cell>
              <table:table-cell office:value-type="float" office:value="3.81582717189203">
                <text:p>3.8158271718920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96.41857910156">
                <text:p>1496.41857910156</text:p>
              </table:table-cell>
              <table:table-cell office:value-type="float" office:value="0.326334082553704">
                <text:p>0.326334082553704</text:p>
              </table:table-cell>
              <table:table-cell office:value-type="float" office:value="3.82025906413426">
                <text:p>3.8202590641342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96.44995117188">
                <text:p>1496.44995117188</text:p>
              </table:table-cell>
              <table:table-cell office:value-type="float" office:value="0.330306821797709">
                <text:p>0.330306821797709</text:p>
              </table:table-cell>
              <table:table-cell office:value-type="float" office:value="3.83246364215601">
                <text:p>3.8324636421560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96.48168945313">
                <text:p>1496.48168945313</text:p>
              </table:table-cell>
              <table:table-cell office:value-type="float" office:value="0.0863805731969487">
                <text:p>0.0863805731969487</text:p>
              </table:table-cell>
              <table:table-cell office:value-type="float" office:value="3.83134538893065">
                <text:p>3.8313453889306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96.48999023438">
                <text:p>1496.48999023438</text:p>
              </table:table-cell>
              <table:table-cell office:value-type="float" office:value="0.203097916923231">
                <text:p>0.203097916923231</text:p>
              </table:table-cell>
              <table:table-cell office:value-type="float" office:value="3.82298216708745">
                <text:p>3.8229821670874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96.50952148438">
                <text:p>1496.50952148438</text:p>
              </table:table-cell>
              <table:table-cell office:value-type="float" office:value="0.472167992488851">
                <text:p>0.472167992488851</text:p>
              </table:table-cell>
              <table:table-cell office:value-type="float" office:value="3.82441426279453">
                <text:p>3.8244142627945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96.55493164063">
                <text:p>1496.55493164063</text:p>
              </table:table-cell>
              <table:table-cell office:value-type="float" office:value="0.374606457799815">
                <text:p>0.374606457799815</text:p>
              </table:table-cell>
              <table:table-cell office:value-type="float" office:value="3.83175324109366">
                <text:p>3.8317532410936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96.59094238281">
                <text:p>1496.59094238281</text:p>
              </table:table-cell>
              <table:table-cell office:value-type="float" office:value="0.0241335487196071">
                <text:p>0.0241335487196071</text:p>
              </table:table-cell>
              <table:table-cell office:value-type="float" office:value="3.82183845495064">
                <text:p>3.8218384549506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96.59326171875">
                <text:p>1496.59326171875</text:p>
              </table:table-cell>
              <table:table-cell office:value-type="float" office:value="0.0774593085432057">
                <text:p>0.0774593085432057</text:p>
              </table:table-cell>
              <table:table-cell office:value-type="float" office:value="3.81598846952577">
                <text:p>3.8159884695257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96.60070800781">
                <text:p>1496.60070800781</text:p>
              </table:table-cell>
              <table:table-cell office:value-type="float" office:value="0.295869125746128">
                <text:p>0.295869125746128</text:p>
              </table:table-cell>
              <table:table-cell office:value-type="float" office:value="3.82863488033354">
                <text:p>3.8286348803335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96.62915039063">
                <text:p>1496.62915039063</text:p>
              </table:table-cell>
              <table:table-cell office:value-type="float" office:value="0.188053158643022">
                <text:p>0.188053158643022</text:p>
              </table:table-cell>
              <table:table-cell office:value-type="float" office:value="3.83422299625691">
                <text:p>3.8342229962569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96.64721679688">
                <text:p>1496.64721679688</text:p>
              </table:table-cell>
              <table:table-cell office:value-type="float" office:value="-0.110637240142984">
                <text:p>-0.110637240142984</text:p>
              </table:table-cell>
              <table:table-cell office:value-type="float" office:value="3.83083588292922">
                <text:p>3.8308358829292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96.63659667969">
                <text:p>1496.63659667969</text:p>
              </table:table-cell>
              <table:table-cell office:value-type="float" office:value="0.0139858596493914">
                <text:p>0.0139858596493914</text:p>
              </table:table-cell>
              <table:table-cell office:value-type="float" office:value="3.82660434349168">
                <text:p>3.8266043434916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96.63793945313">
                <text:p>1496.63793945313</text:p>
              </table:table-cell>
              <table:table-cell office:value-type="float" office:value="0.303959048207255">
                <text:p>0.303959048207255</text:p>
              </table:table-cell>
              <table:table-cell office:value-type="float" office:value="3.83097352973544">
                <text:p>3.8309735297354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96.66711425781">
                <text:p>1496.66711425781</text:p>
              </table:table-cell>
              <table:table-cell office:value-type="float" office:value="0.188349008050113">
                <text:p>0.188349008050113</text:p>
              </table:table-cell>
              <table:table-cell office:value-type="float" office:value="3.83886556372674">
                <text:p>3.8388655637267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96.68518066406">
                <text:p>1496.68518066406</text:p>
              </table:table-cell>
              <table:table-cell office:value-type="float" office:value="-0.216294034311276">
                <text:p>-0.216294034311276</text:p>
              </table:table-cell>
              <table:table-cell office:value-type="float" office:value="3.83648691469026">
                <text:p>3.8364869146902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96.66442871094">
                <text:p>1496.66442871094</text:p>
              </table:table-cell>
              <table:table-cell office:value-type="float" office:value="-0.174259012329397">
                <text:p>-0.174259012329397</text:p>
              </table:table-cell>
              <table:table-cell office:value-type="float" office:value="3.82265578498694">
                <text:p>3.8226557849869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96.64770507813">
                <text:p>1496.64770507813</text:p>
              </table:table-cell>
              <table:table-cell office:value-type="float" office:value="0.0661808616429809">
                <text:p>0.0661808616429809</text:p>
              </table:table-cell>
              <table:table-cell office:value-type="float" office:value="3.81796428697909">
                <text:p>3.8179642869790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96.65405273438">
                <text:p>1496.65405273438</text:p>
              </table:table-cell>
              <table:table-cell office:value-type="float" office:value="0.00254676501892669">
                <text:p>0.00254676501892669</text:p>
              </table:table-cell>
              <table:table-cell office:value-type="float" office:value="3.82505906071073">
                <text:p>3.8250590607107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96.654296875">
                <text:p>1496.654296875</text:p>
              </table:table-cell>
              <table:table-cell office:value-type="float" office:value="-0.30941533690859">
                <text:p>-0.30941533690859</text:p>
              </table:table-cell>
              <table:table-cell office:value-type="float" office:value="3.82203605167817">
                <text:p>3.8220360516781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96.62463378906">
                <text:p>1496.62463378906</text:p>
              </table:table-cell>
              <table:table-cell office:value-type="float" office:value="-0.216366766653023">
                <text:p>-0.216366766653023</text:p>
              </table:table-cell>
              <table:table-cell office:value-type="float" office:value="3.81749453634179">
                <text:p>3.8174945363417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96.60388183594">
                <text:p>1496.60388183594</text:p>
              </table:table-cell>
              <table:table-cell office:value-type="float" office:value="0.0750817310062644">
                <text:p>0.0750817310062644</text:p>
              </table:table-cell>
              <table:table-cell office:value-type="float" office:value="3.81724964292144">
                <text:p>3.8172496429214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96.61108398438">
                <text:p>1496.61108398438</text:p>
              </table:table-cell>
              <table:table-cell office:value-type="float" office:value="0.054761669218712">
                <text:p>0.054761669218712</text:p>
              </table:table-cell>
              <table:table-cell office:value-type="float" office:value="3.82120922602777">
                <text:p>3.8212092260277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96.61633300781">
                <text:p>1496.61633300781</text:p>
              </table:table-cell>
              <table:table-cell office:value-type="float" office:value="-0.215210722711597">
                <text:p>-0.215210722711597</text:p>
              </table:table-cell>
              <table:table-cell office:value-type="float" office:value="3.81836504674466">
                <text:p>3.8183650467446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96.595703125">
                <text:p>1496.595703125</text:p>
              </table:table-cell>
              <table:table-cell office:value-type="float" office:value="-0.0241595318628941">
                <text:p>-0.0241595318628941</text:p>
              </table:table-cell>
              <table:table-cell office:value-type="float" office:value="3.80719798461779">
                <text:p>3.8071979846177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96.59338378906">
                <text:p>1496.59338378906</text:p>
              </table:table-cell>
              <table:table-cell office:value-type="float" office:value="0.456728609065812">
                <text:p>0.456728609065812</text:p>
              </table:table-cell>
              <table:table-cell office:value-type="float" office:value="3.80986410379489">
                <text:p>3.8098641037948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496.63720703125">
                <text:p>1496.63720703125</text:p>
              </table:table-cell>
              <table:table-cell office:value-type="float" office:value="0.690555110069999">
                <text:p>0.690555110069999</text:p>
              </table:table-cell>
              <table:table-cell office:value-type="float" office:value="3.81797568368376">
                <text:p>3.8179756836837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96.70349121094">
                <text:p>1496.70349121094</text:p>
              </table:table-cell>
              <table:table-cell office:value-type="float" office:value="0.625547007546836">
                <text:p>0.625547007546836</text:p>
              </table:table-cell>
              <table:table-cell office:value-type="float" office:value="3.81654778662152">
                <text:p>3.8165477866215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96.763671875">
                <text:p>1496.763671875</text:p>
              </table:table-cell>
              <table:table-cell office:value-type="float" office:value="0.876023218571101">
                <text:p>0.876023218571101</text:p>
              </table:table-cell>
              <table:table-cell office:value-type="float" office:value="3.80870172361702">
                <text:p>3.8087017236170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96.84790039063">
                <text:p>1496.84790039063</text:p>
              </table:table-cell>
              <table:table-cell office:value-type="float" office:value="1.30452888384065">
                <text:p>1.30452888384065</text:p>
              </table:table-cell>
              <table:table-cell office:value-type="float" office:value="3.80788184425889">
                <text:p>3.8078818442588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96.97314453125">
                <text:p>1496.97314453125</text:p>
              </table:table-cell>
              <table:table-cell office:value-type="float" office:value="1.30385278530763">
                <text:p>1.30385278530763</text:p>
              </table:table-cell>
              <table:table-cell office:value-type="float" office:value="3.81181097956338">
                <text:p>3.8118109795633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97.09826660156">
                <text:p>1497.09826660156</text:p>
              </table:table-cell>
              <table:table-cell office:value-type="float" office:value="0.847380574438225">
                <text:p>0.847380574438225</text:p>
              </table:table-cell>
              <table:table-cell office:value-type="float" office:value="3.81043333399193">
                <text:p>3.8104333339919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497.17956542969">
                <text:p>1497.17956542969</text:p>
              </table:table-cell>
              <table:table-cell office:value-type="float" office:value="0.507213338623454">
                <text:p>0.507213338623454</text:p>
              </table:table-cell>
              <table:table-cell office:value-type="float" office:value="3.8064068733191">
                <text:p>3.806406873319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497.22827148438">
                <text:p>1497.22827148438</text:p>
              </table:table-cell>
              <table:table-cell office:value-type="float" office:value="0.189058053596207">
                <text:p>0.189058053596207</text:p>
              </table:table-cell>
              <table:table-cell office:value-type="float" office:value="3.8094754882127">
                <text:p>3.809475488212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497.24645996094">
                <text:p>1497.24645996094</text:p>
              </table:table-cell>
              <table:table-cell office:value-type="float" office:value="-0.309697856083612">
                <text:p>-0.309697856083612</text:p>
              </table:table-cell>
              <table:table-cell office:value-type="float" office:value="3.81446164628861">
                <text:p>3.8144616462886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97.21667480469">
                <text:p>1497.21667480469</text:p>
              </table:table-cell>
              <table:table-cell office:value-type="float" office:value="-0.927710789123871">
                <text:p>-0.927710789123871</text:p>
              </table:table-cell>
              <table:table-cell office:value-type="float" office:value="3.81180945704064">
                <text:p>3.8118094570406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497.12756347656">
                <text:p>1497.12756347656</text:p>
              </table:table-cell>
              <table:table-cell office:value-type="float" office:value="-1.00418461324057">
                <text:p>-1.00418461324057</text:p>
              </table:table-cell>
              <table:table-cell office:value-type="float" office:value="3.80783741323216">
                <text:p>3.807837413232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497.03112792969">
                <text:p>1497.03112792969</text:p>
              </table:table-cell>
              <table:table-cell office:value-type="float" office:value="-0.698142680301288">
                <text:p>-0.698142680301288</text:p>
              </table:table-cell>
              <table:table-cell office:value-type="float" office:value="3.8122346693084">
                <text:p>3.812234669308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496.96411132813">
                <text:p>1496.96411132813</text:p>
              </table:table-cell>
              <table:table-cell office:value-type="float" office:value="-0.624719204485384">
                <text:p>-0.624719204485384</text:p>
              </table:table-cell>
              <table:table-cell office:value-type="float" office:value="3.81958085632312">
                <text:p>3.8195808563231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496.90417480469">
                <text:p>1496.90417480469</text:p>
              </table:table-cell>
              <table:table-cell office:value-type="float" office:value="-0.798679613651049">
                <text:p>-0.798679613651049</text:p>
              </table:table-cell>
              <table:table-cell office:value-type="float" office:value="3.81893825758072">
                <text:p>3.8189382575807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96.82751464844">
                <text:p>1496.82751464844</text:p>
              </table:table-cell>
              <table:table-cell office:value-type="float" office:value="-0.564420600929212">
                <text:p>-0.564420600929212</text:p>
              </table:table-cell>
              <table:table-cell office:value-type="float" office:value="3.81150051494283">
                <text:p>3.8115005149428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96.77331542969">
                <text:p>1496.77331542969</text:p>
              </table:table-cell>
              <table:table-cell office:value-type="float" office:value="-0.0865756661863227">
                <text:p>-0.0865756661863227</text:p>
              </table:table-cell>
              <table:table-cell office:value-type="float" office:value="3.80363839072863">
                <text:p>3.803638390728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96.76501464844">
                <text:p>1496.76501464844</text:p>
              </table:table-cell>
              <table:table-cell office:value-type="float" office:value="0.0841932493724084">
                <text:p>0.0841932493724084</text:p>
              </table:table-cell>
              <table:table-cell office:value-type="float" office:value="3.80251126374588">
                <text:p>3.8025112637458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96.77307128906">
                <text:p>1496.77307128906</text:p>
              </table:table-cell>
              <table:table-cell office:value-type="float" office:value="-0.0867106354066634">
                <text:p>-0.0867106354066634</text:p>
              </table:table-cell>
              <table:table-cell office:value-type="float" office:value="3.80063428186327">
                <text:p>3.8006342818632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96.76477050781">
                <text:p>1496.76477050781</text:p>
              </table:table-cell>
              <table:table-cell office:value-type="float" office:value="0.0522178287171812">
                <text:p>0.0522178287171812</text:p>
              </table:table-cell>
              <table:table-cell office:value-type="float" office:value="3.7967217170825">
                <text:p>3.796721717082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96.76977539063">
                <text:p>1496.76977539063</text:p>
              </table:table-cell>
              <table:table-cell office:value-type="float" office:value="0.382023439701584">
                <text:p>0.382023439701584</text:p>
              </table:table-cell>
              <table:table-cell office:value-type="float" office:value="3.80320377671961">
                <text:p>3.8032037767196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96.80639648438">
                <text:p>1496.80639648438</text:p>
              </table:table-cell>
              <table:table-cell office:value-type="float" office:value="0.369556107759784">
                <text:p>0.369556107759784</text:p>
              </table:table-cell>
              <table:table-cell office:value-type="float" office:value="3.81176511490777">
                <text:p>3.8117651149077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96.841796875">
                <text:p>1496.841796875</text:p>
              </table:table-cell>
              <table:table-cell office:value-type="float" office:value="-0.0535556402462066">
                <text:p>-0.0535556402462066</text:p>
              </table:table-cell>
              <table:table-cell office:value-type="float" office:value="3.81153560586463">
                <text:p>3.8115356058646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96.83666992188">
                <text:p>1496.83666992188</text:p>
              </table:table-cell>
              <table:table-cell office:value-type="float" office:value="-0.233283901859375">
                <text:p>-0.233283901859375</text:p>
              </table:table-cell>
              <table:table-cell office:value-type="float" office:value="3.80629151797722">
                <text:p>3.8062915179772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96.81433105469">
                <text:p>1496.81433105469</text:p>
              </table:table-cell>
              <table:table-cell office:value-type="float" office:value="-0.137688576756233">
                <text:p>-0.137688576756233</text:p>
              </table:table-cell>
              <table:table-cell office:value-type="float" office:value="3.80838210354698">
                <text:p>3.8083821035469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96.80114746094">
                <text:p>1496.80114746094</text:p>
              </table:table-cell>
              <table:table-cell office:value-type="float" office:value="-0.17096492879558">
                <text:p>-0.17096492879558</text:p>
              </table:table-cell>
              <table:table-cell office:value-type="float" office:value="3.81706920130333">
                <text:p>3.8170692013033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96.78479003906">
                <text:p>1496.78479003906</text:p>
              </table:table-cell>
              <table:table-cell office:value-type="float" office:value="-0.430007024582243">
                <text:p>-0.430007024582243</text:p>
              </table:table-cell>
              <table:table-cell office:value-type="float" office:value="3.81804665276138">
                <text:p>3.8180466527613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96.74365234375">
                <text:p>1496.74365234375</text:p>
              </table:table-cell>
              <table:table-cell office:value-type="float" office:value="-0.253832799231031">
                <text:p>-0.253832799231031</text:p>
              </table:table-cell>
              <table:table-cell office:value-type="float" office:value="3.8152216931357">
                <text:p>3.815221693135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96.71936035156">
                <text:p>1496.71936035156</text:p>
              </table:table-cell>
              <table:table-cell office:value-type="float" office:value="0.189992795463888">
                <text:p>0.189992795463888</text:p>
              </table:table-cell>
              <table:table-cell office:value-type="float" office:value="3.81663784468379">
                <text:p>3.8166378446837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96.73754882813">
                <text:p>1496.73754882813</text:p>
              </table:table-cell>
              <table:table-cell office:value-type="float" office:value="0.249928632633258">
                <text:p>0.249928632633258</text:p>
              </table:table-cell>
              <table:table-cell office:value-type="float" office:value="3.8193295799786">
                <text:p>3.819329579978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96.76147460938">
                <text:p>1496.76147460938</text:p>
              </table:table-cell>
              <table:table-cell office:value-type="float" office:value="-0.142839664541641">
                <text:p>-0.142839664541641</text:p>
              </table:table-cell>
              <table:table-cell office:value-type="float" office:value="3.81827608058987">
                <text:p>3.8182760805898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96.74780273438">
                <text:p>1496.74780273438</text:p>
              </table:table-cell>
              <table:table-cell office:value-type="float" office:value="-0.257573752765852">
                <text:p>-0.257573752765852</text:p>
              </table:table-cell>
              <table:table-cell office:value-type="float" office:value="3.80939517807535">
                <text:p>3.8093951780753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96.72314453125">
                <text:p>1496.72314453125</text:p>
              </table:table-cell>
              <table:table-cell office:value-type="float" office:value="-0.119861241960731">
                <text:p>-0.119861241960731</text:p>
              </table:table-cell>
              <table:table-cell office:value-type="float" office:value="3.79893047387864">
                <text:p>3.7989304738786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96.71166992188">
                <text:p>1496.71166992188</text:p>
              </table:table-cell>
              <table:table-cell office:value-type="float" office:value="-0.186268735564535">
                <text:p>-0.186268735564535</text:p>
              </table:table-cell>
              <table:table-cell office:value-type="float" office:value="3.80051878779527">
                <text:p>3.8005187877952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496.69384765625">
                <text:p>1496.69384765625</text:p>
              </table:table-cell>
              <table:table-cell office:value-type="float" office:value="-0.498954010234725">
                <text:p>-0.498954010234725</text:p>
              </table:table-cell>
              <table:table-cell office:value-type="float" office:value="3.80457812089752">
                <text:p>3.8045781208975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96.64611816406">
                <text:p>1496.64611816406</text:p>
              </table:table-cell>
              <table:table-cell office:value-type="float" office:value="-0.417182788168222">
                <text:p>-0.417182788168222</text:p>
              </table:table-cell>
              <table:table-cell office:value-type="float" office:value="3.80539375375942">
                <text:p>3.8053937537594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96.60620117188">
                <text:p>1496.60620117188</text:p>
              </table:table-cell>
              <table:table-cell office:value-type="float" office:value="-0.00510303547563779">
                <text:p>-0.00510303547563779</text:p>
              </table:table-cell>
              <table:table-cell office:value-type="float" office:value="3.8090821064299">
                <text:p>3.809082106429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96.60571289063">
                <text:p>1496.60571289063</text:p>
              </table:table-cell>
              <table:table-cell office:value-type="float" office:value="0.151714575943699">
                <text:p>0.151714575943699</text:p>
              </table:table-cell>
              <table:table-cell office:value-type="float" office:value="3.81950423038867">
                <text:p>3.8195042303886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96.62023925781">
                <text:p>1496.62023925781</text:p>
              </table:table-cell>
              <table:table-cell office:value-type="float" office:value="0.00891750874763691">
                <text:p>0.00891750874763691</text:p>
              </table:table-cell>
              <table:table-cell office:value-type="float" office:value="3.83027659868434">
                <text:p>3.8302765986843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496.62109375">
                <text:p>1496.62109375</text:p>
              </table:table-cell>
              <table:table-cell office:value-type="float" office:value="0.115852813307731">
                <text:p>0.115852813307731</text:p>
              </table:table-cell>
              <table:table-cell office:value-type="float" office:value="3.82807394587715">
                <text:p>3.8280739458771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496.63220214844">
                <text:p>1496.63220214844</text:p>
              </table:table-cell>
              <table:table-cell office:value-type="float" office:value="0.319674466303088">
                <text:p>0.319674466303088</text:p>
              </table:table-cell>
              <table:table-cell office:value-type="float" office:value="3.82921357013998">
                <text:p>3.8292135701399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496.66284179688">
                <text:p>1496.66284179688</text:p>
              </table:table-cell>
              <table:table-cell office:value-type="float" office:value="0.188528726166978">
                <text:p>0.188528726166978</text:p>
              </table:table-cell>
              <table:table-cell office:value-type="float" office:value="3.83471849883591">
                <text:p>3.8347184988359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496.68090820313">
                <text:p>1496.68090820313</text:p>
              </table:table-cell>
              <table:table-cell office:value-type="float" office:value="-0.226646572375484">
                <text:p>-0.226646572375484</text:p>
              </table:table-cell>
              <table:table-cell office:value-type="float" office:value="3.83212239998444">
                <text:p>3.8321223999844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496.6591796875">
                <text:p>1496.6591796875</text:p>
              </table:table-cell>
              <table:table-cell office:value-type="float" office:value="-0.217695796767416">
                <text:p>-0.217695796767416</text:p>
              </table:table-cell>
              <table:table-cell office:value-type="float" office:value="3.82432333189211">
                <text:p>3.8243233318921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96.63830566406">
                <text:p>1496.63830566406</text:p>
              </table:table-cell>
              <table:table-cell office:value-type="float" office:value="0.208745361959856">
                <text:p>0.208745361959856</text:p>
              </table:table-cell>
              <table:table-cell office:value-type="float" office:value="3.82034207285548">
                <text:p>3.8203420728554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496.65832519531">
                <text:p>1496.65832519531</text:p>
              </table:table-cell>
              <table:table-cell office:value-type="float" office:value="0.429009536904583">
                <text:p>0.429009536904583</text:p>
              </table:table-cell>
              <table:table-cell office:value-type="float" office:value="3.82373311915839">
                <text:p>3.8237331191583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496.69946289063">
                <text:p>1496.69946289063</text:p>
              </table:table-cell>
              <table:table-cell office:value-type="float" office:value="0.22804462024562">
                <text:p>0.22804462024562</text:p>
              </table:table-cell>
              <table:table-cell office:value-type="float" office:value="3.82471425477504">
                <text:p>3.8247142547750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496.72131347656">
                <text:p>1496.72131347656</text:p>
              </table:table-cell>
              <table:table-cell office:value-type="float" office:value="0.236969854823697">
                <text:p>0.236969854823697</text:p>
              </table:table-cell>
              <table:table-cell office:value-type="float" office:value="3.81705243774321">
                <text:p>3.8170524377432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496.74401855469">
                <text:p>1496.74401855469</text:p>
              </table:table-cell>
              <table:table-cell office:value-type="float" office:value="0.476186180907868">
                <text:p>0.476186180907868</text:p>
              </table:table-cell>
              <table:table-cell office:value-type="float" office:value="3.8134317844984">
                <text:p>3.813431784498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496.78967285156">
                <text:p>1496.78967285156</text:p>
              </table:table-cell>
              <table:table-cell office:value-type="float" office:value="0.508182422553701">
                <text:p>0.508182422553701</text:p>
              </table:table-cell>
              <table:table-cell office:value-type="float" office:value="3.82386562746399">
                <text:p>3.8238656274639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496.83837890625">
                <text:p>1496.83837890625</text:p>
              </table:table-cell>
              <table:table-cell office:value-type="float" office:value="0.22808235029735">
                <text:p>0.22808235029735</text:p>
              </table:table-cell>
              <table:table-cell office:value-type="float" office:value="3.82698763944452">
                <text:p>3.8269876394445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496.86022949219">
                <text:p>1496.86022949219</text:p>
              </table:table-cell>
              <table:table-cell office:value-type="float" office:value="0.258499259854239">
                <text:p>0.258499259854239</text:p>
              </table:table-cell>
              <table:table-cell office:value-type="float" office:value="3.8196667482001">
                <text:p>3.819666748200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496.88500976563">
                <text:p>1496.88500976563</text:p>
              </table:table-cell>
              <table:table-cell office:value-type="float" office:value="0.486536035718457">
                <text:p>0.486536035718457</text:p>
              </table:table-cell>
              <table:table-cell office:value-type="float" office:value="3.81686044067474">
                <text:p>3.8168604406747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96.931640625">
                <text:p>1496.931640625</text:p>
              </table:table-cell>
              <table:table-cell office:value-type="float" office:value="0.376107432709516">
                <text:p>0.376107432709516</text:p>
              </table:table-cell>
              <table:table-cell office:value-type="float" office:value="3.82481043938597">
                <text:p>3.8248104393859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496.96765136719">
                <text:p>1496.96765136719</text:p>
              </table:table-cell>
              <table:table-cell office:value-type="float" office:value="-0.220592197723755">
                <text:p>-0.220592197723755</text:p>
              </table:table-cell>
              <table:table-cell office:value-type="float" office:value="3.82898851637163">
                <text:p>3.8289885163716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496.94653320313">
                <text:p>1496.94653320313</text:p>
              </table:table-cell>
              <table:table-cell office:value-type="float" office:value="-0.562159717038677">
                <text:p>-0.562159717038677</text:p>
              </table:table-cell>
              <table:table-cell office:value-type="float" office:value="3.82014019748622">
                <text:p>3.8201401974862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496.89270019531">
                <text:p>1496.89270019531</text:p>
              </table:table-cell>
              <table:table-cell office:value-type="float" office:value="-0.409013672762216">
                <text:p>-0.409013672762216</text:p>
              </table:table-cell>
              <table:table-cell office:value-type="float" office:value="3.8180388363996">
                <text:p>3.818038836399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496.853515625">
                <text:p>1496.853515625</text:p>
              </table:table-cell>
              <table:table-cell office:value-type="float" office:value="-0.285421356523109">
                <text:p>-0.285421356523109</text:p>
              </table:table-cell>
              <table:table-cell office:value-type="float" office:value="3.823458251314">
                <text:p>3.82345825131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496.826171875">
                <text:p>1496.826171875</text:p>
              </table:table-cell>
              <table:table-cell office:value-type="float" office:value="-0.419400234543861">
                <text:p>-0.419400234543861</text:p>
              </table:table-cell>
              <table:table-cell office:value-type="float" office:value="3.82444190463299">
                <text:p>3.8244419046329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496.78601074219">
                <text:p>1496.78601074219</text:p>
              </table:table-cell>
              <table:table-cell office:value-type="float" office:value="-0.187358228780726">
                <text:p>-0.187358228780726</text:p>
              </table:table-cell>
              <table:table-cell office:value-type="float" office:value="3.81628851474074">
                <text:p>3.8162885147407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496.76806640625">
                <text:p>1496.76806640625</text:p>
              </table:table-cell>
              <table:table-cell office:value-type="float" office:value="0.29538736476778">
                <text:p>0.29538736476778</text:p>
              </table:table-cell>
              <table:table-cell office:value-type="float" office:value="3.81457870536948">
                <text:p>3.8145787053694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496.79638671875">
                <text:p>1496.79638671875</text:p>
              </table:table-cell>
              <table:table-cell office:value-type="float" office:value="0.449373476695124">
                <text:p>0.449373476695124</text:p>
              </table:table-cell>
              <table:table-cell office:value-type="float" office:value="3.82200494584311">
                <text:p>3.8220049458431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496.83947753906">
                <text:p>1496.83947753906</text:p>
              </table:table-cell>
              <table:table-cell office:value-type="float" office:value="0.160392052618789">
                <text:p>0.160392052618789</text:p>
              </table:table-cell>
              <table:table-cell office:value-type="float" office:value="3.81999041893177">
                <text:p>3.8199904189317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496.85485839844">
                <text:p>1496.85485839844</text:p>
              </table:table-cell>
              <table:table-cell office:value-type="float" office:value="0.0649147828813547">
                <text:p>0.0649147828813547</text:p>
              </table:table-cell>
              <table:table-cell office:value-type="float" office:value="3.80902481927656">
                <text:p>3.8090248192765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496.86108398438">
                <text:p>1496.86108398438</text:p>
              </table:table-cell>
              <table:table-cell office:value-type="float" office:value="0.249457866465424">
                <text:p>0.249457866465424</text:p>
              </table:table-cell>
              <table:table-cell office:value-type="float" office:value="3.80536299534113">
                <text:p>3.8053629953411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496.88500976563">
                <text:p>1496.88500976563</text:p>
              </table:table-cell>
              <table:table-cell office:value-type="float" office:value="0.207607621959642">
                <text:p>0.207607621959642</text:p>
              </table:table-cell>
              <table:table-cell office:value-type="float" office:value="3.81508226318803">
                <text:p>3.8150822631880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496.90490722656">
                <text:p>1496.90490722656</text:p>
              </table:table-cell>
              <table:table-cell office:value-type="float" office:value="-0.17585926094704">
                <text:p>-0.17585926094704</text:p>
              </table:table-cell>
              <table:table-cell office:value-type="float" office:value="3.81933234689451">
                <text:p>3.8193323468945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496.88806152344">
                <text:p>1496.88806152344</text:p>
              </table:table-cell>
              <table:table-cell office:value-type="float" office:value="-0.229316228025752">
                <text:p>-0.229316228025752</text:p>
              </table:table-cell>
              <table:table-cell office:value-type="float" office:value="3.810994170259">
                <text:p>3.81099417025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496.86608886719">
                <text:p>1496.86608886719</text:p>
              </table:table-cell>
              <table:table-cell office:value-type="float" office:value="0.0853478035477409">
                <text:p>0.0853478035477409</text:p>
              </table:table-cell>
              <table:table-cell office:value-type="float" office:value="3.8047955275949">
                <text:p>3.804795527594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496.87426757813">
                <text:p>1496.87426757813</text:p>
              </table:table-cell>
              <table:table-cell office:value-type="float" office:value="0.141432626084431">
                <text:p>0.141432626084431</text:p>
              </table:table-cell>
              <table:table-cell office:value-type="float" office:value="3.81620704876286">
                <text:p>3.8162070487628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496.88781738281">
                <text:p>1496.88781738281</text:p>
              </table:table-cell>
              <table:table-cell office:value-type="float" office:value="-0.231922319137458">
                <text:p>-0.231922319137458</text:p>
              </table:table-cell>
              <table:table-cell office:value-type="float" office:value="3.82516284770751">
                <text:p>3.8251628477075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496.86560058594">
                <text:p>1496.86560058594</text:p>
              </table:table-cell>
              <table:table-cell office:value-type="float" office:value="-0.345431622402719">
                <text:p>-0.345431622402719</text:p>
              </table:table-cell>
              <table:table-cell office:value-type="float" office:value="3.81576648201011">
                <text:p>3.8157664820101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496.83251953125">
                <text:p>1496.83251953125</text:p>
              </table:table-cell>
              <table:table-cell office:value-type="float" office:value="-0.115967577081789">
                <text:p>-0.115967577081789</text:p>
              </table:table-cell>
              <table:table-cell office:value-type="float" office:value="3.81219312633813">
                <text:p>3.8121931263381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496.82141113281">
                <text:p>1496.82141113281</text:p>
              </table:table-cell>
              <table:table-cell office:value-type="float" office:value="-0.0114751360236976">
                <text:p>-0.0114751360236976</text:p>
              </table:table-cell>
              <table:table-cell office:value-type="float" office:value="3.82499640556019">
                <text:p>3.8249964055601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496.8203125">
                <text:p>1496.8203125</text:p>
              </table:table-cell>
              <table:table-cell office:value-type="float" office:value="-0.193939635768901">
                <text:p>-0.193939635768901</text:p>
              </table:table-cell>
              <table:table-cell office:value-type="float" office:value="3.82577634326617">
                <text:p>3.8257763432661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496.8017578125">
                <text:p>1496.8017578125</text:p>
              </table:table-cell>
              <table:table-cell office:value-type="float" office:value="-0.067632542915949">
                <text:p>-0.067632542915949</text:p>
              </table:table-cell>
              <table:table-cell office:value-type="float" office:value="3.81669585653971">
                <text:p>3.8166958565397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496.79528808594">
                <text:p>1496.79528808594</text:p>
              </table:table-cell>
              <table:table-cell office:value-type="float" office:value="0.302120222573227">
                <text:p>0.302120222573227</text:p>
              </table:table-cell>
              <table:table-cell office:value-type="float" office:value="3.8200925529436">
                <text:p>3.820092552943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96.82421875">
                <text:p>1496.82421875</text:p>
              </table:table-cell>
              <table:table-cell office:value-type="float" office:value="0.262805105874497">
                <text:p>0.262805105874497</text:p>
              </table:table-cell>
              <table:table-cell office:value-type="float" office:value="3.82967519614861">
                <text:p>3.8296751961486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96.84936523438">
                <text:p>1496.84936523438</text:p>
              </table:table-cell>
              <table:table-cell office:value-type="float" office:value="-0.230088862690579">
                <text:p>-0.230088862690579</text:p>
              </table:table-cell>
              <table:table-cell office:value-type="float" office:value="3.82984032954807">
                <text:p>3.8298403295480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96.82739257813">
                <text:p>1496.82739257813</text:p>
              </table:table-cell>
              <table:table-cell office:value-type="float" office:value="-0.449667941551184">
                <text:p>-0.449667941551184</text:p>
              </table:table-cell>
              <table:table-cell office:value-type="float" office:value="3.82360683758569">
                <text:p>3.8236068375856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496.78442382813">
                <text:p>1496.78442382813</text:p>
              </table:table-cell>
              <table:table-cell office:value-type="float" office:value="-0.311487492364649">
                <text:p>-0.311487492364649</text:p>
              </table:table-cell>
              <table:table-cell office:value-type="float" office:value="3.82275291626342">
                <text:p>3.8227529162634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496.75463867188">
                <text:p>1496.75463867188</text:p>
              </table:table-cell>
              <table:table-cell office:value-type="float" office:value="-0.295080247247554">
                <text:p>-0.295080247247554</text:p>
              </table:table-cell>
              <table:table-cell office:value-type="float" office:value="3.83021978919027">
                <text:p>3.8302197891902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496.72644042969">
                <text:p>1496.72644042969</text:p>
              </table:table-cell>
              <table:table-cell office:value-type="float" office:value="-0.603531543842327">
                <text:p>-0.603531543842327</text:p>
              </table:table-cell>
              <table:table-cell office:value-type="float" office:value="3.83699826451409">
                <text:p>3.8369982645140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96.66882324219">
                <text:p>1496.66882324219</text:p>
              </table:table-cell>
              <table:table-cell office:value-type="float" office:value="-0.635505960921453">
                <text:p>-0.635505960921453</text:p>
              </table:table-cell>
              <table:table-cell office:value-type="float" office:value="3.82821206326586">
                <text:p>3.8282120632658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496.60815429688">
                <text:p>1496.60815429688</text:p>
              </table:table-cell>
              <table:table-cell office:value-type="float" office:value="-0.291582511374732">
                <text:p>-0.291582511374732</text:p>
              </table:table-cell>
              <table:table-cell office:value-type="float" office:value="3.82283885102299">
                <text:p>3.8228388510229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96.58032226563">
                <text:p>1496.58032226563</text:p>
              </table:table-cell>
              <table:table-cell office:value-type="float" office:value="-0.0806003789952485">
                <text:p>-0.0806003789952485</text:p>
              </table:table-cell>
              <table:table-cell office:value-type="float" office:value="3.8280904095773">
                <text:p>3.828090409577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96.57263183594">
                <text:p>1496.57263183594</text:p>
              </table:table-cell>
              <table:table-cell office:value-type="float" office:value="-0.129237289912459">
                <text:p>-0.129237289912459</text:p>
              </table:table-cell>
              <table:table-cell office:value-type="float" office:value="3.82647319988617">
                <text:p>3.8264731998861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96.56030273438">
                <text:p>1496.56030273438</text:p>
              </table:table-cell>
              <table:table-cell office:value-type="float" office:value="0.0524637785925654">
                <text:p>0.0524637785925654</text:p>
              </table:table-cell>
              <table:table-cell office:value-type="float" office:value="3.81980833846168">
                <text:p>3.8198083384616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96.56530761719">
                <text:p>1496.56530761719</text:p>
              </table:table-cell>
              <table:table-cell office:value-type="float" office:value="0.484899962898793">
                <text:p>0.484899962898793</text:p>
              </table:table-cell>
              <table:table-cell office:value-type="float" office:value="3.82015508043439">
                <text:p>3.8201550804343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96.61157226563">
                <text:p>1496.61157226563</text:p>
              </table:table-cell>
              <table:table-cell office:value-type="float" office:value="0.646169105767547">
                <text:p>0.646169105767547</text:p>
              </table:table-cell>
              <table:table-cell office:value-type="float" office:value="3.82812457783081">
                <text:p>3.8281245778308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96.67321777344">
                <text:p>1496.67321777344</text:p>
              </table:table-cell>
              <table:table-cell office:value-type="float" office:value="0.366004404887834">
                <text:p>0.366004404887834</text:p>
              </table:table-cell>
              <table:table-cell office:value-type="float" office:value="3.8331432267868">
                <text:p>3.833143226786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96.70812988281">
                <text:p>1496.70812988281</text:p>
              </table:table-cell>
              <table:table-cell office:value-type="float" office:value="0.285120647084859">
                <text:p>0.285120647084859</text:p>
              </table:table-cell>
              <table:table-cell office:value-type="float" office:value="3.82223158839562">
                <text:p>3.8222315883956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96.7353515625">
                <text:p>1496.7353515625</text:p>
              </table:table-cell>
              <table:table-cell office:value-type="float" office:value="0.522508000421201">
                <text:p>0.522508000421201</text:p>
              </table:table-cell>
              <table:table-cell office:value-type="float" office:value="3.81324617444586">
                <text:p>3.8132461744458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496.78527832031">
                <text:p>1496.78527832031</text:p>
              </table:table-cell>
              <table:table-cell office:value-type="float" office:value="0.62337114665886">
                <text:p>0.62337114665886</text:p>
              </table:table-cell>
              <table:table-cell office:value-type="float" office:value="3.82614161839865">
                <text:p>3.8261416183986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96.84484863281">
                <text:p>1496.84484863281</text:p>
              </table:table-cell>
              <table:table-cell office:value-type="float" office:value="0.359028653005085">
                <text:p>0.359028653005085</text:p>
              </table:table-cell>
              <table:table-cell office:value-type="float" office:value="3.83063699835605">
                <text:p>3.8306369983560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96.87915039063">
                <text:p>1496.87915039063</text:p>
              </table:table-cell>
              <table:table-cell office:value-type="float" office:value="0.201705581756874">
                <text:p>0.201705581756874</text:p>
              </table:table-cell>
              <table:table-cell office:value-type="float" office:value="3.82004246260968">
                <text:p>3.8200424626096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496.8984375">
                <text:p>1496.8984375</text:p>
              </table:table-cell>
              <table:table-cell office:value-type="float" office:value="0.293565345757777">
                <text:p>0.293565345757777</text:p>
              </table:table-cell>
              <table:table-cell office:value-type="float" office:value="3.82243140896826">
                <text:p>3.8224314089682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96.92651367188">
                <text:p>1496.92651367188</text:p>
              </table:table-cell>
              <table:table-cell office:value-type="float" office:value="0.177421139478973">
                <text:p>0.177421139478973</text:p>
              </table:table-cell>
              <table:table-cell office:value-type="float" office:value="3.82701771112841">
                <text:p>3.8270177111284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496.94348144531">
                <text:p>1496.94348144531</text:p>
              </table:table-cell>
              <table:table-cell office:value-type="float" office:value="-0.266837050412558">
                <text:p>-0.266837050412558</text:p>
              </table:table-cell>
              <table:table-cell office:value-type="float" office:value="3.82634579252902">
                <text:p>3.8263457925290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496.91796875">
                <text:p>1496.91796875</text:p>
              </table:table-cell>
              <table:table-cell office:value-type="float" office:value="-0.430863425872776">
                <text:p>-0.430863425872776</text:p>
              </table:table-cell>
              <table:table-cell office:value-type="float" office:value="3.8185023562634">
                <text:p>3.818502356263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496.87683105469">
                <text:p>1496.87683105469</text:p>
              </table:table-cell>
              <table:table-cell office:value-type="float" office:value="-0.129069234587932">
                <text:p>-0.129069234587932</text:p>
              </table:table-cell>
              <table:table-cell office:value-type="float" office:value="3.80750293690802">
                <text:p>3.8075029369080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96.86450195313">
                <text:p>1496.86450195313</text:p>
              </table:table-cell>
              <table:table-cell office:value-type="float" office:value="0.0434014123697166">
                <text:p>0.0434014123697166</text:p>
              </table:table-cell>
              <table:table-cell office:value-type="float" office:value="3.81816380622928">
                <text:p>3.8181638062292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96.86865234375">
                <text:p>1496.86865234375</text:p>
              </table:table-cell>
              <table:table-cell office:value-type="float" office:value="-0.209412246939189">
                <text:p>-0.209412246939189</text:p>
              </table:table-cell>
              <table:table-cell office:value-type="float" office:value="3.82902446745888">
                <text:p>3.8290244674588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496.8486328125">
                <text:p>1496.8486328125</text:p>
              </table:table-cell>
              <table:table-cell office:value-type="float" office:value="-0.289676114370943">
                <text:p>-0.289676114370943</text:p>
              </table:table-cell>
              <table:table-cell office:value-type="float" office:value="3.83066262140882">
                <text:p>3.8306626214088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96.82092285156">
                <text:p>1496.82092285156</text:p>
              </table:table-cell>
              <table:table-cell office:value-type="float" office:value="-0.00127564884891829">
                <text:p>-0.00127564884891829</text:p>
              </table:table-cell>
              <table:table-cell office:value-type="float" office:value="3.83022950526203">
                <text:p>3.8302295052620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496.82080078125">
                <text:p>1496.82080078125</text:p>
              </table:table-cell>
              <table:table-cell office:value-type="float" office:value="0.112294534784096">
                <text:p>0.112294534784096</text:p>
              </table:table-cell>
              <table:table-cell office:value-type="float" office:value="3.83857709900793">
                <text:p>3.8385770990079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496.83154296875">
                <text:p>1496.83154296875</text:p>
              </table:table-cell>
              <table:table-cell office:value-type="float" office:value="-0.163366803895593">
                <text:p>-0.163366803895593</text:p>
              </table:table-cell>
              <table:table-cell office:value-type="float" office:value="3.84900953581217">
                <text:p>3.8490095358121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96.81591796875">
                <text:p>1496.81591796875</text:p>
              </table:table-cell>
              <table:table-cell office:value-type="float" office:value="-0.247735508063579">
                <text:p>-0.247735508063579</text:p>
              </table:table-cell>
              <table:table-cell office:value-type="float" office:value="3.84021280479316">
                <text:p>3.8402128047931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96.79223632813">
                <text:p>1496.79223632813</text:p>
              </table:table-cell>
              <table:table-cell office:value-type="float" office:value="0.0753507744397691">
                <text:p>0.0753507744397691</text:p>
              </table:table-cell>
              <table:table-cell office:value-type="float" office:value="3.83358809254122">
                <text:p>3.8335880925412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96.79943847656">
                <text:p>1496.79943847656</text:p>
              </table:table-cell>
              <table:table-cell office:value-type="float" office:value="0.236452610239666">
                <text:p>0.236452610239666</text:p>
              </table:table-cell>
              <table:table-cell office:value-type="float" office:value="3.84510819772861">
                <text:p>3.8451081977286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496.82202148438">
                <text:p>1496.82202148438</text:p>
              </table:table-cell>
              <table:table-cell office:value-type="float" office:value="-0.0652481273194001">
                <text:p>-0.0652481273194001</text:p>
              </table:table-cell>
              <table:table-cell office:value-type="float" office:value="3.84671233782128">
                <text:p>3.8467123378212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496.81579589844">
                <text:p>1496.81579589844</text:p>
              </table:table-cell>
              <table:table-cell office:value-type="float" office:value="-0.257167539692639">
                <text:p>-0.257167539692639</text:p>
              </table:table-cell>
              <table:table-cell office:value-type="float" office:value="3.83582843251655">
                <text:p>3.8358284325165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96.79125976563">
                <text:p>1496.79125976563</text:p>
              </table:table-cell>
              <table:table-cell office:value-type="float" office:value="-0.0652064106530876">
                <text:p>-0.0652064106530876</text:p>
              </table:table-cell>
              <table:table-cell office:value-type="float" office:value="3.83627151968074">
                <text:p>3.8362715196807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496.78503417969">
                <text:p>1496.78503417969</text:p>
              </table:table-cell>
              <table:table-cell office:value-type="float" office:value="0.0562723647849829">
                <text:p>0.0562723647849829</text:p>
              </table:table-cell>
              <table:table-cell office:value-type="float" office:value="3.84584510373638">
                <text:p>3.8458451037363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496.79040527344">
                <text:p>1496.79040527344</text:p>
              </table:table-cell>
              <table:table-cell office:value-type="float" office:value="-0.143424174314221">
                <text:p>-0.143424174314221</text:p>
              </table:table-cell>
              <table:table-cell office:value-type="float" office:value="3.84873714898552">
                <text:p>3.8487371489855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96.77673339844">
                <text:p>1496.77673339844</text:p>
              </table:table-cell>
              <table:table-cell office:value-type="float" office:value="-0.129336148009874">
                <text:p>-0.129336148009874</text:p>
              </table:table-cell>
              <table:table-cell office:value-type="float" office:value="3.84047824284751">
                <text:p>3.8404782428475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96.76440429688">
                <text:p>1496.76440429688</text:p>
              </table:table-cell>
              <table:table-cell office:value-type="float" office:value="0.244384213447476">
                <text:p>0.244384213447476</text:p>
              </table:table-cell>
              <table:table-cell office:value-type="float" office:value="3.8373230578865">
                <text:p>3.837323057886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496.78771972656">
                <text:p>1496.78771972656</text:p>
              </table:table-cell>
              <table:table-cell office:value-type="float" office:value="0.416307226606912">
                <text:p>0.416307226606912</text:p>
              </table:table-cell>
              <table:table-cell office:value-type="float" office:value="3.84224107660414">
                <text:p>3.8422410766041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496.82739257813">
                <text:p>1496.82739257813</text:p>
              </table:table-cell>
              <table:table-cell office:value-type="float" office:value="0.106315663148039">
                <text:p>0.106315663148039</text:p>
              </table:table-cell>
              <table:table-cell office:value-type="float" office:value="3.84578545278934">
                <text:p>3.8457854527893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496.83752441406">
                <text:p>1496.83752441406</text:p>
              </table:table-cell>
              <table:table-cell office:value-type="float" office:value="-0.0844500694399353">
                <text:p>-0.0844500694399353</text:p>
              </table:table-cell>
              <table:table-cell office:value-type="float" office:value="3.83609390816917">
                <text:p>3.8360939081691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96.82946777344">
                <text:p>1496.82946777344</text:p>
              </table:table-cell>
              <table:table-cell office:value-type="float" office:value="0.12669198077625">
                <text:p>0.12669198077625</text:p>
              </table:table-cell>
              <table:table-cell office:value-type="float" office:value="3.82630712635339">
                <text:p>3.8263071263533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496.84155273438">
                <text:p>1496.84155273438</text:p>
              </table:table-cell>
              <table:table-cell office:value-type="float" office:value="0.231671653134693">
                <text:p>0.231671653134693</text:p>
              </table:table-cell>
              <table:table-cell office:value-type="float" office:value="3.8351504840892">
                <text:p>3.835150484089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496.86364746094">
                <text:p>1496.86364746094</text:p>
              </table:table-cell>
              <table:table-cell office:value-type="float" office:value="-0.0371168974941136">
                <text:p>-0.0371168974941136</text:p>
              </table:table-cell>
              <table:table-cell office:value-type="float" office:value="3.84332470285356">
                <text:p>3.8433247028535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496.86010742188">
                <text:p>1496.86010742188</text:p>
              </table:table-cell>
              <table:table-cell office:value-type="float" office:value="-0.163838271573078">
                <text:p>-0.163838271573078</text:p>
              </table:table-cell>
              <table:table-cell office:value-type="float" office:value="3.83065139683775">
                <text:p>3.8306513968377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496.84448242188">
                <text:p>1496.84448242188</text:p>
              </table:table-cell>
              <table:table-cell office:value-type="float" office:value="0.0729515645435165">
                <text:p>0.0729515645435165</text:p>
              </table:table-cell>
              <table:table-cell office:value-type="float" office:value="3.82381353875013">
                <text:p>3.8238135387501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496.85144042969">
                <text:p>1496.85144042969</text:p>
              </table:table-cell>
              <table:table-cell office:value-type="float" office:value="0.175282521790653">
                <text:p>0.175282521790653</text:p>
              </table:table-cell>
              <table:table-cell office:value-type="float" office:value="3.8375352653143">
                <text:p>3.837535265314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496.8681640625">
                <text:p>1496.8681640625</text:p>
              </table:table-cell>
              <table:table-cell office:value-type="float" office:value="-0.144614653520469">
                <text:p>-0.144614653520469</text:p>
              </table:table-cell>
              <table:table-cell office:value-type="float" office:value="3.84448402861305">
                <text:p>3.8444840286130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496.85437011719">
                <text:p>1496.85437011719</text:p>
              </table:table-cell>
              <table:table-cell office:value-type="float" office:value="-0.287917944573038">
                <text:p>-0.287917944573038</text:p>
              </table:table-cell>
              <table:table-cell office:value-type="float" office:value="3.83526040963696">
                <text:p>3.8352604096369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496.82690429688">
                <text:p>1496.82690429688</text:p>
              </table:table-cell>
              <table:table-cell office:value-type="float" office:value="0.0319628610942015">
                <text:p>0.0319628610942015</text:p>
              </table:table-cell>
              <table:table-cell office:value-type="float" office:value="3.8247907760278">
                <text:p>3.824790776027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496.82995605469">
                <text:p>1496.82995605469</text:p>
              </table:table-cell>
              <table:table-cell office:value-type="float" office:value="0.322052473959564">
                <text:p>0.322052473959564</text:p>
              </table:table-cell>
              <table:table-cell office:value-type="float" office:value="3.8336232352896">
                <text:p>3.833623235289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496.86071777344">
                <text:p>1496.86071777344</text:p>
              </table:table-cell>
              <table:table-cell office:value-type="float" office:value="0.253081769145341">
                <text:p>0.253081769145341</text:p>
              </table:table-cell>
              <table:table-cell office:value-type="float" office:value="3.84367512042133">
                <text:p>3.8436751204213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496.88488769531">
                <text:p>1496.88488769531</text:p>
              </table:table-cell>
              <table:table-cell office:value-type="float" office:value="0.305187730927475">
                <text:p>0.305187730927475</text:p>
              </table:table-cell>
              <table:table-cell office:value-type="float" office:value="3.83756995403897">
                <text:p>3.8375699540389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496.9140625">
                <text:p>1496.9140625</text:p>
              </table:table-cell>
              <table:table-cell office:value-type="float" office:value="0.732641700411945">
                <text:p>0.732641700411945</text:p>
              </table:table-cell>
              <table:table-cell office:value-type="float" office:value="3.83224126559438">
                <text:p>3.8322412655943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496.98413085938">
                <text:p>1496.98413085938</text:p>
              </table:table-cell>
              <table:table-cell office:value-type="float" office:value="0.940997293419596">
                <text:p>0.940997293419596</text:p>
              </table:table-cell>
              <table:table-cell office:value-type="float" office:value="3.84743381139109">
                <text:p>3.8474338113910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497.07409667969">
                <text:p>1497.07409667969</text:p>
              </table:table-cell>
              <table:table-cell office:value-type="float" office:value="0.599852700961106">
                <text:p>0.599852700961106</text:p>
              </table:table-cell>
              <table:table-cell office:value-type="float" office:value="3.85645620876548">
                <text:p>3.8564562087654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497.13146972656">
                <text:p>1497.13146972656</text:p>
              </table:table-cell>
              <table:table-cell office:value-type="float" office:value="0.224689723077896">
                <text:p>0.224689723077896</text:p>
              </table:table-cell>
              <table:table-cell office:value-type="float" office:value="3.84186252489262">
                <text:p>3.8418625248926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497.15295410156">
                <text:p>1497.15295410156</text:p>
              </table:table-cell>
              <table:table-cell office:value-type="float" office:value="0.140382399225004">
                <text:p>0.140382399225004</text:p>
              </table:table-cell>
              <table:table-cell office:value-type="float" office:value="3.83661874309768">
                <text:p>3.8366187430976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497.16638183594">
                <text:p>1497.16638183594</text:p>
              </table:table-cell>
              <table:table-cell office:value-type="float" office:value="0.109698700305068">
                <text:p>0.109698700305068</text:p>
              </table:table-cell>
              <table:table-cell office:value-type="float" office:value="3.84286877557459">
                <text:p>3.8428687755745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497.17687988281">
                <text:p>1497.17687988281</text:p>
              </table:table-cell>
              <table:table-cell office:value-type="float" office:value="-0.145565141390626">
                <text:p>-0.145565141390626</text:p>
              </table:table-cell>
              <table:table-cell office:value-type="float" office:value="3.85474749671346">
                <text:p>3.8547474967134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497.16296386719">
                <text:p>1497.16296386719</text:p>
              </table:table-cell>
              <table:table-cell office:value-type="float" office:value="-0.213218074725907">
                <text:p>-0.213218074725907</text:p>
              </table:table-cell>
              <table:table-cell office:value-type="float" office:value="3.85618729548317">
                <text:p>3.8561872954831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497.142578125">
                <text:p>1497.142578125</text:p>
              </table:table-cell>
              <table:table-cell office:value-type="float" office:value="0.134081686656449">
                <text:p>0.134081686656449</text:p>
              </table:table-cell>
              <table:table-cell office:value-type="float" office:value="3.84806216417102">
                <text:p>3.8480621641710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497.15539550781">
                <text:p>1497.15539550781</text:p>
              </table:table-cell>
              <table:table-cell office:value-type="float" office:value="0.423996466470283">
                <text:p>0.423996466470283</text:p>
              </table:table-cell>
              <table:table-cell office:value-type="float" office:value="3.85187666669731">
                <text:p>3.8518766666973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497.19592285156">
                <text:p>1497.19592285156</text:p>
              </table:table-cell>
              <table:table-cell office:value-type="float" office:value="0.338716978191039">
                <text:p>0.338716978191039</text:p>
              </table:table-cell>
              <table:table-cell office:value-type="float" office:value="3.8595741969531">
                <text:p>3.859574196953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497.22827148438">
                <text:p>1497.22827148438</text:p>
              </table:table-cell>
              <table:table-cell office:value-type="float" office:value="0.341302174975542">
                <text:p>0.341302174975542</text:p>
              </table:table-cell>
              <table:table-cell office:value-type="float" office:value="3.85421874879439">
                <text:p>3.8542187487943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497.26086425781">
                <text:p>1497.26086425781</text:p>
              </table:table-cell>
              <table:table-cell office:value-type="float" office:value="0.692827318421128">
                <text:p>0.692827318421128</text:p>
              </table:table-cell>
              <table:table-cell office:value-type="float" office:value="3.8462044184032">
                <text:p>3.846204418403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497.32702636719">
                <text:p>1497.32702636719</text:p>
              </table:table-cell>
              <table:table-cell office:value-type="float" office:value="0.8231905380823">
                <text:p>0.8231905380823</text:p>
              </table:table-cell>
              <table:table-cell office:value-type="float" office:value="3.85320839965131">
                <text:p>3.8532083996513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97.40563964844">
                <text:p>1497.40563964844</text:p>
              </table:table-cell>
              <table:table-cell office:value-type="float" office:value="0.309265529420313">
                <text:p>0.309265529420313</text:p>
              </table:table-cell>
              <table:table-cell office:value-type="float" office:value="3.86703662647953">
                <text:p>3.8670366264795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497.43518066406">
                <text:p>1497.43518066406</text:p>
              </table:table-cell>
              <table:table-cell office:value-type="float" office:value="-0.50466858063588">
                <text:p>-0.50466858063588</text:p>
              </table:table-cell>
              <table:table-cell office:value-type="float" office:value="3.86103158130723">
                <text:p>3.8610315813072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497.38696289063">
                <text:p>1497.38696289063</text:p>
              </table:table-cell>
              <table:table-cell office:value-type="float" office:value="-0.755109793766932">
                <text:p>-0.755109793766932</text:p>
              </table:table-cell>
              <table:table-cell office:value-type="float" office:value="3.84913722032822">
                <text:p>3.8491372203282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497.31481933594">
                <text:p>1497.31481933594</text:p>
              </table:table-cell>
              <table:table-cell office:value-type="float" office:value="-0.621731238197287">
                <text:p>-0.621731238197287</text:p>
              </table:table-cell>
              <table:table-cell office:value-type="float" office:value="3.8558503405441">
                <text:p>3.855850340544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497.25549316406">
                <text:p>1497.25549316406</text:p>
              </table:table-cell>
              <table:table-cell office:value-type="float" office:value="-0.734562176182023">
                <text:p>-0.734562176182023</text:p>
              </table:table-cell>
              <table:table-cell office:value-type="float" office:value="3.86364226528729">
                <text:p>3.8636422652872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497.18542480469">
                <text:p>1497.18542480469</text:p>
              </table:table-cell>
              <table:table-cell office:value-type="float" office:value="-0.731983380348524">
                <text:p>-0.731983380348524</text:p>
              </table:table-cell>
              <table:table-cell office:value-type="float" office:value="3.85986077751905">
                <text:p>3.8598607775190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97.11560058594">
                <text:p>1497.11560058594</text:p>
              </table:table-cell>
              <table:table-cell office:value-type="float" office:value="-0.298237024268525">
                <text:p>-0.298237024268525</text:p>
              </table:table-cell>
              <table:table-cell office:value-type="float" office:value="3.85125533819066">
                <text:p>3.8512553381906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97.08715820313">
                <text:p>1497.08715820313</text:p>
              </table:table-cell>
              <table:table-cell office:value-type="float" office:value="0.0204596436914667">
                <text:p>0.0204596436914667</text:p>
              </table:table-cell>
              <table:table-cell office:value-type="float" office:value="3.85312823150294">
                <text:p>3.8531282315029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497.08911132813">
                <text:p>1497.08911132813</text:p>
              </table:table-cell>
              <table:table-cell office:value-type="float" office:value="-0.109954310184863">
                <text:p>-0.109954310184863</text:p>
              </table:table-cell>
              <table:table-cell office:value-type="float" office:value="3.8605013473566">
                <text:p>3.860501347356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97.07861328125">
                <text:p>1497.07861328125</text:p>
              </table:table-cell>
              <table:table-cell office:value-type="float" office:value="-0.211050033791397">
                <text:p>-0.211050033791397</text:p>
              </table:table-cell>
              <table:table-cell office:value-type="float" office:value="3.855021441576">
                <text:p>3.85502144157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497.05847167969">
                <text:p>1497.05847167969</text:p>
              </table:table-cell>
              <table:table-cell office:value-type="float" office:value="0.107413740899049">
                <text:p>0.107413740899049</text:p>
              </table:table-cell>
              <table:table-cell office:value-type="float" office:value="3.84597225013465">
                <text:p>3.8459722501346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497.06872558594">
                <text:p>1497.06872558594</text:p>
              </table:table-cell>
              <table:table-cell office:value-type="float" office:value="0.287650064575819">
                <text:p>0.287650064575819</text:p>
              </table:table-cell>
              <table:table-cell office:value-type="float" office:value="3.85056801204057">
                <text:p>3.8505680120405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497.09619140625">
                <text:p>1497.09619140625</text:p>
              </table:table-cell>
              <table:table-cell office:value-type="float" office:value="-0.137987976784109">
                <text:p>-0.137987976784109</text:p>
              </table:table-cell>
              <table:table-cell office:value-type="float" office:value="3.85761281038093">
                <text:p>3.8576128103809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497.0830078125">
                <text:p>1497.0830078125</text:p>
              </table:table-cell>
              <table:table-cell office:value-type="float" office:value="-0.628492374715724">
                <text:p>-0.628492374715724</text:p>
              </table:table-cell>
              <table:table-cell office:value-type="float" office:value="3.85475589417929">
                <text:p>3.8547558941792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97.02294921875">
                <text:p>1497.02294921875</text:p>
              </table:table-cell>
              <table:table-cell office:value-type="float" office:value="-0.606491254985303">
                <text:p>-0.606491254985303</text:p>
              </table:table-cell>
              <table:table-cell office:value-type="float" office:value="3.84414770842127">
                <text:p>3.8441477084212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96.96496582031">
                <text:p>1496.96496582031</text:p>
              </table:table-cell>
              <table:table-cell office:value-type="float" office:value="-0.523535394859629">
                <text:p>-0.523535394859629</text:p>
              </table:table-cell>
              <table:table-cell office:value-type="float" office:value="3.84419249045856">
                <text:p>3.8441924904585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496.91491699219">
                <text:p>1496.91491699219</text:p>
              </table:table-cell>
              <table:table-cell office:value-type="float" office:value="-0.701359258293211">
                <text:p>-0.701359258293211</text:p>
              </table:table-cell>
              <table:table-cell office:value-type="float" office:value="3.85650954820429">
                <text:p>3.8565095482042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496.84790039063">
                <text:p>1496.84790039063</text:p>
              </table:table-cell>
              <table:table-cell office:value-type="float" office:value="-0.748787327779281">
                <text:p>-0.748787327779281</text:p>
              </table:table-cell>
              <table:table-cell office:value-type="float" office:value="3.85343204943261">
                <text:p>3.8534320494326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496.7763671875">
                <text:p>1496.7763671875</text:p>
              </table:table-cell>
              <table:table-cell office:value-type="float" office:value="-0.323125261628615">
                <text:p>-0.323125261628615</text:p>
              </table:table-cell>
              <table:table-cell office:value-type="float" office:value="3.84697715291592">
                <text:p>3.8469771529159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496.74548339844">
                <text:p>1496.74548339844</text:p>
              </table:table-cell>
              <table:table-cell office:value-type="float" office:value="-0.0140387991309547">
                <text:p>-0.0140387991309547</text:p>
              </table:table-cell>
              <table:table-cell office:value-type="float" office:value="3.85455026389165">
                <text:p>3.8545502638916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96.744140625">
                <text:p>1496.744140625</text:p>
              </table:table-cell>
              <table:table-cell office:value-type="float" office:value="-0.199157798199968">
                <text:p>-0.199157798199968</text:p>
              </table:table-cell>
              <table:table-cell office:value-type="float" office:value="3.86474951215443">
                <text:p>3.8647495121544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496.72509765625">
                <text:p>1496.72509765625</text:p>
              </table:table-cell>
              <table:table-cell office:value-type="float" office:value="-0.436925912841795">
                <text:p>-0.436925912841795</text:p>
              </table:table-cell>
              <table:table-cell office:value-type="float" office:value="3.86201198687703">
                <text:p>3.8620119868770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96.68334960938">
                <text:p>1496.68334960938</text:p>
              </table:table-cell>
              <table:table-cell office:value-type="float" office:value="-0.268313439008704">
                <text:p>-0.268313439008704</text:p>
              </table:table-cell>
              <table:table-cell office:value-type="float" office:value="3.8515927309515">
                <text:p>3.851592730951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96.65771484375">
                <text:p>1496.65771484375</text:p>
              </table:table-cell>
              <table:table-cell office:value-type="float" office:value="-0.0933007623079301">
                <text:p>-0.0933007623079301</text:p>
              </table:table-cell>
              <table:table-cell office:value-type="float" office:value="3.85492969192363">
                <text:p>3.8549296919236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96.64880371094">
                <text:p>1496.64880371094</text:p>
              </table:table-cell>
              <table:table-cell office:value-type="float" office:value="-0.255675307645945">
                <text:p>-0.255675307645945</text:p>
              </table:table-cell>
              <table:table-cell office:value-type="float" office:value="3.86832898978607">
                <text:p>3.8683289897860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96.62438964844">
                <text:p>1496.62438964844</text:p>
              </table:table-cell>
              <table:table-cell office:value-type="float" office:value="-0.347535725170822">
                <text:p>-0.347535725170822</text:p>
              </table:table-cell>
              <table:table-cell office:value-type="float" office:value="3.86463722842691">
                <text:p>3.8646372284269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96.59118652344">
                <text:p>1496.59118652344</text:p>
              </table:table-cell>
              <table:table-cell office:value-type="float" office:value="0.0306520490124059">
                <text:p>0.0306520490124059</text:p>
              </table:table-cell>
              <table:table-cell office:value-type="float" office:value="3.851776400868">
                <text:p>3.85177640086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96.59411621094">
                <text:p>1496.59411621094</text:p>
              </table:table-cell>
              <table:table-cell office:value-type="float" office:value="0.359138211649941">
                <text:p>0.359138211649941</text:p>
              </table:table-cell>
              <table:table-cell office:value-type="float" office:value="3.85457093625067">
                <text:p>3.8545709362506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96.62841796875">
                <text:p>1496.62841796875</text:p>
              </table:table-cell>
              <table:table-cell office:value-type="float" office:value="0.208417481136074">
                <text:p>0.208417481136074</text:p>
              </table:table-cell>
              <table:table-cell office:value-type="float" office:value="3.86362164228524">
                <text:p>3.8636216422852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96.64831542969">
                <text:p>1496.64831542969</text:p>
              </table:table-cell>
              <table:table-cell office:value-type="float" office:value="0.0217564063036422">
                <text:p>0.0217564063036422</text:p>
              </table:table-cell>
              <table:table-cell office:value-type="float" office:value="3.86700889271808">
                <text:p>3.8670088927180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96.650390625">
                <text:p>1496.650390625</text:p>
              </table:table-cell>
              <table:table-cell office:value-type="float" office:value="0.286489174811513">
                <text:p>0.286489174811513</text:p>
              </table:table-cell>
              <table:table-cell office:value-type="float" office:value="3.85978035279127">
                <text:p>3.8597803527912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96.677734375">
                <text:p>1496.677734375</text:p>
              </table:table-cell>
              <table:table-cell office:value-type="float" office:value="0.537881808976353">
                <text:p>0.537881808976353</text:p>
              </table:table-cell>
              <table:table-cell office:value-type="float" office:value="3.85387385357134">
                <text:p>3.8538738535713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96.72912597656">
                <text:p>1496.72912597656</text:p>
              </table:table-cell>
              <table:table-cell office:value-type="float" office:value="0.398930110833922">
                <text:p>0.398930110833922</text:p>
              </table:table-cell>
              <table:table-cell office:value-type="float" office:value="3.85867196210429">
                <text:p>3.8586719621042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96.76721191406">
                <text:p>1496.76721191406</text:p>
              </table:table-cell>
              <table:table-cell office:value-type="float" office:value="0.200819818922017">
                <text:p>0.200819818922017</text:p>
              </table:table-cell>
              <table:table-cell office:value-type="float" office:value="3.85555146072039">
                <text:p>3.8555514607203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96.78637695313">
                <text:p>1496.78637695313</text:p>
              </table:table-cell>
              <table:table-cell office:value-type="float" office:value="0.354305731869245">
                <text:p>0.354305731869245</text:p>
              </table:table-cell>
              <table:table-cell office:value-type="float" office:value="3.84808958111733">
                <text:p>3.8480895811173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96.82019042969">
                <text:p>1496.82019042969</text:p>
              </table:table-cell>
              <table:table-cell office:value-type="float" office:value="0.449016101258845">
                <text:p>0.449016101258845</text:p>
              </table:table-cell>
              <table:table-cell office:value-type="float" office:value="3.85058136214014">
                <text:p>3.8505813621401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96.86303710938">
                <text:p>1496.86303710938</text:p>
              </table:table-cell>
              <table:table-cell office:value-type="float" office:value="0.167678295715615">
                <text:p>0.167678295715615</text:p>
              </table:table-cell>
              <table:table-cell office:value-type="float" office:value="3.85499138034701">
                <text:p>3.8549913803470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96.87902832031">
                <text:p>1496.87902832031</text:p>
              </table:table-cell>
              <table:table-cell office:value-type="float" office:value="-0.0409341661840057">
                <text:p>-0.0409341661840057</text:p>
              </table:table-cell>
              <table:table-cell office:value-type="float" office:value="3.85094243892473">
                <text:p>3.8509424389247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96.87512207031">
                <text:p>1496.87512207031</text:p>
              </table:table-cell>
              <table:table-cell office:value-type="float" office:value="0.236493418536933">
                <text:p>0.236493418536933</text:p>
              </table:table-cell>
              <table:table-cell office:value-type="float" office:value="3.83950721516532">
                <text:p>3.8395072151653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96.89770507813">
                <text:p>1496.89770507813</text:p>
              </table:table-cell>
              <table:table-cell office:value-type="float" office:value="0.519117805192367">
                <text:p>0.519117805192367</text:p>
              </table:table-cell>
              <table:table-cell office:value-type="float" office:value="3.8384336837884">
                <text:p>3.838433683788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96.947265625">
                <text:p>1496.947265625</text:p>
              </table:table-cell>
              <table:table-cell office:value-type="float" office:value="0.347783569853997">
                <text:p>0.347783569853997</text:p>
              </table:table-cell>
              <table:table-cell office:value-type="float" office:value="3.84991806890087">
                <text:p>3.8499180689008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96.98046875">
                <text:p>1496.98046875</text:p>
              </table:table-cell>
              <table:table-cell office:value-type="float" office:value="0.111167057223761">
                <text:p>0.111167057223761</text:p>
              </table:table-cell>
              <table:table-cell office:value-type="float" office:value="3.84787871941878">
                <text:p>3.8478787194187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96.99108886719">
                <text:p>1496.99108886719</text:p>
              </table:table-cell>
              <table:table-cell office:value-type="float" office:value="0.227413690360323">
                <text:p>0.227413690360323</text:p>
              </table:table-cell>
              <table:table-cell office:value-type="float" office:value="3.83753535656367">
                <text:p>3.8375353565636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97.01281738281">
                <text:p>1497.01281738281</text:p>
              </table:table-cell>
              <table:table-cell office:value-type="float" office:value="0.191632154469854">
                <text:p>0.191632154469854</text:p>
              </table:table-cell>
              <table:table-cell office:value-type="float" office:value="3.8379281731474">
                <text:p>3.837928173147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97.03112792969">
                <text:p>1497.03112792969</text:p>
              </table:table-cell>
              <table:table-cell office:value-type="float" office:value="-0.395958026057736">
                <text:p>-0.395958026057736</text:p>
              </table:table-cell>
              <table:table-cell office:value-type="float" office:value="3.848977523272">
                <text:p>3.84897752327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96.99328613281">
                <text:p>1496.99328613281</text:p>
              </table:table-cell>
              <table:table-cell office:value-type="float" office:value="-0.950710221351837">
                <text:p>-0.950710221351837</text:p>
              </table:table-cell>
              <table:table-cell office:value-type="float" office:value="3.84611225700241">
                <text:p>3.8461122570024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96.90246582031">
                <text:p>1496.90246582031</text:p>
              </table:table-cell>
              <table:table-cell office:value-type="float" office:value="-0.880580235247641">
                <text:p>-0.880580235247641</text:p>
              </table:table-cell>
              <table:table-cell office:value-type="float" office:value="3.83002410887167">
                <text:p>3.8300241088716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96.818359375">
                <text:p>1496.818359375</text:p>
              </table:table-cell>
              <table:table-cell office:value-type="float" office:value="-0.688218585739335">
                <text:p>-0.688218585739335</text:p>
              </table:table-cell>
              <table:table-cell office:value-type="float" office:value="3.83262869205783">
                <text:p>3.8326286920578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96.75256347656">
                <text:p>1496.75256347656</text:p>
              </table:table-cell>
              <table:table-cell office:value-type="float" office:value="-0.840347301494611">
                <text:p>-0.840347301494611</text:p>
              </table:table-cell>
              <table:table-cell office:value-type="float" office:value="3.84434600891154">
                <text:p>3.8443460089115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96.67224121094">
                <text:p>1496.67224121094</text:p>
              </table:table-cell>
              <table:table-cell office:value-type="float" office:value="-0.987625120209767">
                <text:p>-0.987625120209767</text:p>
              </table:table-cell>
              <table:table-cell office:value-type="float" office:value="3.8441892959424">
                <text:p>3.844189295942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96.57788085938">
                <text:p>1496.57788085938</text:p>
              </table:table-cell>
              <table:table-cell office:value-type="float" office:value="-0.600105055215485">
                <text:p>-0.600105055215485</text:p>
              </table:table-cell>
              <table:table-cell office:value-type="float" office:value="3.83668820984166">
                <text:p>3.8366882098416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96.5205078125">
                <text:p>1496.5205078125</text:p>
              </table:table-cell>
              <table:table-cell office:value-type="float" office:value="-0.123827706571909">
                <text:p>-0.123827706571909</text:p>
              </table:table-cell>
              <table:table-cell office:value-type="float" office:value="3.83962819236846">
                <text:p>3.8396281923684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96.50866699219">
                <text:p>1496.50866699219</text:p>
              </table:table-cell>
              <table:table-cell office:value-type="float" office:value="0.0229902600089517">
                <text:p>0.0229902600089517</text:p>
              </table:table-cell>
              <table:table-cell office:value-type="float" office:value="3.85265787788429">
                <text:p>3.8526578778842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96.51086425781">
                <text:p>1496.51086425781</text:p>
              </table:table-cell>
              <table:table-cell office:value-type="float" office:value="-0.00255509073953308">
                <text:p>-0.00255509073953308</text:p>
              </table:table-cell>
              <table:table-cell office:value-type="float" office:value="3.85433285135955">
                <text:p>3.8543328513595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96.51062011719">
                <text:p>1496.51062011719</text:p>
              </table:table-cell>
              <table:table-cell office:value-type="float" office:value="0.300211628115541">
                <text:p>0.300211628115541</text:p>
              </table:table-cell>
              <table:table-cell office:value-type="float" office:value="3.84280066634261">
                <text:p>3.8428006663426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96.53930664063">
                <text:p>1496.53930664063</text:p>
              </table:table-cell>
              <table:table-cell office:value-type="float" office:value="0.5629243431815">
                <text:p>0.5629243431815</text:p>
              </table:table-cell>
              <table:table-cell office:value-type="float" office:value="3.84277342714693">
                <text:p>3.8427734271469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96.59313964844">
                <text:p>1496.59313964844</text:p>
              </table:table-cell>
              <table:table-cell office:value-type="float" office:value="0.421371098651999">
                <text:p>0.421371098651999</text:p>
              </table:table-cell>
              <table:table-cell office:value-type="float" office:value="3.85070013289075">
                <text:p>3.8507001328907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96.63342285156">
                <text:p>1496.63342285156</text:p>
              </table:table-cell>
              <table:table-cell office:value-type="float" office:value="0.21715167071322">
                <text:p>0.21715167071322</text:p>
              </table:table-cell>
              <table:table-cell office:value-type="float" office:value="3.85086053652489">
                <text:p>3.8508605365248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96.65417480469">
                <text:p>1496.65417480469</text:p>
              </table:table-cell>
              <table:table-cell office:value-type="float" office:value="0.478876708240087">
                <text:p>0.478876708240087</text:p>
              </table:table-cell>
              <table:table-cell office:value-type="float" office:value="3.84451955160221">
                <text:p>3.8445195516022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96.69995117188">
                <text:p>1496.69995117188</text:p>
              </table:table-cell>
              <table:table-cell office:value-type="float" office:value="0.733314725752587">
                <text:p>0.733314725752587</text:p>
              </table:table-cell>
              <table:table-cell office:value-type="float" office:value="3.84597209281621">
                <text:p>3.8459720928162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96.77001953125">
                <text:p>1496.77001953125</text:p>
              </table:table-cell>
              <table:table-cell office:value-type="float" office:value="0.494655317102719">
                <text:p>0.494655317102719</text:p>
              </table:table-cell>
              <table:table-cell office:value-type="float" office:value="3.85392771902101">
                <text:p>3.8539277190210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96.81726074219">
                <text:p>1496.81726074219</text:p>
              </table:table-cell>
              <table:table-cell office:value-type="float" office:value="0.076711813791832">
                <text:p>0.076711813791832</text:p>
              </table:table-cell>
              <table:table-cell office:value-type="float" office:value="3.85197809534942">
                <text:p>3.8519780953494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96.82458496094">
                <text:p>1496.82458496094</text:p>
              </table:table-cell>
              <table:table-cell office:value-type="float" office:value="0.0587988250507383">
                <text:p>0.0587988250507383</text:p>
              </table:table-cell>
              <table:table-cell office:value-type="float" office:value="3.84531084192393">
                <text:p>3.8453108419239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96.83020019531">
                <text:p>1496.83020019531</text:p>
              </table:table-cell>
              <table:table-cell office:value-type="float" office:value="0.0805398740667646">
                <text:p>0.0805398740667646</text:p>
              </table:table-cell>
              <table:table-cell office:value-type="float" office:value="3.85012963070011">
                <text:p>3.8501296307001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96.837890625">
                <text:p>1496.837890625</text:p>
              </table:table-cell>
              <table:table-cell office:value-type="float" office:value="-0.268666858329136">
                <text:p>-0.268666858329136</text:p>
              </table:table-cell>
              <table:table-cell office:value-type="float" office:value="3.85980486919609">
                <text:p>3.8598048691960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96.81225585938">
                <text:p>1496.81225585938</text:p>
              </table:table-cell>
              <table:table-cell office:value-type="float" office:value="-0.687468012030062">
                <text:p>-0.687468012030062</text:p>
              </table:table-cell>
              <table:table-cell office:value-type="float" office:value="3.85202782041206">
                <text:p>3.8520278204120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96.74670410156">
                <text:p>1496.74670410156</text:p>
              </table:table-cell>
              <table:table-cell office:value-type="float" office:value="-0.612911639104133">
                <text:p>-0.612911639104133</text:p>
              </table:table-cell>
              <table:table-cell office:value-type="float" office:value="3.83763707188377">
                <text:p>3.8376370718837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96.68823242188">
                <text:p>1496.68823242188</text:p>
              </table:table-cell>
              <table:table-cell office:value-type="float" office:value="-0.402890534415452">
                <text:p>-0.402890534415452</text:p>
              </table:table-cell>
              <table:table-cell office:value-type="float" office:value="3.8412127535924">
                <text:p>3.841212753592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96.64978027344">
                <text:p>1496.64978027344</text:p>
              </table:table-cell>
              <table:table-cell office:value-type="float" office:value="-0.500042950154312">
                <text:p>-0.500042950154312</text:p>
              </table:table-cell>
              <table:table-cell office:value-type="float" office:value="3.84590990309175">
                <text:p>3.8459099030917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96.60205078125">
                <text:p>1496.60205078125</text:p>
              </table:table-cell>
              <table:table-cell office:value-type="float" office:value="-0.602470359349607">
                <text:p>-0.602470359349607</text:p>
              </table:table-cell>
              <table:table-cell office:value-type="float" office:value="3.84034400855488">
                <text:p>3.8403440085548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96.54455566406">
                <text:p>1496.54455566406</text:p>
              </table:table-cell>
              <table:table-cell office:value-type="float" office:value="-0.254556791589192">
                <text:p>-0.254556791589192</text:p>
              </table:table-cell>
              <table:table-cell office:value-type="float" office:value="3.83346264752358">
                <text:p>3.8334626475235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96.52026367188">
                <text:p>1496.52026367188</text:p>
              </table:table-cell>
              <table:table-cell office:value-type="float" office:value="0.162432097144771">
                <text:p>0.162432097144771</text:p>
              </table:table-cell>
              <table:table-cell office:value-type="float" office:value="3.8388035111974">
                <text:p>3.838803511197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96.53576660156">
                <text:p>1496.53576660156</text:p>
              </table:table-cell>
              <table:table-cell office:value-type="float" office:value="0.15858465967616">
                <text:p>0.15858465967616</text:p>
              </table:table-cell>
              <table:table-cell office:value-type="float" office:value="3.84844613121978">
                <text:p>3.8484461312197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96.55090332031">
                <text:p>1496.55090332031</text:p>
              </table:table-cell>
              <table:table-cell office:value-type="float" office:value="0.0115042139088805">
                <text:p>0.0115042139088805</text:p>
              </table:table-cell>
              <table:table-cell office:value-type="float" office:value="3.84666754967056">
                <text:p>3.8466675496705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96.55200195313">
                <text:p>1496.55200195313</text:p>
              </table:table-cell>
              <table:table-cell office:value-type="float" office:value="0.232373310997554">
                <text:p>0.232373310997554</text:p>
              </table:table-cell>
              <table:table-cell office:value-type="float" office:value="3.84058271568373">
                <text:p>3.8405827156837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96.57421875">
                <text:p>1496.57421875</text:p>
              </table:table-cell>
              <table:table-cell office:value-type="float" office:value="0.436454462829382">
                <text:p>0.436454462829382</text:p>
              </table:table-cell>
              <table:table-cell office:value-type="float" office:value="3.84612462881142">
                <text:p>3.8461246288114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96.61596679688">
                <text:p>1496.61596679688</text:p>
              </table:table-cell>
              <table:table-cell office:value-type="float" office:value="0.195200155547744">
                <text:p>0.195200155547744</text:p>
              </table:table-cell>
              <table:table-cell office:value-type="float" office:value="3.85673675585716">
                <text:p>3.8567367558571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96.63464355469">
                <text:p>1496.63464355469</text:p>
              </table:table-cell>
              <table:table-cell office:value-type="float" office:value="-0.182343015591111">
                <text:p>-0.182343015591111</text:p>
              </table:table-cell>
              <table:table-cell office:value-type="float" office:value="3.8587699250436">
                <text:p>3.858769925043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96.6171875">
                <text:p>1496.6171875</text:p>
              </table:table-cell>
              <table:table-cell office:value-type="float" office:value="-0.0560729550377596">
                <text:p>-0.0560729550377596</text:p>
              </table:table-cell>
              <table:table-cell office:value-type="float" office:value="3.84920351972333">
                <text:p>3.8492035197233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96.61181640625">
                <text:p>1496.61181640625</text:p>
              </table:table-cell>
              <table:table-cell office:value-type="float" office:value="0.206354789306812">
                <text:p>0.206354789306812</text:p>
              </table:table-cell>
              <table:table-cell office:value-type="float" office:value="3.8426730530237">
                <text:p>3.842673053023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96.63159179688">
                <text:p>1496.63159179688</text:p>
              </table:table-cell>
              <table:table-cell office:value-type="float" office:value="0.161861867712475">
                <text:p>0.161861867712475</text:p>
              </table:table-cell>
              <table:table-cell office:value-type="float" office:value="3.85092805393138">
                <text:p>3.8509280539313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96.64709472656">
                <text:p>1496.64709472656</text:p>
              </table:table-cell>
              <table:table-cell office:value-type="float" office:value="0.0114734263159736">
                <text:p>0.0114734263159736</text:p>
              </table:table-cell>
              <table:table-cell office:value-type="float" office:value="3.8465728206887">
                <text:p>3.846572820688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96.64819335938">
                <text:p>1496.64819335938</text:p>
              </table:table-cell>
              <table:table-cell office:value-type="float" office:value="0.273721155372631">
                <text:p>0.273721155372631</text:p>
              </table:table-cell>
              <table:table-cell office:value-type="float" office:value="3.83609004344069">
                <text:p>3.8360900434406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96.67443847656">
                <text:p>1496.67443847656</text:p>
              </table:table-cell>
              <table:table-cell office:value-type="float" office:value="0.586297898429597">
                <text:p>0.586297898429597</text:p>
              </table:table-cell>
              <table:table-cell office:value-type="float" office:value="3.84430153727031">
                <text:p>3.8443015372703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96.73071289063">
                <text:p>1496.73071289063</text:p>
              </table:table-cell>
              <table:table-cell office:value-type="float" office:value="0.49302109835431">
                <text:p>0.49302109835431</text:p>
              </table:table-cell>
              <table:table-cell office:value-type="float" office:value="3.86252689873255">
                <text:p>3.8625268987325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96.77807617188">
                <text:p>1496.77807617188</text:p>
              </table:table-cell>
              <table:table-cell office:value-type="float" office:value="0.207081269734728">
                <text:p>0.207081269734728</text:p>
              </table:table-cell>
              <table:table-cell office:value-type="float" office:value="3.86232658051376">
                <text:p>3.8623265805137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96.79797363281">
                <text:p>1496.79797363281</text:p>
              </table:table-cell>
              <table:table-cell office:value-type="float" office:value="0.306208346246633">
                <text:p>0.306208346246633</text:p>
              </table:table-cell>
              <table:table-cell office:value-type="float" office:value="3.84348604522285">
                <text:p>3.8434860452228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96.82739257813">
                <text:p>1496.82739257813</text:p>
              </table:table-cell>
              <table:table-cell office:value-type="float" office:value="0.475229428196731">
                <text:p>0.475229428196731</text:p>
              </table:table-cell>
              <table:table-cell office:value-type="float" office:value="3.83872915936514">
                <text:p>3.8387291593651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96.873046875">
                <text:p>1496.873046875</text:p>
              </table:table-cell>
              <table:table-cell office:value-type="float" office:value="0.245377180469687">
                <text:p>0.245377180469687</text:p>
              </table:table-cell>
              <table:table-cell office:value-type="float" office:value="3.84906017730303">
                <text:p>3.8490601773030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96.89660644531">
                <text:p>1496.89660644531</text:p>
              </table:table-cell>
              <table:table-cell office:value-type="float" office:value="-0.120748157519148">
                <text:p>-0.120748157519148</text:p>
              </table:table-cell>
              <table:table-cell office:value-type="float" office:value="3.84488849459162">
                <text:p>3.8448884945916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96.88500976563">
                <text:p>1496.88500976563</text:p>
              </table:table-cell>
              <table:table-cell office:value-type="float" office:value="-0.0470069428927965">
                <text:p>-0.0470069428927965</text:p>
              </table:table-cell>
              <table:table-cell office:value-type="float" office:value="3.82962875133776">
                <text:p>3.8296287513377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96.88049316406">
                <text:p>1496.88049316406</text:p>
              </table:table-cell>
              <table:table-cell office:value-type="float" office:value="0.119417334243172">
                <text:p>0.119417334243172</text:p>
              </table:table-cell>
              <table:table-cell office:value-type="float" office:value="3.8285921454211">
                <text:p>3.828592145421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96.89196777344">
                <text:p>1496.89196777344</text:p>
              </table:table-cell>
              <table:table-cell office:value-type="float" office:value="-0.110572516688832">
                <text:p>-0.110572516688832</text:p>
              </table:table-cell>
              <table:table-cell office:value-type="float" office:value="3.84379535766403">
                <text:p>3.8437953576640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96.88134765625">
                <text:p>1496.88134765625</text:p>
              </table:table-cell>
              <table:table-cell office:value-type="float" office:value="-0.519666790374261">
                <text:p>-0.519666790374261</text:p>
              </table:table-cell>
              <table:table-cell office:value-type="float" office:value="3.84207896985234">
                <text:p>3.8420789698523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96.83142089844">
                <text:p>1496.83142089844</text:p>
              </table:table-cell>
              <table:table-cell office:value-type="float" office:value="-0.452443788765077">
                <text:p>-0.452443788765077</text:p>
              </table:table-cell>
              <table:table-cell office:value-type="float" office:value="3.82524843173357">
                <text:p>3.8252484317335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96.78796386719">
                <text:p>1496.78796386719</text:p>
              </table:table-cell>
              <table:table-cell office:value-type="float" office:value="-0.151341534908674">
                <text:p>-0.151341534908674</text:p>
              </table:table-cell>
              <table:table-cell office:value-type="float" office:value="3.82574296438582">
                <text:p>3.8257429643858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96.7734375">
                <text:p>1496.7734375</text:p>
              </table:table-cell>
              <table:table-cell office:value-type="float" office:value="-0.128505537064334">
                <text:p>-0.128505537064334</text:p>
              </table:table-cell>
              <table:table-cell office:value-type="float" office:value="3.83777016678477">
                <text:p>3.8377701667847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96.76110839844">
                <text:p>1496.76110839844</text:p>
              </table:table-cell>
              <table:table-cell office:value-type="float" office:value="-0.24813891898513">
                <text:p>-0.24813891898513</text:p>
              </table:table-cell>
              <table:table-cell office:value-type="float" office:value="3.83740753645085">
                <text:p>3.8374075364508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96.7373046875">
                <text:p>1496.7373046875</text:p>
              </table:table-cell>
              <table:table-cell office:value-type="float" office:value="0.0788791932285957">
                <text:p>0.0788791932285957</text:p>
              </table:table-cell>
              <table:table-cell office:value-type="float" office:value="3.8248552986294">
                <text:p>3.824855298629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96.74487304688">
                <text:p>1496.74487304688</text:p>
              </table:table-cell>
              <table:table-cell office:value-type="float" office:value="0.45045341570523">
                <text:p>0.45045341570523</text:p>
              </table:table-cell>
              <table:table-cell office:value-type="float" office:value="3.82433017324878">
                <text:p>3.8243301732487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96.7880859375">
                <text:p>1496.7880859375</text:p>
              </table:table-cell>
              <table:table-cell office:value-type="float" office:value="0.354102210842816">
                <text:p>0.354102210842816</text:p>
              </table:table-cell>
              <table:table-cell office:value-type="float" office:value="3.83571415700404">
                <text:p>3.8357141570040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96.82202148438">
                <text:p>1496.82202148438</text:p>
              </table:table-cell>
              <table:table-cell office:value-type="float" office:value="-0.0777165587526739">
                <text:p>-0.0777165587526739</text:p>
              </table:table-cell>
              <table:table-cell office:value-type="float" office:value="3.83887546364357">
                <text:p>3.8388754636435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96.81457519531">
                <text:p>1496.81457519531</text:p>
              </table:table-cell>
              <table:table-cell office:value-type="float" office:value="-0.228011337005807">
                <text:p>-0.228011337005807</text:p>
              </table:table-cell>
              <table:table-cell office:value-type="float" office:value="3.8219157071062">
                <text:p>3.821915707106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96.79272460938">
                <text:p>1496.79272460938</text:p>
              </table:table-cell>
              <table:table-cell office:value-type="float" office:value="-0.24963372706653">
                <text:p>-0.24963372706653</text:p>
              </table:table-cell>
              <table:table-cell office:value-type="float" office:value="3.81661562404148">
                <text:p>3.8166156240414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96.76879882813">
                <text:p>1496.76879882813</text:p>
              </table:table-cell>
              <table:table-cell office:value-type="float" office:value="-0.500438822995504">
                <text:p>-0.500438822995504</text:p>
              </table:table-cell>
              <table:table-cell office:value-type="float" office:value="3.82526247845389">
                <text:p>3.8252624784538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96.72082519531">
                <text:p>1496.72082519531</text:p>
              </table:table-cell>
              <table:table-cell office:value-type="float" office:value="-0.768013342429908">
                <text:p>-0.768013342429908</text:p>
              </table:table-cell>
              <table:table-cell office:value-type="float" office:value="3.82591358009399">
                <text:p>3.8259135800939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96.64721679688">
                <text:p>1496.64721679688</text:p>
              </table:table-cell>
              <table:table-cell office:value-type="float" office:value="-0.410094337544605">
                <text:p>-0.410094337544605</text:p>
              </table:table-cell>
              <table:table-cell office:value-type="float" office:value="3.81923229191542">
                <text:p>3.8192322919154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96.60791015625">
                <text:p>1496.60791015625</text:p>
              </table:table-cell>
              <table:table-cell office:value-type="float" office:value="0.159141309488312">
                <text:p>0.159141309488312</text:p>
              </table:table-cell>
              <table:table-cell office:value-type="float" office:value="3.81553873766898">
                <text:p>3.8155387376689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96.62316894531">
                <text:p>1496.62316894531</text:p>
              </table:table-cell>
              <table:table-cell office:value-type="float" office:value="0.259721365307914">
                <text:p>0.259721365307914</text:p>
              </table:table-cell>
              <table:table-cell office:value-type="float" office:value="3.82594087625742">
                <text:p>3.8259408762574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96.64807128906">
                <text:p>1496.64807128906</text:p>
              </table:table-cell>
              <table:table-cell office:value-type="float" office:value="0.0356514827883228">
                <text:p>0.0356514827883228</text:p>
              </table:table-cell>
              <table:table-cell office:value-type="float" office:value="3.82567599160976">
                <text:p>3.8256759916097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96.65148925781">
                <text:p>1496.65148925781</text:p>
              </table:table-cell>
              <table:table-cell office:value-type="float" office:value="0.140038034182739">
                <text:p>0.140038034182739</text:p>
              </table:table-cell>
              <table:table-cell office:value-type="float" office:value="3.81011977943637">
                <text:p>3.8101197794363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96.66491699219">
                <text:p>1496.66491699219</text:p>
              </table:table-cell>
              <table:table-cell office:value-type="float" office:value="0.371680494751684">
                <text:p>0.371680494751684</text:p>
              </table:table-cell>
              <table:table-cell office:value-type="float" office:value="3.80874376705407">
                <text:p>3.8087437670540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96.70056152344">
                <text:p>1496.70056152344</text:p>
              </table:table-cell>
              <table:table-cell office:value-type="float" office:value="0.333426210697326">
                <text:p>0.333426210697326</text:p>
              </table:table-cell>
              <table:table-cell office:value-type="float" office:value="3.81985008575126">
                <text:p>3.8198500857512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96.73254394531">
                <text:p>1496.73254394531</text:p>
              </table:table-cell>
              <table:table-cell office:value-type="float" office:value="0.128520805138349">
                <text:p>0.128520805138349</text:p>
              </table:table-cell>
              <table:table-cell office:value-type="float" office:value="3.82221028999084">
                <text:p>3.8222102899908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96.74487304688">
                <text:p>1496.74487304688</text:p>
              </table:table-cell>
              <table:table-cell office:value-type="float" office:value="0.267201740278699">
                <text:p>0.267201740278699</text:p>
              </table:table-cell>
              <table:table-cell office:value-type="float" office:value="3.81182891799596">
                <text:p>3.8118289179959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96.7705078125">
                <text:p>1496.7705078125</text:p>
              </table:table-cell>
              <table:table-cell office:value-type="float" office:value="0.469504561248544">
                <text:p>0.469504561248544</text:p>
              </table:table-cell>
              <table:table-cell office:value-type="float" office:value="3.80992491680427">
                <text:p>3.8099249168042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96.81555175781">
                <text:p>1496.81555175781</text:p>
              </table:table-cell>
              <table:table-cell office:value-type="float" office:value="0.26593859765553">
                <text:p>0.26593859765553</text:p>
              </table:table-cell>
              <table:table-cell office:value-type="float" office:value="3.82420092312838">
                <text:p>3.8242009231283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96.84106445313">
                <text:p>1496.84106445313</text:p>
              </table:table-cell>
              <table:table-cell office:value-type="float" office:value="-0.152732629961489">
                <text:p>-0.152732629961489</text:p>
              </table:table-cell>
              <table:table-cell office:value-type="float" office:value="3.82882462925964">
                <text:p>3.8288246292596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96.82641601563">
                <text:p>1496.82641601563</text:p>
              </table:table-cell>
              <table:table-cell office:value-type="float" office:value="-0.105580413731102">
                <text:p>-0.105580413731102</text:p>
              </table:table-cell>
              <table:table-cell office:value-type="float" office:value="3.81475079858382">
                <text:p>3.8147507985838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96.81628417969">
                <text:p>1496.81628417969</text:p>
              </table:table-cell>
              <table:table-cell office:value-type="float" office:value="0.204608246962347">
                <text:p>0.204608246962347</text:p>
              </table:table-cell>
              <table:table-cell office:value-type="float" office:value="3.81225628855115">
                <text:p>3.8122562885511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96.8359375">
                <text:p>1496.8359375</text:p>
              </table:table-cell>
              <table:table-cell office:value-type="float" office:value="0.223704259499705">
                <text:p>0.223704259499705</text:p>
              </table:table-cell>
              <table:table-cell office:value-type="float" office:value="3.82815873636024">
                <text:p>3.8281587363602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96.857421875">
                <text:p>1496.857421875</text:p>
              </table:table-cell>
              <table:table-cell office:value-type="float" office:value="-0.0241529449127783">
                <text:p>-0.0241529449127783</text:p>
              </table:table-cell>
              <table:table-cell office:value-type="float" office:value="3.83204228375194">
                <text:p>3.8320422837519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96.85510253906">
                <text:p>1496.85510253906</text:p>
              </table:table-cell>
              <table:table-cell office:value-type="float" office:value="0.0292158014181239">
                <text:p>0.0292158014181239</text:p>
              </table:table-cell>
              <table:table-cell office:value-type="float" office:value="3.81745014200275">
                <text:p>3.8174501420027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96.85791015625">
                <text:p>1496.85791015625</text:p>
              </table:table-cell>
              <table:table-cell office:value-type="float" office:value="0.134668918745077">
                <text:p>0.134668918745077</text:p>
              </table:table-cell>
              <table:table-cell office:value-type="float" office:value="3.81558408276224">
                <text:p>3.8155840827622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96.87084960938">
                <text:p>1496.87084960938</text:p>
              </table:table-cell>
              <table:table-cell office:value-type="float" office:value="-0.156359884788327">
                <text:p>-0.156359884788327</text:p>
              </table:table-cell>
              <table:table-cell office:value-type="float" office:value="3.82987536154594">
                <text:p>3.8298753615459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96.85583496094">
                <text:p>1496.85583496094</text:p>
              </table:table-cell>
              <table:table-cell office:value-type="float" office:value="-0.646231341079762">
                <text:p>-0.646231341079762</text:p>
              </table:table-cell>
              <table:table-cell office:value-type="float" office:value="3.83356544805242">
                <text:p>3.8335654480524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96.79382324219">
                <text:p>1496.79382324219</text:p>
              </table:table-cell>
              <table:table-cell office:value-type="float" office:value="-0.570395866485801">
                <text:p>-0.570395866485801</text:p>
              </table:table-cell>
              <table:table-cell office:value-type="float" office:value="3.82053502656713">
                <text:p>3.8205350265671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96.73913574219">
                <text:p>1496.73913574219</text:p>
              </table:table-cell>
              <table:table-cell office:value-type="float" office:value="-0.157814645350382">
                <text:p>-0.157814645350382</text:p>
              </table:table-cell>
              <table:table-cell office:value-type="float" office:value="3.81839745553103">
                <text:p>3.8183974555310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96.72399902344">
                <text:p>1496.72399902344</text:p>
              </table:table-cell>
              <table:table-cell office:value-type="float" office:value="0.00254337670139906">
                <text:p>0.00254337670139906</text:p>
              </table:table-cell>
              <table:table-cell office:value-type="float" office:value="3.8320200901425">
                <text:p>3.832020090142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96.72424316406">
                <text:p>1496.72424316406</text:p>
              </table:table-cell>
              <table:table-cell office:value-type="float" office:value="-0.0725528440100098">
                <text:p>-0.0725528440100098</text:p>
              </table:table-cell>
              <table:table-cell office:value-type="float" office:value="3.83463897232476">
                <text:p>3.8346389723247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96.71728515625">
                <text:p>1496.71728515625</text:p>
              </table:table-cell>
              <table:table-cell office:value-type="float" office:value="0.137471538265993">
                <text:p>0.137471538265993</text:p>
              </table:table-cell>
              <table:table-cell office:value-type="float" office:value="3.82129191906164">
                <text:p>3.8212919190616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496.73046875">
                <text:p>1496.73046875</text:p>
              </table:table-cell>
              <table:table-cell office:value-type="float" office:value="0.410974236978094">
                <text:p>0.410974236978094</text:p>
              </table:table-cell>
              <table:table-cell office:value-type="float" office:value="3.81642467354447">
                <text:p>3.8164246735444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496.76989746094">
                <text:p>1496.76989746094</text:p>
              </table:table-cell>
              <table:table-cell office:value-type="float" office:value="0.295327231261976">
                <text:p>0.295327231261976</text:p>
              </table:table-cell>
              <table:table-cell office:value-type="float" office:value="3.82850394989738">
                <text:p>3.8285039498973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496.79821777344">
                <text:p>1496.79821777344</text:p>
              </table:table-cell>
              <table:table-cell office:value-type="float" office:value="-0.0915988035449131">
                <text:p>-0.0915988035449131</text:p>
              </table:table-cell>
              <table:table-cell office:value-type="float" office:value="3.82673744042216">
                <text:p>3.8267374404221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496.78942871094">
                <text:p>1496.78942871094</text:p>
              </table:table-cell>
              <table:table-cell office:value-type="float" office:value="-0.0597923570248582">
                <text:p>-0.0597923570248582</text:p>
              </table:table-cell>
              <table:table-cell office:value-type="float" office:value="3.81434932423752">
                <text:p>3.8143493242375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496.78369140625">
                <text:p>1496.78369140625</text:p>
              </table:table-cell>
              <table:table-cell office:value-type="float" office:value="0.151581585022808">
                <text:p>0.151581585022808</text:p>
              </table:table-cell>
              <table:table-cell office:value-type="float" office:value="3.8123415250464">
                <text:p>3.812341525046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496.79821777344">
                <text:p>1496.79821777344</text:p>
              </table:table-cell>
              <table:table-cell office:value-type="float" office:value="0.0994456360009735">
                <text:p>0.0994456360009735</text:p>
              </table:table-cell>
              <table:table-cell office:value-type="float" office:value="3.82018269230583">
                <text:p>3.8201826923058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496.80773925781">
                <text:p>1496.80773925781</text:p>
              </table:table-cell>
              <table:table-cell office:value-type="float" office:value="-0.179847129317584">
                <text:p>-0.179847129317584</text:p>
              </table:table-cell>
              <table:table-cell office:value-type="float" office:value="3.82343076928955">
                <text:p>3.8234307692895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96.79052734375">
                <text:p>1496.79052734375</text:p>
              </table:table-cell>
              <table:table-cell office:value-type="float" office:value="-0.113495949641597">
                <text:p>-0.113495949641597</text:p>
              </table:table-cell>
              <table:table-cell office:value-type="float" office:value="3.81052052722833">
                <text:p>3.8105205272283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96.77966308594">
                <text:p>1496.77966308594</text:p>
              </table:table-cell>
              <table:table-cell office:value-type="float" office:value="0.0802768138439663">
                <text:p>0.0802768138439663</text:p>
              </table:table-cell>
              <table:table-cell office:value-type="float" office:value="3.80401848773488">
                <text:p>3.8040184877348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496.78735351563">
                <text:p>1496.78735351563</text:p>
              </table:table-cell>
              <table:table-cell office:value-type="float" office:value="-0.0777521443762892">
                <text:p>-0.0777521443762892</text:p>
              </table:table-cell>
              <table:table-cell office:value-type="float" office:value="3.81616209238318">
                <text:p>3.8161620923831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496.77990722656">
                <text:p>1496.77990722656</text:p>
              </table:table-cell>
              <table:table-cell office:value-type="float" office:value="-0.487154294923067">
                <text:p>-0.487154294923067</text:p>
              </table:table-cell>
              <table:table-cell office:value-type="float" office:value="3.82159179792427">
                <text:p>3.8215917979242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496.73327636719">
                <text:p>1496.73327636719</text:p>
              </table:table-cell>
              <table:table-cell office:value-type="float" office:value="-0.480767261601444">
                <text:p>-0.480767261601444</text:p>
              </table:table-cell>
              <table:table-cell office:value-type="float" office:value="3.80828130666488">
                <text:p>3.8082813066648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496.68725585938">
                <text:p>1496.68725585938</text:p>
              </table:table-cell>
              <table:table-cell office:value-type="float" office:value="-0.249925358381551">
                <text:p>-0.249925358381551</text:p>
              </table:table-cell>
              <table:table-cell office:value-type="float" office:value="3.8005577857026">
                <text:p>3.800557785702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496.66333007813">
                <text:p>1496.66333007813</text:p>
              </table:table-cell>
              <table:table-cell office:value-type="float" office:value="-0.276800379548636">
                <text:p>-0.276800379548636</text:p>
              </table:table-cell>
              <table:table-cell office:value-type="float" office:value="3.81006872980471">
                <text:p>3.8100687298047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496.63684082031">
                <text:p>1496.63684082031</text:p>
              </table:table-cell>
              <table:table-cell office:value-type="float" office:value="-0.571536436411051">
                <text:p>-0.571536436411051</text:p>
              </table:table-cell>
              <table:table-cell office:value-type="float" office:value="3.81878490779042">
                <text:p>3.8187849077904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496.58215332031">
                <text:p>1496.58215332031</text:p>
              </table:table-cell>
              <table:table-cell office:value-type="float" office:value="-0.44763378134312">
                <text:p>-0.44763378134312</text:p>
              </table:table-cell>
              <table:table-cell office:value-type="float" office:value="3.81107039474947">
                <text:p>3.8110703947494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496.53930664063">
                <text:p>1496.53930664063</text:p>
              </table:table-cell>
              <table:table-cell office:value-type="float" office:value="-0">
                <text:p>-0</text:p>
              </table:table-cell>
              <table:table-cell office:value-type="float" office:value="3.80458468445123">
                <text:p>3.8045846844512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496.53930664063">
                <text:p>1496.53930664063</text:p>
              </table:table-cell>
              <table:table-cell office:value-type="float" office:value="0.267669838395241">
                <text:p>0.267669838395241</text:p>
              </table:table-cell>
              <table:table-cell office:value-type="float" office:value="3.81913458573297">
                <text:p>3.8191345857329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496.56494140625">
                <text:p>1496.56494140625</text:p>
              </table:table-cell>
              <table:table-cell office:value-type="float" office:value="0.138935009867818">
                <text:p>0.138935009867818</text:p>
              </table:table-cell>
              <table:table-cell office:value-type="float" office:value="3.82931499153269">
                <text:p>3.8293149915326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496.57824707031">
                <text:p>1496.57824707031</text:p>
              </table:table-cell>
              <table:table-cell office:value-type="float" office:value="0.254778179051721">
                <text:p>0.254778179051721</text:p>
              </table:table-cell>
              <table:table-cell office:value-type="float" office:value="3.81488302232807">
                <text:p>3.8148830223280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496.60266113281">
                <text:p>1496.60266113281</text:p>
              </table:table-cell>
              <table:table-cell office:value-type="float" office:value="0.495316816348378">
                <text:p>0.495316816348378</text:p>
              </table:table-cell>
              <table:table-cell office:value-type="float" office:value="3.80752830120813">
                <text:p>3.8075283012081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496.65014648438">
                <text:p>1496.65014648438</text:p>
              </table:table-cell>
              <table:table-cell office:value-type="float" office:value="0.480561266110863">
                <text:p>0.480561266110863</text:p>
              </table:table-cell>
              <table:table-cell office:value-type="float" office:value="3.82012522490148">
                <text:p>3.8201252249014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496.69616699219">
                <text:p>1496.69616699219</text:p>
              </table:table-cell>
              <table:table-cell office:value-type="float" office:value="0.186316079180189">
                <text:p>0.186316079180189</text:p>
              </table:table-cell>
              <table:table-cell office:value-type="float" office:value="3.82401486334279">
                <text:p>3.824014863342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